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family-generic="roma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fixed"/>
    <style:font-face style:name="Liberation Serif" svg:font-family="'Liberation Serif'" style:font-family-generic="roman" style:font-pitch="variable"/>
    <style:font-face style:name="Monospace" svg:font-family="Monospace" style:font-pitch="variable"/>
    <style:font-face style:name="Monospace1" svg:font-family="Monospac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20.818cm" fo:min-width="27.546cm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414363" loext:fill-use-slide-background="false" draw:textarea-horizontal-align="justify" draw:textarea-vertical-align="middle" draw:auto-grow-height="false" fo:min-height="9.91cm" fo:min-width="21.1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56cm"/>
      <style:paragraph-properties style:writing-mode="lr-tb"/>
    </style:style>
    <style:style style:name="gr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5.624cm"/>
      <style:paragraph-properties style:writing-mode="lr-tb"/>
    </style:style>
    <style:style style:name="gr7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3cm"/>
      <style:paragraph-properties style:writing-mode="lr-tb"/>
    </style:style>
    <style:style style:name="gr8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5cm"/>
      <style:paragraph-properties style:writing-mode="lr-tb"/>
    </style:style>
    <style:style style:name="gr9" style:family="graphic" style:parent-style-name="standard" style:list-style-name="L1">
      <style:graphic-properties draw:stroke="solid" svg:stroke-color="#3465a4" draw:fill="solid" draw:fill-color="#eeeeee" loext:fill-use-slide-background="false" draw:auto-grow-height="true" draw:auto-grow-width="false" fo:max-height="0cm" fo:min-height="5.465cm"/>
      <style:paragraph-properties style:writing-mode="lr-tb"/>
    </style:style>
    <style:style style:name="gr1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56cm"/>
      <style:paragraph-properties style:writing-mode="lr-tb"/>
    </style:style>
    <style:style style:name="gr1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5.624cm"/>
      <style:paragraph-properties style:writing-mode="lr-tb"/>
    </style:style>
    <style:style style:name="gr12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3cm"/>
      <style:paragraph-properties style:writing-mode="lr-tb"/>
    </style:style>
    <style:style style:name="gr13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3465a4" draw:fill="none" draw:fill-color="#3465a4" loext:fill-use-slide-background="false" draw:auto-grow-height="true" draw:auto-grow-width="false" fo:max-height="0cm" fo:min-height="3.172cm"/>
      <style:paragraph-properties style:writing-mode="lr-tb"/>
    </style:style>
    <style:style style:name="gr15" style:family="graphic" style:parent-style-name="standard" style:list-style-name="L1">
      <style:graphic-properties draw:stroke="solid" svg:stroke-color="#3465a4" draw:fill="none" draw:fill-color="#3465a4" loext:fill-use-slide-background="false" draw:auto-grow-height="true" draw:auto-grow-width="false" fo:max-height="0cm" fo:min-height="0.623cm"/>
      <style:paragraph-properties style:writing-mode="lr-tb"/>
    </style:style>
    <style:style style:name="gr16" style:family="graphic" style:parent-style-name="standard" style:list-style-name="L1">
      <style:graphic-properties draw:stroke="solid" svg:stroke-color="#3465a4" draw:fill="none" draw:fill-color="#3465a4" loext:fill-use-slide-background="false" draw:auto-grow-height="true" draw:auto-grow-width="false" fo:max-height="0cm" fo:min-height="0.653cm"/>
      <style:paragraph-properties style:writing-mode="lr-tb"/>
    </style:style>
    <style:style style:name="gr1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56cm"/>
      <style:paragraph-properties style:writing-mode="lr-tb"/>
    </style:style>
    <style:style style:name="gr1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5.624cm"/>
      <style:paragraph-properties style:writing-mode="lr-tb"/>
    </style:style>
    <style:style style:name="gr19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3cm"/>
      <style:paragraph-properties style:writing-mode="lr-tb"/>
    </style:style>
    <style:style style:name="gr20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5cm"/>
      <style:paragraph-properties style:writing-mode="lr-tb"/>
    </style:style>
    <style:style style:name="gr21" style:family="graphic" style:parent-style-name="standard" style:list-style-name="L1">
      <style:graphic-properties draw:stroke="solid" svg:stroke-color="#3465a4" draw:fill="none" draw:fill-color="#3465a4" loext:fill-use-slide-background="false" draw:auto-grow-height="true" draw:auto-grow-width="false" fo:max-height="0cm" fo:min-height="0.653cm"/>
      <style:paragraph-properties style:writing-mode="lr-tb"/>
    </style:style>
    <style:style style:name="gr22" style:family="graphic" style:parent-style-name="standard">
      <style:graphic-properties draw:stroke="none" draw:fill-color="#355269" draw:textarea-horizontal-align="justify" draw:textarea-vertical-align="middle" draw:auto-grow-height="false" fo:min-height="0.268cm" fo:min-width="1.187cm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0.784cm" fo:min-width="7.255cm"/>
    </style:style>
    <style:style style:name="gr2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56cm"/>
      <style:paragraph-properties style:writing-mode="lr-tb"/>
    </style:style>
    <style:style style:name="gr2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5.624cm"/>
      <style:paragraph-properties style:writing-mode="lr-tb"/>
    </style:style>
    <style:style style:name="gr26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3cm"/>
      <style:paragraph-properties style:writing-mode="lr-tb"/>
    </style:style>
    <style:style style:name="gr27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5cm"/>
      <style:paragraph-properties style:writing-mode="lr-tb"/>
    </style:style>
    <style:style style:name="gr28" style:family="graphic" style:parent-style-name="standard" style:list-style-name="L1">
      <style:graphic-properties draw:stroke="solid" svg:stroke-color="#3465a4" draw:fill="none" draw:fill-color="#3465a4" loext:fill-use-slide-background="false" draw:auto-grow-height="true" draw:auto-grow-width="false" fo:max-height="0cm" fo:min-height="1.30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993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993cm"/>
      <style:paragraph-properties style:writing-mode="lr-tb"/>
    </style:style>
    <style:style style:name="gr31" style:family="graphic" style:parent-style-name="standard">
      <style:graphic-properties draw:fill="none" loext:fill-use-slide-background="false" draw:textarea-horizontal-align="justify" draw:textarea-vertical-align="middle" draw:auto-grow-height="false" fo:min-height="9.531cm" fo:min-width="25.745cm"/>
    </style:style>
    <style:style style:name="gr32" style:family="graphic" style:parent-style-name="standard">
      <style:graphic-properties draw:fill="solid" draw:fill-color="#355269" loext:fill-use-slide-background="false" draw:textarea-horizontal-align="justify" draw:textarea-vertical-align="middle" draw:auto-grow-height="false" fo:min-height="1.02cm" fo:min-width="25.74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99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993cm"/>
      <style:paragraph-properties style:writing-mode="lr-tb"/>
    </style:style>
    <style:style style:name="gr35" style:family="graphic" style:parent-style-name="standard">
      <style:graphic-properties draw:fill="none" loext:fill-use-slide-background="false" draw:textarea-horizontal-align="justify" draw:textarea-vertical-align="middle" draw:auto-grow-height="false" fo:min-height="3.909cm" fo:min-width="25.745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307cm"/>
      <style:paragraph-properties style:writing-mode="lr-tb"/>
    </style:style>
    <style:style style:name="gr37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407cm"/>
      <style:paragraph-properties style:writing-mode="lr-tb"/>
    </style:style>
    <style:style style:name="gr39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112cm"/>
      <style:paragraph-properties style:writing-mode="lr-tb"/>
    </style:style>
    <style:style style:name="gr41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307cm"/>
      <style:paragraph-properties style:writing-mode="lr-tb"/>
    </style:style>
    <style:style style:name="gr43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06cm"/>
      <style:paragraph-properties style:writing-mode="lr-tb"/>
    </style:style>
    <style:style style:name="gr45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218cm"/>
      <style:paragraph-properties style:writing-mode="lr-tb"/>
    </style:style>
    <style:style style:name="gr47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307cm"/>
      <style:paragraph-properties style:writing-mode="lr-tb"/>
    </style:style>
    <style:style style:name="gr49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618cm"/>
      <style:paragraph-properties style:writing-mode="lr-tb"/>
    </style:style>
    <style:style style:name="gr51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634cm"/>
      <style:paragraph-properties style:writing-mode="lr-tb"/>
    </style:style>
    <style:style style:name="gr5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169cm"/>
      <style:paragraph-properties style:writing-mode="lr-tb"/>
    </style:style>
    <style:style style:name="gr54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5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2.29cm" fo:min-width="4.58cm"/>
      <style:paragraph-properties style:writing-mode="lr-tb"/>
    </style:style>
    <style:style style:name="gr56" style:family="graphic" style:parent-style-name="standard">
      <style:graphic-properties draw:stroke="none" draw:fill-color="#ea7500" draw:textarea-horizontal-align="justify" draw:textarea-vertical-align="middle" draw:auto-grow-height="false" fo:min-height="0.068cm" fo:min-width="1.168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449cm"/>
      <style:paragraph-properties style:writing-mode="lr-tb"/>
    </style:style>
    <style:style style:name="gr58" style:family="graphic" style:parent-style-name="standard">
      <style:graphic-properties draw:stroke="dash" draw:stroke-dash="Dash_20__28_Rounded_29_" svg:stroke-linecap="round" draw:fill="none" draw:fill-color="#729fcf" loext:fill-use-slide-background="false" draw:textarea-horizontal-align="justify" draw:textarea-vertical-align="middle" draw:auto-grow-height="false" fo:min-height="2.925cm" fo:min-width="14.441cm"/>
    </style:style>
    <style:style style:name="gr59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6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169cm"/>
      <style:paragraph-properties style:writing-mode="lr-tb"/>
    </style:style>
    <style:style style:name="gr61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6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194cm"/>
      <style:paragraph-properties style:writing-mode="lr-tb"/>
    </style:style>
    <style:style style:name="gr63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6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2.29cm" fo:min-width="6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94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92cm"/>
      <style:paragraph-properties style:writing-mode="lr-tb"/>
    </style:style>
    <style:style style:name="gr6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194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92cm"/>
      <style:paragraph-properties style:writing-mode="lr-tb"/>
    </style:style>
    <style:style style:name="gr69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7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169cm"/>
      <style:paragraph-properties style:writing-mode="lr-tb"/>
    </style:style>
    <style:style style:name="gr71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945cm"/>
      <style:paragraph-properties style:writing-mode="lr-tb"/>
    </style:style>
    <style:style style:name="gr73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2.29cm" fo:min-width="6.85cm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11.815cm" fo:min-width="17.915cm"/>
      <style:paragraph-properties style:writing-mode="lr-tb"/>
    </style:style>
    <style:style style:name="gr7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194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92cm"/>
      <style:paragraph-properties style:writing-mode="lr-tb"/>
    </style:style>
    <style:style style:name="gr77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7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169cm"/>
      <style:paragraph-properties style:writing-mode="lr-tb"/>
    </style:style>
    <style:style style:name="gr79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945cm"/>
      <style:paragraph-properties style:writing-mode="lr-tb"/>
    </style:style>
    <style:style style:name="gr81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2.29cm" fo:min-width="6.85cm"/>
      <style:paragraph-properties style:writing-mode="lr-tb"/>
    </style:style>
    <style:style style:name="gr8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194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92cm"/>
      <style:paragraph-properties style:writing-mode="lr-tb"/>
    </style:style>
    <style:style style:name="gr84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8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169cm"/>
      <style:paragraph-properties style:writing-mode="lr-tb"/>
    </style:style>
    <style:style style:name="gr86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945cm"/>
      <style:paragraph-properties style:writing-mode="lr-tb"/>
    </style:style>
    <style:style style:name="gr88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2.29cm" fo:min-width="6.85cm"/>
      <style:paragraph-properties style:writing-mode="lr-tb"/>
    </style:style>
    <style:style style:name="gr89" style:family="graphic" style:parent-style-name="standard" style:list-style-name="L1">
      <style:graphic-properties draw:textarea-horizontal-align="justify" draw:textarea-vertical-align="middle" draw:auto-grow-height="false" fo:min-height="11.815cm" fo:min-width="17.915cm"/>
      <style:paragraph-properties style:writing-mode="lr-tb"/>
    </style:style>
    <style:style style:name="gr90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9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169cm"/>
      <style:paragraph-properties style:writing-mode="lr-tb"/>
    </style:style>
    <style:style style:name="gr92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9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194cm"/>
      <style:paragraph-properties style:writing-mode="lr-tb"/>
    </style:style>
    <style:style style:name="gr94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9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4.39cm" fo:min-width="7.41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94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92cm"/>
      <style:paragraph-properties style:writing-mode="lr-tb"/>
    </style:style>
    <style:style style:name="gr98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9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169cm"/>
      <style:paragraph-properties style:writing-mode="lr-tb"/>
    </style:style>
    <style:style style:name="gr100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0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194cm"/>
      <style:paragraph-properties style:writing-mode="lr-tb"/>
    </style:style>
    <style:style style:name="gr102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0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4.39cm" fo:min-width="7.91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945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92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993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993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993cm"/>
      <style:paragraph-properties style:writing-mode="lr-tb"/>
    </style:style>
    <style:style style:name="gr109" style:family="graphic" style:parent-style-name="standard">
      <style:graphic-properties draw:textarea-horizontal-align="justify" draw:textarea-vertical-align="middle" draw:auto-grow-height="false" fo:min-height="4.195cm" fo:min-width="23.63cm"/>
      <style:paragraph-properties style:writing-mode="lr-tb"/>
    </style:style>
    <style:style style:name="gr110" style:family="graphic" style:parent-style-name="standard" style:list-style-name="L1">
      <style:graphic-properties draw:textarea-horizontal-align="justify" draw:textarea-vertical-align="middle" draw:auto-grow-height="false" fo:min-height="6.62cm" fo:min-width="23.63cm"/>
      <style:paragraph-properties style:writing-mode="lr-tb"/>
    </style:style>
    <style:style style:name="gr111" style:family="graphic" style:parent-style-name="standard">
      <style:graphic-properties draw:stroke="none" draw:fill-color="#414363" draw:textarea-horizontal-align="justify" draw:textarea-vertical-align="middle" draw:auto-grow-height="false" fo:min-height="20.705cm" fo:min-width="27.5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87cm"/>
      <style:paragraph-properties style:writing-mode="lr-tb"/>
    </style:style>
    <style:style style:name="gr11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865cm"/>
      <style:paragraph-properties style:writing-mode="lr-tb"/>
    </style:style>
    <style:style style:name="gr114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1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56cm"/>
      <style:paragraph-properties style:writing-mode="lr-tb"/>
    </style:style>
    <style:style style:name="gr11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5.624cm"/>
      <style:paragraph-properties style:writing-mode="lr-tb"/>
    </style:style>
    <style:style style:name="gr117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3cm"/>
      <style:paragraph-properties style:writing-mode="lr-tb"/>
    </style:style>
    <style:style style:name="gr118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5cm"/>
      <style:paragraph-properties style:writing-mode="lr-tb"/>
    </style:style>
    <style:style style:name="gr119" style:family="graphic" style:parent-style-name="standard" style:list-style-name="L1">
      <style:graphic-properties draw:stroke="solid" svg:stroke-color="#3465a4" draw:fill="none" draw:fill-color="#3465a4" loext:fill-use-slide-background="false" draw:auto-grow-height="true" draw:auto-grow-width="false" fo:max-height="0cm" fo:min-height="0.653cm"/>
      <style:paragraph-properties style:writing-mode="lr-tb"/>
    </style:style>
    <style:style style:name="gr12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56cm"/>
      <style:paragraph-properties style:writing-mode="lr-tb"/>
    </style:style>
    <style:style style:name="gr12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5.624cm"/>
      <style:paragraph-properties style:writing-mode="lr-tb"/>
    </style:style>
    <style:style style:name="gr122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3cm"/>
      <style:paragraph-properties style:writing-mode="lr-tb"/>
    </style:style>
    <style:style style:name="gr123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5cm"/>
      <style:paragraph-properties style:writing-mode="lr-tb"/>
    </style:style>
    <style:style style:name="gr124" style:family="graphic" style:parent-style-name="standard" style:list-style-name="L1">
      <style:graphic-properties draw:stroke="solid" svg:stroke-color="#3465a4" draw:fill="none" draw:fill-color="#3465a4" loext:fill-use-slide-background="false" draw:auto-grow-height="true" draw:auto-grow-width="false" fo:max-height="0cm" fo:min-height="0.653cm"/>
      <style:paragraph-properties style:writing-mode="lr-tb"/>
    </style:style>
    <style:style style:name="gr12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56cm"/>
      <style:paragraph-properties style:writing-mode="lr-tb"/>
    </style:style>
    <style:style style:name="gr12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5.624cm"/>
      <style:paragraph-properties style:writing-mode="lr-tb"/>
    </style:style>
    <style:style style:name="gr127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3cm"/>
      <style:paragraph-properties style:writing-mode="lr-tb"/>
    </style:style>
    <style:style style:name="gr128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5cm"/>
      <style:paragraph-properties style:writing-mode="lr-tb"/>
    </style:style>
    <style:style style:name="gr12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895cm"/>
      <style:paragraph-properties style:writing-mode="lr-tb"/>
    </style:style>
    <style:style style:name="gr130" style:family="graphic" style:parent-style-name="standard">
      <style:graphic-properties draw:textarea-horizontal-align="justify" draw:textarea-vertical-align="middle" draw:auto-grow-height="false" fo:min-height="0.386cm" fo:min-width="1.723cm"/>
    </style:style>
    <style:style style:name="gr131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33" style:family="graphic" style:parent-style-name="standard">
      <style:graphic-properties draw:fill-color="#dee6ef" draw:textarea-horizontal-align="justify" draw:textarea-vertical-align="middle" draw:auto-grow-height="false" fo:min-height="1.606cm" fo:min-width="9.66cm"/>
    </style:style>
    <style:style style:name="gr13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56cm"/>
      <style:paragraph-properties style:writing-mode="lr-tb"/>
    </style:style>
    <style:style style:name="gr13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5.624cm"/>
      <style:paragraph-properties style:writing-mode="lr-tb"/>
    </style:style>
    <style:style style:name="gr136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3cm"/>
      <style:paragraph-properties style:writing-mode="lr-tb"/>
    </style:style>
    <style:style style:name="gr137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5cm"/>
      <style:paragraph-properties style:writing-mode="lr-tb"/>
    </style:style>
    <style:style style:name="gr13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895cm"/>
      <style:paragraph-properties style:writing-mode="lr-tb"/>
    </style:style>
    <style:style style:name="gr139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41" style:family="graphic" style:parent-style-name="standard" style:list-style-name="L1">
      <style:graphic-properties draw:stroke="solid" svg:stroke-color="#3465a4" draw:fill="none" draw:fill-color="#3465a4" loext:fill-use-slide-background="false" draw:auto-grow-height="true" draw:auto-grow-width="false" fo:max-height="0cm" fo:min-height="0.653cm"/>
      <style:paragraph-properties style:writing-mode="lr-tb"/>
    </style:style>
    <style:style style:name="gr142" style:family="graphic" style:parent-style-name="standard">
      <style:graphic-properties draw:fill-color="#dee6ef" draw:textarea-horizontal-align="justify" draw:textarea-vertical-align="middle" draw:auto-grow-height="false" fo:min-height="0.22cm" fo:min-width="2.822cm"/>
    </style:style>
    <style:style style:name="gr14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56cm"/>
      <style:paragraph-properties style:writing-mode="lr-tb"/>
    </style:style>
    <style:style style:name="gr14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5.624cm"/>
      <style:paragraph-properties style:writing-mode="lr-tb"/>
    </style:style>
    <style:style style:name="gr145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3cm"/>
      <style:paragraph-properties style:writing-mode="lr-tb"/>
    </style:style>
    <style:style style:name="gr146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5cm"/>
      <style:paragraph-properties style:writing-mode="lr-tb"/>
    </style:style>
    <style:style style:name="gr147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4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895cm"/>
      <style:paragraph-properties style:writing-mode="lr-tb"/>
    </style:style>
    <style:style style:name="gr150" style:family="graphic" style:parent-style-name="standard" style:list-style-name="L1">
      <style:graphic-properties draw:stroke="solid" svg:stroke-color="#3465a4" draw:fill="none" draw:fill-color="#3465a4" loext:fill-use-slide-background="false" draw:auto-grow-height="true" draw:auto-grow-width="false" fo:max-height="0cm" fo:min-height="0.653cm"/>
      <style:paragraph-properties style:writing-mode="lr-tb"/>
    </style:style>
    <style:style style:name="gr151" style:family="graphic" style:parent-style-name="standard">
      <style:graphic-properties draw:fill-color="#dee6ef" draw:textarea-horizontal-align="justify" draw:textarea-vertical-align="middle" draw:auto-grow-height="false" fo:min-height="2.843cm" fo:min-width="10.132cm"/>
    </style:style>
    <style:style style:name="gr15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56cm"/>
      <style:paragraph-properties style:writing-mode="lr-tb"/>
    </style:style>
    <style:style style:name="gr15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5.624cm"/>
      <style:paragraph-properties style:writing-mode="lr-tb"/>
    </style:style>
    <style:style style:name="gr154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3cm"/>
      <style:paragraph-properties style:writing-mode="lr-tb"/>
    </style:style>
    <style:style style:name="gr155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5cm"/>
      <style:paragraph-properties style:writing-mode="lr-tb"/>
    </style:style>
    <style:style style:name="gr156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58" style:family="graphic" style:parent-style-name="standard" style:list-style-name="L1">
      <style:graphic-properties draw:stroke="solid" svg:stroke-color="#3465a4" draw:fill="none" draw:fill-color="#3465a4" loext:fill-use-slide-background="false" draw:auto-grow-height="true" draw:auto-grow-width="false" fo:max-height="0cm" fo:min-height="0.653cm"/>
      <style:paragraph-properties style:writing-mode="lr-tb"/>
    </style:style>
    <style:style style:name="gr15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895cm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89cm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993cm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9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9cm"/>
      <style:paragraph-properties style:writing-mode="lr-tb"/>
    </style:style>
    <style:style style:name="gr16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128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9cm"/>
      <style:paragraph-properties style:writing-mode="lr-tb"/>
    </style:style>
    <style:style style:name="gr16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128cm"/>
      <style:paragraph-properties style:writing-mode="lr-tb"/>
    </style:style>
    <style:style style:name="gr167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3.427cm" fo:min-width="22.353cm" fo:padding-top="0.165cm" fo:padding-bottom="0.165cm" fo:padding-left="0.29cm" fo:padding-right="0.29cm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9cm"/>
      <style:paragraph-properties style:writing-mode="lr-tb"/>
    </style:style>
    <style:style style:name="gr169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568cm" fo:min-width="0.398cm" fo:padding-top="0.165cm" fo:padding-bottom="0.165cm" fo:padding-left="0.29cm" fo:padding-right="0.29cm"/>
    </style:style>
    <style:style style:name="gr170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1.32cm" fo:min-width="13.5cm" fo:padding-top="0.165cm" fo:padding-bottom="0.165cm" fo:padding-left="0.29cm" fo:padding-right="0.29cm"/>
      <style:paragraph-properties style:writing-mode="lr-tb"/>
    </style:style>
    <style:style style:name="gr171" style:family="graphic" style:parent-style-name="objectwithoutfill">
      <style:graphic-properties svg:stroke-width="0.081cm" svg:stroke-color="#ff0000" draw:marker-start-width="0.321cm" draw:marker-end="Arrowheads_20_24" draw:marker-end-width="0.421cm" draw:fill="none" draw:textarea-vertical-align="middle" fo:padding-top="0.165cm" fo:padding-bottom="0.165cm" fo:padding-left="0.29cm" fo:padding-right="0.29cm"/>
    </style:style>
    <style:style style:name="gr17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128cm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9cm"/>
      <style:paragraph-properties style:writing-mode="lr-tb"/>
    </style:style>
    <style:style style:name="gr174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1.24cm" fo:min-width="13.42cm" fo:padding-top="0.165cm" fo:padding-bottom="0.165cm" fo:padding-left="0.29cm" fo:padding-right="0.29cm"/>
      <style:paragraph-properties style:writing-mode="lr-tb"/>
    </style:style>
    <style:style style:name="gr175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706cm" fo:min-width="8.383cm" fo:padding-top="0.165cm" fo:padding-bottom="0.165cm" fo:padding-left="0.29cm" fo:padding-right="0.29cm"/>
      <style:paragraph-properties style:writing-mode="lr-tb"/>
    </style:style>
    <style:style style:name="gr176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17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281cm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9cm"/>
      <style:paragraph-properties style:writing-mode="lr-tb"/>
    </style:style>
    <style:style style:name="gr17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534cm"/>
      <style:paragraph-properties style:writing-mode="lr-tb"/>
    </style:style>
    <style:style style:name="gr180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706cm" fo:min-width="5.639cm" fo:padding-top="0.165cm" fo:padding-bottom="0.165cm" fo:padding-left="0.29cm" fo:padding-right="0.29cm"/>
      <style:paragraph-properties style:writing-mode="lr-tb"/>
    </style:style>
    <style:style style:name="gr181" style:family="graphic" style:parent-style-name="objectwithoutfill">
      <style:graphic-properties svg:stroke-width="0.081cm" svg:stroke-color="#ff0000" draw:marker-start-width="0.321cm" draw:marker-end="Arrowheads_20_25" draw:marker-end-width="0.421cm" draw:fill="none" draw:textarea-vertical-align="middle" fo:padding-top="0.165cm" fo:padding-bottom="0.165cm" fo:padding-left="0.29cm" fo:padding-right="0.29cm"/>
    </style:style>
    <style:style style:name="gr182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706cm" fo:min-width="7.988cm" fo:padding-top="0.165cm" fo:padding-bottom="0.165cm" fo:padding-left="0.29cm" fo:padding-right="0.29cm"/>
      <style:paragraph-properties style:writing-mode="lr-tb"/>
    </style:style>
    <style:style style:name="gr1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9cm"/>
      <style:paragraph-properties style:writing-mode="lr-tb"/>
    </style:style>
    <style:style style:name="gr18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534cm"/>
      <style:paragraph-properties style:writing-mode="lr-tb"/>
    </style:style>
    <style:style style:name="gr185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706cm" fo:min-width="7.644cm" fo:padding-top="0.165cm" fo:padding-bottom="0.165cm" fo:padding-left="0.29cm" fo:padding-right="0.29cm"/>
      <style:paragraph-properties style:writing-mode="lr-tb"/>
    </style:style>
    <style:style style:name="gr186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706cm" fo:min-width="11.179cm" fo:padding-top="0.165cm" fo:padding-bottom="0.165cm" fo:padding-left="0.29cm" fo:padding-right="0.29cm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55cm"/>
      <style:paragraph-properties style:writing-mode="lr-tb"/>
    </style:style>
    <style:style style:name="gr18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534cm"/>
      <style:paragraph-properties style:writing-mode="lr-tb"/>
    </style:style>
    <style:style style:name="gr189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3.881cm" fo:min-width="22.455cm" fo:padding-top="0.165cm" fo:padding-bottom="0.165cm" fo:padding-left="0.29cm" fo:padding-right="0.29cm"/>
      <style:paragraph-properties style:writing-mode="lr-tb"/>
    </style:style>
    <style:style style:name="gr1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94cm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55cm"/>
      <style:paragraph-properties style:writing-mode="lr-tb"/>
    </style:style>
    <style:style style:name="gr1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94cm"/>
      <style:paragraph-properties style:writing-mode="lr-tb"/>
    </style:style>
    <style:style style:name="gr19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534cm"/>
      <style:paragraph-properties style:writing-mode="lr-tb"/>
    </style:style>
    <style:style style:name="gr1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55cm"/>
      <style:paragraph-properties style:writing-mode="lr-tb"/>
    </style:style>
    <style:style style:name="gr19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2.459cm"/>
      <style:paragraph-properties style:writing-mode="lr-tb"/>
    </style:style>
    <style:style style:name="gr196" style:family="graphic" style:parent-style-name="standard">
      <style:graphic-properties draw:fill-color="#cccccc" draw:textarea-horizontal-align="justify" draw:textarea-vertical-align="middle" draw:auto-grow-height="false" fo:min-height="4.195cm" fo:min-width="9.66cm"/>
      <style:paragraph-properties style:writing-mode="lr-tb"/>
    </style:style>
    <style:style style:name="gr1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55cm"/>
      <style:paragraph-properties style:writing-mode="lr-tb"/>
    </style:style>
    <style:style style:name="gr19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2.459cm"/>
      <style:paragraph-properties style:writing-mode="lr-tb"/>
    </style:style>
    <style:style style:name="gr199" style:family="graphic" style:parent-style-name="standard">
      <style:graphic-properties draw:fill="none" draw:fill-color="#cccccc" loext:fill-use-slide-background="false" draw:textarea-horizontal-align="justify" draw:textarea-vertical-align="middle" draw:auto-grow-height="false" fo:min-height="2.17cm" fo:min-width="24.76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414363"/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loext:color-lum-mod="100%" loext:color-lum-off="0%" fo:font-size="18pt" fo:font-weight="normal" style:font-weight-asian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fo:font-size="18pt" fo:font-weight="normal" style:font-weight-asian="normal" style:font-weight-complex="normal"/>
    </style:style>
    <style:style style:name="P3" style:family="paragraph">
      <loext:graphic-properties draw:fill="none" draw:fill-color="#414363"/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loext:color-lum-mod="100%" loext:color-lum-off="0%" fo:font-size="18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fo:font-weight="bold"/>
    </style:style>
    <style:style style:name="P6" style:family="paragraph">
      <loext:graphic-properties draw:fill-color="#414363"/>
      <style:paragraph-properties fo:text-align="center" style:writing-mode="lr-tb"/>
      <style:text-properties fo:color="#eeeeee" loext:opacity="100%" loext:color-lum-mod="100%" loext:color-lum-off="0%" fo:font-weight="bold"/>
    </style:style>
    <style:style style:name="P7" style:family="paragraph">
      <style:paragraph-properties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fo:color="#3f7f5f" loext:opacity="100%" loext:color-lum-mod="100%" loext:color-lum-off="0%" style:text-outline="false" style:text-line-through-style="none" style:text-line-through-type="none" style:font-name="Monospace1" fo:font-size="7pt" fo:font-style="normal" fo:text-shadow="none" style:text-underline-style="none" fo:font-weight="normal" style:letter-kerning="true" style:font-name-asian="Monospace1" style:font-size-asian="7pt" style:font-style-asian="normal" style:font-weight-asian="normal" style:font-name-complex="Monospace1" style:font-size-complex="7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 style:text-autospace="none"/>
    </style:style>
    <style:style style:name="P11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4pt" style:font-style-asian="normal" style:font-weight-asian="bold" style:font-name-complex="Monospace1" style:font-size-complex="14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2cm" fo:margin-bottom="0.2cm" fo:line-height="100%" fo:text-align="center" fo:text-indent="0cm" style:text-autospace="none"/>
    </style:style>
    <style:style style:name="P1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fo:font-size="18pt" fo:font-weight="bold"/>
    </style:style>
    <style:style style:name="P15" style:family="paragraph">
      <loext:graphic-properties draw:fill-color="#414363"/>
      <style:paragraph-properties fo:text-align="center" style:writing-mode="lr-tb"/>
      <style:text-properties fo:color="#eeeeee" loext:opacity="100%" loext:color-lum-mod="100%" loext:color-lum-off="0%" fo:font-size="18pt" fo:font-weight="bold"/>
    </style:style>
    <style:style style:name="P16" style:family="paragraph">
      <loext:graphic-properties draw:fill="none" draw:fill-color="#3465a4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fo:color="#414363" loext:opacity="100%" loext:color-lum-mod="100%" loext:color-lum-off="0%" style:text-outline="false" style:text-line-through-style="none" style:text-line-through-type="none" style:font-name="Monospace1" fo:font-size="36pt" fo:font-style="normal" fo:text-shadow="none" style:text-underline-style="none" fo:font-weight="bold" style:letter-kerning="true" style:font-name-asian="Monospace1" style:font-size-asian="36pt" style:font-style-asian="normal" style:font-weight-asian="bold" style:font-name-complex="Monospace1" style:font-size-complex="36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none" draw:fill-color="#3465a4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 Mono1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3465a4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Monospace1" fo:font-size="7pt" fo:font-style="normal" fo:text-shadow="none" style:text-underline-style="none" fo:font-weight="normal" style:letter-kerning="true" style:font-name-asian="Monospace1" style:font-size-asian="7pt" style:font-style-asian="normal" style:font-weight-asian="normal" style:font-name-complex="Monospace1" style:font-size-complex="7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3465a4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fo:color="#ff0000" loext:opacity="100%" loext:color-lum-mod="100%" loext:color-lum-off="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355269"/>
      <style:paragraph-properties fo:text-align="center"/>
    </style:style>
    <style:style style:name="P22" style:family="paragraph">
      <loext:graphic-properties draw:fill-color="#dee6ef"/>
      <style:paragraph-properties fo:text-align="center"/>
    </style:style>
    <style:style style:name="P23" style:family="paragraph">
      <style:paragraph-properties fo:text-align="center" style:writing-mode="lr-tb"/>
      <style:text-properties fo:color="#eeeeee" loext:opacity="100%" fo:font-weight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25" style:family="paragraph">
      <style:paragraph-properties fo:text-align="center" style:writing-mode="lr-tb"/>
      <style:text-properties fo:color="#eeeeee" loext:opacity="100%" fo:font-size="18pt" fo:font-weight="bold"/>
    </style:style>
    <style:style style:name="P26" style:family="paragraph">
      <style:paragraph-properties fo:margin-left="0cm" fo:margin-right="0cm" fo:margin-top="0.557cm" fo:margin-bottom="0.303cm" fo:line-height="100%" fo:text-indent="0cm"/>
    </style:style>
    <style:style style:name="P27" style:family="paragraph">
      <style:paragraph-properties fo:margin-left="0cm" fo:margin-right="0cm" fo:margin-top="0.156cm" fo:margin-bottom="0.1cm" fo:line-height="100%" fo:text-indent="0cm"/>
    </style:style>
    <style:style style:name="P28" style:family="paragraph">
      <style:paragraph-properties fo:margin-left="0cm" fo:margin-right="0cm" fo:margin-top="0.357cm" fo:margin-bottom="0.103cm" fo:line-height="100%" fo:text-indent="0cm"/>
    </style:style>
    <style:style style:name="P29" style:family="paragraph">
      <style:paragraph-properties fo:margin-left="0cm" fo:margin-right="0cm" fo:margin-top="0.257cm" fo:margin-bottom="0.003cm" fo:line-height="100%" fo:text-indent="0cm"/>
    </style:style>
    <style:style style:name="P30" style:family="paragraph">
      <style:paragraph-properties fo:margin-left="0cm" fo:margin-right="0cm" fo:margin-top="0.457cm" fo:margin-bottom="0.203cm" fo:line-height="100%" fo:text-indent="0cm"/>
    </style:style>
    <style:style style:name="P31" style:family="paragraph">
      <loext:graphic-properties draw:fill="none" draw:fill-color="#ffffff"/>
      <style:paragraph-properties fo:margin-left="0cm" fo:margin-right="0cm" fo:margin-top="0.557cm" fo:margin-bottom="0.303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/>
      <style:paragraph-properties fo:text-align="center"/>
    </style:style>
    <style:style style:name="P33" style:family="paragraph">
      <style:paragraph-properties fo:text-align="start" style:writing-mode="lr-tb"/>
      <style:text-properties fo:color="#ffffff" loext:opacity="100%"/>
    </style:style>
    <style:style style:name="P34" style:family="paragraph">
      <loext:graphic-properties draw:fill="solid" draw:fill-color="#355269"/>
      <style:paragraph-properties fo:text-align="start" style:writing-mode="lr-tb"/>
      <style:text-properties fo:color="#ffffff" loext:opacity="100%" loext:color-lum-mod="100%" loext:color-lum-off="0%"/>
    </style:style>
    <style:style style:name="P35" style:family="paragraph">
      <style:paragraph-properties fo:margin-left="0cm" fo:margin-right="0cm" fo:margin-top="0.457cm" fo:margin-bottom="0.203cm" fo:line-height="100%" fo:text-align="center" fo:text-indent="0cm" style:writing-mode="lr-tb"/>
      <style:text-properties fo:color="#ffffff" loext:opacity="100%" fo:font-size="32pt" fo:font-weight="bold" style:font-size-asian="32pt" style:font-size-complex="32pt"/>
    </style:style>
    <style:style style:name="P36" style:family="paragraph">
      <loext:graphic-properties draw:fill-color="#414363"/>
      <style:paragraph-properties fo:text-align="center" style:writing-mode="lr-tb"/>
      <style:text-properties fo:color="#ffffff" loext:opacity="100%" loext:color-lum-mod="100%" loext:color-lum-off="0%" fo:font-size="32pt" fo:font-weight="bold" style:font-size-asian="32pt" style:font-size-complex="32pt"/>
    </style:style>
    <style:style style:name="P37" style:family="paragraph">
      <style:paragraph-properties fo:margin-left="0cm" fo:margin-right="0cm" fo:margin-top="0.356cm" fo:margin-bottom="0.3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.457cm" fo:margin-bottom="0.203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-color="#414363"/>
      <style:paragraph-properties fo:margin-left="0cm" fo:margin-right="0cm" fo:margin-top="0.457cm" fo:margin-bottom="0.203cm" fo:line-height="100%" fo:text-align="center" fo:text-indent="0cm" style:writing-mode="lr-tb"/>
      <style:text-properties fo:color="#ffffff" loext:opacity="100%" loext:color-lum-mod="100%" loext:color-lum-off="0%" fo:font-size="32pt" fo:font-weight="bold" style:font-size-asian="32pt" style:font-size-complex="32pt"/>
    </style:style>
    <style:style style:name="P40" style:family="paragraph">
      <style:paragraph-properties fo:margin-left="0cm" fo:margin-right="0cm" fo:margin-top="0.657cm" fo:margin-bottom="0.403cm" fo:line-height="100%" fo:text-indent="0cm"/>
    </style:style>
    <style:style style:name="P41" style:family="paragraph">
      <style:paragraph-properties fo:margin-left="0cm" fo:margin-right="0cm" fo:margin-top="0.557cm" fo:margin-bottom="0.303cm" fo:line-height="100%" fo:text-align="center" fo:text-indent="0cm" style:writing-mode="lr-tb"/>
      <style:text-properties fo:color="#ffffff" loext:opacity="100%" fo:font-size="32pt" fo:font-weight="bold" style:font-size-asian="32pt" style:font-size-complex="32pt"/>
    </style:style>
    <style:style style:name="P42" style:family="paragraph">
      <style:paragraph-properties fo:margin-left="0cm" fo:margin-right="0cm" fo:margin-top="0.256cm" fo:margin-bottom="0.2cm" fo:line-height="100%" fo:text-indent="0cm"/>
    </style:style>
    <style:style style:name="P43" style:family="paragraph">
      <loext:graphic-properties draw:fill-color="#414363"/>
      <style:paragraph-properties fo:margin-left="0cm" fo:margin-right="0cm" fo:margin-top="0.557cm" fo:margin-bottom="0.303cm" fo:line-height="100%" fo:text-align="center" fo:text-indent="0cm" style:writing-mode="lr-tb"/>
      <style:text-properties fo:color="#ffffff" loext:opacity="100%" loext:color-lum-mod="100%" loext:color-lum-off="0%" fo:font-size="32pt" fo:font-weight="bold" style:font-size-asian="32pt" style:font-size-complex="32pt"/>
    </style:style>
    <style:style style:name="P44" style:family="paragraph">
      <style:paragraph-properties fo:margin-left="0cm" fo:margin-right="0cm" fo:margin-top="0.457cm" fo:margin-bottom="0.203cm" fo:line-height="100%" fo:text-align="center" fo:text-indent="0cm" style:writing-mode="lr-tb"/>
      <style:text-properties fo:color="#ffffff" loext:opacity="100%" fo:font-weight="bold"/>
    </style:style>
    <style:style style:name="P45" style:family="paragraph">
      <loext:graphic-properties draw:fill-color="#414363"/>
      <style:paragraph-properties fo:text-align="center" style:writing-mode="lr-tb"/>
      <style:text-properties fo:color="#ffffff" loext:opacity="100%" loext:color-lum-mod="100%" loext:color-lum-off="0%" fo:font-weight="bold"/>
    </style:style>
    <style:style style:name="P46" style:family="paragraph">
      <loext:graphic-properties draw:fill="none" draw:fill-color="#ffffff"/>
      <style:paragraph-properties fo:margin-left="0cm" fo:margin-right="0cm" fo:margin-top="0.102cm" fo:margin-bottom="0cm" fo:line-height="100%" fo:text-indent="0.203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text-align="start" style:text-autospace="none"/>
    </style:style>
    <style:style style:name="P48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 style:text-autospace="none" style:writing-mode="lr-tb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 Mono1" fo:font-size="15pt" fo:font-style="normal" fo:text-shadow="none" style:text-underline-style="none" fo:font-weight="bold" style:letter-kerning="true" style:font-name-asian="Monospace1" style:font-size-asian="15pt" style:font-style-asian="normal" style:font-weight-asian="bold" style:font-name-complex="Monospace1" style:font-size-complex="15pt" style:font-style-complex="normal" style:font-weight-complex="bold" style:text-emphasize="none" style:font-relief="none" style:text-overline-style="none" style:text-overline-color="font-color"/>
    </style:style>
    <style:style style:name="P49" style:family="paragraph">
      <style:paragraph-properties fo:text-align="center" style:writing-mode="lr-tb"/>
      <style:text-properties fo:color="#ea7500" loext:opacity="100%" style:font-name="DejaVu Sans Mono1" fo:font-size="24pt" fo:font-weight="bold" style:font-size-asian="24pt" style:font-weight-asian="bold" style:font-size-complex="24pt" style:font-weight-complex="bold"/>
    </style:style>
    <style:style style:name="P50" style:family="paragraph">
      <loext:graphic-properties draw:fill="none"/>
      <style:paragraph-properties fo:text-align="center" style:writing-mode="lr-tb"/>
      <style:text-properties fo:color="#ea7500" loext:opacity="100%" loext:color-lum-mod="100%" loext:color-lum-off="0%" style:font-name="DejaVu Sans Mono1" fo:font-size="24pt" fo:font-weight="bold" style:font-size-asian="24pt" style:font-weight-asian="bold" style:font-size-complex="24pt" style:font-weight-complex="bold"/>
    </style:style>
    <style:style style:name="P51" style:family="paragraph">
      <loext:graphic-properties draw:fill-color="#ea7500"/>
      <style:paragraph-properties fo:text-align="center"/>
    </style:style>
    <style:style style:name="P52" style:family="paragraph">
      <style:paragraph-properties fo:text-align="end" style:text-autospace="none"/>
    </style:style>
    <style:style style:name="P53" style:family="paragraph">
      <loext:graphic-properties draw:fill="none" draw:fill-color="#ffffff"/>
      <style:paragraph-properties fo:margin-left="0cm" fo:margin-right="0cm" fo:margin-top="0.102cm" fo:margin-bottom="0cm" fo:line-height="100%" fo:text-align="end" fo:text-indent="0.203cm" style:text-autospace="none" style:writing-mode="lr-tb"/>
      <style:text-properties fo:font-variant="normal" fo:text-transform="none" fo:color="#dddddd" loext:opacity="100%" loext:color-lum-mod="100%" loext:color-lum-off="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729fcf"/>
      <style:paragraph-properties fo:text-align="center"/>
    </style:style>
    <style:style style:name="P55" style:family="paragraph">
      <loext:graphic-properties draw:fill-color="#414363"/>
      <style:paragraph-properties fo:margin-left="0cm" fo:margin-right="0cm" fo:margin-top="0.457cm" fo:margin-bottom="0.203cm" fo:line-height="100%" fo:text-align="center" fo:text-indent="0cm" style:writing-mode="lr-tb"/>
      <style:text-properties fo:color="#ffffff" loext:opacity="100%" loext:color-lum-mod="100%" loext:color-lum-off="0%" fo:font-weight="bold"/>
    </style:style>
    <style:style style:name="P56" style:family="paragraph">
      <style:paragraph-properties fo:margin-left="0cm" fo:margin-right="0cm" fo:margin-top="0.559cm" fo:margin-bottom="0.406cm" fo:line-height="115%" fo:text-align="center" fo:text-indent="0cm" style:writing-mode="lr-tb"/>
      <style:text-properties fo:color="#ea7500" loext:opacity="100%" style:font-name="DejaVu Sans Mono1" fo:font-size="24pt" fo:font-weight="bold" style:font-size-asian="24pt" style:font-weight-asian="bold" style:font-size-complex="24pt" style:font-weight-complex="bold"/>
    </style:style>
    <style:style style:name="P57" style:family="paragraph">
      <loext:graphic-properties draw:fill="none"/>
      <style:paragraph-properties fo:margin-top="0.2cm" fo:margin-bottom="0.2cm" fo:text-align="center" style:writing-mode="lr-tb"/>
      <style:text-properties fo:color="#ea7500" loext:opacity="100%" loext:color-lum-mod="100%" loext:color-lum-off="0%" style:font-name="DejaVu Sans Mono1" fo:font-size="24pt" fo:font-weight="bold" style:font-size-asian="24pt" style:font-weight-asian="bold" style:font-size-complex="24pt" style:font-weight-complex="bold"/>
    </style:style>
    <style:style style:name="P58" style:family="paragraph">
      <style:paragraph-properties fo:margin-left="0cm" fo:margin-right="0cm" fo:margin-top="0.559cm" fo:margin-bottom="0.406cm" fo:line-height="115%" fo:text-align="center" fo:text-indent="0cm" style:writing-mode="lr-tb"/>
      <style:text-properties fo:font-variant="normal" fo:text-transform="none" fo:color="#ea75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59" style:family="paragraph">
      <loext:graphic-properties draw:fill="none"/>
      <style:paragraph-properties fo:margin-left="0cm" fo:margin-right="0cm" fo:margin-top="0.559cm" fo:margin-bottom="0.406cm" fo:line-height="115%" fo:text-align="center" fo:text-indent="0cm" style:writing-mode="lr-tb"/>
      <style:text-properties fo:font-variant="normal" fo:text-transform="none" fo:color="#ea7500" loext:opacity="10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60" style:family="paragraph">
      <style:paragraph-properties fo:text-align="center" style:writing-mode="lr-tb"/>
      <style:text-properties fo:color="#ea7500" loext:opacity="100%"/>
    </style:style>
    <style:style style:name="P61" style:family="paragraph">
      <style:paragraph-properties fo:margin-left="0cm" fo:margin-right="0cm" fo:margin-top="0.1cm" fo:margin-bottom="0.1cm" fo:line-height="100%" fo:text-align="center" fo:text-indent="0cm" style:writing-mode="lr-tb"/>
      <style:text-properties fo:color="#ea7500" loext:opacity="100%"/>
    </style:style>
    <style:style style:name="P62" style:family="paragraph">
      <style:paragraph-properties fo:text-align="center" style:writing-mode="lr-tb"/>
      <style:text-properties fo:color="#ea7500" loext:opacity="100%" loext:color-lum-mod="100%" loext:color-lum-off="0%"/>
    </style:style>
    <style:style style:name="P63" style:family="paragraph">
      <style:paragraph-properties fo:margin-left="0cm" fo:margin-right="0cm" fo:margin-top="0.3cm" fo:margin-bottom="0.3cm" fo:line-height="100%" fo:text-align="center" fo:text-indent="0cm" style:writing-mode="lr-tb"/>
      <style:text-properties fo:color="#ea7500" loext:opacity="100%"/>
    </style:style>
    <style:style style:name="P64" style:family="paragraph">
      <style:paragraph-properties fo:margin-left="0cm" fo:margin-right="0cm" fo:margin-top="0.3cm" fo:margin-bottom="0.3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0cm" fo:margin-right="0cm" fo:margin-top="0cm" fo:margin-bottom="0cm" fo:line-height="100%" fo:text-indent="0cm" style:text-autospace="none"/>
    </style:style>
    <style:style style:name="P67" style:family="paragraph">
      <style:paragraph-properties fo:margin-left="0cm" fo:margin-right="0cm" fo:margin-top="0.2cm" fo:margin-bottom="0.2cm" fo:line-height="100%" fo:text-align="center" fo:text-indent="0cm" style:writing-mode="lr-tb"/>
      <style:text-properties fo:color="#ffffff" loext:opacity="100%" fo:font-weight="bold" style:font-weight-asian="bold" style:font-weight-complex="bold"/>
    </style:style>
    <style:style style:name="P68" style:family="paragraph">
      <style:paragraph-properties fo:text-align="center" style:writing-mode="lr-tb"/>
      <style:text-properties fo:color="#ffffff" loext:opacity="100%" loext:color-lum-mod="100%" loext:color-lum-off="0%" fo:font-weight="bold" style:font-weight-asian="bold" style:font-weight-complex="bold"/>
    </style:style>
    <style:style style:name="P69" style:family="paragraph"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text-align="center" style:writing-mode="lr-tb"/>
      <style:text-properties fo:color="#eeeeee" loext:opacity="100%" fo:font-size="24pt" fo:font-weight="bold" style:font-size-asian="24pt" style:font-weight-asian="bold" style:font-size-complex="24pt" style:font-weight-complex="bold"/>
    </style:style>
    <style:style style:name="P72" style:family="paragraph">
      <loext:graphic-properties draw:fill-color="#414363"/>
      <style:paragraph-properties fo:text-align="center" style:writing-mode="lr-tb"/>
      <style:text-properties fo:color="#eeeeee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73" style:family="paragraph">
      <style:paragraph-properties fo:margin-left="0cm" fo:margin-right="0cm" fo:margin-top="0.102cm" fo:margin-bottom="0cm" fo:text-indent="0.203cm" style:text-autospace="none"/>
    </style:style>
    <style:style style:name="P74" style:family="paragraph">
      <loext:graphic-properties draw:fill="none" draw:fill-color="#ffffff"/>
      <style:paragraph-properties fo:margin-left="0cm" fo:margin-right="0cm" fo:margin-top="0.102cm" fo:margin-bottom="0cm" fo:line-height="100%" fo:text-indent="0.203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 Mono1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 Mono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text-align="center"/>
    </style:style>
    <style:style style:name="P79" style:family="paragraph">
      <loext:graphic-properties draw:fill="solid" draw:fill-color="#50938a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Monospace1" fo:font-size="17pt" fo:font-style="normal" fo:text-shadow="none" style:text-underline-style="none" fo:font-weight="bold" style:letter-kerning="true" style:font-name-asian="Monospace1" style:font-size-asian="17pt" style:font-style-asian="normal" style:font-weight-asian="bold" style:font-name-complex="Monospace1" style:font-size-complex="17pt" style:font-style-complex="normal" style:font-weight-complex="bold" style:text-emphasize="none" style:font-relief="none" style:text-overline-style="none" style:text-overline-color="font-color"/>
    </style:style>
    <style:style style:name="P80" style:family="paragraph">
      <style:paragraph-properties fo:margin-left="0cm" fo:margin-right="0cm" fo:margin-top="0.3cm" fo:margin-bottom="0.3cm" fo:line-height="100%" fo:text-indent="0cm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DejaVu Sans Mono1" fo:font-size="13p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none"/>
      <style:paragraph-properties fo:text-align="center" style:writing-mode="lr-tb"/>
    </style:style>
    <style:style style:name="P84" style:family="paragraph">
      <style:paragraph-properties fo:text-align="center" style:writing-mode="lr-tb"/>
    </style:style>
    <style:style style:name="P85" style:family="paragraph">
      <loext:graphic-properties draw:fill="none"/>
      <style:paragraph-properties fo:text-align="start" style:writing-mode="lr-tb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left="0cm" fo:margin-right="0cm" fo:margin-top="0.2cm" fo:margin-bottom="0.2cm" fo:line-height="100%" fo:text-indent="0cm"/>
    </style:style>
    <style:style style:name="P89" style:family="paragraph">
      <style:paragraph-properties fo:text-align="start" style:writing-mode="lr-tb"/>
    </style:style>
    <style:style style:name="P90" style:family="paragraph">
      <loext:graphic-properties draw:fill-color="#cccccc"/>
      <style:paragraph-properties fo:text-align="start" style:writing-mode="lr-tb"/>
    </style:style>
    <style:style style:name="P91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92" style:family="paragraph">
      <loext:graphic-properties draw:fill="none" draw:fill-color="#cccccc"/>
      <style:paragraph-properties fo:text-align="start" style:writing-mode="lr-tb"/>
      <style:text-properties fo:font-weight="normal" style:font-weight-asian="normal" style:font-weight-complex="normal"/>
    </style:style>
    <style:style style:name="T1" style:family="text">
      <style:text-properties fo:color="#b2b2b2" loext:opacity="100%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ffffff" loext:opacity="100%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eeeeee" loext:opacity="100%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cccccc" loext:opacity="100%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eeeeee" loext:opacity="100%" fo:font-size="32pt" fo:font-weight="bold" style:font-size-asian="32pt" style:font-size-complex="32pt"/>
    </style:style>
    <style:style style:name="T6" style:family="text">
      <style:text-properties fo:font-variant="normal" fo:text-transform="none" fo:color="#7f0055" loext:opacity="100%" style:text-outline="false" style:text-line-through-style="none" style:text-line-through-type="none" style:font-name="DejaVu Sans Mono1" fo:font-size="5.40000009536743pt" fo:font-style="normal" fo:text-shadow="none" style:text-underline-style="none" fo:font-weight="bold" style:letter-kerning="true" style:font-name-asian="Monospace1" style:font-size-asian="5.40000009536743pt" style:font-style-asian="normal" style:font-weight-asian="bold" style:font-name-complex="Monospace1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5.40000009536743pt" fo:font-style="normal" fo:text-shadow="none" style:text-underline-style="none" fo:font-weight="normal" style:letter-kerning="true" style:font-name-asian="Monospace1" style:font-size-asian="5.40000009536743pt" style:font-style-asian="normal" style:font-weight-asian="normal" style:font-name-complex="Monospace1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a00ff" loext:opacity="100%" style:text-outline="false" style:text-line-through-style="none" style:text-line-through-type="none" style:font-name="DejaVu Sans Mono1" fo:font-size="5.40000009536743pt" fo:font-style="normal" fo:text-shadow="none" style:text-underline-style="none" fo:font-weight="normal" style:letter-kerning="true" style:font-name-asian="Monospace1" style:font-size-asian="5.40000009536743pt" style:font-style-asian="normal" style:font-weight-asian="normal" style:font-name-complex="Monospace1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8pt" fo:font-style="normal" fo:text-shadow="none" style:text-underline-style="none" fo:font-weight="normal" style:letter-kerning="true" style:font-name-asian="Noto Sans1" style:font-size-asian="8pt" style:font-style-asian="normal" style:font-weight-asian="normal" style:font-name-complex="Droid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5032" loext:opacity="100%" style:text-outline="false" style:text-line-through-style="none" style:text-line-through-type="none" style:font-name="DejaVu Sans Mono1" fo:font-size="5.40000009536743pt" fo:font-style="normal" fo:text-shadow="none" style:text-underline-style="none" fo:font-weight="normal" style:letter-kerning="true" style:font-name-asian="Monospace1" style:font-size-asian="5.40000009536743pt" style:font-style-asian="normal" style:font-weight-asian="normal" style:font-name-complex="Monospace1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5.40000009536743pt" fo:font-style="normal" fo:text-shadow="none" style:text-underline-style="none" fo:font-weight="bold" style:letter-kerning="true" style:font-name-asian="Monospace1" style:font-size-asian="5.40000009536743pt" style:font-style-asian="normal" style:font-weight-asian="bold" style:font-name-complex="Monospace1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5.40000009536743pt" fo:font-style="normal" fo:text-shadow="none" style:text-underline-style="none" fo:font-weight="normal" style:letter-kerning="true" style:font-name-asian="Noto Sans1" style:font-size-asian="5.40000009536743pt" style:font-style-asian="normal" style:font-weight-asian="normal" style:font-name-complex="Droid Sans Devanagari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3f7f5f" loext:opacity="100%" style:font-name="DejaVu Sans Mono1" fo:font-size="5.40000009536743pt" style:text-underline-style="none" style:font-name-asian="Monospace1" style:font-size-asian="5.40000009536743pt" style:font-name-complex="Monospace1" style:font-size-complex="5.40000009536743pt"/>
    </style:style>
    <style:style style:name="T14" style:family="text">
      <style:text-properties fo:color="#3f7f5f" loext:opacity="100%" style:font-name="DejaVu Sans Mono1" fo:font-size="7pt" style:text-underline-style="none" style:font-name-asian="Monospace1" style:font-size-asian="7pt" style:font-name-complex="Monospace1" style:font-size-complex="7pt"/>
    </style:style>
    <style:style style:name="T15" style:family="text">
      <style:text-properties fo:color="#7f0055" loext:opacity="100%" style:font-name="Monospace1" fo:font-size="5.40000009536743pt" style:text-underline-style="none" fo:font-weight="bold" style:font-name-asian="Monospace1" style:font-size-asian="5.40000009536743pt" style:font-weight-asian="bold" style:font-name-complex="Monospace1" style:font-size-complex="5.40000009536743pt" style:font-weight-complex="bold"/>
    </style:style>
    <style:style style:name="T16" style:family="text">
      <style:text-properties fo:color="#000000" loext:opacity="100%" style:font-name="Monospace1" fo:font-size="5.40000009536743pt" style:text-underline-style="none" style:font-name-asian="Monospace1" style:font-size-asian="5.40000009536743pt" style:font-name-complex="Monospace1" style:font-size-complex="5.40000009536743pt"/>
    </style:style>
    <style:style style:name="T17" style:family="text">
      <style:text-properties fo:color="#2a00ff" loext:opacity="100%" style:font-name="Monospace1" fo:font-size="5.40000009536743pt" style:text-underline-style="none" style:font-name-asian="Monospace1" style:font-size-asian="5.40000009536743pt" style:font-name-complex="Monospace1" style:font-size-complex="5.40000009536743pt"/>
    </style:style>
    <style:style style:name="T18" style:family="text">
      <style:text-properties fo:color="#3f7f5f" loext:opacity="100%" style:font-name="DejaVu Sans Mono1" fo:font-size="5.40000009536743pt" style:text-underline-style="none" fo:font-weight="bold" style:font-name-asian="Monospace1" style:font-size-asian="5.40000009536743pt" style:font-weight-asian="bold" style:font-name-complex="Monospace1" style:font-size-complex="5.40000009536743pt" style:font-weight-complex="bold"/>
    </style:style>
    <style:style style:name="T19" style:family="text">
      <style:text-properties fo:color="#000000" loext:opacity="100%" style:font-name="Monospace1" fo:font-size="5.40000009536743pt" style:text-underline-style="none" fo:font-weight="bold" style:font-name-asian="Monospace1" style:font-size-asian="5.40000009536743pt" style:font-weight-asian="bold" style:font-name-complex="Monospace1" style:font-size-complex="5.40000009536743pt" style:font-weight-complex="bold"/>
    </style:style>
    <style:style style:name="T20" style:family="text">
      <style:text-properties fo:color="#005032" loext:opacity="100%" style:font-name="Monospace1" fo:font-size="5.40000009536743pt" style:text-underline-style="none" style:font-name-asian="Monospace1" style:font-size-asian="5.40000009536743pt" style:font-name-complex="Monospace1" style:font-size-complex="5.40000009536743pt"/>
    </style:style>
    <style:style style:name="T21" style:family="text">
      <style:text-properties fo:color="#642880" loext:opacity="100%" style:font-name="Monospace1" fo:font-size="5.40000009536743pt" style:text-underline-style="none" fo:font-weight="bold" style:font-name-asian="Monospace1" style:font-size-asian="5.40000009536743pt" style:font-weight-asian="bold" style:font-name-complex="Monospace1" style:font-size-complex="5.40000009536743pt" style:font-weight-complex="bold"/>
    </style:style>
    <style:style style:name="T22" style:family="text">
      <style:text-properties fo:color="#3f7f5f" loext:opacity="100%" style:font-name="Monospace1" fo:font-size="5.40000009536743pt" style:text-underline-style="none" style:font-name-asian="Monospace1" style:font-size-asian="5.40000009536743pt" style:font-name-complex="Monospace1" style:font-size-complex="5.40000009536743pt"/>
    </style:style>
    <style:style style:name="T23" style:family="text">
      <style:text-properties fo:color="#0000c0" loext:opacity="100%" style:font-name="Monospace1" fo:font-size="5.40000009536743pt" fo:font-style="italic" style:text-underline-style="none" style:font-name-asian="Monospace1" style:font-size-asian="5.40000009536743pt" style:font-style-asian="italic" style:font-name-complex="Monospace1" style:font-size-complex="5.40000009536743pt" style:font-style-complex="italic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Monospace1" fo:font-size="13pt" fo:font-style="normal" fo:text-shadow="none" style:text-underline-style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33333" loext:opacity="100%" style:text-outline="false" style:text-line-through-style="none" style:text-line-through-type="none" style:font-name="Liberation Sans3" fo:font-size="21pt" fo:font-style="normal" fo:text-shadow="none" style:text-underline-style="none" fo:font-weight="bold" style:letter-kerning="true" style:font-name-asian="Monospace1" style:font-size-asian="21pt" style:font-style-asian="normal" style:font-weight-asian="bold" style:font-name-complex="Monospace1" style:font-size-complex="21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333333" loext:opacity="100%" style:text-outline="false" style:text-line-through-style="none" style:text-line-through-type="none" style:font-name="Liberation Sans3" fo:font-size="21pt" fo:font-style="normal" fo:text-shadow="none" style:text-underline-style="none" fo:font-weight="normal" style:letter-kerning="true" style:font-name-asian="Monospace1" style:font-size-asian="21pt" style:font-style-asian="normal" style:font-weight-asian="normal" style:font-name-complex="Monospace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414363" loext:opacity="100%" style:text-outline="false" style:text-line-through-style="none" style:text-line-through-type="none" style:font-name="Monospace1" fo:font-size="66pt" fo:font-style="normal" fo:text-shadow="none" style:text-underline-style="none" fo:font-weight="bold" style:letter-kerning="true" style:font-name-asian="Monospace1" style:font-size-asian="66pt" style:font-style-asian="normal" style:font-weight-asian="bold" style:font-name-complex="Monospace1" style:font-size-complex="6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333333" loext:opacity="100%" style:text-outline="false" style:text-line-through-style="none" style:text-line-through-type="none" style:font-name="DejaVu Sans Mono1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666666" loext:opacity="100%" style:font-name="DejaVu Sans Mono1" fo:font-size="5.40000009536743pt" style:text-underline-style="none" style:font-name-asian="Monospace1" style:font-size-asian="5.40000009536743pt" style:font-name-complex="Monospace1" style:font-size-complex="5.40000009536743pt"/>
    </style:style>
    <style:style style:name="T30" style:family="text">
      <style:text-properties fo:color="#666666" loext:opacity="100%" style:font-name="DejaVu Sans Mono1" fo:font-size="7pt" style:text-underline-style="none" style:font-name-asian="Monospace1" style:font-size-asian="7pt" style:font-name-complex="Monospace1" style:font-size-complex="7pt"/>
    </style:style>
    <style:style style:name="T31" style:family="text">
      <style:text-properties fo:color="#666666" loext:opacity="100%" style:font-name="Monospace1" fo:font-size="5.40000009536743pt" style:text-underline-style="none" fo:font-weight="bold" style:font-name-asian="Monospace1" style:font-size-asian="5.40000009536743pt" style:font-weight-asian="bold" style:font-name-complex="Monospace1" style:font-size-complex="5.40000009536743pt" style:font-weight-complex="bold"/>
    </style:style>
    <style:style style:name="T32" style:family="text">
      <style:text-properties fo:color="#666666" loext:opacity="100%" style:font-name="Monospace1" fo:font-size="5.40000009536743pt" style:text-underline-style="none" style:font-name-asian="Monospace1" style:font-size-asian="5.40000009536743pt" style:font-name-complex="Monospace1" style:font-size-complex="5.40000009536743pt"/>
    </style:style>
    <style:style style:name="T33" style:family="text">
      <style:text-properties fo:color="#666666" loext:opacity="100%" style:font-name="DejaVu Sans Mono1" fo:font-size="5.40000009536743pt" style:text-underline-style="none" fo:font-weight="bold" style:font-name-asian="Monospace1" style:font-size-asian="5.40000009536743pt" style:font-weight-asian="bold" style:font-name-complex="Monospace1" style:font-size-complex="5.40000009536743pt" style:font-weight-complex="bold"/>
    </style:style>
    <style:style style:name="T34" style:family="text">
      <style:text-properties fo:color="#ff0000" loext:opacity="100%" style:font-name="Monospace1" fo:font-size="5.40000009536743pt" style:text-underline-style="none" fo:font-weight="bold" style:font-name-asian="Monospace1" style:font-size-asian="5.40000009536743pt" style:font-weight-asian="bold" style:font-name-complex="Monospace1" style:font-size-complex="5.40000009536743pt" style:font-weight-complex="bold"/>
    </style:style>
    <style:style style:name="T35" style:family="text">
      <style:text-properties fo:color="#666666" loext:opacity="100%" style:font-name="Monospace1" fo:font-size="5.40000009536743pt" fo:font-style="italic" style:text-underline-style="none" style:font-name-asian="Monospace1" style:font-size-asian="5.40000009536743pt" style:font-style-asian="italic" style:font-name-complex="Monospace1" style:font-size-complex="5.40000009536743pt" style:font-style-complex="italic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66666" loext:opacity="100%" style:text-outline="false" style:text-line-through-style="none" style:text-line-through-type="none" style:font-name="DejaVu Sans Mono1" fo:font-size="5.40000009536743pt" fo:font-style="normal" fo:text-shadow="none" style:text-underline-style="none" fo:font-weight="bold" style:letter-kerning="true" style:font-name-asian="Monospace1" style:font-size-asian="5.40000009536743pt" style:font-style-asian="normal" style:font-weight-asian="bold" style:font-name-complex="Monospace1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66666" loext:opacity="100%" style:text-outline="false" style:text-line-through-style="none" style:text-line-through-type="none" style:font-name="DejaVu Sans Mono1" fo:font-size="5.40000009536743pt" fo:font-style="normal" fo:text-shadow="none" style:text-underline-style="none" fo:font-weight="normal" style:letter-kerning="true" style:font-name-asian="Monospace1" style:font-size-asian="5.40000009536743pt" style:font-style-asian="normal" style:font-weight-asian="normal" style:font-name-complex="Monospace1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66666" loext:opacity="100%" style:text-outline="false" style:text-line-through-style="none" style:text-line-through-type="none" style:font-name="DejaVu Sans Mono1" fo:font-size="8pt" fo:font-style="normal" fo:text-shadow="none" style:text-underline-style="none" fo:font-weight="normal" style:letter-kerning="true" style:font-name-asian="Noto Sans1" style:font-size-asian="8pt" style:font-style-asian="normal" style:font-weight-asian="normal" style:font-name-complex="Droid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666666" loext:opacity="100%" style:text-outline="false" style:text-line-through-style="none" style:text-line-through-type="none" style:font-name="DejaVu Sans Mono1" fo:font-size="5.40000009536743pt" fo:font-style="normal" fo:text-shadow="none" style:text-underline-style="none" fo:font-weight="normal" style:letter-kerning="true" style:font-name-asian="Noto Sans1" style:font-size-asian="5.40000009536743pt" style:font-style-asian="normal" style:font-weight-asian="normal" style:font-name-complex="Droid Sans Devanagari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414363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1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1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414363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1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1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46" style:family="text">
      <style:text-properties fo:color="#ffffff" loext:opacity="100%" fo:font-size="16pt" fo:font-weight="normal" style:font-size-asian="16pt" style:font-weight-asian="normal" style:font-size-complex="16pt" style:font-weight-complex="normal"/>
    </style:style>
    <style:style style:name="T47" style:family="text">
      <style:text-properties fo:color="#ffffff" loext:opacity="100%" fo:font-size="24pt" style:font-size-asian="24pt" style:font-size-complex="24pt"/>
    </style:style>
    <style:style style:name="T48" style:family="text">
      <style:text-properties fo:color="#dddddd" loext:opacity="100%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1" style:font-size-asian="32pt" style:font-style-asian="normal" style:font-weight-asian="bold" style:font-name-complex="Droid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normal" style:letter-kerning="true" style:font-name-asian="Noto Sans1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1" style:font-size-asian="21pt" style:font-style-asian="normal" style:font-weight-asian="normal" style:font-name-complex="Droid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1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f0055" loext:opacity="10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644632" loext:opacity="10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5032" loext:opacity="100%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5032" loext:opacity="10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333333" loext:opacity="100%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ea7500" loext:opacity="100%" fo:font-size="24pt" fo:font-weight="bold" style:font-size-asian="24pt" style:font-weight-asian="bold" style:font-size-complex="24pt" style:font-weight-complex="bold"/>
    </style:style>
    <style:style style:name="T61" style:family="text">
      <style:text-properties fo:font-variant="normal" fo:text-transform="none" fo:color="#dddddd" loext:opacity="10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f0055" loext:opacity="100%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2a00ff" loext:opacity="10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ea750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1" style:font-size-asian="24pt" style:font-style-asian="normal" style:font-weight-asian="bold" style:font-name-complex="Droid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66" style:family="text">
      <style:text-properties fo:font-size="32pt" fo:font-weight="bold" style:font-size-asian="32pt" style:font-weight-asian="bold" style:font-size-complex="32pt" style:font-weight-complex="bold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1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ff0000" loext:opacity="100%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color="#ea7500" loext:opacity="100%" fo:font-size="22pt" fo:font-weight="normal" style:font-size-asian="22pt" style:font-weight-asian="normal" style:font-size-complex="22pt" style:font-weight-complex="normal"/>
    </style:style>
    <style:style style:name="T71" style:family="text"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style:letter-kerning="true" style:font-name-asian="Noto Sans1" style:font-size-asian="24pt" style:font-style-asian="normal" style:font-name-complex="Droid Sans Devanagari" style:font-size-complex="24pt" style:font-style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1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eeeeee" loext:opacity="100%" fo:font-size="60pt" fo:font-weight="normal" style:font-size-asian="60pt" style:font-weight-asian="normal" style:font-size-complex="60pt" style:font-weight-complex="normal"/>
    </style:style>
    <style:style style:name="T74" style:family="text">
      <style:text-properties fo:font-variant="normal" fo:text-transform="none" fo:color="#7f0055" loext:opacity="100%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333333" loext:opacity="100%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8pt" fo:font-style="normal" fo:text-shadow="none" style:text-underline-style="none" fo:font-weight="bold" style:letter-kerning="true" style:font-name-asian="Monospace1" style:font-size-asian="8pt" style:font-style-asian="normal" style:font-weight-asian="bold" style:font-name-complex="Monospace1" style:font-size-complex="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2a00ff" loext:opacity="100%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8pt" fo:font-style="normal" fo:text-shadow="none" style:text-underline-style="none" fo:font-weight="bold" style:letter-kerning="true" style:font-name-asian="Monospace1" style:font-size-asian="8pt" style:font-style-asian="normal" style:font-weight-asian="bold" style:font-name-complex="Monospace1" style:font-size-complex="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5032" loext:opacity="100%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ffff" loext:opacity="100%" style:text-outline="false" style:text-line-through-style="none" style:text-line-through-type="none" style:font-name="Monospace1" fo:font-size="17pt" fo:font-style="normal" fo:text-shadow="none" style:text-underline-style="none" fo:font-weight="bold" style:letter-kerning="true" style:font-name-asian="Monospace1" style:font-size-asian="17pt" style:font-style-asian="normal" style:font-weight-asian="bold" style:font-name-complex="Monospace1" style:font-size-complex="17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666666" loext:opacity="100%" style:text-outline="false" style:text-line-through-style="none" style:text-line-through-type="none" style:font-name="Monospace1" fo:font-size="8pt" fo:font-style="normal" fo:text-shadow="none" style:text-underline-style="none" fo:font-weight="bold" style:letter-kerning="true" style:font-name-asian="Monospace1" style:font-size-asian="8pt" style:font-style-asian="normal" style:font-weight-asian="bold" style:font-name-complex="Monospace1" style:font-size-complex="8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666666" loext:opacity="100%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666666" loext:opacity="100%" style:text-outline="false" style:text-line-through-style="none" style:text-line-through-type="none" style:font-name="DejaVu Sans Mono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666666" loext:opacity="100%" style:text-outline="false" style:text-line-through-style="none" style:text-line-through-type="none" style:font-name="Liberation Sans3" fo:font-size="21pt" fo:font-style="normal" fo:text-shadow="none" style:text-underline-style="none" fo:font-weight="normal" style:letter-kerning="true" style:font-name-asian="Noto Sans1" style:font-size-asian="21pt" style:font-style-asian="normal" style:font-weight-asian="normal" style:font-name-complex="Droid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7f0055" loext:opacity="100%" style:text-outline="false" style:text-line-through-style="none" style:text-line-through-type="none" style:font-name="DejaVu Sans Mono1" fo:font-size="14pt" fo:font-style="normal" fo:text-shadow="none" style:text-underline-style="none" fo:font-weight="bold" style:letter-kerning="true" style:font-name-asian="Monospace1" style:font-size-asian="14pt" style:font-style-asian="normal" style:font-weight-asian="bold" style:font-name-complex="Monospace1" style:font-size-complex="14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13p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4pt" fo:font-style="normal" fo:text-shadow="none" style:text-underline-style="none" fo:font-weight="bold" style:letter-kerning="true" style:font-name-asian="Monospace1" style:font-size-asian="14pt" style:font-style-asian="normal" style:font-weight-asian="bold" style:font-name-complex="Monospace1" style:font-size-complex="14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5032" loext:opacity="10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style:font-name="DejaVu Sans Mono1" fo:font-size="14pt" fo:font-style="normal" fo:text-shadow="none" style:text-underline-style="none" style:letter-kerning="true" style:font-name-asian="Monospace1" style:font-size-asian="14pt" style:font-style-asian="normal" style:font-name-complex="Monospace1" style:font-size-complex="14pt" style:font-style-complex="normal" style:text-emphasize="none" style:font-relief="none" style:text-overline-style="none" style:text-overline-color="font-color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variant="normal" fo:text-transform="none" fo:color="#ff0000" loext:opacity="10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21pt" fo:font-weight="normal" style:font-size-asian="21pt" style:font-weight-asian="normal" style:font-size-complex="21pt" style:font-weight-complex="normal"/>
    </style:style>
    <style:style style:name="T100" style:family="text">
      <style:text-properties style:font-name="DejaVu Sans Mono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46cm" svg:height="21.068cm" svg:x="0cm" svg:y="-0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1.65cm" svg:height="10.16cm" svg:x="3.55cm" svg:y="5cm">
          <text:p text:style-name="P2"><text:span text:style-name="T1"/></text:p>
          <text:p text:style-name="P2"><text:span text:style-name="T1"/></text:p>
          <text:p text:style-name="P2"><text:span text:style-name="T2">BPL</text:span><text:span text:style-name="T3"><text:line-break/></text:span><text:span text:style-name="T3"/></text:p>
          <text:p text:style-name="P2"><text:span text:style-name="T4">A library</text:span></text:p>
          <text:p text:style-name="P2"><text:span text:style-name="T4">for easing</text:span></text:p>
          <text:p text:style-name="P2"><text:span text:style-name="T4">PIM </text:span><text:span text:style-name="T4">developme</text:span><text:span text:style-name="T4">nt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Example of code with UPMEM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9.525cm" svg:height="6.506cm" svg:x="16.605cm" svg:y="2.54cm">
          <draw:text-box>
            <text:p text:style-name="P7"><text:span text:style-name="T6">#include</text:span><text:span text:style-name="T7"> </text:span><text:span text:style-name="T8">&lt;mram.h&gt;</text:span></text:p>
            <text:p text:style-name="P7"><text:span text:style-name="T6">#include</text:span><text:span text:style-name="T7"> </text:span><text:span text:style-name="T8">&lt;stdbool.h&gt;</text:span></text:p>
            <text:p text:style-name="P7"><text:span text:style-name="T6">#include</text:span><text:span text:style-name="T7"> </text:span><text:span text:style-name="T8">&lt;stdint.h&gt;</text:span></text:p>
            <text:p text:style-name="P7"><text:span text:style-name="T9"/></text:p>
            <text:p text:style-name="P7"><text:span text:style-name="T6">#define</text:span><text:span text:style-name="T7"> CACHE_SIZE 256</text:span></text:p>
            <text:p text:style-name="P7"><text:span text:style-name="T6">#define</text:span><text:span text:style-name="T7"> BUFFER_SIZE (1 &lt;&lt; 16)</text:span></text:p>
            <text:p text:style-name="P7"><text:span text:style-name="T9"/></text:p>
            <text:p text:style-name="P7"><text:span text:style-name="T7">__mram_noinit </text:span><text:span text:style-name="T10">uint8_t</text:span><text:span text:style-name="T7"> buffer[BUFFER_SIZE];</text:span></text:p>
            <text:p text:style-name="P7"><text:span text:style-name="T7">__host </text:span><text:span text:style-name="T10">uint32_t</text:span><text:span text:style-name="T7"> checksum;</text:span></text:p>
            <text:p text:style-name="P7"><text:span text:style-name="T9"/></text:p>
            <text:p text:style-name="P7"><text:span text:style-name="T6">int</text:span><text:span text:style-name="T7"> </text:span><text:span text:style-name="T11">main</text:span><text:span text:style-name="T7">() {</text:span></text:p>
            <text:p text:style-name="P7"><text:span text:style-name="T12"><text:s text:c="2"/></text:span><text:span text:style-name="T7">__dma_aligned</text:span><text:span text:style-name="T12"> uint8_</text:span><text:span text:style-name="T7">t</text:span><text:span text:style-name="T12"> </text:span><text:span text:style-name="T7">local_cache</text:span><text:span text:style-name="T12">[CACHE_SIZE];</text:span></text:p>
            <text:p text:style-name="P7"><text:span text:style-name="T12"><text:s text:c="2"/></text:span><text:span text:style-name="T12">checksum = 0;</text:span></text:p>
            <text:p text:style-name="P7"><text:span text:style-name="T9"/></text:p>
            <text:p text:style-name="P7"><text:span text:style-name="T7"><text:s text:c="2"/></text:span><text:span text:style-name="T6">for</text:span><text:span text:style-name="T7"> (</text:span><text:span text:style-name="T6">unsigned</text:span><text:span text:style-name="T7"> </text:span><text:span text:style-name="T6">int</text:span><text:span text:style-name="T7"> bytes_read = 0; bytes_read &lt; BUFFER_SIZE;) {</text:span></text:p>
            <text:p text:style-name="P7"><text:span text:style-name="T12"><text:s text:c="4"/></text:span><text:span text:style-name="T7">mram_read</text:span><text:span text:style-name="T12">(&amp;buffer[bytes_read], </text:span><text:span text:style-name="T7">local_cache</text:span><text:span text:style-name="T12">, CACHE_SIZE);</text:span></text:p>
            <text:p text:style-name="P7"><text:span text:style-name="T9"/></text:p>
            <text:p text:style-name="P7"><text:span text:style-name="T7"><text:s text:c="4"/></text:span><text:span text:style-name="T6">for</text:span><text:span text:style-name="T7"> (</text:span><text:span text:style-name="T6">unsigned</text:span><text:span text:style-name="T7"> </text:span><text:span text:style-name="T6">int</text:span><text:span text:style-name="T7"> byte_index = 0; (byte_index &lt; CACHE_SIZE) &amp;&amp; </text:span></text:p>
            <text:p text:style-name="P7"><text:span text:style-name="T7"><text:s text:c="10"/></text:span><text:span text:style-name="T7">(bytes_read &lt; BUFFER_SIZE); byte_index++, bytes_read++) {</text:span></text:p>
            <text:p text:style-name="P7"><text:span text:style-name="T7"><text:s text:c="6"/></text:span><text:span text:style-name="T7">checksum += (</text:span><text:span text:style-name="T10">uint32_t</text:span><text:span text:style-name="T7">)local_cache[byte_index];</text:span></text:p>
            <text:p text:style-name="P7"><text:span text:style-name="T12"><text:s text:c="4"/></text:span><text:span text:style-name="T12">}</text:span></text:p>
            <text:p text:style-name="P7"><text:span text:style-name="T12"><text:s text:c="2"/></text:span><text:span text:style-name="T12">}</text:span></text:p>
            <text:p text:style-name="P7"><text:span text:style-name="T9"/></text:p>
            <text:p text:style-name="P7"><text:span text:style-name="T7"><text:s text:c="2"/></text:span><text:span text:style-name="T6">return</text:span><text:span text:style-name="T7"> checksum;</text:span></text:p>
            <text:p text:style-name="P7"><text:span text:style-name="T12">}</text:span></text:p>
          </draw:text-box>
        </draw:frame>
        <draw:frame draw:style-name="gr6" draw:text-style-name="P9" draw:layer="layout" svg:width="12.43cm" svg:height="15.874cm" svg:x="0.905cm" svg:y="2.541cm">
          <draw:text-box>
            <text:p text:style-name="P7"><text:span text:style-name="T13">/* Communication with a DPU via the MRAM. */</text:span></text:p>
            <text:p text:style-name="P7"><text:span text:style-name="T13">/* Populate the MRAM with a collection of bytes and request the DPUs to */</text:span></text:p>
            <text:p text:style-name="P7"><text:span text:style-name="T13">/* compute the checksums. */</text:span></text:p>
            <text:p text:style-name="P7"><text:span text:style-name="T14"/></text:p>
            <text:p text:style-name="P7"><text:span text:style-name="T15">#include</text:span><text:span text:style-name="T16"> </text:span><text:span text:style-name="T17">&lt;dpu.h&gt;</text:span></text:p>
            <text:p text:style-name="P7"><text:span text:style-name="T15">#include</text:span><text:span text:style-name="T16"> </text:span><text:span text:style-name="T17">&lt;assert.h&gt;</text:span></text:p>
            <text:p text:style-name="P7"><text:span text:style-name="T15">#include</text:span><text:span text:style-name="T16"> </text:span><text:span text:style-name="T17">&lt;stdint.h&gt;</text:span></text:p>
            <text:p text:style-name="P7"><text:span text:style-name="T15">#include</text:span><text:span text:style-name="T16"> </text:span><text:span text:style-name="T17">&lt;stdio.h&gt;</text:span></text:p>
            <text:p text:style-name="P7"><text:span text:style-name="T14"/></text:p>
            <text:p text:style-name="P7"><text:span text:style-name="T15">#ifndef</text:span><text:span text:style-name="T16"> DPU_BINARY</text:span></text:p>
            <text:p text:style-name="P7"><text:span text:style-name="T15">#define</text:span><text:span text:style-name="T16"> DPU_BINARY </text:span><text:span text:style-name="T17">"trivial_checksum_example"</text:span></text:p>
            <text:p text:style-name="P7"><text:span text:style-name="T18">#endif</text:span></text:p>
            <text:p text:style-name="P7"><text:span text:style-name="T14"/></text:p>
            <text:p text:style-name="P7"><text:span text:style-name="T13">/* Size of the buffer for which we compute the checksum: 64KBytes. */</text:span></text:p>
            <text:p text:style-name="P7"><text:span text:style-name="T15">#define</text:span><text:span text:style-name="T16"> BUFFER_SIZE (1 &lt;&lt; 16)</text:span></text:p>
            <text:p text:style-name="P7"><text:span text:style-name="T14"/></text:p>
            <text:p text:style-name="P7"><text:span text:style-name="T15">void</text:span><text:span text:style-name="T16"> </text:span><text:span text:style-name="T19">populate_mram</text:span><text:span text:style-name="T16">(</text:span><text:span text:style-name="T15">struct</text:span><text:span text:style-name="T16"> </text:span><text:span text:style-name="T20">dpu_set_t</text:span><text:span text:style-name="T16"> set, </text:span><text:span text:style-name="T20">uint32_t</text:span><text:span text:style-name="T16"> nr_dpus) {</text:span></text:p>
            <text:p text:style-name="P7"><text:span text:style-name="T16"><text:s text:c="2"/></text:span><text:span text:style-name="T15">struct</text:span><text:span text:style-name="T16"> </text:span><text:span text:style-name="T20">dpu_set_t</text:span><text:span text:style-name="T16"> dpu;</text:span></text:p>
            <text:p text:style-name="P7"><text:span text:style-name="T16"><text:s text:c="2"/></text:span><text:span text:style-name="T20">uint32_t</text:span><text:span text:style-name="T16"> each_dpu;</text:span></text:p>
            <text:p text:style-name="P7"><text:span text:style-name="T16"><text:s text:c="2"/></text:span><text:span text:style-name="T20">uint8_t</text:span><text:span text:style-name="T16"> *buffer = </text:span><text:span text:style-name="T21">malloc</text:span><text:span text:style-name="T16">(BUFFER_SIZE * nr_dpus);</text:span></text:p>
            <text:p text:style-name="P7"><text:span text:style-name="T13"><text:s text:c="2"/></text:span><text:span text:style-name="T16">DPU_FOREACH(set, dpu, each_dpu)</text:span><text:span text:style-name="T13"> {</text:span></text:p>
            <text:p text:style-name="P7"><text:span text:style-name="T16"><text:s text:c="4"/></text:span><text:span text:style-name="T15">for</text:span><text:span text:style-name="T16"> (</text:span><text:span text:style-name="T15">int</text:span><text:span text:style-name="T16"> byte_index = 0; byte_index &lt; BUFFER_SIZE; byte_index++) {</text:span></text:p>
            <text:p text:style-name="P7"><text:span text:style-name="T16"><text:s text:c="6"/></text:span><text:span text:style-name="T16">buffer[each_dpu * BUFFER_SIZE + byte_index] = (</text:span><text:span text:style-name="T20">uint8_t</text:span><text:span text:style-name="T16">)byte_index;</text:span></text:p>
            <text:p text:style-name="P7"><text:span text:style-name="T13"><text:s text:c="4"/></text:span><text:span text:style-name="T13">}</text:span></text:p>
            <text:p text:style-name="P7"><text:span text:style-name="T16"><text:s text:c="4"/></text:span><text:span text:style-name="T16">buffer[each_dpu * BUFFER_SIZE] += each_dpu; </text:span><text:span text:style-name="T22">// each dpu will compute a different checksum</text:span></text:p>
            <text:p text:style-name="P7"><text:span text:style-name="T16"><text:s text:c="4"/></text:span><text:span text:style-name="T16">DPU_ASSERT(</text:span><text:span text:style-name="T21">dpu_prepare_xfer</text:span><text:span text:style-name="T16">(dpu, &amp;buffer[each_dpu * BUFFER_SIZE]));</text:span></text:p>
            <text:p text:style-name="P7"><text:span text:style-name="T13"><text:s text:c="2"/></text:span><text:span text:style-name="T13">}</text:span></text:p>
            <text:p text:style-name="P7"><text:span text:style-name="T16"><text:s text:c="2"/></text:span><text:span text:style-name="T16">DPU_ASSERT(</text:span><text:span text:style-name="T21">dpu_push_xfer</text:span><text:span text:style-name="T16">(set, </text:span><text:span text:style-name="T23">DPU_XFER_TO_DPU</text:span><text:span text:style-name="T16">, </text:span><text:span text:style-name="T17">"buffer"</text:span><text:span text:style-name="T16">, 0, BUFFER_SIZE, </text:span><text:span text:style-name="T23">DPU_XFER_DEFAULT</text:span><text:span text:style-name="T16">));</text:span></text:p>
            <text:p text:style-name="P7"><text:span text:style-name="T16"><text:s text:c="2"/></text:span><text:span text:style-name="T21">free</text:span><text:span text:style-name="T16">(buffer);</text:span></text:p>
            <text:p text:style-name="P7"><text:span text:style-name="T13">}</text:span></text:p>
            <text:p text:style-name="P7"><text:span text:style-name="T14"/></text:p>
            <text:p text:style-name="P7"><text:span text:style-name="T15">void</text:span><text:span text:style-name="T16"> </text:span><text:span text:style-name="T19">print_checksums</text:span><text:span text:style-name="T16">(</text:span><text:span text:style-name="T15">struct</text:span><text:span text:style-name="T16"> </text:span><text:span text:style-name="T20">dpu_set_t</text:span><text:span text:style-name="T16"> set, </text:span><text:span text:style-name="T20">uint32_t</text:span><text:span text:style-name="T16"> nr_dpus) {</text:span></text:p>
            <text:p text:style-name="P7"><text:span text:style-name="T16"><text:s text:c="2"/></text:span><text:span text:style-name="T15">struct</text:span><text:span text:style-name="T16"> </text:span><text:span text:style-name="T20">dpu_set_t</text:span><text:span text:style-name="T16"> dpu;</text:span></text:p>
            <text:p text:style-name="P7"><text:span text:style-name="T16"><text:s text:c="2"/></text:span><text:span text:style-name="T20">uint32_t</text:span><text:span text:style-name="T16"> each_dpu;</text:span></text:p>
            <text:p text:style-name="P7"><text:span text:style-name="T16"><text:s text:c="2"/></text:span><text:span text:style-name="T20">uint32_t</text:span><text:span text:style-name="T16"> checksums[nr_dpus];</text:span></text:p>
            <text:p text:style-name="P7"><text:span text:style-name="T13"><text:s text:c="2"/></text:span><text:span text:style-name="T16">DPU_FOREACH(set, dpu, each_dpu)</text:span><text:span text:style-name="T13"> {</text:span></text:p>
            <text:p text:style-name="P7"><text:span text:style-name="T16"><text:s text:c="4"/></text:span><text:span text:style-name="T16">DPU_ASSERT(</text:span><text:span text:style-name="T21">dpu_prepare_xfer</text:span><text:span text:style-name="T16">(dpu, &amp;checksums[each_dpu]));</text:span></text:p>
            <text:p text:style-name="P7"><text:span text:style-name="T13"><text:s text:c="2"/></text:span><text:span text:style-name="T13">}</text:span></text:p>
            <text:p text:style-name="P7"><text:span text:style-name="T16"><text:s text:c="2"/></text:span><text:span text:style-name="T16">DPU_ASSERT(</text:span><text:span text:style-name="T21">dpu_push_xfer</text:span><text:span text:style-name="T16">(set, </text:span><text:span text:style-name="T23">DPU_XFER_FROM_DPU</text:span><text:span text:style-name="T16">, </text:span><text:span text:style-name="T17">"checksum"</text:span><text:span text:style-name="T16">, 0, </text:span><text:span text:style-name="T15">sizeof</text:span><text:span text:style-name="T16">(</text:span><text:span text:style-name="T20">uint32_t</text:span><text:span text:style-name="T16">), </text:span><text:span text:style-name="T23">DPU_XFER_DEFAULT</text:span><text:span text:style-name="T16">));</text:span></text:p>
            <text:p text:style-name="P7"><text:span text:style-name="T14"/></text:p>
            <text:p text:style-name="P7"><text:span text:style-name="T13"><text:s text:c="2"/></text:span><text:span text:style-name="T16">DPU_FOREACH(set, dpu, each_dpu)</text:span><text:span text:style-name="T13"> {</text:span></text:p>
            <text:p text:style-name="P7"><text:span text:style-name="T16"><text:s text:c="4"/></text:span><text:span text:style-name="T16">printf(</text:span><text:span text:style-name="T17">"[%u] computed checksum = 0x%08x\n"</text:span><text:span text:style-name="T16">, each_dpu, checksums[each_dpu]);</text:span></text:p>
            <text:p text:style-name="P7"><text:span text:style-name="T13"><text:s text:c="2"/></text:span><text:span text:style-name="T13">}</text:span></text:p>
            <text:p text:style-name="P7"><text:span text:style-name="T13">}</text:span></text:p>
            <text:p text:style-name="P7"><text:span text:style-name="T14"/></text:p>
            <text:p text:style-name="P7"><text:span text:style-name="T15">int</text:span><text:span text:style-name="T16"> </text:span><text:span text:style-name="T19">main</text:span><text:span text:style-name="T16">() {</text:span></text:p>
            <text:p text:style-name="P7"><text:span text:style-name="T16"><text:s text:c="2"/></text:span><text:span text:style-name="T15">struct</text:span><text:span text:style-name="T16"> </text:span><text:span text:style-name="T20">dpu_set_t</text:span><text:span text:style-name="T16"> set, dpu;</text:span></text:p>
            <text:p text:style-name="P7"><text:span text:style-name="T16"><text:s text:c="2"/></text:span><text:span text:style-name="T20">uint32_t</text:span><text:span text:style-name="T16"> nr_dpus;</text:span></text:p>
            <text:p text:style-name="P7"><text:span text:style-name="T14"/></text:p>
            <text:p text:style-name="P7"><text:span text:style-name="T16"><text:s text:c="2"/></text:span><text:span text:style-name="T16">DPU_ASSERT(</text:span><text:span text:style-name="T21">dpu_alloc</text:span><text:span text:style-name="T16">(DPU_ALLOCATE_ALL, NULL, &amp;set));</text:span></text:p>
            <text:p text:style-name="P7"><text:span text:style-name="T16"><text:s text:c="2"/></text:span><text:span text:style-name="T16">DPU_ASSERT(</text:span><text:span text:style-name="T21">dpu_load</text:span><text:span text:style-name="T16">(set, DPU_BINARY, NULL));</text:span></text:p>
            <text:p text:style-name="P7"><text:span text:style-name="T16"><text:s text:c="2"/></text:span><text:span text:style-name="T16">DPU_ASSERT(</text:span><text:span text:style-name="T21">dpu_get_nr_dpus</text:span><text:span text:style-name="T16">(set, &amp;nr_dpus));</text:span></text:p>
            <text:p text:style-name="P7"><text:span text:style-name="T13"><text:s text:c="2"/></text:span><text:span text:style-name="T13">populate_mram(set, nr_dpus);</text:span></text:p>
            <text:p text:style-name="P7"><text:span text:style-name="T14"/></text:p>
            <text:p text:style-name="P7"><text:span text:style-name="T16"><text:s text:c="2"/></text:span><text:span text:style-name="T16">DPU_ASSERT(</text:span><text:span text:style-name="T21">dpu_launch</text:span><text:span text:style-name="T16">(set, </text:span><text:span text:style-name="T23">DPU_SYNCHRONOUS</text:span><text:span text:style-name="T16">));</text:span></text:p>
            <text:p text:style-name="P7"><text:span text:style-name="T13"><text:s text:c="2"/></text:span><text:span text:style-name="T13">print_checksums(set, nr_dpus);</text:span></text:p>
            <text:p text:style-name="P7"><text:span text:style-name="T14"/></text:p>
            <text:p text:style-name="P7"><text:span text:style-name="T16"><text:s text:c="2"/></text:span><text:span text:style-name="T16">DPU_ASSERT(</text:span><text:span text:style-name="T21">dpu_free</text:span><text:span text:style-name="T16">(set));</text:span></text:p>
            <text:p text:style-name="P7"><text:span text:style-name="T16"><text:s text:c="2"/></text:span><text:span text:style-name="T15">return</text:span><text:span text:style-name="T16"> 0;</text:span></text:p>
            <text:p text:style-name="P7"><text:span text:style-name="T13">}</text:span></text:p>
          </draw:text-box>
        </draw:frame>
        <draw:frame draw:style-name="gr7" draw:text-style-name="P11" draw:layer="layout" svg:width="3.045cm" svg:height="0.873cm" svg:x="10.29cm" svg:y="2.541cm">
          <draw:text-box>
            <text:p text:style-name="P10"><text:span text:style-name="T24">HOST</text:span></text:p>
          </draw:text-box>
        </draw:frame>
        <draw:frame draw:style-name="gr8" draw:text-style-name="P11" draw:layer="layout" svg:width="3.045cm" svg:height="0.875cm" svg:x="23.091cm" svg:y="2.54cm">
          <draw:text-box>
            <text:p text:style-name="P10"><text:span text:style-name="T24">DPU</text:span></text:p>
          </draw:text-box>
        </draw:frame>
        <draw:frame draw:style-name="gr9" draw:text-style-name="P13" draw:layer="layout" svg:width="10.89cm" svg:height="5.715cm" svg:x="15.24cm" svg:y="12.7cm">
          <draw:text-box>
            <text:p text:style-name="P10"><text:span text:style-name="T25"><text:line-break/></text:span><text:span text:style-name="T25">Example:</text:span><text:span text:style-name="T25"><text:line-break/></text:span><text:span text:style-name="T25"/></text:p>
            <text:p text:style-name="P12"><text:span text:style-name="T26">Computing the checkum </text:span></text:p>
            <text:p text:style-name="P12"><text:span text:style-name="T26">of a buffer</text:span><text:span text:style-name="T26"><text:line-break/></text:span><text:span text:style-name="T26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15" draw:layer="layout" svg:width="28cm" svg:height="1.905cm" svg:x="0cm" svg:y="0cm">
          <text:p text:style-name="P14"><text:span text:style-name="T5">Example of code with UPMEM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9.525cm" svg:height="6.506cm" svg:x="16.605cm" svg:y="2.54cm">
          <draw:text-box>
            <text:p text:style-name="P7"><text:span text:style-name="T6">#include</text:span><text:span text:style-name="T7"> </text:span><text:span text:style-name="T8">&lt;mram.h&gt;</text:span></text:p>
            <text:p text:style-name="P7"><text:span text:style-name="T6">#include</text:span><text:span text:style-name="T7"> </text:span><text:span text:style-name="T8">&lt;stdbool.h&gt;</text:span></text:p>
            <text:p text:style-name="P7"><text:span text:style-name="T6">#include</text:span><text:span text:style-name="T7"> </text:span><text:span text:style-name="T8">&lt;stdint.h&gt;</text:span></text:p>
            <text:p text:style-name="P7"><text:span text:style-name="T9"/></text:p>
            <text:p text:style-name="P7"><text:span text:style-name="T6">#define</text:span><text:span text:style-name="T7"> CACHE_SIZE 256</text:span></text:p>
            <text:p text:style-name="P7"><text:span text:style-name="T6">#define</text:span><text:span text:style-name="T7"> BUFFER_SIZE (1 &lt;&lt; 16)</text:span></text:p>
            <text:p text:style-name="P7"><text:span text:style-name="T9"/></text:p>
            <text:p text:style-name="P7"><text:span text:style-name="T7">__mram_noinit </text:span><text:span text:style-name="T10">uint8_t</text:span><text:span text:style-name="T7"> buffer[BUFFER_SIZE];</text:span></text:p>
            <text:p text:style-name="P7"><text:span text:style-name="T7">__host </text:span><text:span text:style-name="T10">uint32_t</text:span><text:span text:style-name="T7"> checksum;</text:span></text:p>
            <text:p text:style-name="P7"><text:span text:style-name="T9"/></text:p>
            <text:p text:style-name="P7"><text:span text:style-name="T6">int</text:span><text:span text:style-name="T7"> </text:span><text:span text:style-name="T11">main</text:span><text:span text:style-name="T7">() {</text:span></text:p>
            <text:p text:style-name="P7"><text:span text:style-name="T12"><text:s text:c="2"/></text:span><text:span text:style-name="T7">__dma_aligned</text:span><text:span text:style-name="T12"> uint8_</text:span><text:span text:style-name="T7">t</text:span><text:span text:style-name="T12"> </text:span><text:span text:style-name="T7">local_cache</text:span><text:span text:style-name="T12">[CACHE_SIZE];</text:span></text:p>
            <text:p text:style-name="P7"><text:span text:style-name="T12"><text:s text:c="2"/></text:span><text:span text:style-name="T12">checksum = 0;</text:span></text:p>
            <text:p text:style-name="P7"><text:span text:style-name="T9"/></text:p>
            <text:p text:style-name="P7"><text:span text:style-name="T7"><text:s text:c="2"/></text:span><text:span text:style-name="T6">for</text:span><text:span text:style-name="T7"> (</text:span><text:span text:style-name="T6">unsigned</text:span><text:span text:style-name="T7"> </text:span><text:span text:style-name="T6">int</text:span><text:span text:style-name="T7"> bytes_read = 0; bytes_read &lt; BUFFER_SIZE;) {</text:span></text:p>
            <text:p text:style-name="P7"><text:span text:style-name="T12"><text:s text:c="4"/></text:span><text:span text:style-name="T7">mram_read</text:span><text:span text:style-name="T12">(&amp;buffer[bytes_read], </text:span><text:span text:style-name="T7">local_cache</text:span><text:span text:style-name="T12">, CACHE_SIZE);</text:span></text:p>
            <text:p text:style-name="P7"><text:span text:style-name="T9"/></text:p>
            <text:p text:style-name="P7"><text:span text:style-name="T7"><text:s text:c="4"/></text:span><text:span text:style-name="T6">for</text:span><text:span text:style-name="T7"> (</text:span><text:span text:style-name="T6">unsigned</text:span><text:span text:style-name="T7"> </text:span><text:span text:style-name="T6">int</text:span><text:span text:style-name="T7"> byte_index = 0; (byte_index &lt; CACHE_SIZE) &amp;&amp; </text:span></text:p>
            <text:p text:style-name="P7"><text:span text:style-name="T7"><text:s text:c="10"/></text:span><text:span text:style-name="T7">(bytes_read &lt; BUFFER_SIZE); byte_index++, bytes_read++) {</text:span></text:p>
            <text:p text:style-name="P7"><text:span text:style-name="T7"><text:s text:c="6"/></text:span><text:span text:style-name="T7">checksum += (</text:span><text:span text:style-name="T10">uint32_t</text:span><text:span text:style-name="T7">)local_cache[byte_index];</text:span></text:p>
            <text:p text:style-name="P7"><text:span text:style-name="T12"><text:s text:c="4"/></text:span><text:span text:style-name="T12">}</text:span></text:p>
            <text:p text:style-name="P7"><text:span text:style-name="T12"><text:s text:c="2"/></text:span><text:span text:style-name="T12">}</text:span></text:p>
            <text:p text:style-name="P7"><text:span text:style-name="T9"/></text:p>
            <text:p text:style-name="P7"><text:span text:style-name="T7"><text:s text:c="2"/></text:span><text:span text:style-name="T6">return</text:span><text:span text:style-name="T7"> checksum;</text:span></text:p>
            <text:p text:style-name="P7"><text:span text:style-name="T12">}</text:span></text:p>
          </draw:text-box>
        </draw:frame>
        <draw:frame draw:style-name="gr11" draw:text-style-name="P9" draw:layer="layout" svg:width="12.43cm" svg:height="15.874cm" svg:x="0.905cm" svg:y="2.541cm">
          <draw:text-box>
            <text:p text:style-name="P7"><text:span text:style-name="T13">/* Communication with a DPU via the MRAM. */</text:span></text:p>
            <text:p text:style-name="P7"><text:span text:style-name="T13">/* Populate the MRAM with a collection of bytes and request the DPUs to */</text:span></text:p>
            <text:p text:style-name="P7"><text:span text:style-name="T13">/* compute the checksums. */</text:span></text:p>
            <text:p text:style-name="P7"><text:span text:style-name="T14"/></text:p>
            <text:p text:style-name="P7"><text:span text:style-name="T15">#include</text:span><text:span text:style-name="T16"> </text:span><text:span text:style-name="T17">&lt;dpu.h&gt;</text:span></text:p>
            <text:p text:style-name="P7"><text:span text:style-name="T15">#include</text:span><text:span text:style-name="T16"> </text:span><text:span text:style-name="T17">&lt;assert.h&gt;</text:span></text:p>
            <text:p text:style-name="P7"><text:span text:style-name="T15">#include</text:span><text:span text:style-name="T16"> </text:span><text:span text:style-name="T17">&lt;stdint.h&gt;</text:span></text:p>
            <text:p text:style-name="P7"><text:span text:style-name="T15">#include</text:span><text:span text:style-name="T16"> </text:span><text:span text:style-name="T17">&lt;stdio.h&gt;</text:span></text:p>
            <text:p text:style-name="P7"><text:span text:style-name="T14"/></text:p>
            <text:p text:style-name="P7"><text:span text:style-name="T15">#ifndef</text:span><text:span text:style-name="T16"> DPU_BINARY</text:span></text:p>
            <text:p text:style-name="P7"><text:span text:style-name="T15">#define</text:span><text:span text:style-name="T16"> DPU_BINARY </text:span><text:span text:style-name="T17">"trivial_checksum_example"</text:span></text:p>
            <text:p text:style-name="P7"><text:span text:style-name="T18">#endif</text:span></text:p>
            <text:p text:style-name="P7"><text:span text:style-name="T14"/></text:p>
            <text:p text:style-name="P7"><text:span text:style-name="T13">/* Size of the buffer for which we compute the checksum: 64KBytes. */</text:span></text:p>
            <text:p text:style-name="P7"><text:span text:style-name="T15">#define</text:span><text:span text:style-name="T16"> BUFFER_SIZE (1 &lt;&lt; 16)</text:span></text:p>
            <text:p text:style-name="P7"><text:span text:style-name="T14"/></text:p>
            <text:p text:style-name="P7"><text:span text:style-name="T15">void</text:span><text:span text:style-name="T16"> </text:span><text:span text:style-name="T19">populate_mram</text:span><text:span text:style-name="T16">(</text:span><text:span text:style-name="T15">struct</text:span><text:span text:style-name="T16"> </text:span><text:span text:style-name="T20">dpu_set_t</text:span><text:span text:style-name="T16"> set, </text:span><text:span text:style-name="T20">uint32_t</text:span><text:span text:style-name="T16"> nr_dpus) {</text:span></text:p>
            <text:p text:style-name="P7"><text:span text:style-name="T16"><text:s text:c="2"/></text:span><text:span text:style-name="T15">struct</text:span><text:span text:style-name="T16"> </text:span><text:span text:style-name="T20">dpu_set_t</text:span><text:span text:style-name="T16"> dpu;</text:span></text:p>
            <text:p text:style-name="P7"><text:span text:style-name="T16"><text:s text:c="2"/></text:span><text:span text:style-name="T20">uint32_t</text:span><text:span text:style-name="T16"> each_dpu;</text:span></text:p>
            <text:p text:style-name="P7"><text:span text:style-name="T16"><text:s text:c="2"/></text:span><text:span text:style-name="T20">uint8_t</text:span><text:span text:style-name="T16"> *buffer = </text:span><text:span text:style-name="T21">malloc</text:span><text:span text:style-name="T16">(BUFFER_SIZE * nr_dpus);</text:span></text:p>
            <text:p text:style-name="P7"><text:span text:style-name="T13"><text:s text:c="2"/></text:span><text:span text:style-name="T16">DPU_FOREACH(set, dpu, each_dpu)</text:span><text:span text:style-name="T13"> {</text:span></text:p>
            <text:p text:style-name="P7"><text:span text:style-name="T16"><text:s text:c="4"/></text:span><text:span text:style-name="T15">for</text:span><text:span text:style-name="T16"> (</text:span><text:span text:style-name="T15">int</text:span><text:span text:style-name="T16"> byte_index = 0; byte_index &lt; BUFFER_SIZE; byte_index++) {</text:span></text:p>
            <text:p text:style-name="P7"><text:span text:style-name="T16"><text:s text:c="6"/></text:span><text:span text:style-name="T16">buffer[each_dpu * BUFFER_SIZE + byte_index] = (</text:span><text:span text:style-name="T20">uint8_t</text:span><text:span text:style-name="T16">)byte_index;</text:span></text:p>
            <text:p text:style-name="P7"><text:span text:style-name="T13"><text:s text:c="4"/></text:span><text:span text:style-name="T13">}</text:span></text:p>
            <text:p text:style-name="P7"><text:span text:style-name="T16"><text:s text:c="4"/></text:span><text:span text:style-name="T16">buffer[each_dpu * BUFFER_SIZE] += each_dpu; </text:span><text:span text:style-name="T22">// each dpu will compute a different checksum</text:span></text:p>
            <text:p text:style-name="P7"><text:span text:style-name="T16"><text:s text:c="4"/></text:span><text:span text:style-name="T16">DPU_ASSERT(</text:span><text:span text:style-name="T21">dpu_prepare_xfer</text:span><text:span text:style-name="T16">(dpu, &amp;buffer[each_dpu * BUFFER_SIZE]));</text:span></text:p>
            <text:p text:style-name="P7"><text:span text:style-name="T13"><text:s text:c="2"/></text:span><text:span text:style-name="T13">}</text:span></text:p>
            <text:p text:style-name="P7"><text:span text:style-name="T16"><text:s text:c="2"/></text:span><text:span text:style-name="T16">DPU_ASSERT(</text:span><text:span text:style-name="T21">dpu_push_xfer</text:span><text:span text:style-name="T16">(set, </text:span><text:span text:style-name="T23">DPU_XFER_TO_DPU</text:span><text:span text:style-name="T16">, </text:span><text:span text:style-name="T17">"buffer"</text:span><text:span text:style-name="T16">, 0, BUFFER_SIZE, </text:span><text:span text:style-name="T23">DPU_XFER_DEFAULT</text:span><text:span text:style-name="T16">));</text:span></text:p>
            <text:p text:style-name="P7"><text:span text:style-name="T16"><text:s text:c="2"/></text:span><text:span text:style-name="T21">free</text:span><text:span text:style-name="T16">(buffer);</text:span></text:p>
            <text:p text:style-name="P7"><text:span text:style-name="T13">}</text:span></text:p>
            <text:p text:style-name="P7"><text:span text:style-name="T14"/></text:p>
            <text:p text:style-name="P7"><text:span text:style-name="T15">void</text:span><text:span text:style-name="T16"> </text:span><text:span text:style-name="T19">print_checksums</text:span><text:span text:style-name="T16">(</text:span><text:span text:style-name="T15">struct</text:span><text:span text:style-name="T16"> </text:span><text:span text:style-name="T20">dpu_set_t</text:span><text:span text:style-name="T16"> set, </text:span><text:span text:style-name="T20">uint32_t</text:span><text:span text:style-name="T16"> nr_dpus) {</text:span></text:p>
            <text:p text:style-name="P7"><text:span text:style-name="T16"><text:s text:c="2"/></text:span><text:span text:style-name="T15">struct</text:span><text:span text:style-name="T16"> </text:span><text:span text:style-name="T20">dpu_set_t</text:span><text:span text:style-name="T16"> dpu;</text:span></text:p>
            <text:p text:style-name="P7"><text:span text:style-name="T16"><text:s text:c="2"/></text:span><text:span text:style-name="T20">uint32_t</text:span><text:span text:style-name="T16"> each_dpu;</text:span></text:p>
            <text:p text:style-name="P7"><text:span text:style-name="T16"><text:s text:c="2"/></text:span><text:span text:style-name="T20">uint32_t</text:span><text:span text:style-name="T16"> checksums[nr_dpus];</text:span></text:p>
            <text:p text:style-name="P7"><text:span text:style-name="T13"><text:s text:c="2"/></text:span><text:span text:style-name="T16">DPU_FOREACH(set, dpu, each_dpu)</text:span><text:span text:style-name="T13"> {</text:span></text:p>
            <text:p text:style-name="P7"><text:span text:style-name="T16"><text:s text:c="4"/></text:span><text:span text:style-name="T16">DPU_ASSERT(</text:span><text:span text:style-name="T21">dpu_prepare_xfer</text:span><text:span text:style-name="T16">(dpu, &amp;checksums[each_dpu]));</text:span></text:p>
            <text:p text:style-name="P7"><text:span text:style-name="T13"><text:s text:c="2"/></text:span><text:span text:style-name="T13">}</text:span></text:p>
            <text:p text:style-name="P7"><text:span text:style-name="T16"><text:s text:c="2"/></text:span><text:span text:style-name="T16">DPU_ASSERT(</text:span><text:span text:style-name="T21">dpu_push_xfer</text:span><text:span text:style-name="T16">(set, </text:span><text:span text:style-name="T23">DPU_XFER_FROM_DPU</text:span><text:span text:style-name="T16">, </text:span><text:span text:style-name="T17">"checksum"</text:span><text:span text:style-name="T16">, 0, </text:span><text:span text:style-name="T15">sizeof</text:span><text:span text:style-name="T16">(</text:span><text:span text:style-name="T20">uint32_t</text:span><text:span text:style-name="T16">), </text:span><text:span text:style-name="T23">DPU_XFER_DEFAULT</text:span><text:span text:style-name="T16">));</text:span></text:p>
            <text:p text:style-name="P7"><text:span text:style-name="T14"/></text:p>
            <text:p text:style-name="P7"><text:span text:style-name="T13"><text:s text:c="2"/></text:span><text:span text:style-name="T16">DPU_FOREACH(set, dpu, each_dpu)</text:span><text:span text:style-name="T13"> {</text:span></text:p>
            <text:p text:style-name="P7"><text:span text:style-name="T16"><text:s text:c="4"/></text:span><text:span text:style-name="T16">printf(</text:span><text:span text:style-name="T17">"[%u] computed checksum = 0x%08x\n"</text:span><text:span text:style-name="T16">, each_dpu, checksums[each_dpu]);</text:span></text:p>
            <text:p text:style-name="P7"><text:span text:style-name="T13"><text:s text:c="2"/></text:span><text:span text:style-name="T13">}</text:span></text:p>
            <text:p text:style-name="P7"><text:span text:style-name="T13">}</text:span></text:p>
            <text:p text:style-name="P7"><text:span text:style-name="T14"/></text:p>
            <text:p text:style-name="P7"><text:span text:style-name="T15">int</text:span><text:span text:style-name="T16"> </text:span><text:span text:style-name="T19">main</text:span><text:span text:style-name="T16">() {</text:span></text:p>
            <text:p text:style-name="P7"><text:span text:style-name="T16"><text:s text:c="2"/></text:span><text:span text:style-name="T15">struct</text:span><text:span text:style-name="T16"> </text:span><text:span text:style-name="T20">dpu_set_t</text:span><text:span text:style-name="T16"> set, dpu;</text:span></text:p>
            <text:p text:style-name="P7"><text:span text:style-name="T16"><text:s text:c="2"/></text:span><text:span text:style-name="T20">uint32_t</text:span><text:span text:style-name="T16"> nr_dpus;</text:span></text:p>
            <text:p text:style-name="P7"><text:span text:style-name="T14"/></text:p>
            <text:p text:style-name="P7"><text:span text:style-name="T16"><text:s text:c="2"/></text:span><text:span text:style-name="T16">DPU_ASSERT(</text:span><text:span text:style-name="T21">dpu_alloc</text:span><text:span text:style-name="T16">(DPU_ALLOCATE_ALL, NULL, &amp;set));</text:span></text:p>
            <text:p text:style-name="P7"><text:span text:style-name="T16"><text:s text:c="2"/></text:span><text:span text:style-name="T16">DPU_ASSERT(</text:span><text:span text:style-name="T21">dpu_load</text:span><text:span text:style-name="T16">(set, DPU_BINARY, NULL));</text:span></text:p>
            <text:p text:style-name="P7"><text:span text:style-name="T16"><text:s text:c="2"/></text:span><text:span text:style-name="T16">DPU_ASSERT(</text:span><text:span text:style-name="T21">dpu_get_nr_dpus</text:span><text:span text:style-name="T16">(set, &amp;nr_dpus));</text:span></text:p>
            <text:p text:style-name="P7"><text:span text:style-name="T13"><text:s text:c="2"/></text:span><text:span text:style-name="T13">populate_mram(set, nr_dpus);</text:span></text:p>
            <text:p text:style-name="P7"><text:span text:style-name="T14"/></text:p>
            <text:p text:style-name="P7"><text:span text:style-name="T16"><text:s text:c="2"/></text:span><text:span text:style-name="T16">DPU_ASSERT(</text:span><text:span text:style-name="T21">dpu_launch</text:span><text:span text:style-name="T16">(set, </text:span><text:span text:style-name="T23">DPU_SYNCHRONOUS</text:span><text:span text:style-name="T16">));</text:span></text:p>
            <text:p text:style-name="P7"><text:span text:style-name="T13"><text:s text:c="2"/></text:span><text:span text:style-name="T13">print_checksums(set, nr_dpus);</text:span></text:p>
            <text:p text:style-name="P7"><text:span text:style-name="T14"/></text:p>
            <text:p text:style-name="P7"><text:span text:style-name="T16"><text:s text:c="2"/></text:span><text:span text:style-name="T16">DPU_ASSERT(</text:span><text:span text:style-name="T21">dpu_free</text:span><text:span text:style-name="T16">(set));</text:span></text:p>
            <text:p text:style-name="P7"><text:span text:style-name="T16"><text:s text:c="2"/></text:span><text:span text:style-name="T15">return</text:span><text:span text:style-name="T16"> 0;</text:span></text:p>
            <text:p text:style-name="P7"><text:span text:style-name="T13">}</text:span></text:p>
          </draw:text-box>
        </draw:frame>
        <draw:frame draw:style-name="gr12" draw:text-style-name="P11" draw:layer="layout" svg:width="3.045cm" svg:height="0.873cm" svg:x="10.29cm" svg:y="2.541cm">
          <draw:text-box>
            <text:p text:style-name="P10"><text:span text:style-name="T24">HOST</text:span></text:p>
          </draw:text-box>
        </draw:frame>
        <draw:frame draw:style-name="gr13" draw:text-style-name="P11" draw:layer="layout" svg:width="3.045cm" svg:height="0.875cm" svg:x="23.091cm" svg:y="2.54cm">
          <draw:text-box>
            <text:p text:style-name="P10"><text:span text:style-name="T24">DPU</text:span></text:p>
          </draw:text-box>
        </draw:frame>
        <draw:frame draw:style-name="gr14" draw:text-style-name="P16" draw:layer="layout" svg:width="1.848cm" svg:height="3.422cm" svg:x="14.092cm" svg:y="4.743cm">
          <draw:text-box>
            <text:p text:style-name="P10"><text:span text:style-name="T27">+</text:span></text:p>
          </draw:text-box>
        </draw:frame>
        <draw:frame draw:style-name="gr15" draw:text-style-name="P17" draw:layer="layout" svg:width="12.43cm" svg:height="0.873cm" svg:x="0.905cm" svg:y="18.543cm">
          <draw:text-box>
            <text:p text:style-name="P10"><text:span text:style-name="T28">One code for the Host part</text:span></text:p>
          </draw:text-box>
        </draw:frame>
        <draw:frame draw:style-name="gr16" draw:text-style-name="P18" draw:layer="layout" svg:width="9.525cm" svg:height="0.903cm" svg:x="16.605cm" svg:y="9.144cm">
          <draw:text-box>
            <text:p text:style-name="P10"><text:span text:style-name="T28">One code for the DPU par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Example of code with UPMEM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8" draw:layer="layout" svg:width="9.525cm" svg:height="6.506cm" svg:x="16.605cm" svg:y="2.54cm">
          <draw:text-box>
            <text:p text:style-name="P7"><text:span text:style-name="T6">#include</text:span><text:span text:style-name="T7"> </text:span><text:span text:style-name="T8">&lt;mram.h&gt;</text:span></text:p>
            <text:p text:style-name="P7"><text:span text:style-name="T6">#include</text:span><text:span text:style-name="T7"> </text:span><text:span text:style-name="T8">&lt;stdbool.h&gt;</text:span></text:p>
            <text:p text:style-name="P7"><text:span text:style-name="T6">#include</text:span><text:span text:style-name="T7"> </text:span><text:span text:style-name="T8">&lt;stdint.h&gt;</text:span></text:p>
            <text:p text:style-name="P7"><text:span text:style-name="T9"/></text:p>
            <text:p text:style-name="P7"><text:span text:style-name="T6">#define</text:span><text:span text:style-name="T7"> CACHE_SIZE 256</text:span></text:p>
            <text:p text:style-name="P7"><text:span text:style-name="T6">#define</text:span><text:span text:style-name="T7"> BUFFER_SIZE (1 &lt;&lt; 16)</text:span></text:p>
            <text:p text:style-name="P7"><text:span text:style-name="T9"/></text:p>
            <text:p text:style-name="P7"><text:span text:style-name="T7">__mram_noinit </text:span><text:span text:style-name="T10">uint8_t</text:span><text:span text:style-name="T7"> buffer[BUFFER_SIZE];</text:span></text:p>
            <text:p text:style-name="P7"><text:span text:style-name="T7">__host </text:span><text:span text:style-name="T10">uint32_t</text:span><text:span text:style-name="T7"> checksum;</text:span></text:p>
            <text:p text:style-name="P7"><text:span text:style-name="T9"/></text:p>
            <text:p text:style-name="P7"><text:span text:style-name="T6">int</text:span><text:span text:style-name="T7"> </text:span><text:span text:style-name="T11">main</text:span><text:span text:style-name="T7">() {</text:span></text:p>
            <text:p text:style-name="P7"><text:span text:style-name="T12"><text:s text:c="2"/></text:span><text:span text:style-name="T7">__dma_aligned</text:span><text:span text:style-name="T12"> uint8_</text:span><text:span text:style-name="T7">t</text:span><text:span text:style-name="T12"> </text:span><text:span text:style-name="T7">local_cache</text:span><text:span text:style-name="T12">[CACHE_SIZE];</text:span></text:p>
            <text:p text:style-name="P7"><text:span text:style-name="T12"><text:s text:c="2"/></text:span><text:span text:style-name="T12">checksum = 0;</text:span></text:p>
            <text:p text:style-name="P7"><text:span text:style-name="T9"/></text:p>
            <text:p text:style-name="P7"><text:span text:style-name="T7"><text:s text:c="2"/></text:span><text:span text:style-name="T6">for</text:span><text:span text:style-name="T7"> (</text:span><text:span text:style-name="T6">unsigned</text:span><text:span text:style-name="T7"> </text:span><text:span text:style-name="T6">int</text:span><text:span text:style-name="T7"> bytes_read = 0; bytes_read &lt; BUFFER_SIZE;) {</text:span></text:p>
            <text:p text:style-name="P7"><text:span text:style-name="T12"><text:s text:c="4"/></text:span><text:span text:style-name="T7">mram_read</text:span><text:span text:style-name="T12">(&amp;buffer[bytes_read], </text:span><text:span text:style-name="T7">local_cache</text:span><text:span text:style-name="T12">, CACHE_SIZE);</text:span></text:p>
            <text:p text:style-name="P7"><text:span text:style-name="T9"/></text:p>
            <text:p text:style-name="P7"><text:span text:style-name="T7"><text:s text:c="4"/></text:span><text:span text:style-name="T6">for</text:span><text:span text:style-name="T7"> (</text:span><text:span text:style-name="T6">unsigned</text:span><text:span text:style-name="T7"> </text:span><text:span text:style-name="T6">int</text:span><text:span text:style-name="T7"> byte_index = 0; (byte_index &lt; CACHE_SIZE) &amp;&amp; </text:span></text:p>
            <text:p text:style-name="P7"><text:span text:style-name="T7"><text:s text:c="10"/></text:span><text:span text:style-name="T7">(bytes_read &lt; BUFFER_SIZE); byte_index++, bytes_read++) {</text:span></text:p>
            <text:p text:style-name="P7"><text:span text:style-name="T7"><text:s text:c="6"/></text:span><text:span text:style-name="T7">checksum += (</text:span><text:span text:style-name="T10">uint32_t</text:span><text:span text:style-name="T7">)local_cache[byte_index];</text:span></text:p>
            <text:p text:style-name="P7"><text:span text:style-name="T12"><text:s text:c="4"/></text:span><text:span text:style-name="T12">}</text:span></text:p>
            <text:p text:style-name="P7"><text:span text:style-name="T12"><text:s text:c="2"/></text:span><text:span text:style-name="T12">}</text:span></text:p>
            <text:p text:style-name="P7"><text:span text:style-name="T9"/></text:p>
            <text:p text:style-name="P7"><text:span text:style-name="T7"><text:s text:c="2"/></text:span><text:span text:style-name="T6">return</text:span><text:span text:style-name="T7"> checksum;</text:span></text:p>
            <text:p text:style-name="P7"><text:span text:style-name="T12">}</text:span></text:p>
          </draw:text-box>
        </draw:frame>
        <draw:frame draw:style-name="gr18" draw:text-style-name="P19" draw:layer="layout" svg:width="12.43cm" svg:height="15.874cm" svg:x="0.905cm" svg:y="2.541cm">
          <draw:text-box>
            <text:p text:style-name="P7"><text:span text:style-name="T29">/* Communication with a DPU via the MRAM. */</text:span></text:p>
            <text:p text:style-name="P7"><text:span text:style-name="T29">/* Populate the MRAM with a collection of bytes and request the DPUs to */</text:span></text:p>
            <text:p text:style-name="P7"><text:span text:style-name="T29">/* compute the checksums. */</text:span></text:p>
            <text:p text:style-name="P7"><text:span text:style-name="T30"/></text:p>
            <text:p text:style-name="P7"><text:span text:style-name="T31">#include</text:span><text:span text:style-name="T32"> &lt;dpu.h&gt;</text:span></text:p>
            <text:p text:style-name="P7"><text:span text:style-name="T31">#include</text:span><text:span text:style-name="T32"> &lt;assert.h&gt;</text:span></text:p>
            <text:p text:style-name="P7"><text:span text:style-name="T31">#include</text:span><text:span text:style-name="T32"> &lt;stdint.h&gt;</text:span></text:p>
            <text:p text:style-name="P7"><text:span text:style-name="T31">#include</text:span><text:span text:style-name="T32"> &lt;stdio.h&gt;</text:span></text:p>
            <text:p text:style-name="P7"><text:span text:style-name="T30"/></text:p>
            <text:p text:style-name="P7"><text:span text:style-name="T31">#ifndef</text:span><text:span text:style-name="T32"> DPU_BINARY</text:span></text:p>
            <text:p text:style-name="P7"><text:span text:style-name="T31">#define</text:span><text:span text:style-name="T32"> DPU_BINARY "trivial_checksum_example"</text:span></text:p>
            <text:p text:style-name="P7"><text:span text:style-name="T33">#endif</text:span></text:p>
            <text:p text:style-name="P7"><text:span text:style-name="T30"/></text:p>
            <text:p text:style-name="P7"><text:span text:style-name="T29">/* Size of the buffer for which we compute the checksum: 64KBytes. */</text:span></text:p>
            <text:p text:style-name="P7"><text:span text:style-name="T31">#define</text:span><text:span text:style-name="T32"> BUFFER_SIZE (1 &lt;&lt; 16)</text:span></text:p>
            <text:p text:style-name="P7"><text:span text:style-name="T30"/></text:p>
            <text:p text:style-name="P7"><text:span text:style-name="T31">void</text:span><text:span text:style-name="T32"> </text:span><text:span text:style-name="T31">populate_mram</text:span><text:span text:style-name="T32">(</text:span><text:span text:style-name="T31">struct</text:span><text:span text:style-name="T32"> dpu_set_t set, uint32_t nr_dpus) {</text:span></text:p>
            <text:p text:style-name="P7"><text:span text:style-name="T32"><text:s text:c="2"/></text:span><text:span text:style-name="T31">struct</text:span><text:span text:style-name="T32"> dpu_set_t dpu;</text:span></text:p>
            <text:p text:style-name="P7"><text:span text:style-name="T32"><text:s text:c="2"/></text:span><text:span text:style-name="T32">uint32_t each_dpu;</text:span></text:p>
            <text:p text:style-name="P7"><text:span text:style-name="T32"><text:s text:c="2"/></text:span><text:span text:style-name="T32">uint8_t *buffer = </text:span><text:span text:style-name="T31">malloc</text:span><text:span text:style-name="T32">(BUFFER_SIZE * nr_dpus);</text:span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1">for</text:span><text:span text:style-name="T32"> (</text:span><text:span text:style-name="T31">int</text:span><text:span text:style-name="T32"> byte_index = 0; byte_index &lt; BUFFER_SIZE; byte_index++) {</text:span></text:p>
            <text:p text:style-name="P7"><text:span text:style-name="T32"><text:s text:c="6"/></text:span><text:span text:style-name="T32">buffer[each_dpu * BUFFER_SIZE + byte_index] = (uint8_t)byte_index;</text:span></text:p>
            <text:p text:style-name="P7"><text:span text:style-name="T29"><text:s text:c="4"/></text:span><text:span text:style-name="T29">}</text:span></text:p>
            <text:p text:style-name="P7"><text:span text:style-name="T32"><text:s text:c="4"/></text:span><text:span text:style-name="T32">buffer[each_dpu * BUFFER_SIZE] += each_dpu; // each dpu will compute a different checksum</text:span></text:p>
            <text:p text:style-name="P7"><text:span text:style-name="T32"><text:s text:c="4"/></text:span><text:span text:style-name="T32">DPU_ASSERT(</text:span><text:span text:style-name="T34">dpu_prepare_xfer</text:span><text:span text:style-name="T32">(dpu, &amp;buffer[each_dpu * BUFFER_SIZE]));</text:span></text:p>
            <text:p text:style-name="P7"><text:span text:style-name="T29"><text:s text:c="2"/></text:span><text:span text:style-name="T29">}</text:span></text:p>
            <text:p text:style-name="P7"><text:span text:style-name="T32"><text:s text:c="2"/></text:span><text:span text:style-name="T32">DPU_ASSERT(</text:span><text:span text:style-name="T34">dpu_push_xfer</text:span><text:span text:style-name="T32">(set, </text:span><text:span text:style-name="T35">DPU_XFER_TO_DPU</text:span><text:span text:style-name="T32">, "buffer", 0, BUFFER_SIZE, </text:span><text:span text:style-name="T35">DPU_XFER_DEFAULT</text:span><text:span text:style-name="T32">));</text:span></text:p>
            <text:p text:style-name="P7"><text:span text:style-name="T32"><text:s text:c="2"/></text:span><text:span text:style-name="T31">free</text:span><text:span text:style-name="T32">(buffer);</text:span></text:p>
            <text:p text:style-name="P7"><text:span text:style-name="T29">}</text:span></text:p>
            <text:p text:style-name="P7"><text:span text:style-name="T30"/></text:p>
            <text:p text:style-name="P7"><text:span text:style-name="T31">void</text:span><text:span text:style-name="T32"> </text:span><text:span text:style-name="T31">print_checksums</text:span><text:span text:style-name="T32">(</text:span><text:span text:style-name="T31">struct</text:span><text:span text:style-name="T32"> dpu_set_t set, uint32_t nr_dpus) {</text:span></text:p>
            <text:p text:style-name="P7"><text:span text:style-name="T32"><text:s text:c="2"/></text:span><text:span text:style-name="T31">struct</text:span><text:span text:style-name="T32"> dpu_set_t dpu;</text:span></text:p>
            <text:p text:style-name="P7"><text:span text:style-name="T32"><text:s text:c="2"/></text:span><text:span text:style-name="T32">uint32_t each_dpu;</text:span></text:p>
            <text:p text:style-name="P7"><text:span text:style-name="T32"><text:s text:c="2"/></text:span><text:span text:style-name="T32">uint32_t checksums[nr_dpus];</text:span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2">DPU_ASSERT(</text:span><text:span text:style-name="T34">dpu_prepare_xfer</text:span><text:span text:style-name="T32">(dpu, &amp;checksums[each_dpu]));</text:span></text:p>
            <text:p text:style-name="P7"><text:span text:style-name="T29"><text:s text:c="2"/></text:span><text:span text:style-name="T29">}</text:span></text:p>
            <text:p text:style-name="P7"><text:span text:style-name="T32"><text:s text:c="2"/></text:span><text:span text:style-name="T32">DPU_ASSERT(</text:span><text:span text:style-name="T34">dpu_push_xfer</text:span><text:span text:style-name="T32">(set, </text:span><text:span text:style-name="T35">DPU_XFER_FROM_DPU</text:span><text:span text:style-name="T32">, "checksum", 0, </text:span><text:span text:style-name="T31">sizeof</text:span><text:span text:style-name="T32">(uint32_t), </text:span><text:span text:style-name="T35">DPU_XFER_DEFAULT</text:span><text:span text:style-name="T32">));</text:span></text:p>
            <text:p text:style-name="P7"><text:span text:style-name="T30"/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2">printf("[%u] computed checksum = 0x%08x\n", each_dpu, checksums[each_dpu]);</text:span></text:p>
            <text:p text:style-name="P7"><text:span text:style-name="T29"><text:s text:c="2"/></text:span><text:span text:style-name="T29">}</text:span></text:p>
            <text:p text:style-name="P7"><text:span text:style-name="T29">}</text:span></text:p>
            <text:p text:style-name="P7"><text:span text:style-name="T30"/></text:p>
            <text:p text:style-name="P7"><text:span text:style-name="T31">int</text:span><text:span text:style-name="T32"> </text:span><text:span text:style-name="T31">main</text:span><text:span text:style-name="T32">() {</text:span></text:p>
            <text:p text:style-name="P7"><text:span text:style-name="T32"><text:s text:c="2"/></text:span><text:span text:style-name="T31">struct</text:span><text:span text:style-name="T32"> dpu_set_t set, dpu;</text:span></text:p>
            <text:p text:style-name="P7"><text:span text:style-name="T32"><text:s text:c="2"/></text:span><text:span text:style-name="T32">uint32_t nr_dpus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4">dpu_alloc</text:span><text:span text:style-name="T32">(DPU_ALLOCATE_ALL, NULL, &amp;set));</text:span></text:p>
            <text:p text:style-name="P7"><text:span text:style-name="T32"><text:s text:c="2"/></text:span><text:span text:style-name="T32">DPU_ASSERT(</text:span><text:span text:style-name="T34">dpu_load</text:span><text:span text:style-name="T32">(set, DPU_BINARY, NULL));</text:span></text:p>
            <text:p text:style-name="P7"><text:span text:style-name="T32"><text:s text:c="2"/></text:span><text:span text:style-name="T32">DPU_ASSERT(</text:span><text:span text:style-name="T34">dpu_get_nr_dpus</text:span><text:span text:style-name="T32">(set, &amp;nr_dpus));</text:span></text:p>
            <text:p text:style-name="P7"><text:span text:style-name="T29"><text:s text:c="2"/></text:span><text:span text:style-name="T29">populate_mram(set, nr_dpus)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4">dpu_launch</text:span><text:span text:style-name="T32">(set, </text:span><text:span text:style-name="T35">DPU_SYNCHRONOUS</text:span><text:span text:style-name="T32">));</text:span></text:p>
            <text:p text:style-name="P7"><text:span text:style-name="T29"><text:s text:c="2"/></text:span><text:span text:style-name="T29">print_checksums(set, nr_dpus)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4">dpu_free</text:span><text:span text:style-name="T32">(set));</text:span></text:p>
            <text:p text:style-name="P7"><text:span text:style-name="T32"><text:s text:c="2"/></text:span><text:span text:style-name="T31">return</text:span><text:span text:style-name="T32"> 0;</text:span></text:p>
            <text:p text:style-name="P7"><text:span text:style-name="T29">}</text:span></text:p>
          </draw:text-box>
        </draw:frame>
        <draw:frame draw:style-name="gr19" draw:text-style-name="P11" draw:layer="layout" svg:width="3.045cm" svg:height="0.873cm" svg:x="10.29cm" svg:y="2.541cm">
          <draw:text-box>
            <text:p text:style-name="P10"><text:span text:style-name="T24">HOST</text:span></text:p>
          </draw:text-box>
        </draw:frame>
        <draw:frame draw:style-name="gr20" draw:text-style-name="P11" draw:layer="layout" svg:width="3.045cm" svg:height="0.875cm" svg:x="23.091cm" svg:y="2.54cm">
          <draw:text-box>
            <text:p text:style-name="P10"><text:span text:style-name="T24">DPU</text:span></text:p>
          </draw:text-box>
        </draw:frame>
        <draw:frame draw:style-name="gr21" draw:text-style-name="P20" draw:layer="layout" svg:width="12.43cm" svg:height="0.903cm" svg:x="0.905cm" svg:y="18.542cm">
          <draw:text-box>
            <text:p text:style-name="P10"><text:span text:style-name="T36">Calls to the UPMEM API</text:span></text:p>
          </draw:text-box>
        </draw:frame>
        <draw:custom-shape draw:style-name="gr22" draw:text-style-name="P21" draw:layer="layout" svg:width="2.105cm" svg:height="1.035cm" svg:x="14.07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23" draw:text-style-name="P22" draw:layer="layout" svg:width="7.755cm" svg:height="1.034cm" svg:x="17.11cm" svg:y="6.9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8cm" svg:height="1.905cm" svg:x="0cm" svg:y="0cm">
          <text:p text:style-name="P23"><text:span text:style-name="T5">Example of code with </text:span><text:span text:style-name="T5">UPMEM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8" draw:layer="layout" svg:width="9.525cm" svg:height="6.506cm" svg:x="16.605cm" svg:y="2.54cm">
          <draw:text-box>
            <text:p text:style-name="P7"><text:span text:style-name="T37">#include</text:span><text:span text:style-name="T38"> &lt;mram.h&gt;</text:span></text:p>
            <text:p text:style-name="P7"><text:span text:style-name="T37">#include</text:span><text:span text:style-name="T38"> &lt;stdbool.h&gt;</text:span></text:p>
            <text:p text:style-name="P7"><text:span text:style-name="T37">#include</text:span><text:span text:style-name="T38"> &lt;stdint.h&gt;</text:span></text:p>
            <text:p text:style-name="P7"><text:span text:style-name="T39"/></text:p>
            <text:p text:style-name="P7"><text:span text:style-name="T37">#define</text:span><text:span text:style-name="T38"> CACHE_SIZE 256</text:span></text:p>
            <text:p text:style-name="P7"><text:span text:style-name="T37">#define</text:span><text:span text:style-name="T38"> BUFFER_SIZE (1 &lt;&lt; 16)</text:span></text:p>
            <text:p text:style-name="P7"><text:span text:style-name="T39"/></text:p>
            <text:p text:style-name="P7"><text:span text:style-name="T38">__mram_noinit uint8_t buffer[BUFFER_SIZE];</text:span></text:p>
            <text:p text:style-name="P7"><text:span text:style-name="T38">__host uint32_t checksum;</text:span></text:p>
            <text:p text:style-name="P7"><text:span text:style-name="T39"/></text:p>
            <text:p text:style-name="P7"><text:span text:style-name="T37">int</text:span><text:span text:style-name="T38"> </text:span><text:span text:style-name="T37">main</text:span><text:span text:style-name="T38">() {</text:span></text:p>
            <text:p text:style-name="P7"><text:span text:style-name="T40"><text:s text:c="2"/></text:span><text:span text:style-name="T38">__dma_aligned</text:span><text:span text:style-name="T40"> uint8_</text:span><text:span text:style-name="T38">t</text:span><text:span text:style-name="T40"> </text:span><text:span text:style-name="T38">local_cache</text:span><text:span text:style-name="T40">[CACHE_SIZE];</text:span></text:p>
            <text:p text:style-name="P7"><text:span text:style-name="T40"><text:s text:c="2"/></text:span><text:span text:style-name="T40">checksum = 0;</text:span></text:p>
            <text:p text:style-name="P7"><text:span text:style-name="T39"/></text:p>
            <text:p text:style-name="P7"><text:span text:style-name="T38"><text:s text:c="2"/></text:span><text:span text:style-name="T37">for</text:span><text:span text:style-name="T38"> (</text:span><text:span text:style-name="T37">unsigned</text:span><text:span text:style-name="T38"> </text:span><text:span text:style-name="T37">int</text:span><text:span text:style-name="T38"> bytes_read = 0; bytes_read &lt; BUFFER_SIZE;) {</text:span></text:p>
            <text:p text:style-name="P7"><text:span text:style-name="T40"><text:s text:c="4"/></text:span><text:span text:style-name="T38">mram_read</text:span><text:span text:style-name="T40">(&amp;buffer[bytes_read], </text:span><text:span text:style-name="T38">local_cache</text:span><text:span text:style-name="T40">, CACHE_SIZE);</text:span></text:p>
            <text:p text:style-name="P7"><text:span text:style-name="T9"/></text:p>
            <text:p text:style-name="P7"><text:span text:style-name="T7"><text:s text:c="4"/></text:span><text:span text:style-name="T6">for</text:span><text:span text:style-name="T7"> (</text:span><text:span text:style-name="T6">unsigned</text:span><text:span text:style-name="T7"> </text:span><text:span text:style-name="T6">int</text:span><text:span text:style-name="T7"> byte_index = 0; (byte_index &lt; CACHE_SIZE) &amp;&amp; </text:span></text:p>
            <text:p text:style-name="P7"><text:span text:style-name="T7"><text:s text:c="10"/></text:span><text:span text:style-name="T7">(bytes_read &lt; BUFFER_SIZE); byte_index++, bytes_read++) {</text:span></text:p>
            <text:p text:style-name="P7"><text:span text:style-name="T7"><text:s text:c="6"/></text:span><text:span text:style-name="T7">checksum += (</text:span><text:span text:style-name="T10">uint32_t</text:span><text:span text:style-name="T7">)local_cache[byte_index];</text:span></text:p>
            <text:p text:style-name="P7"><text:span text:style-name="T12"><text:s text:c="4"/></text:span><text:span text:style-name="T12">}</text:span></text:p>
            <text:p text:style-name="P7"><text:span text:style-name="T12"><text:s text:c="2"/></text:span><text:span text:style-name="T40">}</text:span></text:p>
            <text:p text:style-name="P7"><text:span text:style-name="T39"/></text:p>
            <text:p text:style-name="P7"><text:span text:style-name="T38"><text:s text:c="2"/></text:span><text:span text:style-name="T37">return</text:span><text:span text:style-name="T38"> checksum;</text:span></text:p>
            <text:p text:style-name="P7"><text:span text:style-name="T40">}</text:span></text:p>
          </draw:text-box>
        </draw:frame>
        <draw:frame draw:style-name="gr25" draw:text-style-name="P19" draw:layer="layout" svg:width="12.43cm" svg:height="15.874cm" svg:x="0.905cm" svg:y="2.541cm">
          <draw:text-box>
            <text:p text:style-name="P7"><text:span text:style-name="T29">/* Communication with a DPU via the MRAM. */</text:span></text:p>
            <text:p text:style-name="P7"><text:span text:style-name="T29">/* Populate the MRAM with a collection of bytes and request the DPUs to */</text:span></text:p>
            <text:p text:style-name="P7"><text:span text:style-name="T29">/* compute the checksums. */</text:span></text:p>
            <text:p text:style-name="P7"><text:span text:style-name="T30"/></text:p>
            <text:p text:style-name="P7"><text:span text:style-name="T31">#include</text:span><text:span text:style-name="T32"> &lt;dpu.h&gt;</text:span></text:p>
            <text:p text:style-name="P7"><text:span text:style-name="T31">#include</text:span><text:span text:style-name="T32"> &lt;assert.h&gt;</text:span></text:p>
            <text:p text:style-name="P7"><text:span text:style-name="T31">#include</text:span><text:span text:style-name="T32"> &lt;stdint.h&gt;</text:span></text:p>
            <text:p text:style-name="P7"><text:span text:style-name="T31">#include</text:span><text:span text:style-name="T32"> &lt;stdio.h&gt;</text:span></text:p>
            <text:p text:style-name="P7"><text:span text:style-name="T30"/></text:p>
            <text:p text:style-name="P7"><text:span text:style-name="T31">#ifndef</text:span><text:span text:style-name="T32"> DPU_BINARY</text:span></text:p>
            <text:p text:style-name="P7"><text:span text:style-name="T31">#define</text:span><text:span text:style-name="T32"> DPU_BINARY "trivial_checksum_example"</text:span></text:p>
            <text:p text:style-name="P7"><text:span text:style-name="T33">#endif</text:span></text:p>
            <text:p text:style-name="P7"><text:span text:style-name="T30"/></text:p>
            <text:p text:style-name="P7"><text:span text:style-name="T29">/* Size of the buffer for which we compute the checksum: 64KBytes. */</text:span></text:p>
            <text:p text:style-name="P7"><text:span text:style-name="T31">#define</text:span><text:span text:style-name="T32"> BUFFER_SIZE (1 &lt;&lt; 16)</text:span></text:p>
            <text:p text:style-name="P7"><text:span text:style-name="T30"/></text:p>
            <text:p text:style-name="P7"><text:span text:style-name="T31">void</text:span><text:span text:style-name="T32"> </text:span><text:span text:style-name="T31">populate_mram</text:span><text:span text:style-name="T32">(</text:span><text:span text:style-name="T31">struct</text:span><text:span text:style-name="T32"> dpu_set_t set, uint32_t nr_dpus) {</text:span></text:p>
            <text:p text:style-name="P7"><text:span text:style-name="T32"><text:s text:c="2"/></text:span><text:span text:style-name="T31">struct</text:span><text:span text:style-name="T32"> dpu_set_t dpu;</text:span></text:p>
            <text:p text:style-name="P7"><text:span text:style-name="T32"><text:s text:c="2"/></text:span><text:span text:style-name="T32">uint32_t each_dpu;</text:span></text:p>
            <text:p text:style-name="P7"><text:span text:style-name="T32"><text:s text:c="2"/></text:span><text:span text:style-name="T32">uint8_t *buffer = </text:span><text:span text:style-name="T31">malloc</text:span><text:span text:style-name="T32">(BUFFER_SIZE * nr_dpus);</text:span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1">for</text:span><text:span text:style-name="T32"> (</text:span><text:span text:style-name="T31">int</text:span><text:span text:style-name="T32"> byte_index = 0; byte_index &lt; BUFFER_SIZE; byte_index++) {</text:span></text:p>
            <text:p text:style-name="P7"><text:span text:style-name="T32"><text:s text:c="6"/></text:span><text:span text:style-name="T32">buffer[each_dpu * BUFFER_SIZE + byte_index] = (uint8_t)byte_index;</text:span></text:p>
            <text:p text:style-name="P7"><text:span text:style-name="T29"><text:s text:c="4"/></text:span><text:span text:style-name="T29">}</text:span></text:p>
            <text:p text:style-name="P7"><text:span text:style-name="T32"><text:s text:c="4"/></text:span><text:span text:style-name="T32">buffer[each_dpu * BUFFER_SIZE] += each_dpu; // each dpu will compute a different checksum</text:span></text:p>
            <text:p text:style-name="P7"><text:span text:style-name="T32"><text:s text:c="4"/></text:span><text:span text:style-name="T32">DPU_ASSERT(</text:span><text:span text:style-name="T31">dpu_prepare_xfer</text:span><text:span text:style-name="T32">(dpu, &amp;buffer[each_dpu * BUFFER_SIZE]));</text:span></text:p>
            <text:p text:style-name="P7"><text:span text:style-name="T29"><text:s text:c="2"/></text:span><text:span text:style-name="T29">}</text:span></text:p>
            <text:p text:style-name="P7"><text:span text:style-name="T32"><text:s text:c="2"/></text:span><text:span text:style-name="T32">DPU_ASSERT(</text:span><text:span text:style-name="T31">dpu_push_xfer</text:span><text:span text:style-name="T32">(set, </text:span><text:span text:style-name="T35">DPU_XFER_TO_DPU</text:span><text:span text:style-name="T32">, "buffer", 0, BUFFER_SIZE, </text:span><text:span text:style-name="T35">DPU_XFER_DEFAULT</text:span><text:span text:style-name="T32">));</text:span></text:p>
            <text:p text:style-name="P7"><text:span text:style-name="T32"><text:s text:c="2"/></text:span><text:span text:style-name="T31">free</text:span><text:span text:style-name="T32">(buffer);</text:span></text:p>
            <text:p text:style-name="P7"><text:span text:style-name="T29">}</text:span></text:p>
            <text:p text:style-name="P7"><text:span text:style-name="T30"/></text:p>
            <text:p text:style-name="P7"><text:span text:style-name="T31">void</text:span><text:span text:style-name="T32"> </text:span><text:span text:style-name="T31">print_checksums</text:span><text:span text:style-name="T32">(</text:span><text:span text:style-name="T31">struct</text:span><text:span text:style-name="T32"> dpu_set_t set, uint32_t nr_dpus) {</text:span></text:p>
            <text:p text:style-name="P7"><text:span text:style-name="T32"><text:s text:c="2"/></text:span><text:span text:style-name="T31">struct</text:span><text:span text:style-name="T32"> dpu_set_t dpu;</text:span></text:p>
            <text:p text:style-name="P7"><text:span text:style-name="T32"><text:s text:c="2"/></text:span><text:span text:style-name="T32">uint32_t each_dpu;</text:span></text:p>
            <text:p text:style-name="P7"><text:span text:style-name="T32"><text:s text:c="2"/></text:span><text:span text:style-name="T32">uint32_t checksums[nr_dpus];</text:span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2">DPU_ASSERT(</text:span><text:span text:style-name="T31">dpu_prepare_xfer</text:span><text:span text:style-name="T32">(dpu, &amp;checksums[each_dpu]));</text:span></text:p>
            <text:p text:style-name="P7"><text:span text:style-name="T29"><text:s text:c="2"/></text:span><text:span text:style-name="T29">}</text:span></text:p>
            <text:p text:style-name="P7"><text:span text:style-name="T32"><text:s text:c="2"/></text:span><text:span text:style-name="T32">DPU_ASSERT(</text:span><text:span text:style-name="T31">dpu_push_xfer</text:span><text:span text:style-name="T32">(set, </text:span><text:span text:style-name="T35">DPU_XFER_FROM_DPU</text:span><text:span text:style-name="T32">, "checksum", 0, </text:span><text:span text:style-name="T31">sizeof</text:span><text:span text:style-name="T32">(uint32_t), </text:span><text:span text:style-name="T35">DPU_XFER_DEFAULT</text:span><text:span text:style-name="T32">));</text:span></text:p>
            <text:p text:style-name="P7"><text:span text:style-name="T30"/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2">printf("[%u] computed checksum = 0x%08x\n", each_dpu, checksums[each_dpu]);</text:span></text:p>
            <text:p text:style-name="P7"><text:span text:style-name="T29"><text:s text:c="2"/></text:span><text:span text:style-name="T29">}</text:span></text:p>
            <text:p text:style-name="P7"><text:span text:style-name="T29">}</text:span></text:p>
            <text:p text:style-name="P7"><text:span text:style-name="T30"/></text:p>
            <text:p text:style-name="P7"><text:span text:style-name="T31">int</text:span><text:span text:style-name="T32"> </text:span><text:span text:style-name="T31">main</text:span><text:span text:style-name="T32">() {</text:span></text:p>
            <text:p text:style-name="P7"><text:span text:style-name="T32"><text:s text:c="2"/></text:span><text:span text:style-name="T31">struct</text:span><text:span text:style-name="T32"> dpu_set_t set, dpu;</text:span></text:p>
            <text:p text:style-name="P7"><text:span text:style-name="T32"><text:s text:c="2"/></text:span><text:span text:style-name="T32">uint32_t nr_dpus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1">dpu_alloc</text:span><text:span text:style-name="T32">(DPU_ALLOCATE_ALL, NULL, &amp;set));</text:span></text:p>
            <text:p text:style-name="P7"><text:span text:style-name="T32"><text:s text:c="2"/></text:span><text:span text:style-name="T32">DPU_ASSERT(</text:span><text:span text:style-name="T31">dpu_load</text:span><text:span text:style-name="T32">(set, DPU_BINARY, NULL));</text:span></text:p>
            <text:p text:style-name="P7"><text:span text:style-name="T32"><text:s text:c="2"/></text:span><text:span text:style-name="T32">DPU_ASSERT(</text:span><text:span text:style-name="T31">dpu_get_nr_dpus</text:span><text:span text:style-name="T32">(set, &amp;nr_dpus));</text:span></text:p>
            <text:p text:style-name="P7"><text:span text:style-name="T29"><text:s text:c="2"/></text:span><text:span text:style-name="T29">populate_mram(set, nr_dpus)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1">dpu_launch</text:span><text:span text:style-name="T32">(set, </text:span><text:span text:style-name="T35">DPU_SYNCHRONOUS</text:span><text:span text:style-name="T32">));</text:span></text:p>
            <text:p text:style-name="P7"><text:span text:style-name="T29"><text:s text:c="2"/></text:span><text:span text:style-name="T29">print_checksums(set, nr_dpus)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1">dpu_free</text:span><text:span text:style-name="T32">(set));</text:span></text:p>
            <text:p text:style-name="P7"><text:span text:style-name="T32"><text:s text:c="2"/></text:span><text:span text:style-name="T31">return</text:span><text:span text:style-name="T32"> 0;</text:span></text:p>
            <text:p text:style-name="P7"><text:span text:style-name="T29">}</text:span></text:p>
          </draw:text-box>
        </draw:frame>
        <draw:frame draw:style-name="gr26" draw:text-style-name="P11" draw:layer="layout" svg:width="3.045cm" svg:height="0.873cm" svg:x="10.29cm" svg:y="2.541cm">
          <draw:text-box>
            <text:p text:style-name="P10"><text:span text:style-name="T24">HOST</text:span></text:p>
          </draw:text-box>
        </draw:frame>
        <draw:frame draw:style-name="gr27" draw:text-style-name="P11" draw:layer="layout" svg:width="3.045cm" svg:height="0.875cm" svg:x="23.091cm" svg:y="2.54cm">
          <draw:text-box>
            <text:p text:style-name="P10"><text:span text:style-name="T24">DPU</text:span></text:p>
          </draw:text-box>
        </draw:frame>
        <draw:frame draw:style-name="gr28" draw:text-style-name="P20" draw:layer="layout" svg:width="9.525cm" svg:height="1.555cm" svg:x="16.606cm" svg:y="9.244cm">
          <draw:text-box>
            <text:p text:style-name="P24"><text:span text:style-name="T36">The actual algorithm</text:span></text:p>
            <text:p text:style-name="P24"><text:span text:style-name="T36">is there</text:span></text:p>
          </draw:text-box>
        </draw:frame>
        <draw:custom-shape draw:style-name="gr22" draw:text-style-name="P21" draw:layer="layout" svg:width="2.105cm" svg:height="1.035cm" svg:x="14.07cm" svg:y="6.1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15" draw:layer="layout" svg:width="28cm" svg:height="1.905cm" svg:x="0cm" svg:y="0cm">
          <text:p text:style-name="P25"><text:span text:style-name="T5">Writing code for UPMEM archite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31" draw:layer="layout" svg:width="25.698cm" svg:height="16.243cm" svg:x="0.972cm" svg:y="4.078cm">
          <draw:text-box>
            <text:p text:style-name="P26"><text:span text:style-name="T41">One program → developers need to write two codes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7"><text:span text:style-name="T42">One for the Host</text:span></text:p>
                      </text:list-item>
                      <text:list-item>
                        <text:p text:style-name="P27"><text:span text:style-name="T42">One for the DPUs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Low level C API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8"><text:span text:style-name="T42">Explicit code for communication between Host and DPUs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Other API <text:s text:c="2"/></text:span><text:span text:style-name="T43">(C++,python,java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9"><text:span text:style-name="T42">Less verbose but still not “natural” for the developer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/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15" draw:layer="layout" svg:width="28cm" svg:height="1.905cm" svg:x="0cm" svg:y="0cm">
          <text:p text:style-name="P25"><text:span text:style-name="T5">Writing code for UPMEM archite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1" draw:layer="layout" svg:width="25.698cm" svg:height="16.243cm" svg:x="0.972cm" svg:y="4.078cm">
          <draw:text-box>
            <text:p text:style-name="P26"><text:span text:style-name="T41">One program → developers need to write two codes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7"><text:span text:style-name="T42">One for the Host</text:span></text:p>
                      </text:list-item>
                      <text:list-item>
                        <text:p text:style-name="P27"><text:span text:style-name="T42">One for the DPUs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Low level C API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8"><text:span text:style-name="T42">Explicit code for communication between Host and DPUs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Other API <text:s text:c="2"/></text:span><text:span text:style-name="T43">(C++,python,java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9"><text:span text:style-name="T42">Less verbose but still not “natural” for the developer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/></text:p>
          </draw:text-box>
        </draw:frame>
        <draw:custom-shape draw:style-name="gr31" draw:text-style-name="P32" draw:layer="layout" svg:width="26.245cm" svg:height="9.781cm" svg:x="0.635cm" svg:y="4.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26.245cm" svg:height="1.27cm" svg:x="0.635cm" svg:y="2.756cm">
          <text:p text:style-name="P33"><text:span text:style-name="T44">(A) API</text:span><text:span text:style-name="T45"> constraint → </text:span><text:span text:style-name="T46">mainly psychological from developer’s point of view</text:span><text:span text:style-name="T47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15" draw:layer="layout" svg:width="28cm" svg:height="1.905cm" svg:x="0cm" svg:y="0cm">
          <text:p text:style-name="P25"><text:span text:style-name="T5">Writing code for UPMEM archite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1" draw:layer="layout" svg:width="25.698cm" svg:height="16.243cm" svg:x="0.972cm" svg:y="4.078cm">
          <draw:text-box>
            <text:p text:style-name="P26"><text:span text:style-name="T41">One program → developers need to write two codes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7"><text:span text:style-name="T42">One for the Host</text:span></text:p>
                      </text:list-item>
                      <text:list-item>
                        <text:p text:style-name="P27"><text:span text:style-name="T42">One for the DPUs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Low level C API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8"><text:span text:style-name="T42">Explicit code for communication between Host and DPUs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Other API <text:s text:c="2"/></text:span><text:span text:style-name="T43">(C++,python,java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9"><text:span text:style-name="T42">Less verbose but still not “natural” for the developer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/></text:p>
            <text:p text:style-name="P30"><text:span text:style-name="T41">Tasklet programming model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9"><text:span text:style-name="T42">No communication between DPUs</text:span></text:p>
                      </text:list-item>
                      <text:list-item>
                        <text:p text:style-name="P29"><text:span text:style-name="T42">Note: not so far from multi-threading mode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1" draw:text-style-name="P32" draw:layer="layout" svg:width="26.245cm" svg:height="9.781cm" svg:x="0.635cm" svg:y="4.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26.245cm" svg:height="1.27cm" svg:x="0.635cm" svg:y="2.756cm">
          <text:p text:style-name="P33"><text:span text:style-name="T44">(A) API</text:span><text:span text:style-name="T45"> constraint → </text:span><text:span text:style-name="T46">mainly psychological from developer’s point of view</text:span><text:span text:style-name="T47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15" draw:layer="layout" svg:width="28cm" svg:height="1.905cm" svg:x="0cm" svg:y="0cm">
          <text:p text:style-name="P25"><text:span text:style-name="T5">Writing code for UPMEM archite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1" draw:layer="layout" svg:width="25.698cm" svg:height="16.243cm" svg:x="0.972cm" svg:y="4.078cm">
          <draw:text-box>
            <text:p text:style-name="P26"><text:span text:style-name="T41">One program → developers need to write two codes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7"><text:span text:style-name="T42">One for the Host</text:span></text:p>
                      </text:list-item>
                      <text:list-item>
                        <text:p text:style-name="P27"><text:span text:style-name="T42">One for the DPUs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Low level C API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8"><text:span text:style-name="T42">Explicit code for communication between Host and DPUs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Other API <text:s text:c="2"/></text:span><text:span text:style-name="T43">(C++,python,java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9"><text:span text:style-name="T42">Less verbose but still not “natural” for the developer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/></text:p>
            <text:p text:style-name="P30"><text:span text:style-name="T41">Tasklet programming model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9"><text:span text:style-name="T42">No communication between DPUs</text:span></text:p>
                      </text:list-item>
                      <text:list-item>
                        <text:p text:style-name="P29"><text:span text:style-name="T42">Note: not so far from multi-threading mode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1" draw:text-style-name="P32" draw:layer="layout" svg:width="26.245cm" svg:height="9.781cm" svg:x="0.635cm" svg:y="4.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26.245cm" svg:height="1.27cm" svg:x="0.635cm" svg:y="2.756cm">
          <text:p text:style-name="P33"><text:span text:style-name="T44">(A) API</text:span><text:span text:style-name="T45"> constraint → </text:span><text:span text:style-name="T46">mainly psychological from developer’s point of view</text:span><text:span text:style-name="T47"> </text:span></text:p>
          <draw:enhanced-geometry svg:viewBox="0 0 21600 21600" draw:type="rectangle" draw:enhanced-path="M 0 0 L 21600 0 21600 21600 0 21600 0 0 Z N"/>
        </draw:custom-shape>
        <draw:custom-shape draw:style-name="gr35" draw:text-style-name="P32" draw:layer="layout" svg:width="26.245cm" svg:height="4.159cm" svg:x="0.635cm" svg:y="15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4" draw:layer="layout" svg:width="26.245cm" svg:height="1.27cm" svg:x="0.635cm" svg:y="14.179cm">
          <text:p text:style-name="P33"><text:span text:style-name="T44">(B) Parallelization constraint</text:span><text:span text:style-name="T45">→ </text:span><text:span text:style-name="T48">use it like it is <text:s/>!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" draw:text-style-name="P36" draw:layer="layout" svg:width="28cm" svg:height="1.905cm" svg:x="0cm" svg:y="0cm">
          <text:p text:style-name="P35"><text:span text:style-name="T49">What a “PIM” library could provide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38" draw:layer="layout" svg:width="26.134cm" svg:height="9.557cm" svg:x="1.271cm" svg:y="3.078cm">
          <draw:text-box>
            <text:p text:style-name="P26"><text:span text:style-name="T41">Part A: <text:s/>API constrain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7"><text:span text:style-name="T42">Design a framework for developing only one code</text:span></text:p>
                      </text:list-item>
                      <text:list-item>
                        <text:p text:style-name="P37"><text:span text:style-name="T42">Design for hiding Host/DPU communications</text:span></text:p>
                        <text:p text:style-name="P37"><text:span text:style-name="T4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37" draw:text-style-name="P39" draw:layer="layout" svg:width="28cm" svg:height="1.905cm" svg:x="0cm" svg:y="0cm">
          <text:p text:style-name="P35"><text:span text:style-name="T49">What a “PIM” library could provide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8" draw:layer="layout" svg:width="26.134cm" svg:height="9.657cm" svg:x="1.271cm" svg:y="3.078cm">
          <draw:text-box>
            <text:p text:style-name="P26"><text:span text:style-name="T41">Part A: <text:s/>API constrain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7"><text:span text:style-name="T42">Design a framework for developing only one code</text:span></text:p>
                      </text:list-item>
                      <text:list-item>
                        <text:p text:style-name="P37"><text:span text:style-name="T42">Design for hiding Host/DPU communications</text:span></text:p>
                        <text:p text:style-name="P37"><text:span text:style-name="T42"/></text:p>
                      </text:list-item>
                    </text:list>
                  </text:list-item>
                </text:list>
              </text:list-item>
            </text:list>
            <text:p text:style-name="P40"><text:span text:style-name="T41">Part B: <text:s/>Parallelization constraint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7"><text:span text:style-name="T50">No magic here</text:span><text:span text:style-name="T42">: developers must // their algorithms !</text:span></text:p>
                      </text:list-item>
                      <text:list-item>
                        <text:p text:style-name="P37"><text:span text:style-name="T42">However, the library could offer some syntactic suga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39" draw:text-style-name="P39" draw:layer="layout" svg:width="28cm" svg:height="1.905cm" svg:x="0cm" svg:y="0cm">
          <text:p text:style-name="P35"><text:span text:style-name="T49">What a “PIM” library could provide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38" draw:layer="layout" svg:width="26.134cm" svg:height="15.362cm" svg:x="1.271cm" svg:y="3.078cm">
          <draw:text-box>
            <text:p text:style-name="P26"><text:span text:style-name="T41">Part A: <text:s/>API constrain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7"><text:span text:style-name="T42">Design a framework for developing only one code</text:span></text:p>
                      </text:list-item>
                      <text:list-item>
                        <text:p text:style-name="P37"><text:span text:style-name="T42">Design for hiding Host/DPU communications</text:span></text:p>
                        <text:p text:style-name="P37"><text:span text:style-name="T42"/></text:p>
                      </text:list-item>
                    </text:list>
                  </text:list-item>
                </text:list>
              </text:list-item>
            </text:list>
            <text:p text:style-name="P40"><text:span text:style-name="T41">Part B: <text:s/>Parallelization constraint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7"><text:span text:style-name="T50">No magic here</text:span><text:span text:style-name="T42">: developers must // their algorithms !</text:span></text:p>
                      </text:list-item>
                      <text:list-item>
                        <text:p text:style-name="P37"><text:span text:style-name="T42">However, the library could offer some syntactic sugar</text:span></text:p>
                        <text:p text:style-name="P37"><text:span text:style-name="T42"/></text:p>
                      </text:list-item>
                    </text:list>
                  </text:list-item>
                </text:list>
              </text:list-item>
            </text:list>
            <text:p text:style-name="P40"><text:span text:style-name="T41">Main features of the library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7"><text:span text:style-name="T42">C++ <text:s text:c="4"/>(header only)</text:span></text:p>
                      </text:list-item>
                      <text:list-item>
                        <text:p text:style-name="P37"><text:span text:style-name="T42">Integrated with a compilation toolchain like CMak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41" draw:text-style-name="P39" draw:layer="layout" svg:width="28cm" svg:height="1.905cm" svg:x="0cm" svg:y="0cm">
          <text:p text:style-name="P41"><text:span text:style-name="T49">Part A: <text:s/>Developing only one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8" draw:layer="layout" svg:width="26.134cm" svg:height="9.557cm" svg:x="1.271cm" svg:y="3.078cm">
          <draw:text-box>
            <text:p text:style-name="P30"><text:span text:style-name="T41">(1) Put your “algorithm” code into a .hpp fil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2"><text:span text:style-name="T42">Definition on a ‘struct’ with a specific interface</text:span></text:p>
                      </text:list-item>
                      <text:list-item>
                        <text:p text:style-name="P42"><text:span text:style-name="T42">Common code for Host and DPUs</text:span></text:p>
                      </text:list-item>
                      <text:list-item>
                        <text:p text:style-name="P42"><text:span text:style-name="T42">Launch your algorithm through a class from the library</text:span></text:p>
                        <text:p text:style-name="P42"><text:span text:style-name="T42"/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/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43" draw:text-style-name="P43" draw:layer="layout" svg:width="28cm" svg:height="1.905cm" svg:x="0cm" svg:y="0cm">
          <text:p text:style-name="P41"><text:span text:style-name="T49">Part A: <text:s/>Developing only one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8" draw:layer="layout" svg:width="26.134cm" svg:height="11.31cm" svg:x="1.271cm" svg:y="3.078cm">
          <draw:text-box>
            <text:p text:style-name="P30"><text:span text:style-name="T41">(1) Put your “algorithm” code into a .hpp fil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2"><text:span text:style-name="T42">Definition on a ‘struct’ with a specific interface</text:span></text:p>
                      </text:list-item>
                      <text:list-item>
                        <text:p text:style-name="P42"><text:span text:style-name="T42">Common code for Host and DPUs</text:span></text:p>
                      </text:list-item>
                      <text:list-item>
                        <text:p text:style-name="P42"><text:span text:style-name="T42">Launch your algorithm through a class from the library</text:span></text:p>
                        <text:p text:style-name="P42"><text:span text:style-name="T42"/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>(2) Use a specific compilation toolchain with CMake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2"><text:span text:style-name="T42">Follow some naming conventions</text:span></text:p>
                      </text:list-item>
                      <text:list-item>
                        <text:p text:style-name="P42"><text:span text:style-name="T42">Use a generic DPU code</text:span></text:p>
                        <text:p text:style-name="P42"><text:span text:style-name="T4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45" draw:text-style-name="P43" draw:layer="layout" svg:width="28cm" svg:height="1.905cm" svg:x="0cm" svg:y="0cm">
          <text:p text:style-name="P41"><text:span text:style-name="T49">Part A: <text:s/>Developing only one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38" draw:layer="layout" svg:width="26.134cm" svg:height="16.468cm" svg:x="1.271cm" svg:y="3.078cm">
          <draw:text-box>
            <text:p text:style-name="P30"><text:span text:style-name="T41">(1) Put your “algorithm” code into a .hpp fil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2"><text:span text:style-name="T42">Definition on a ‘struct’ with a specific interface</text:span></text:p>
                      </text:list-item>
                      <text:list-item>
                        <text:p text:style-name="P42"><text:span text:style-name="T42">Common code for Host and DPUs</text:span></text:p>
                      </text:list-item>
                      <text:list-item>
                        <text:p text:style-name="P42"><text:span text:style-name="T42">Launch your algorithm through a class from the library</text:span></text:p>
                        <text:p text:style-name="P42"><text:span text:style-name="T42"/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>(2) Use a specific compilation toolchain with CMake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2"><text:span text:style-name="T42">Follow some naming conventions</text:span></text:p>
                      </text:list-item>
                      <text:list-item>
                        <text:p text:style-name="P42"><text:span text:style-name="T42">Use a generic DPU code</text:span></text:p>
                        <text:p text:style-name="P42"><text:span text:style-name="T42"/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>Following the conventions of the library...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2"><text:span text:style-name="T42">Develop one code only, used for both Host and DPUs</text:span></text:p>
                      </text:list-item>
                      <text:list-item>
                        <text:p text:style-name="P42"><text:span text:style-name="T42">More “natural” way for the developer</text:span></text:p>
                      </text:list-item>
                      <text:list-item>
                        <text:p text:style-name="P42"><text:span text:style-name="T42">Looks like coding only for the Ho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47" draw:text-style-name="P43" draw:layer="layout" svg:width="28cm" svg:height="1.905cm" svg:x="0cm" svg:y="0cm">
          <text:p text:style-name="P41"><text:span text:style-name="T49">Part A: <text:s/>Hiding Host/DPU commun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38" draw:layer="layout" svg:width="26.134cm" svg:height="9.557cm" svg:x="1.271cm" svg:y="3.078cm">
          <draw:text-box>
            <text:p text:style-name="P26"><text:span text:style-name="T41">Encapsulation of Host/DPU communicatio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7"><text:span text:style-name="T42">Looks like data transfer over a network</text:span></text:p>
                        <text:p text:style-name="P37"><text:span text:style-name="T42"/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/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49" draw:text-style-name="P43" draw:layer="layout" svg:width="28cm" svg:height="1.905cm" svg:x="0cm" svg:y="0cm">
          <text:p text:style-name="P41"><text:span text:style-name="T49">Part A: <text:s/>Hiding Host/DPU commun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38" draw:layer="layout" svg:width="26.134cm" svg:height="9.868cm" svg:x="1.271cm" svg:y="3.078cm">
          <draw:text-box>
            <text:p text:style-name="P26"><text:span text:style-name="T41">Encapsulation of Host/DPU communicatio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7"><text:span text:style-name="T42">Looks like data transfer over a network</text:span></text:p>
                        <text:p text:style-name="P37"><text:span text:style-name="T42"/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From the developer’s point of view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7"><text:span text:style-name="T42">Write a function ‘run’ with a prototype holding the input data</text:span></text:p>
                        <text:p text:style-name="P37"><text:span text:style-name="T42"/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/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51" draw:text-style-name="P43" draw:layer="layout" svg:width="28cm" svg:height="1.905cm" svg:x="0cm" svg:y="0cm">
          <text:p text:style-name="P41"><text:span text:style-name="T49">Part A: <text:s/>Hiding Host/DPU commun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38" draw:layer="layout" svg:width="26.134cm" svg:height="16.884cm" svg:x="1.271cm" svg:y="3.078cm">
          <draw:text-box>
            <text:p text:style-name="P26"><text:span text:style-name="T41">Encapsulation of Host/DPU communicatio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7"><text:span text:style-name="T42">Looks like data transfer over a network</text:span></text:p>
                        <text:p text:style-name="P37"><text:span text:style-name="T42"/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From the developer’s point of view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7"><text:span text:style-name="T42">Write a function ‘run’ with a prototype holding the input data</text:span></text:p>
                        <text:p text:style-name="P37"><text:span text:style-name="T42"/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From the library’s point of view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7"><text:span text:style-name="T50">On the Host sid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2"><text:span text:style-name="T51">Serialize into a buffer the input parameters of a call to ‘run’</text:span></text:p>
                              </text:list-item>
                              <text:list-item>
                                <text:p text:style-name="P42"><text:span text:style-name="T51">Send this buffer to the DP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37"><text:span text:style-name="T50">On the DPU sid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2"><text:span text:style-name="T51">Deserialize the buffer</text:span></text:p>
                              </text:list-item>
                              <text:list-item>
                                <text:p text:style-name="P42"><text:span text:style-name="T51">Call the ‘run’ function with the unpacked dat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" draw:text-style-name="P45" draw:layer="layout" svg:width="28cm" svg:height="1.905cm" svg:x="0cm" svg:y="0cm">
          <text:p text:style-name="P44"><text:span text:style-name="T52">Example: <text:s/>c</text:span><text:span text:style-name="T44">omputing the checksum of a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46" draw:layer="layout" svg:width="16.875cm" svg:height="6.419cm" svg:x="1.54cm" svg:y="3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Checksum</text:span></text:p>
            <text:p text:style-name="P7"><text:span text:style-name="T53">{</text:span></text:p>
            <text:p text:style-name="P7"><text:span text:style-name="T54"><text:s text:c="4"/></text:span><text:span text:style-name="T54">USING(</text:span><text:span text:style-name="T55">ARCH</text:span><text:span text:style-name="T54">);</text:span></text:p>
            <text:p text:style-name="P7"><text:span text:style-name="T53"/></text:p>
            <text:p text:style-name="P7"><text:span text:style-name="T54"><text:s text:c="4"/></text:span><text:span text:style-name="T53">static</text:span><text:span text:style-name="T54"> </text:span><text:span text:style-name="T53">int </text:span><text:span text:style-name="T57">run</text:span><text:span text:style-name="T54"> (</text:span><text:span text:style-name="T53">int</text:span><text:span text:style-name="T54"> puid, </text:span><text:span text:style-name="T53">const</text:span><text:span text:style-name="T54"> </text:span><text:span text:style-name="T58">array</text:span><text:span text:style-name="T54">&lt;</text:span><text:span text:style-name="T53">int</text:span><text:span text:style-name="T54">,65536&gt;&amp; buffer)</text:span></text:p>
            <text:p text:style-name="P7"><text:span text:style-name="T53"><text:s text:c="4"/></text:span><text:span text:style-name="T53">{</text:span></text:p>
            <text:p text:style-name="P7"><text:span text:style-name="T54"><text:s text:c="8"/></text:span><text:span text:style-name="T53">int</text:span><text:span text:style-name="T54"> result = 0;</text:span></text:p>
            <text:p text:style-name="P7"><text:span text:style-name="T54"><text:s text:c="8"/></text:span><text:span text:style-name="T53">for</text:span><text:span text:style-name="T54"> (</text:span><text:span text:style-name="T53">int</text:span><text:span text:style-name="T54"> x : buffer) <text:s/>{ result += x; }</text:span></text:p>
            <text:p text:style-name="P7"><text:span text:style-name="T54"><text:s text:c="8"/></text:span><text:span text:style-name="T53">return</text:span><text:span text:style-name="T54"> result;</text:span></text:p>
            <text:p text:style-name="P7"><text:span text:style-name="T53"><text:s text:c="4"/></text:span><text:span text:style-name="T53">}</text:span></text:p>
            <text:p text:style-name="P7"><text:span text:style-name="T53">};</text:span></text:p>
          </draw:text-box>
        </draw:frame>
        <draw:frame draw:style-name="gr54" draw:text-style-name="P48" draw:layer="layout" svg:width="7.62cm" svg:height="1.072cm" svg:x="1.54cm" svg:y="2.678cm">
          <draw:text-box>
            <text:p text:style-name="P47"><text:span text:style-name="T59">Checksum.hpp</text:span></text:p>
          </draw:text-box>
        </draw:frame>
        <draw:custom-shape draw:style-name="gr55" draw:text-style-name="P50" draw:layer="layout" svg:width="5.08cm" svg:height="2.54cm" svg:x="20.985cm" svg:y="5.745cm">
          <text:p text:style-name="P49"><text:span text:style-name="T60">Your algorithm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draw:layer="layout" svg:width="1.905cm" svg:height="0.635cm" svg:x="19.25cm" svg:y="6.45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53" draw:layer="layout" svg:width="1.286cm" svg:height="6.699cm" svg:x="17.13cm" svg:y="3.7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  <text:p text:style-name="P52"><text:span text:style-name="T61"/></text:p>
          </draw:text-box>
        </draw:frame>
        <draw:custom-shape draw:style-name="gr58" draw:text-style-name="P54" draw:layer="layout" svg:width="14.941cm" svg:height="3.175cm" svg:x="2.64cm" svg:y="6.2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9" draw:text-style-name="P55" draw:layer="layout" svg:width="28cm" svg:height="1.905cm" svg:x="0cm" svg:y="0cm">
          <text:p text:style-name="P44"><text:span text:style-name="T52">Example: <text:s/>c</text:span><text:span text:style-name="T44">omputing the checksum of a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46" draw:layer="layout" svg:width="16.875cm" svg:height="6.419cm" svg:x="1.54cm" svg:y="3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Checksum</text:span></text:p>
            <text:p text:style-name="P7"><text:span text:style-name="T53">{</text:span></text:p>
            <text:p text:style-name="P7"><text:span text:style-name="T54"><text:s text:c="4"/></text:span><text:span text:style-name="T54">USING(</text:span><text:span text:style-name="T55">ARCH</text:span><text:span text:style-name="T54">);</text:span></text:p>
            <text:p text:style-name="P7"><text:span text:style-name="T53"/></text:p>
            <text:p text:style-name="P7"><text:span text:style-name="T54"><text:s text:c="4"/></text:span><text:span text:style-name="T53">static</text:span><text:span text:style-name="T54"> </text:span><text:span text:style-name="T53">int </text:span><text:span text:style-name="T57">run</text:span><text:span text:style-name="T54"> (</text:span><text:span text:style-name="T53">int</text:span><text:span text:style-name="T54"> puid, </text:span><text:span text:style-name="T53">const</text:span><text:span text:style-name="T54"> </text:span><text:span text:style-name="T58">array</text:span><text:span text:style-name="T54">&lt;</text:span><text:span text:style-name="T53">int</text:span><text:span text:style-name="T54">,65536&gt;&amp; buffer)</text:span></text:p>
            <text:p text:style-name="P7"><text:span text:style-name="T53"><text:s text:c="4"/></text:span><text:span text:style-name="T53">{</text:span></text:p>
            <text:p text:style-name="P7"><text:span text:style-name="T54"><text:s text:c="8"/></text:span><text:span text:style-name="T53">int</text:span><text:span text:style-name="T54"> result = 0;</text:span></text:p>
            <text:p text:style-name="P7"><text:span text:style-name="T54"><text:s text:c="8"/></text:span><text:span text:style-name="T53">for</text:span><text:span text:style-name="T54"> (</text:span><text:span text:style-name="T53">int</text:span><text:span text:style-name="T54"> x : buffer) <text:s/>{ result += x; }</text:span></text:p>
            <text:p text:style-name="P7"><text:span text:style-name="T54"><text:s text:c="8"/></text:span><text:span text:style-name="T53">return</text:span><text:span text:style-name="T54"> result;</text:span></text:p>
            <text:p text:style-name="P7"><text:span text:style-name="T53"><text:s text:c="4"/></text:span><text:span text:style-name="T53">}</text:span></text:p>
            <text:p text:style-name="P7"><text:span text:style-name="T53">};</text:span></text:p>
          </draw:text-box>
        </draw:frame>
        <draw:frame draw:style-name="gr61" draw:text-style-name="P48" draw:layer="layout" svg:width="7.62cm" svg:height="1.072cm" svg:x="1.54cm" svg:y="2.678cm">
          <draw:text-box>
            <text:p text:style-name="P47"><text:span text:style-name="T59">Checksum.hpp</text:span></text:p>
          </draw:text-box>
        </draw:frame>
        <draw:frame draw:style-name="gr62" draw:text-style-name="P46" draw:layer="layout" svg:width="15.276cm" svg:height="6.444cm" svg:x="11.54cm" svg:y="13.241cm">
          <draw:text-box>
            <text:p text:style-name="P7"><text:span text:style-name="T62">#include</text:span><text:span text:style-name="T54"> </text:span><text:span text:style-name="T63">&lt;bpl.hpp&gt;</text:span></text:p>
            <text:p text:style-name="P7"><text:span text:style-name="T62">#include</text:span><text:span text:style-name="T54"> </text:span><text:span text:style-name="T63">&lt;Checksum.hpp&gt;</text:span></text:p>
            <text:p text:style-name="P7"><text:span text:style-name="T53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argc, </text:span><text:span text:style-name="T62">char</text:span><text:span text:style-name="T54"> **argv)</text:span></text:p>
            <text:p text:style-name="P7"><text:span text:style-name="T53">{</text:span></text:p>
            <text:p text:style-name="P7"><text:span text:style-name="T54"><text:s text:c="4"/></text:span><text:span text:style-name="T54">std::</text:span><text:span text:style-name="T58">array</text:span><text:span text:style-name="T54">&lt;</text:span><text:span text:style-name="T53">int</text:span><text:span text:style-name="T54">,65536&gt; arr;</text:span></text:p>
            <text:p text:style-name="P7"><text:span text:style-name="T54"><text:s text:c="4"/></text:span><text:span text:style-name="T62">for</text:span><text:span text:style-name="T54"> (size_t i=0; i&lt;arr.size(); i++) <text:s/>{ arr[i] = i; }</text:span></text:p>
            <text:p text:style-name="P7"><text:span text:style-name="T53"/></text:p>
            <text:p text:style-name="P7"><text:span text:style-name="T54"><text:s text:c="4"/></text:span><text:span text:style-name="T54">bpl::Launcher&lt;bpl::ArchUPMEM&gt; launcher (4);</text:span></text:p>
            <text:p text:style-name="P7"><text:span text:style-name="T53"/></text:p>
            <text:p text:style-name="P7"><text:span text:style-name="T54"><text:s text:c="4"/></text:span><text:span text:style-name="T62">int</text:span><text:span text:style-name="T54"> result = launcher.run&lt;Checksum&gt; (arr);</text:span></text:p>
            <text:p text:style-name="P7"><text:span text:style-name="T53">}</text:span></text:p>
          </draw:text-box>
        </draw:frame>
        <draw:frame draw:style-name="gr63" draw:text-style-name="P48" draw:layer="layout" svg:width="7.62cm" svg:height="1.072cm" svg:x="11.54cm" svg:y="12.178cm">
          <draw:text-box>
            <text:p text:style-name="P47"><text:span text:style-name="T59">main.cpp</text:span></text:p>
          </draw:text-box>
        </draw:frame>
        <draw:custom-shape draw:style-name="gr64" draw:text-style-name="P57" draw:layer="layout" svg:width="7.35cm" svg:height="2.54cm" svg:x="1.17cm" svg:y="15.445cm">
          <text:p text:style-name="P56"><text:span text:style-name="T64">How to launch it with the library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draw:layer="layout" svg:width="1.905cm" svg:height="0.635cm" draw:transform="rotate (-3.14159265358979) translate (10.625cm 17.14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5" draw:text-style-name="P53" draw:layer="layout" svg:width="1.286cm" svg:height="7.195cm" svg:x="17.13cm" svg:y="3.742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  <text:p text:style-name="P52"><text:span text:style-name="T61"/></text:p>
          </draw:text-box>
        </draw:frame>
        <draw:frame draw:style-name="gr66" draw:text-style-name="P53" draw:layer="layout" svg:width="1.286cm" svg:height="6.442cm" svg:x="25.53cm" svg:y="13.2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</draw:text-box>
        </draw:frame>
        <draw:custom-shape draw:style-name="gr55" draw:text-style-name="P50" draw:layer="layout" svg:width="5.08cm" svg:height="2.54cm" svg:x="20.985cm" svg:y="5.745cm">
          <text:p text:style-name="P49"><text:span text:style-name="T60">Your algorithm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draw:layer="layout" svg:width="1.905cm" svg:height="0.635cm" svg:x="19.25cm" svg:y="6.45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54" draw:layer="layout" svg:width="14.941cm" svg:height="3.175cm" svg:x="2.64cm" svg:y="6.2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67" draw:text-style-name="P46" draw:layer="layout" svg:width="15.276cm" svg:height="6.444cm" svg:x="11.54cm" svg:y="13.241cm">
          <draw:text-box>
            <text:p text:style-name="P7"><text:span text:style-name="T62">#include</text:span><text:span text:style-name="T54"> </text:span><text:span text:style-name="T63">&lt;bpl.hpp&gt;</text:span></text:p>
            <text:p text:style-name="P7"><text:span text:style-name="T62">#include</text:span><text:span text:style-name="T54"> </text:span><text:span text:style-name="T63">&lt;Checksum.hpp&gt;</text:span></text:p>
            <text:p text:style-name="P7"><text:span text:style-name="T53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argc, </text:span><text:span text:style-name="T62">char</text:span><text:span text:style-name="T54"> **argv)</text:span></text:p>
            <text:p text:style-name="P7"><text:span text:style-name="T53">{</text:span></text:p>
            <text:p text:style-name="P7"><text:span text:style-name="T54"><text:s text:c="4"/></text:span><text:span text:style-name="T54">std::</text:span><text:span text:style-name="T58">array</text:span><text:span text:style-name="T54">&lt;</text:span><text:span text:style-name="T62">int</text:span><text:span text:style-name="T54">,65536&gt; arr;</text:span></text:p>
            <text:p text:style-name="P7"><text:span text:style-name="T54"><text:s text:c="4"/></text:span><text:span text:style-name="T62">for</text:span><text:span text:style-name="T54"> (size_t i=0; i&lt;arr.size(); i++) <text:s/>{ arr[i] = i; }</text:span></text:p>
            <text:p text:style-name="P7"><text:span text:style-name="T53"/></text:p>
            <text:p text:style-name="P7"><text:span text:style-name="T54"><text:s text:c="4"/></text:span><text:span text:style-name="T54">bpl::Launcher&lt;bpl::ArchUPMEM&gt; launcher (4);</text:span></text:p>
            <text:p text:style-name="P7"><text:span text:style-name="T53"/></text:p>
            <text:p text:style-name="P7"><text:span text:style-name="T54"><text:s text:c="4"/></text:span><text:span text:style-name="T62">int</text:span><text:span text:style-name="T54"> result = launcher.run&lt;Checksum&gt; (arr);</text:span></text:p>
            <text:p text:style-name="P7"><text:span text:style-name="T53">}</text:span></text:p>
          </draw:text-box>
        </draw:frame>
        <draw:frame draw:style-name="gr68" draw:text-style-name="P53" draw:layer="layout" svg:width="1.286cm" svg:height="6.442cm" svg:x="25.53cm" svg:y="13.2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</draw:text-box>
        </draw:frame>
        <draw:custom-shape draw:style-name="gr69" draw:text-style-name="P55" draw:layer="layout" svg:width="28cm" svg:height="1.905cm" svg:x="0cm" svg:y="0cm">
          <text:p text:style-name="P44"><text:span text:style-name="T52">Example: <text:s/>c</text:span><text:span text:style-name="T44">omputing the checksum of a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46" draw:layer="layout" svg:width="16.875cm" svg:height="6.419cm" svg:x="1.54cm" svg:y="3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Checksum</text:span></text:p>
            <text:p text:style-name="P7"><text:span text:style-name="T53">{</text:span></text:p>
            <text:p text:style-name="P7"><text:span text:style-name="T54"><text:s text:c="4"/></text:span><text:span text:style-name="T54">USING(</text:span><text:span text:style-name="T55">ARCH</text:span><text:span text:style-name="T54">);</text:span></text:p>
            <text:p text:style-name="P7"><text:span text:style-name="T53"/></text:p>
            <text:p text:style-name="P7"><text:span text:style-name="T54"><text:s text:c="4"/></text:span><text:span text:style-name="T53">static</text:span><text:span text:style-name="T54"> </text:span><text:span text:style-name="T53">int </text:span><text:span text:style-name="T54">run (</text:span><text:span text:style-name="T53">int</text:span><text:span text:style-name="T54"> puid, </text:span><text:span text:style-name="T53">const</text:span><text:span text:style-name="T54"> </text:span><text:span text:style-name="T58">array</text:span><text:span text:style-name="T54">&lt;</text:span><text:span text:style-name="T53">int</text:span><text:span text:style-name="T54">,1000&gt;&amp; buffer)</text:span></text:p>
            <text:p text:style-name="P7"><text:span text:style-name="T53"><text:s text:c="4"/></text:span><text:span text:style-name="T53">{</text:span></text:p>
            <text:p text:style-name="P7"><text:span text:style-name="T54"><text:s text:c="8"/></text:span><text:span text:style-name="T53">int</text:span><text:span text:style-name="T54"> result = 0;</text:span></text:p>
            <text:p text:style-name="P7"><text:span text:style-name="T54"><text:s text:c="8"/></text:span><text:span text:style-name="T53">for</text:span><text:span text:style-name="T54"> (</text:span><text:span text:style-name="T53">int</text:span><text:span text:style-name="T54"> x : buffer) <text:s/>{ result += x; }</text:span></text:p>
            <text:p text:style-name="P7"><text:span text:style-name="T54"><text:s text:c="8"/></text:span><text:span text:style-name="T53">return</text:span><text:span text:style-name="T54"> result;</text:span></text:p>
            <text:p text:style-name="P7"><text:span text:style-name="T53"><text:s text:c="4"/></text:span><text:span text:style-name="T53">}</text:span></text:p>
            <text:p text:style-name="P7"><text:span text:style-name="T53">};</text:span></text:p>
          </draw:text-box>
        </draw:frame>
        <draw:frame draw:style-name="gr71" draw:text-style-name="P48" draw:layer="layout" svg:width="7.62cm" svg:height="1.072cm" svg:x="1.54cm" svg:y="2.678cm">
          <draw:text-box>
            <text:p text:style-name="P47"><text:span text:style-name="T59">Checksum.hpp</text:span></text:p>
          </draw:text-box>
        </draw:frame>
        <draw:custom-shape draw:style-name="gr55" draw:text-style-name="P50" draw:layer="layout" svg:width="5.08cm" svg:height="2.54cm" svg:x="20.985cm" svg:y="5.745cm">
          <text:p text:style-name="P49"><text:span text:style-name="T60">Your algorithm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draw:layer="layout" svg:width="1.905cm" svg:height="0.635cm" svg:x="19.25cm" svg:y="6.45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2" draw:text-style-name="P53" draw:layer="layout" svg:width="1.286cm" svg:height="7.195cm" svg:x="17.13cm" svg:y="3.7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  <text:p text:style-name="P52"><text:span text:style-name="T61">13</text:span></text:p>
            <text:p text:style-name="P52"><text:span text:style-name="T61">14</text:span></text:p>
          </draw:text-box>
        </draw:frame>
        <draw:custom-shape draw:style-name="gr73" draw:text-style-name="P59" draw:layer="layout" svg:width="7.35cm" svg:height="2.54cm" svg:x="1.171cm" svg:y="15.445cm">
          <text:p text:style-name="P58"><text:span text:style-name="T64">How to launch it with the library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draw:layer="layout" svg:width="1.905cm" svg:height="0.635cm" draw:transform="rotate (-3.14159265358979) translate (10.626cm 17.14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4" draw:text-style-name="P62" draw:layer="layout" svg:width="18.415cm" svg:height="12.065cm" svg:x="5.08cm" svg:y="5.715cm">
          <text:p text:style-name="P60"><text:span text:style-name="T65">Important !</text:span></text:p>
          <text:p text:style-name="P60"><text:span text:style-name="T66"/></text:p>
          <text:p text:style-name="P60"/>
          <text:p text:style-name="P61"><text:span text:style-name="T67">There is no real parallelization here.</text:span></text:p>
          <text:p text:style-name="P61"><text:span text:style-name="T68"/></text:p>
          <text:p text:style-name="P61"><text:span text:style-name="T67">Each tasklet will compute </text:span></text:p>
          <text:p text:style-name="P61"><text:span text:style-name="T67">the checksum of the whole buffer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75" draw:text-style-name="P46" draw:layer="layout" svg:width="15.276cm" svg:height="6.444cm" svg:x="11.54cm" svg:y="13.241cm">
          <draw:text-box>
            <text:p text:style-name="P7"><text:span text:style-name="T62">#include</text:span><text:span text:style-name="T54"> </text:span><text:span text:style-name="T63">&lt;bpl.hpp&gt;</text:span></text:p>
            <text:p text:style-name="P7"><text:span text:style-name="T62">#include</text:span><text:span text:style-name="T54"> </text:span><text:span text:style-name="T63">&lt;Checksum.hpp&gt;</text:span></text:p>
            <text:p text:style-name="P7"><text:span text:style-name="T53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argc, </text:span><text:span text:style-name="T62">char</text:span><text:span text:style-name="T54"> **argv)</text:span></text:p>
            <text:p text:style-name="P7"><text:span text:style-name="T53">{</text:span></text:p>
            <text:p text:style-name="P7"><text:span text:style-name="T54"><text:s text:c="4"/></text:span><text:span text:style-name="T54">std::</text:span><text:span text:style-name="T58">array</text:span><text:span text:style-name="T54">&lt;</text:span><text:span text:style-name="T62">int</text:span><text:span text:style-name="T54">,65536&gt; arr;</text:span></text:p>
            <text:p text:style-name="P7"><text:span text:style-name="T54"><text:s text:c="4"/></text:span><text:span text:style-name="T62">for</text:span><text:span text:style-name="T54"> (size_t i=0; i&lt;arr.size(); i++) <text:s/>{ arr[i] = i; }</text:span></text:p>
            <text:p text:style-name="P7"><text:span text:style-name="T53"/></text:p>
            <text:p text:style-name="P7"><text:span text:style-name="T54"><text:s text:c="4"/></text:span><text:span text:style-name="T54">bpl::Launcher&lt;bpl::ArchUPMEM&gt; launcher (4);</text:span></text:p>
            <text:p text:style-name="P7"><text:span text:style-name="T53"/></text:p>
            <text:p text:style-name="P7"><text:span text:style-name="T54"><text:s text:c="4"/></text:span><text:span text:style-name="T62">int</text:span><text:span text:style-name="T54"> result = launcher.run&lt;Checksum&gt; (arr);</text:span></text:p>
            <text:p text:style-name="P7"><text:span text:style-name="T53">}</text:span></text:p>
          </draw:text-box>
        </draw:frame>
        <draw:frame draw:style-name="gr76" draw:text-style-name="P53" draw:layer="layout" svg:width="1.286cm" svg:height="6.442cm" svg:x="25.53cm" svg:y="13.2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</draw:text-box>
        </draw:frame>
        <draw:custom-shape draw:style-name="gr77" draw:text-style-name="P55" draw:layer="layout" svg:width="28cm" svg:height="1.905cm" svg:x="0cm" svg:y="0cm">
          <text:p text:style-name="P44"><text:span text:style-name="T52">Example: <text:s/>c</text:span><text:span text:style-name="T44">omputing the checksum of a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46" draw:layer="layout" svg:width="16.875cm" svg:height="6.419cm" svg:x="1.54cm" svg:y="3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Checksum</text:span></text:p>
            <text:p text:style-name="P7"><text:span text:style-name="T53">{</text:span></text:p>
            <text:p text:style-name="P7"><text:span text:style-name="T54"><text:s text:c="4"/></text:span><text:span text:style-name="T54">USING(</text:span><text:span text:style-name="T55">ARCH</text:span><text:span text:style-name="T54">);</text:span></text:p>
            <text:p text:style-name="P7"><text:span text:style-name="T53"/></text:p>
            <text:p text:style-name="P7"><text:span text:style-name="T54"><text:s text:c="4"/></text:span><text:span text:style-name="T53">static</text:span><text:span text:style-name="T54"> </text:span><text:span text:style-name="T53">int </text:span><text:span text:style-name="T54">run (</text:span><text:span text:style-name="T53">int</text:span><text:span text:style-name="T54"> puid, </text:span><text:span text:style-name="T53">const</text:span><text:span text:style-name="T54"> </text:span><text:span text:style-name="T58">array</text:span><text:span text:style-name="T54">&lt;</text:span><text:span text:style-name="T53">int</text:span><text:span text:style-name="T54">,1000&gt;&amp; buffer)</text:span></text:p>
            <text:p text:style-name="P7"><text:span text:style-name="T53"><text:s text:c="4"/></text:span><text:span text:style-name="T53">{</text:span></text:p>
            <text:p text:style-name="P7"><text:span text:style-name="T54"><text:s text:c="8"/></text:span><text:span text:style-name="T53">int</text:span><text:span text:style-name="T54"> result = 0;</text:span></text:p>
            <text:p text:style-name="P7"><text:span text:style-name="T54"><text:s text:c="8"/></text:span><text:span text:style-name="T53">for</text:span><text:span text:style-name="T54"> (</text:span><text:span text:style-name="T53">int</text:span><text:span text:style-name="T54"> x : buffer) <text:s/>{ result += x; }</text:span></text:p>
            <text:p text:style-name="P7"><text:span text:style-name="T54"><text:s text:c="8"/></text:span><text:span text:style-name="T53">return</text:span><text:span text:style-name="T54"> result;</text:span></text:p>
            <text:p text:style-name="P7"><text:span text:style-name="T53"><text:s text:c="4"/></text:span><text:span text:style-name="T53">}</text:span></text:p>
            <text:p text:style-name="P7"><text:span text:style-name="T53">};</text:span></text:p>
          </draw:text-box>
        </draw:frame>
        <draw:frame draw:style-name="gr79" draw:text-style-name="P48" draw:layer="layout" svg:width="7.62cm" svg:height="1.072cm" svg:x="1.54cm" svg:y="2.678cm">
          <draw:text-box>
            <text:p text:style-name="P47"><text:span text:style-name="T59">Checksum.hpp</text:span></text:p>
          </draw:text-box>
        </draw:frame>
        <draw:custom-shape draw:style-name="gr55" draw:text-style-name="P50" draw:layer="layout" svg:width="5.08cm" svg:height="2.54cm" svg:x="20.985cm" svg:y="5.745cm">
          <text:p text:style-name="P49"><text:span text:style-name="T60">Your algorithm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draw:layer="layout" svg:width="1.905cm" svg:height="0.635cm" svg:x="19.25cm" svg:y="6.45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0" draw:text-style-name="P53" draw:layer="layout" svg:width="1.286cm" svg:height="7.195cm" svg:x="17.13cm" svg:y="3.7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  <text:p text:style-name="P52"><text:span text:style-name="T61">13</text:span></text:p>
            <text:p text:style-name="P52"><text:span text:style-name="T61">14</text:span></text:p>
          </draw:text-box>
        </draw:frame>
        <draw:custom-shape draw:style-name="gr81" draw:text-style-name="P59" draw:layer="layout" svg:width="7.35cm" svg:height="2.54cm" svg:x="1.171cm" svg:y="15.445cm">
          <text:p text:style-name="P58"><text:span text:style-name="T64">How to launch it with the library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draw:layer="layout" svg:width="1.905cm" svg:height="0.635cm" draw:transform="rotate (-3.14159265358979) translate (10.626cm 17.14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4" draw:text-style-name="P62" draw:layer="layout" svg:width="18.415cm" svg:height="12.065cm" svg:x="5.08cm" svg:y="5.715cm">
          <text:p text:style-name="P61"><text:span text:style-name="T67">This sample just shows how </text:span></text:p>
          <text:p text:style-name="P63"><text:span text:style-name="T67">we can write code that looks</text:span></text:p>
          <text:p text:style-name="P63"><text:span text:style-name="T67">like conventional CPU code</text:span></text:p>
          <text:p text:style-name="P63"><text:span text:style-name="T67">and that runs on DPU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82" draw:text-style-name="P46" draw:layer="layout" svg:width="15.276cm" svg:height="6.444cm" svg:x="11.54cm" svg:y="13.241cm">
          <draw:text-box>
            <text:p text:style-name="P7"><text:span text:style-name="T62">#include</text:span><text:span text:style-name="T54"> </text:span><text:span text:style-name="T63">&lt;bpl.hpp&gt;</text:span></text:p>
            <text:p text:style-name="P7"><text:span text:style-name="T62">#include</text:span><text:span text:style-name="T54"> </text:span><text:span text:style-name="T63">&lt;Checksum.hpp&gt;</text:span></text:p>
            <text:p text:style-name="P7"><text:span text:style-name="T53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argc, </text:span><text:span text:style-name="T62">char</text:span><text:span text:style-name="T54"> **argv)</text:span></text:p>
            <text:p text:style-name="P7"><text:span text:style-name="T53">{</text:span></text:p>
            <text:p text:style-name="P7"><text:span text:style-name="T54"><text:s text:c="4"/></text:span><text:span text:style-name="T54">std::</text:span><text:span text:style-name="T58">array</text:span><text:span text:style-name="T54">&lt;</text:span><text:span text:style-name="T62">int</text:span><text:span text:style-name="T54">,65536&gt; arr;</text:span></text:p>
            <text:p text:style-name="P7"><text:span text:style-name="T54"><text:s text:c="4"/></text:span><text:span text:style-name="T62">for</text:span><text:span text:style-name="T54"> (size_t i=0; i&lt;arr.size(); i++) <text:s/>{ arr[i] = i; }</text:span></text:p>
            <text:p text:style-name="P7"><text:span text:style-name="T53"/></text:p>
            <text:p text:style-name="P7"><text:span text:style-name="T54"><text:s text:c="4"/></text:span><text:span text:style-name="T54">bpl::Launcher&lt;bpl::ArchUPMEM&gt; launcher (4);</text:span></text:p>
            <text:p text:style-name="P7"><text:span text:style-name="T53"/></text:p>
            <text:p text:style-name="P7"><text:span text:style-name="T54"><text:s text:c="4"/></text:span><text:span text:style-name="T62">int</text:span><text:span text:style-name="T54"> result = launcher.run&lt;Checksum&gt; (arr);</text:span></text:p>
            <text:p text:style-name="P7"><text:span text:style-name="T53">}</text:span></text:p>
          </draw:text-box>
        </draw:frame>
        <draw:frame draw:style-name="gr83" draw:text-style-name="P53" draw:layer="layout" svg:width="1.286cm" svg:height="6.442cm" svg:x="25.53cm" svg:y="13.2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</draw:text-box>
        </draw:frame>
        <draw:custom-shape draw:style-name="gr84" draw:text-style-name="P55" draw:layer="layout" svg:width="28cm" svg:height="1.905cm" svg:x="0cm" svg:y="0cm">
          <text:p text:style-name="P44"><text:span text:style-name="T52">Example: <text:s/>c</text:span><text:span text:style-name="T44">omputing the checksum of a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5" draw:text-style-name="P46" draw:layer="layout" svg:width="16.875cm" svg:height="6.419cm" svg:x="1.54cm" svg:y="3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Checksum</text:span></text:p>
            <text:p text:style-name="P7"><text:span text:style-name="T53">{</text:span></text:p>
            <text:p text:style-name="P7"><text:span text:style-name="T54"><text:s text:c="4"/></text:span><text:span text:style-name="T54">USING(</text:span><text:span text:style-name="T55">ARCH</text:span><text:span text:style-name="T54">);</text:span></text:p>
            <text:p text:style-name="P7"><text:span text:style-name="T53"/></text:p>
            <text:p text:style-name="P7"><text:span text:style-name="T54"><text:s text:c="4"/></text:span><text:span text:style-name="T53">static</text:span><text:span text:style-name="T54"> </text:span><text:span text:style-name="T53">int </text:span><text:span text:style-name="T54">run (</text:span><text:span text:style-name="T53">int</text:span><text:span text:style-name="T54"> puid, </text:span><text:span text:style-name="T53">const</text:span><text:span text:style-name="T54"> </text:span><text:span text:style-name="T58">array</text:span><text:span text:style-name="T54">&lt;</text:span><text:span text:style-name="T53">int</text:span><text:span text:style-name="T54">,1000&gt;&amp; buffer)</text:span></text:p>
            <text:p text:style-name="P7"><text:span text:style-name="T53"><text:s text:c="4"/></text:span><text:span text:style-name="T53">{</text:span></text:p>
            <text:p text:style-name="P7"><text:span text:style-name="T54"><text:s text:c="8"/></text:span><text:span text:style-name="T53">int</text:span><text:span text:style-name="T54"> result = 0;</text:span></text:p>
            <text:p text:style-name="P7"><text:span text:style-name="T54"><text:s text:c="8"/></text:span><text:span text:style-name="T53">for</text:span><text:span text:style-name="T54"> (</text:span><text:span text:style-name="T53">int</text:span><text:span text:style-name="T54"> x : buffer) <text:s/>{ result += x; }</text:span></text:p>
            <text:p text:style-name="P7"><text:span text:style-name="T54"><text:s text:c="8"/></text:span><text:span text:style-name="T53">return</text:span><text:span text:style-name="T54"> result;</text:span></text:p>
            <text:p text:style-name="P7"><text:span text:style-name="T53"><text:s text:c="4"/></text:span><text:span text:style-name="T53">}</text:span></text:p>
            <text:p text:style-name="P7"><text:span text:style-name="T53">};</text:span></text:p>
          </draw:text-box>
        </draw:frame>
        <draw:frame draw:style-name="gr86" draw:text-style-name="P48" draw:layer="layout" svg:width="7.62cm" svg:height="1.072cm" svg:x="1.54cm" svg:y="2.678cm">
          <draw:text-box>
            <text:p text:style-name="P47"><text:span text:style-name="T59">Checksum.hpp</text:span></text:p>
          </draw:text-box>
        </draw:frame>
        <draw:custom-shape draw:style-name="gr55" draw:text-style-name="P50" draw:layer="layout" svg:width="5.08cm" svg:height="2.54cm" svg:x="20.985cm" svg:y="5.745cm">
          <text:p text:style-name="P49"><text:span text:style-name="T60">Your algorithm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draw:layer="layout" svg:width="1.905cm" svg:height="0.635cm" svg:x="19.25cm" svg:y="6.45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7" draw:text-style-name="P53" draw:layer="layout" svg:width="1.286cm" svg:height="7.195cm" svg:x="17.13cm" svg:y="3.7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  <text:p text:style-name="P52"><text:span text:style-name="T61">13</text:span></text:p>
            <text:p text:style-name="P52"><text:span text:style-name="T61">14</text:span></text:p>
          </draw:text-box>
        </draw:frame>
        <draw:custom-shape draw:style-name="gr88" draw:text-style-name="P59" draw:layer="layout" svg:width="7.35cm" svg:height="2.54cm" svg:x="1.171cm" svg:y="15.445cm">
          <text:p text:style-name="P58"><text:span text:style-name="T64">How to launch it with the library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draw:layer="layout" svg:width="1.905cm" svg:height="0.635cm" draw:transform="rotate (-3.14159265358979) translate (10.626cm 17.14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9" draw:text-style-name="P65" draw:layer="layout" svg:width="18.415cm" svg:height="12.065cm" svg:x="5.08cm" svg:y="5.715cm">
          <text:p text:style-name="P64"><text:span text:style-name="T67">Parallelization is something</text:span></text:p>
          <text:p text:style-name="P64"><text:span text:style-name="T67"><text:s/></text:span><text:span text:style-name="T67">that could be designed</text:span></text:p>
          <text:p text:style-name="P64"><text:span text:style-name="T67"><text:s/></text:span><text:span text:style-name="T67">in the library in addition to</text:span></text:p>
          <text:p text:style-name="P64"><text:span text:style-name="T67">what we have seen so far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90" draw:text-style-name="P55" draw:layer="layout" svg:width="28cm" svg:height="1.905cm" svg:x="0cm" svg:y="0cm">
          <text:p text:style-name="P44"><text:span text:style-name="T52">Example: <text:s/>c</text:span><text:span text:style-name="T44">omputing the checksum of a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1" draw:text-style-name="P46" draw:layer="layout" svg:width="16.875cm" svg:height="6.419cm" svg:x="1.54cm" svg:y="3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Checksum</text:span></text:p>
            <text:p text:style-name="P7"><text:span text:style-name="T53">{</text:span></text:p>
            <text:p text:style-name="P7"><text:span text:style-name="T54"><text:s text:c="4"/></text:span><text:span text:style-name="T54">USING(</text:span><text:span text:style-name="T55">ARCH</text:span><text:span text:style-name="T54">);</text:span></text:p>
            <text:p text:style-name="P7"><text:span text:style-name="T53"/></text:p>
            <text:p text:style-name="P7"><text:span text:style-name="T54"><text:s text:c="4"/></text:span><text:span text:style-name="T53">static</text:span><text:span text:style-name="T54"> </text:span><text:span text:style-name="T53">int </text:span><text:span text:style-name="T57">run</text:span><text:span text:style-name="T54"> (</text:span><text:span text:style-name="T53">int</text:span><text:span text:style-name="T54"> puid, </text:span><text:span text:style-name="T53">const</text:span><text:span text:style-name="T54"> </text:span><text:span text:style-name="T58">array</text:span><text:span text:style-name="T54">&lt;</text:span><text:span text:style-name="T53">char</text:span><text:span text:style-name="T54">,65536&gt;&amp; buffer)</text:span></text:p>
            <text:p text:style-name="P7"><text:span text:style-name="T53"><text:s text:c="4"/></text:span><text:span text:style-name="T53">{</text:span></text:p>
            <text:p text:style-name="P7"><text:span text:style-name="T54"><text:s text:c="8"/></text:span><text:span text:style-name="T53">int</text:span><text:span text:style-name="T54"> result = 0;</text:span></text:p>
            <text:p text:style-name="P7"><text:span text:style-name="T54"><text:s text:c="8"/></text:span><text:span text:style-name="T53">for</text:span><text:span text:style-name="T54"> (</text:span><text:span text:style-name="T53">int</text:span><text:span text:style-name="T54"> x : buffer) <text:s/>{ result += x; }</text:span></text:p>
            <text:p text:style-name="P7"><text:span text:style-name="T54"><text:s text:c="8"/></text:span><text:span text:style-name="T53">return</text:span><text:span text:style-name="T54"> result;</text:span></text:p>
            <text:p text:style-name="P7"><text:span text:style-name="T53"><text:s text:c="4"/></text:span><text:span text:style-name="T53">}</text:span></text:p>
            <text:p text:style-name="P7"><text:span text:style-name="T53">};</text:span></text:p>
          </draw:text-box>
        </draw:frame>
        <draw:frame draw:style-name="gr92" draw:text-style-name="P48" draw:layer="layout" svg:width="7.62cm" svg:height="1.072cm" svg:x="1.54cm" svg:y="2.678cm">
          <draw:text-box>
            <text:p text:style-name="P47"><text:span text:style-name="T59">Checksum.hpp</text:span></text:p>
          </draw:text-box>
        </draw:frame>
        <draw:frame draw:style-name="gr93" draw:text-style-name="P46" draw:layer="layout" svg:width="15.276cm" svg:height="6.444cm" svg:x="11.54cm" svg:y="13.241cm">
          <draw:text-box>
            <text:p text:style-name="P7"><text:span text:style-name="T62">#include</text:span><text:span text:style-name="T54"> </text:span><text:span text:style-name="T63">&lt;bpl.hpp&gt;</text:span></text:p>
            <text:p text:style-name="P7"><text:span text:style-name="T62">#include</text:span><text:span text:style-name="T54"> </text:span><text:span text:style-name="T63">&lt;Checksum.hpp&gt;</text:span></text:p>
            <text:p text:style-name="P7"><text:span text:style-name="T53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argc, </text:span><text:span text:style-name="T62">char</text:span><text:span text:style-name="T54"> **argv)</text:span></text:p>
            <text:p text:style-name="P7"><text:span text:style-name="T53">{</text:span></text:p>
            <text:p text:style-name="P7"><text:span text:style-name="T54"><text:s text:c="4"/></text:span><text:span text:style-name="T54">std::</text:span><text:span text:style-name="T58">array</text:span><text:span text:style-name="T54">&lt;</text:span><text:span text:style-name="T53">char</text:span><text:span text:style-name="T54">,65536&gt; arr;</text:span></text:p>
            <text:p text:style-name="P7"><text:span text:style-name="T54"><text:s text:c="4"/></text:span><text:span text:style-name="T62">for</text:span><text:span text:style-name="T54"> (size_t i=0; i&lt;arr.size(); i++) <text:s/>{ arr[i] = i; }</text:span></text:p>
            <text:p text:style-name="P7"><text:span text:style-name="T53"/></text:p>
            <text:p text:style-name="P7"><text:span text:style-name="T54"><text:s text:c="4"/></text:span><text:span text:style-name="T54">bpl::Launcher&lt;bpl::</text:span><text:span text:style-name="T57">ArchUPMEM</text:span><text:span text:style-name="T54">&gt; launcher (4);</text:span></text:p>
            <text:p text:style-name="P7"><text:span text:style-name="T53"/></text:p>
            <text:p text:style-name="P7"><text:span text:style-name="T54"><text:s text:c="4"/></text:span><text:span text:style-name="T62">int</text:span><text:span text:style-name="T54"> result = launcher.run&lt;Checksum&gt; (</text:span><text:span text:style-name="T69">split (arr)</text:span><text:span text:style-name="T54">);</text:span></text:p>
            <text:p text:style-name="P7"><text:span text:style-name="T53">}</text:span></text:p>
          </draw:text-box>
        </draw:frame>
        <draw:frame draw:style-name="gr94" draw:text-style-name="P48" draw:layer="layout" svg:width="7.62cm" svg:height="1.072cm" svg:x="11.54cm" svg:y="12.178cm">
          <draw:text-box>
            <text:p text:style-name="P47"><text:span text:style-name="T59">main.cpp</text:span></text:p>
          </draw:text-box>
        </draw:frame>
        <draw:custom-shape draw:style-name="gr95" draw:text-style-name="P50" draw:layer="layout" svg:width="7.91cm" svg:height="4.64cm" svg:x="2.385cm" svg:y="14.145cm">
          <text:p text:style-name="P49"><text:span text:style-name="T60">Hint about //</text:span></text:p>
          <text:p text:style-name="P49"><text:span text:style-name="T60"/></text:p>
          <text:p text:style-name="P49"><text:span text:style-name="T70">Provide a function</text:span></text:p>
          <text:p text:style-name="P49"><text:span text:style-name="T70">that knows how to split the input data</text:span></text:p>
          <draw:enhanced-geometry svg:viewBox="0 0 21600 21600" draw:type="rectangle" draw:enhanced-path="M 0 0 L 21600 0 21600 21600 0 21600 0 0 Z N"/>
        </draw:custom-shape>
        <draw:frame draw:style-name="gr96" draw:text-style-name="P53" draw:layer="layout" svg:width="1.286cm" svg:height="7.195cm" svg:x="17.13cm" svg:y="3.7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  <text:p text:style-name="P52"><text:span text:style-name="T61"/></text:p>
          </draw:text-box>
        </draw:frame>
        <draw:frame draw:style-name="gr97" draw:text-style-name="P53" draw:layer="layout" svg:width="1.286cm" svg:height="6.442cm" svg:x="25.53cm" svg:y="13.2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98" draw:text-style-name="P55" draw:layer="layout" svg:width="28cm" svg:height="1.905cm" svg:x="0cm" svg:y="0cm">
          <text:p text:style-name="P44"><text:span text:style-name="T52">Example: <text:s/>c</text:span><text:span text:style-name="T44">omputing the checksum of a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46" draw:layer="layout" svg:width="16.875cm" svg:height="6.419cm" svg:x="1.54cm" svg:y="3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Checksum</text:span></text:p>
            <text:p text:style-name="P7"><text:span text:style-name="T53">{</text:span></text:p>
            <text:p text:style-name="P7"><text:span text:style-name="T54"><text:s text:c="4"/></text:span><text:span text:style-name="T54">USING(</text:span><text:span text:style-name="T55">ARCH</text:span><text:span text:style-name="T54">);</text:span></text:p>
            <text:p text:style-name="P7"><text:span text:style-name="T53"/></text:p>
            <text:p text:style-name="P7"><text:span text:style-name="T54"><text:s text:c="4"/></text:span><text:span text:style-name="T53">static</text:span><text:span text:style-name="T54"> </text:span><text:span text:style-name="T53">int </text:span><text:span text:style-name="T57">run</text:span><text:span text:style-name="T54"> (</text:span><text:span text:style-name="T53">int</text:span><text:span text:style-name="T54"> puid, </text:span><text:span text:style-name="T53">const</text:span><text:span text:style-name="T54"> </text:span><text:span text:style-name="T58">array</text:span><text:span text:style-name="T54">&lt;</text:span><text:span text:style-name="T53">char</text:span><text:span text:style-name="T54">,65536&gt;&amp; buffer)</text:span></text:p>
            <text:p text:style-name="P7"><text:span text:style-name="T53"><text:s text:c="4"/></text:span><text:span text:style-name="T53">{</text:span></text:p>
            <text:p text:style-name="P7"><text:span text:style-name="T54"><text:s text:c="8"/></text:span><text:span text:style-name="T53">int</text:span><text:span text:style-name="T54"> result = 0;</text:span></text:p>
            <text:p text:style-name="P7"><text:span text:style-name="T54"><text:s text:c="8"/></text:span><text:span text:style-name="T53">for</text:span><text:span text:style-name="T54"> (</text:span><text:span text:style-name="T53">int</text:span><text:span text:style-name="T54"> x : buffer) <text:s/>{ result += x; }</text:span></text:p>
            <text:p text:style-name="P7"><text:span text:style-name="T54"><text:s text:c="8"/></text:span><text:span text:style-name="T53">return</text:span><text:span text:style-name="T54"> result;</text:span></text:p>
            <text:p text:style-name="P7"><text:span text:style-name="T53"><text:s text:c="4"/></text:span><text:span text:style-name="T53">}</text:span></text:p>
            <text:p text:style-name="P7"><text:span text:style-name="T53">};</text:span></text:p>
          </draw:text-box>
        </draw:frame>
        <draw:frame draw:style-name="gr100" draw:text-style-name="P48" draw:layer="layout" svg:width="7.62cm" svg:height="1.072cm" svg:x="1.54cm" svg:y="2.678cm">
          <draw:text-box>
            <text:p text:style-name="P47"><text:span text:style-name="T59">Checksum.hpp</text:span></text:p>
          </draw:text-box>
        </draw:frame>
        <draw:frame draw:style-name="gr101" draw:text-style-name="P46" draw:layer="layout" svg:width="15.276cm" svg:height="6.444cm" svg:x="11.54cm" svg:y="13.241cm">
          <draw:text-box>
            <text:p text:style-name="P7"><text:span text:style-name="T62">#include</text:span><text:span text:style-name="T54"> </text:span><text:span text:style-name="T63">&lt;bpl.hpp&gt;</text:span></text:p>
            <text:p text:style-name="P7"><text:span text:style-name="T62">#include</text:span><text:span text:style-name="T54"> </text:span><text:span text:style-name="T63">&lt;Checksum.hpp&gt;</text:span></text:p>
            <text:p text:style-name="P7"><text:span text:style-name="T53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argc, </text:span><text:span text:style-name="T62">char</text:span><text:span text:style-name="T54"> **argv)</text:span></text:p>
            <text:p text:style-name="P7"><text:span text:style-name="T53">{</text:span></text:p>
            <text:p text:style-name="P7"><text:span text:style-name="T54"><text:s text:c="4"/></text:span><text:span text:style-name="T54">std::</text:span><text:span text:style-name="T58">array</text:span><text:span text:style-name="T54">&lt;</text:span><text:span text:style-name="T53">char</text:span><text:span text:style-name="T54">,65536&gt; arr;</text:span></text:p>
            <text:p text:style-name="P7"><text:span text:style-name="T54"><text:s text:c="4"/></text:span><text:span text:style-name="T62">for</text:span><text:span text:style-name="T54"> (size_t i=0; i&lt;arr.size(); i++) <text:s/>{ arr[i] = i; }</text:span></text:p>
            <text:p text:style-name="P7"><text:span text:style-name="T53"/></text:p>
            <text:p text:style-name="P7"><text:span text:style-name="T54"><text:s text:c="4"/></text:span><text:span text:style-name="T54">bpl::Launcher&lt;bpl::</text:span><text:span text:style-name="T69">ArchMultiCore</text:span><text:span text:style-name="T54">&gt; launcher (4);</text:span></text:p>
            <text:p text:style-name="P7"><text:span text:style-name="T53"/></text:p>
            <text:p text:style-name="P66"><text:span text:style-name="T54"><text:s text:c="4"/></text:span><text:span text:style-name="T57">int</text:span><text:span text:style-name="T54"> result = launcher.run&lt;Checksum&gt; (split (arr));</text:span></text:p>
            <text:p text:style-name="P7"><text:span text:style-name="T53">}</text:span></text:p>
          </draw:text-box>
        </draw:frame>
        <draw:frame draw:style-name="gr102" draw:text-style-name="P48" draw:layer="layout" svg:width="7.62cm" svg:height="1.072cm" svg:x="11.54cm" svg:y="12.178cm">
          <draw:text-box>
            <text:p text:style-name="P47"><text:span text:style-name="T59">main.cpp</text:span></text:p>
          </draw:text-box>
        </draw:frame>
        <draw:custom-shape draw:style-name="gr103" draw:text-style-name="P50" draw:layer="layout" svg:width="8.41cm" svg:height="4.64cm" svg:x="1.785cm" svg:y="14.145cm">
          <text:p text:style-name="P49"><text:span text:style-name="T60">Towards genericity</text:span></text:p>
          <text:p text:style-name="P49"><text:span text:style-name="T60"/></text:p>
          <text:p text:style-name="P49"><text:span text:style-name="T70">We could run our algorithm on a multicore architecture as well</text:span></text:p>
          <draw:enhanced-geometry svg:viewBox="0 0 21600 21600" draw:type="rectangle" draw:enhanced-path="M 0 0 L 21600 0 21600 21600 0 21600 0 0 Z N"/>
        </draw:custom-shape>
        <draw:frame draw:style-name="gr104" draw:text-style-name="P53" draw:layer="layout" svg:width="1.286cm" svg:height="7.195cm" svg:x="17.13cm" svg:y="3.7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  <text:p text:style-name="P52"><text:span text:style-name="T61"/></text:p>
          </draw:text-box>
        </draw:frame>
        <draw:frame draw:style-name="gr105" draw:text-style-name="P53" draw:layer="layout" svg:width="1.286cm" svg:height="6.442cm" svg:x="25.53cm" svg:y="13.2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23"><text:span text:style-name="T5">Conclusion: <text:s text:c="2"/>challenges for th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6" draw:text-style-name="P38" draw:layer="layout" svg:width="26.969cm" svg:height="16.243cm" svg:x="0.971cm" svg:y="4.077cm">
          <draw:text-box>
            <text:p text:style-name="P30"><text:span text:style-name="T41">(A) <text:s/>Make PIM usage like conventional coding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0"><text:span text:style-name="T71">Call the function with input arguments and get the result</text:span></text:p>
                      </text:list-item>
                      <text:list-item>
                        <text:p text:style-name="P30"><text:span text:style-name="T71">Easy to use for the developer</text:span></text:p>
                      </text:list-item>
                      <text:list-item>
                        <text:p text:style-name="P30"><text:span text:style-name="T71">In other words, don’t be bothered by the Host / DPU protocol</text:span></text:p>
                        <text:p text:style-name="P30"><text:span text:style-name="T42"/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/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23"><text:span text:style-name="T5">Conclusion: <text:s text:c="2"/>challenges for th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38" draw:layer="layout" svg:width="26.969cm" svg:height="16.243cm" svg:x="0.971cm" svg:y="4.077cm">
          <draw:text-box>
            <text:p text:style-name="P30"><text:span text:style-name="T41">(A) <text:s/>Make PIM usage like conventional coding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0"><text:span text:style-name="T71">Call the function with input arguments and get the result</text:span></text:p>
                      </text:list-item>
                      <text:list-item>
                        <text:p text:style-name="P30"><text:span text:style-name="T71">Easy to use for the developer</text:span></text:p>
                      </text:list-item>
                      <text:list-item>
                        <text:p text:style-name="P30"><text:span text:style-name="T71">In other words, don’t be bothered by the Host / DPU protocol</text:span></text:p>
                        <text:p text:style-name="P30"><text:span text:style-name="T42"/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>(B) <text:s/>Provide means to ease the // of the algorithm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0"><text:span text:style-name="T42">Close to thread programming model</text:span></text:p>
                      </text:list-item>
                      <text:list-item>
                        <text:p text:style-name="P30"><text:span text:style-name="T72">Will not automagically // your algorithm !</text:span></text:p>
                      </text:list-item>
                      <text:list-item>
                        <text:p text:style-name="P30"><text:span text:style-name="T42">You still will have to do it yourself</text:span></text:p>
                      </text:list-item>
                      <text:list-item>
                        <text:p text:style-name="P30"><text:span text:style-name="T42">But the library should provide helpers to do it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23"><text:span text:style-name="T5">Conclusion: <text:s text:c="2"/>challenges for th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8" draw:text-style-name="P38" draw:layer="layout" svg:width="26.969cm" svg:height="16.243cm" svg:x="0.971cm" svg:y="4.077cm">
          <draw:text-box>
            <text:p text:style-name="P30"><text:span text:style-name="T41">(A) <text:s/>Make PIM usage like conventional coding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0"><text:span text:style-name="T71">Call the function with input arguments and get the result</text:span></text:p>
                      </text:list-item>
                      <text:list-item>
                        <text:p text:style-name="P30"><text:span text:style-name="T71">Easy to use for the developer</text:span></text:p>
                      </text:list-item>
                      <text:list-item>
                        <text:p text:style-name="P30"><text:span text:style-name="T71">In other words, don’t be bothered by the Host / DPU protocol</text:span></text:p>
                        <text:p text:style-name="P30"><text:span text:style-name="T42"/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>(B) <text:s/>Provide means to ease the // of the algorithm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0"><text:span text:style-name="T42">In order to // the algorithm</text:span></text:p>
                      </text:list-item>
                      <text:list-item>
                        <text:p text:style-name="P30"><text:span text:style-name="T42">Close to thread programming model</text:span></text:p>
                      </text:list-item>
                      <text:list-item>
                        <text:p text:style-name="P30"><text:span text:style-name="T72">Will not automagically // your algorithm !</text:span></text:p>
                      </text:list-item>
                      <text:list-item>
                        <text:p text:style-name="P30"><text:span text:style-name="T42">You still will have to do it yourself</text:span></text:p>
                      </text:list-item>
                      <text:list-item>
                        <text:p text:style-name="P30"><text:span text:style-name="T42">But the library should provide helpers to do i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9" draw:text-style-name="P68" draw:layer="layout" svg:width="24.13cm" svg:height="4.445cm" svg:x="1.905cm" svg:y="5.715cm">
          <text:p text:style-name="P67"><text:span text:style-name="T44">A running prototype of the library exists</text:span></text:p>
          <text:p text:style-name="P67"><text:span text:style-name="T44">and implements these ideas</text:span></text:p>
          <draw:enhanced-geometry svg:viewBox="0 0 21600 21600" draw:type="rectangle" draw:enhanced-path="M 0 0 L 21600 0 21600 21600 0 21600 0 0 Z N"/>
        </draw:custom-shape>
        <draw:custom-shape draw:style-name="gr110" draw:text-style-name="P70" draw:layer="layout" svg:width="24.13cm" svg:height="6.87cm" svg:x="1.905cm" svg:y="12.815cm">
          <text:p text:style-name="P69"><text:span text:style-name="T44">Preliminary work have been done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11" draw:text-style-name="P72" draw:layer="layout" svg:width="28cm" svg:height="20.955cm" svg:x="0cm" svg:y="0cm">
          <text:p text:style-name="P71"><text:span text:style-name="T73">Thank you </text:span></text:p>
          <text:p text:style-name="P71"><text:span text:style-name="T73">for your attention !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23"><text:span text:style-name="T5">Example of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38" draw:layer="layout" svg:width="26.134cm" svg:height="2.637cm" svg:x="1.271cm" svg:y="3.078cm">
          <draw:text-box>
            <text:p text:style-name="P30"><text:span text:style-name="T41">Computing the checksum of a buffer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30"><text:span text:style-name="T5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13" draw:text-style-name="P74" draw:layer="layout" svg:width="24.765cm" svg:height="10.115cm" svg:x="2.541cm" svg:y="6.442cm">
          <draw:text-box>
            <text:p text:style-name="P73"><text:span text:style-name="T74"/></text:p>
            <text:p text:style-name="P73"><text:span text:style-name="T74">int</text:span><text:span text:style-name="T75"> </text:span><text:span text:style-name="T76">checksum</text:span><text:span text:style-name="T75"> <text:s/>(</text:span><text:span text:style-name="T74">const</text:span><text:span text:style-name="T75"> std::vector&lt;</text:span><text:span text:style-name="T74">int</text:span><text:span text:style-name="T75">&gt;&amp; buffer, int i0, int i1)</text:span></text:p>
            <text:p text:style-name="P73"><text:span text:style-name="T75">{</text:span></text:p>
            <text:p text:style-name="P73"><text:span text:style-name="T75"><text:s text:c="4"/></text:span><text:span text:style-name="T74">int</text:span><text:span text:style-name="T75"> sum=0; <text:s/></text:span></text:p>
            <text:p text:style-name="P73"><text:span text:style-name="T75"><text:s text:c="4"/></text:span><text:span text:style-name="T74">for</text:span><text:span text:style-name="T75"> (</text:span><text:span text:style-name="T74">int</text:span><text:span text:style-name="T75"> i=i0; i&lt;i1; ++i) <text:s/></text:span></text:p>
            <text:p text:style-name="P73"><text:span text:style-name="T75"><text:s text:c="4"/></text:span><text:span text:style-name="T75">{ </text:span></text:p>
            <text:p text:style-name="P73"><text:span text:style-name="T75"><text:s text:c="8"/></text:span><text:span text:style-name="T75">sum += buffer[i]; </text:span></text:p>
            <text:p text:style-name="P73"><text:span text:style-name="T75"><text:s text:c="4"/></text:span><text:span text:style-name="T75">}</text:span></text:p>
            <text:p text:style-name="P73"><text:span text:style-name="T75"><text:s text:c="4"/></text:span><text:span text:style-name="T74">return</text:span><text:span text:style-name="T75"> sum;</text:span></text:p>
            <text:p text:style-name="P73"><text:span text:style-name="T75">}</text:span></text:p>
            <text:p text:style-name="P73"><text:span text:style-name="T75"/></text:p>
          </draw:text-box>
        </draw:frame>
        <draw:frame draw:style-name="gr114" draw:text-style-name="P75" draw:layer="layout" svg:width="24.765cm" svg:height="1.072cm" svg:x="2.541cm" svg:y="16.545cm">
          <draw:text-box>
            <text:p text:style-name="P10"><text:span text:style-name="T77">multi-thread vers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23"><text:span text:style-name="T5">Example of code with UPMEM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5" draw:text-style-name="P8" draw:layer="layout" svg:width="9.525cm" svg:height="6.506cm" svg:x="16.605cm" svg:y="2.54cm">
          <draw:text-box>
            <text:p text:style-name="P7"><text:span text:style-name="T6">#include</text:span><text:span text:style-name="T7"> </text:span><text:span text:style-name="T8">&lt;mram.h&gt;</text:span></text:p>
            <text:p text:style-name="P7"><text:span text:style-name="T6">#include</text:span><text:span text:style-name="T7"> </text:span><text:span text:style-name="T8">&lt;stdbool.h&gt;</text:span></text:p>
            <text:p text:style-name="P7"><text:span text:style-name="T6">#include</text:span><text:span text:style-name="T7"> </text:span><text:span text:style-name="T8">&lt;stdint.h&gt;</text:span></text:p>
            <text:p text:style-name="P7"><text:span text:style-name="T9"/></text:p>
            <text:p text:style-name="P7"><text:span text:style-name="T6">#define</text:span><text:span text:style-name="T7"> CACHE_SIZE 256</text:span></text:p>
            <text:p text:style-name="P7"><text:span text:style-name="T6">#define</text:span><text:span text:style-name="T7"> BUFFER_SIZE (1 &lt;&lt; 16)</text:span></text:p>
            <text:p text:style-name="P7"><text:span text:style-name="T9"/></text:p>
            <text:p text:style-name="P7"><text:span text:style-name="T7">__mram_noinit </text:span><text:span text:style-name="T10">uint8_t</text:span><text:span text:style-name="T7"> buffer[BUFFER_SIZE];</text:span></text:p>
            <text:p text:style-name="P7"><text:span text:style-name="T7">__host </text:span><text:span text:style-name="T10">uint32_t</text:span><text:span text:style-name="T7"> checksum;</text:span></text:p>
            <text:p text:style-name="P7"><text:span text:style-name="T9"/></text:p>
            <text:p text:style-name="P7"><text:span text:style-name="T6">int</text:span><text:span text:style-name="T7"> </text:span><text:span text:style-name="T11">main</text:span><text:span text:style-name="T7">() {</text:span></text:p>
            <text:p text:style-name="P7"><text:span text:style-name="T12"><text:s text:c="2"/></text:span><text:span text:style-name="T7">__dma_aligned</text:span><text:span text:style-name="T12"> uint8_</text:span><text:span text:style-name="T7">t</text:span><text:span text:style-name="T12"> </text:span><text:span text:style-name="T7">local_cache</text:span><text:span text:style-name="T12">[CACHE_SIZE];</text:span></text:p>
            <text:p text:style-name="P7"><text:span text:style-name="T12"><text:s text:c="2"/></text:span><text:span text:style-name="T12">checksum = 0;</text:span></text:p>
            <text:p text:style-name="P7"><text:span text:style-name="T9"/></text:p>
            <text:p text:style-name="P7"><text:span text:style-name="T7"><text:s text:c="2"/></text:span><text:span text:style-name="T6">for</text:span><text:span text:style-name="T7"> (</text:span><text:span text:style-name="T6">unsigned</text:span><text:span text:style-name="T7"> </text:span><text:span text:style-name="T6">int</text:span><text:span text:style-name="T7"> bytes_read = 0; bytes_read &lt; BUFFER_SIZE;) {</text:span></text:p>
            <text:p text:style-name="P7"><text:span text:style-name="T12"><text:s text:c="4"/></text:span><text:span text:style-name="T7">mram_read</text:span><text:span text:style-name="T12">(&amp;buffer[bytes_read], </text:span><text:span text:style-name="T7">local_cache</text:span><text:span text:style-name="T12">, CACHE_SIZE);</text:span></text:p>
            <text:p text:style-name="P7"><text:span text:style-name="T9"/></text:p>
            <text:p text:style-name="P7"><text:span text:style-name="T7"><text:s text:c="4"/></text:span><text:span text:style-name="T6">for</text:span><text:span text:style-name="T7"> (</text:span><text:span text:style-name="T6">unsigned</text:span><text:span text:style-name="T7"> </text:span><text:span text:style-name="T6">int</text:span><text:span text:style-name="T7"> byte_index = 0; (byte_index &lt; CACHE_SIZE) &amp;&amp; </text:span></text:p>
            <text:p text:style-name="P7"><text:span text:style-name="T7"><text:s text:c="10"/></text:span><text:span text:style-name="T7">(bytes_read &lt; BUFFER_SIZE); byte_index++, bytes_read++) {</text:span></text:p>
            <text:p text:style-name="P7"><text:span text:style-name="T7"><text:s text:c="6"/></text:span><text:span text:style-name="T7">checksum += (</text:span><text:span text:style-name="T10">uint32_t</text:span><text:span text:style-name="T7">)local_cache[byte_index];</text:span></text:p>
            <text:p text:style-name="P7"><text:span text:style-name="T12"><text:s text:c="4"/></text:span><text:span text:style-name="T12">}</text:span></text:p>
            <text:p text:style-name="P7"><text:span text:style-name="T12"><text:s text:c="2"/></text:span><text:span text:style-name="T12">}</text:span></text:p>
            <text:p text:style-name="P7"><text:span text:style-name="T9"/></text:p>
            <text:p text:style-name="P7"><text:span text:style-name="T7"><text:s text:c="2"/></text:span><text:span text:style-name="T6">return</text:span><text:span text:style-name="T7"> checksum;</text:span></text:p>
            <text:p text:style-name="P7"><text:span text:style-name="T12">}</text:span></text:p>
          </draw:text-box>
        </draw:frame>
        <draw:frame draw:style-name="gr116" draw:text-style-name="P19" draw:layer="layout" svg:width="12.43cm" svg:height="15.874cm" svg:x="0.905cm" svg:y="2.541cm">
          <draw:text-box>
            <text:p text:style-name="P7"><text:span text:style-name="T29">/* Communication with a DPU via the MRAM. */</text:span></text:p>
            <text:p text:style-name="P7"><text:span text:style-name="T29">/* Populate the MRAM with a collection of bytes and request the DPUs to */</text:span></text:p>
            <text:p text:style-name="P7"><text:span text:style-name="T29">/* compute the checksums. */</text:span></text:p>
            <text:p text:style-name="P7"><text:span text:style-name="T30"/></text:p>
            <text:p text:style-name="P7"><text:span text:style-name="T31">#include</text:span><text:span text:style-name="T32"> &lt;dpu.h&gt;</text:span></text:p>
            <text:p text:style-name="P7"><text:span text:style-name="T31">#include</text:span><text:span text:style-name="T32"> &lt;assert.h&gt;</text:span></text:p>
            <text:p text:style-name="P7"><text:span text:style-name="T31">#include</text:span><text:span text:style-name="T32"> &lt;stdint.h&gt;</text:span></text:p>
            <text:p text:style-name="P7"><text:span text:style-name="T31">#include</text:span><text:span text:style-name="T32"> &lt;stdio.h&gt;</text:span></text:p>
            <text:p text:style-name="P7"><text:span text:style-name="T30"/></text:p>
            <text:p text:style-name="P7"><text:span text:style-name="T31">#ifndef</text:span><text:span text:style-name="T32"> DPU_BINARY</text:span></text:p>
            <text:p text:style-name="P7"><text:span text:style-name="T31">#define</text:span><text:span text:style-name="T32"> DPU_BINARY "trivial_checksum_example"</text:span></text:p>
            <text:p text:style-name="P7"><text:span text:style-name="T33">#endif</text:span></text:p>
            <text:p text:style-name="P7"><text:span text:style-name="T30"/></text:p>
            <text:p text:style-name="P7"><text:span text:style-name="T29">/* Size of the buffer for which we compute the checksum: 64KBytes. */</text:span></text:p>
            <text:p text:style-name="P7"><text:span text:style-name="T31">#define</text:span><text:span text:style-name="T32"> BUFFER_SIZE (1 &lt;&lt; 16)</text:span></text:p>
            <text:p text:style-name="P7"><text:span text:style-name="T30"/></text:p>
            <text:p text:style-name="P7"><text:span text:style-name="T31">void</text:span><text:span text:style-name="T32"> </text:span><text:span text:style-name="T31">populate_mram</text:span><text:span text:style-name="T32">(</text:span><text:span text:style-name="T31">struct</text:span><text:span text:style-name="T32"> dpu_set_t set, uint32_t nr_dpus) {</text:span></text:p>
            <text:p text:style-name="P7"><text:span text:style-name="T32"><text:s text:c="2"/></text:span><text:span text:style-name="T31">struct</text:span><text:span text:style-name="T32"> dpu_set_t dpu;</text:span></text:p>
            <text:p text:style-name="P7"><text:span text:style-name="T32"><text:s text:c="2"/></text:span><text:span text:style-name="T32">uint32_t each_dpu;</text:span></text:p>
            <text:p text:style-name="P7"><text:span text:style-name="T32"><text:s text:c="2"/></text:span><text:span text:style-name="T32">uint8_t *buffer = </text:span><text:span text:style-name="T31">malloc</text:span><text:span text:style-name="T32">(BUFFER_SIZE * nr_dpus);</text:span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1">for</text:span><text:span text:style-name="T32"> (</text:span><text:span text:style-name="T31">int</text:span><text:span text:style-name="T32"> byte_index = 0; byte_index &lt; BUFFER_SIZE; byte_index++) {</text:span></text:p>
            <text:p text:style-name="P7"><text:span text:style-name="T32"><text:s text:c="6"/></text:span><text:span text:style-name="T32">buffer[each_dpu * BUFFER_SIZE + byte_index] = (uint8_t)byte_index;</text:span></text:p>
            <text:p text:style-name="P7"><text:span text:style-name="T29"><text:s text:c="4"/></text:span><text:span text:style-name="T29">}</text:span></text:p>
            <text:p text:style-name="P7"><text:span text:style-name="T32"><text:s text:c="4"/></text:span><text:span text:style-name="T32">buffer[each_dpu * BUFFER_SIZE] += each_dpu; // each dpu will compute a different checksum</text:span></text:p>
            <text:p text:style-name="P7"><text:span text:style-name="T32"><text:s text:c="4"/></text:span><text:span text:style-name="T32">DPU_ASSERT(</text:span><text:span text:style-name="T34">dpu_prepare_xfer</text:span><text:span text:style-name="T32">(dpu, &amp;buffer[each_dpu * BUFFER_SIZE]));</text:span></text:p>
            <text:p text:style-name="P7"><text:span text:style-name="T29"><text:s text:c="2"/></text:span><text:span text:style-name="T29">}</text:span></text:p>
            <text:p text:style-name="P7"><text:span text:style-name="T32"><text:s text:c="2"/></text:span><text:span text:style-name="T32">DPU_ASSERT(</text:span><text:span text:style-name="T34">dpu_push_xfer</text:span><text:span text:style-name="T32">(set, </text:span><text:span text:style-name="T35">DPU_XFER_TO_DPU</text:span><text:span text:style-name="T32">, "buffer", 0, BUFFER_SIZE, </text:span><text:span text:style-name="T35">DPU_XFER_DEFAULT</text:span><text:span text:style-name="T32">));</text:span></text:p>
            <text:p text:style-name="P7"><text:span text:style-name="T32"><text:s text:c="2"/></text:span><text:span text:style-name="T31">free</text:span><text:span text:style-name="T32">(buffer);</text:span></text:p>
            <text:p text:style-name="P7"><text:span text:style-name="T29">}</text:span></text:p>
            <text:p text:style-name="P7"><text:span text:style-name="T30"/></text:p>
            <text:p text:style-name="P7"><text:span text:style-name="T31">void</text:span><text:span text:style-name="T32"> </text:span><text:span text:style-name="T31">print_checksums</text:span><text:span text:style-name="T32">(</text:span><text:span text:style-name="T31">struct</text:span><text:span text:style-name="T32"> dpu_set_t set, uint32_t nr_dpus) {</text:span></text:p>
            <text:p text:style-name="P7"><text:span text:style-name="T32"><text:s text:c="2"/></text:span><text:span text:style-name="T31">struct</text:span><text:span text:style-name="T32"> dpu_set_t dpu;</text:span></text:p>
            <text:p text:style-name="P7"><text:span text:style-name="T32"><text:s text:c="2"/></text:span><text:span text:style-name="T32">uint32_t each_dpu;</text:span></text:p>
            <text:p text:style-name="P7"><text:span text:style-name="T32"><text:s text:c="2"/></text:span><text:span text:style-name="T32">uint32_t checksums[nr_dpus];</text:span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2">DPU_ASSERT(</text:span><text:span text:style-name="T34">dpu_prepare_xfer</text:span><text:span text:style-name="T32">(dpu, &amp;checksums[each_dpu]));</text:span></text:p>
            <text:p text:style-name="P7"><text:span text:style-name="T29"><text:s text:c="2"/></text:span><text:span text:style-name="T29">}</text:span></text:p>
            <text:p text:style-name="P7"><text:span text:style-name="T32"><text:s text:c="2"/></text:span><text:span text:style-name="T32">DPU_ASSERT(</text:span><text:span text:style-name="T34">dpu_push_xfer</text:span><text:span text:style-name="T32">(set, </text:span><text:span text:style-name="T35">DPU_XFER_FROM_DPU</text:span><text:span text:style-name="T32">, "checksum", 0, </text:span><text:span text:style-name="T31">sizeof</text:span><text:span text:style-name="T32">(uint32_t), </text:span><text:span text:style-name="T35">DPU_XFER_DEFAULT</text:span><text:span text:style-name="T32">));</text:span></text:p>
            <text:p text:style-name="P7"><text:span text:style-name="T30"/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2">printf("[%u] computed checksum = 0x%08x\n", each_dpu, checksums[each_dpu]);</text:span></text:p>
            <text:p text:style-name="P7"><text:span text:style-name="T29"><text:s text:c="2"/></text:span><text:span text:style-name="T29">}</text:span></text:p>
            <text:p text:style-name="P7"><text:span text:style-name="T29">}</text:span></text:p>
            <text:p text:style-name="P7"><text:span text:style-name="T30"/></text:p>
            <text:p text:style-name="P7"><text:span text:style-name="T31">int</text:span><text:span text:style-name="T32"> </text:span><text:span text:style-name="T31">main</text:span><text:span text:style-name="T32">() {</text:span></text:p>
            <text:p text:style-name="P7"><text:span text:style-name="T32"><text:s text:c="2"/></text:span><text:span text:style-name="T31">struct</text:span><text:span text:style-name="T32"> dpu_set_t set, dpu;</text:span></text:p>
            <text:p text:style-name="P7"><text:span text:style-name="T32"><text:s text:c="2"/></text:span><text:span text:style-name="T32">uint32_t nr_dpus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4">dpu_alloc</text:span><text:span text:style-name="T32">(DPU_ALLOCATE_ALL, NULL, &amp;set));</text:span></text:p>
            <text:p text:style-name="P7"><text:span text:style-name="T32"><text:s text:c="2"/></text:span><text:span text:style-name="T32">DPU_ASSERT(</text:span><text:span text:style-name="T34">dpu_load</text:span><text:span text:style-name="T32">(set, DPU_BINARY, NULL));</text:span></text:p>
            <text:p text:style-name="P7"><text:span text:style-name="T32"><text:s text:c="2"/></text:span><text:span text:style-name="T32">DPU_ASSERT(</text:span><text:span text:style-name="T34">dpu_get_nr_dpus</text:span><text:span text:style-name="T32">(set, &amp;nr_dpus));</text:span></text:p>
            <text:p text:style-name="P7"><text:span text:style-name="T29"><text:s text:c="2"/></text:span><text:span text:style-name="T29">populate_mram(set, nr_dpus)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4">dpu_launch</text:span><text:span text:style-name="T32">(set, </text:span><text:span text:style-name="T35">DPU_SYNCHRONOUS</text:span><text:span text:style-name="T32">));</text:span></text:p>
            <text:p text:style-name="P7"><text:span text:style-name="T29"><text:s text:c="2"/></text:span><text:span text:style-name="T29">print_checksums(set, nr_dpus)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4">dpu_free</text:span><text:span text:style-name="T32">(set));</text:span></text:p>
            <text:p text:style-name="P7"><text:span text:style-name="T32"><text:s text:c="2"/></text:span><text:span text:style-name="T31">return</text:span><text:span text:style-name="T32"> 0;</text:span></text:p>
            <text:p text:style-name="P7"><text:span text:style-name="T29">}</text:span></text:p>
          </draw:text-box>
        </draw:frame>
        <draw:frame draw:style-name="gr117" draw:text-style-name="P11" draw:layer="layout" svg:width="3.045cm" svg:height="0.873cm" svg:x="10.29cm" svg:y="2.541cm">
          <draw:text-box>
            <text:p text:style-name="P10"><text:span text:style-name="T24">HOST</text:span></text:p>
          </draw:text-box>
        </draw:frame>
        <draw:frame draw:style-name="gr118" draw:text-style-name="P11" draw:layer="layout" svg:width="3.045cm" svg:height="0.875cm" svg:x="23.091cm" svg:y="2.54cm">
          <draw:text-box>
            <text:p text:style-name="P10"><text:span text:style-name="T24">DPU</text:span></text:p>
          </draw:text-box>
        </draw:frame>
        <draw:frame draw:style-name="gr119" draw:text-style-name="P20" draw:layer="layout" svg:width="12.43cm" svg:height="0.903cm" svg:x="0.905cm" svg:y="18.542cm">
          <draw:text-box>
            <text:p text:style-name="P10"><text:span text:style-name="T36">Looks like a Remote Procedure Call</text:span></text:p>
          </draw:text-box>
        </draw:frame>
        <draw:custom-shape draw:style-name="gr22" draw:text-style-name="P21" draw:layer="layout" svg:width="2.105cm" svg:height="1.035cm" svg:x="14.07cm" svg:y="6.1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23" draw:text-style-name="P22" draw:layer="layout" svg:width="7.755cm" svg:height="1.034cm" svg:x="17.11cm" svg:y="6.9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8cm" svg:height="1.905cm" svg:x="0cm" svg:y="0cm">
          <text:p text:style-name="P23"><text:span text:style-name="T5">Example of code with UPMEM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0" draw:text-style-name="P8" draw:layer="layout" svg:width="9.525cm" svg:height="6.506cm" svg:x="16.605cm" svg:y="2.54cm">
          <draw:text-box>
            <text:p text:style-name="P7"><text:span text:style-name="T37">#include</text:span><text:span text:style-name="T38"> &lt;mram.h&gt;</text:span></text:p>
            <text:p text:style-name="P7"><text:span text:style-name="T37">#include</text:span><text:span text:style-name="T38"> &lt;stdbool.h&gt;</text:span></text:p>
            <text:p text:style-name="P7"><text:span text:style-name="T37">#include</text:span><text:span text:style-name="T38"> &lt;stdint.h&gt;</text:span></text:p>
            <text:p text:style-name="P7"><text:span text:style-name="T39"/></text:p>
            <text:p text:style-name="P7"><text:span text:style-name="T37">#define</text:span><text:span text:style-name="T38"> CACHE_SIZE 256</text:span></text:p>
            <text:p text:style-name="P7"><text:span text:style-name="T37">#define</text:span><text:span text:style-name="T38"> BUFFER_SIZE (1 &lt;&lt; 16)</text:span></text:p>
            <text:p text:style-name="P7"><text:span text:style-name="T39"/></text:p>
            <text:p text:style-name="P7"><text:span text:style-name="T38">__mram_noinit uint8_t buffer[BUFFER_SIZE];</text:span></text:p>
            <text:p text:style-name="P7"><text:span text:style-name="T38">__host uint32_t checksum;</text:span></text:p>
            <text:p text:style-name="P7"><text:span text:style-name="T39"/></text:p>
            <text:p text:style-name="P7"><text:span text:style-name="T37">int</text:span><text:span text:style-name="T38"> </text:span><text:span text:style-name="T37">main</text:span><text:span text:style-name="T38">() {</text:span></text:p>
            <text:p text:style-name="P7"><text:span text:style-name="T40"><text:s text:c="2"/></text:span><text:span text:style-name="T38">__dma_aligned</text:span><text:span text:style-name="T40"> uint8_</text:span><text:span text:style-name="T38">t</text:span><text:span text:style-name="T40"> </text:span><text:span text:style-name="T38">local_cache</text:span><text:span text:style-name="T40">[CACHE_SIZE];</text:span></text:p>
            <text:p text:style-name="P7"><text:span text:style-name="T40"><text:s text:c="2"/></text:span><text:span text:style-name="T40">checksum = 0;</text:span></text:p>
            <text:p text:style-name="P7"><text:span text:style-name="T39"/></text:p>
            <text:p text:style-name="P7"><text:span text:style-name="T38"><text:s text:c="2"/></text:span><text:span text:style-name="T37">for</text:span><text:span text:style-name="T38"> (</text:span><text:span text:style-name="T37">unsigned</text:span><text:span text:style-name="T38"> </text:span><text:span text:style-name="T37">int</text:span><text:span text:style-name="T38"> bytes_read = 0; bytes_read &lt; BUFFER_SIZE;) {</text:span></text:p>
            <text:p text:style-name="P7"><text:span text:style-name="T40"><text:s text:c="4"/></text:span><text:span text:style-name="T38">mram_read</text:span><text:span text:style-name="T40">(&amp;buffer[bytes_read], </text:span><text:span text:style-name="T38">local_cache</text:span><text:span text:style-name="T40">, CACHE_SIZE);</text:span></text:p>
            <text:p text:style-name="P7"><text:span text:style-name="T9"/></text:p>
            <text:p text:style-name="P7"><text:span text:style-name="T7"><text:s text:c="4"/></text:span><text:span text:style-name="T6">for</text:span><text:span text:style-name="T7"> (</text:span><text:span text:style-name="T6">unsigned</text:span><text:span text:style-name="T7"> </text:span><text:span text:style-name="T6">int</text:span><text:span text:style-name="T7"> byte_index = 0; (byte_index &lt; CACHE_SIZE) &amp;&amp; </text:span></text:p>
            <text:p text:style-name="P7"><text:span text:style-name="T7"><text:s text:c="10"/></text:span><text:span text:style-name="T7">(bytes_read &lt; BUFFER_SIZE); byte_index++, bytes_read++) {</text:span></text:p>
            <text:p text:style-name="P7"><text:span text:style-name="T7"><text:s text:c="6"/></text:span><text:span text:style-name="T7">checksum += (</text:span><text:span text:style-name="T10">uint32_t</text:span><text:span text:style-name="T7">)local_cache[byte_index];</text:span></text:p>
            <text:p text:style-name="P7"><text:span text:style-name="T12"><text:s text:c="4"/></text:span><text:span text:style-name="T12">}</text:span></text:p>
            <text:p text:style-name="P7"><text:span text:style-name="T12"><text:s text:c="2"/></text:span><text:span text:style-name="T40">}</text:span></text:p>
            <text:p text:style-name="P7"><text:span text:style-name="T39"/></text:p>
            <text:p text:style-name="P7"><text:span text:style-name="T38"><text:s text:c="2"/></text:span><text:span text:style-name="T37">return</text:span><text:span text:style-name="T38"> checksum;</text:span></text:p>
            <text:p text:style-name="P7"><text:span text:style-name="T40">}</text:span></text:p>
          </draw:text-box>
        </draw:frame>
        <draw:frame draw:style-name="gr121" draw:text-style-name="P19" draw:layer="layout" svg:width="12.43cm" svg:height="15.874cm" svg:x="0.905cm" svg:y="2.541cm">
          <draw:text-box>
            <text:p text:style-name="P7"><text:span text:style-name="T29">/* Communication with a DPU via the MRAM. */</text:span></text:p>
            <text:p text:style-name="P7"><text:span text:style-name="T29">/* Populate the MRAM with a collection of bytes and request the DPUs to */</text:span></text:p>
            <text:p text:style-name="P7"><text:span text:style-name="T29">/* compute the checksums. */</text:span></text:p>
            <text:p text:style-name="P7"><text:span text:style-name="T30"/></text:p>
            <text:p text:style-name="P7"><text:span text:style-name="T31">#include</text:span><text:span text:style-name="T32"> &lt;dpu.h&gt;</text:span></text:p>
            <text:p text:style-name="P7"><text:span text:style-name="T31">#include</text:span><text:span text:style-name="T32"> &lt;assert.h&gt;</text:span></text:p>
            <text:p text:style-name="P7"><text:span text:style-name="T31">#include</text:span><text:span text:style-name="T32"> &lt;stdint.h&gt;</text:span></text:p>
            <text:p text:style-name="P7"><text:span text:style-name="T31">#include</text:span><text:span text:style-name="T32"> &lt;stdio.h&gt;</text:span></text:p>
            <text:p text:style-name="P7"><text:span text:style-name="T30"/></text:p>
            <text:p text:style-name="P7"><text:span text:style-name="T31">#ifndef</text:span><text:span text:style-name="T32"> DPU_BINARY</text:span></text:p>
            <text:p text:style-name="P7"><text:span text:style-name="T31">#define</text:span><text:span text:style-name="T32"> DPU_BINARY "trivial_checksum_example"</text:span></text:p>
            <text:p text:style-name="P7"><text:span text:style-name="T33">#endif</text:span></text:p>
            <text:p text:style-name="P7"><text:span text:style-name="T30"/></text:p>
            <text:p text:style-name="P7"><text:span text:style-name="T29">/* Size of the buffer for which we compute the checksum: 64KBytes. */</text:span></text:p>
            <text:p text:style-name="P7"><text:span text:style-name="T31">#define</text:span><text:span text:style-name="T32"> BUFFER_SIZE (1 &lt;&lt; 16)</text:span></text:p>
            <text:p text:style-name="P7"><text:span text:style-name="T30"/></text:p>
            <text:p text:style-name="P7"><text:span text:style-name="T31">void</text:span><text:span text:style-name="T32"> </text:span><text:span text:style-name="T31">populate_mram</text:span><text:span text:style-name="T32">(</text:span><text:span text:style-name="T31">struct</text:span><text:span text:style-name="T32"> dpu_set_t set, uint32_t nr_dpus) {</text:span></text:p>
            <text:p text:style-name="P7"><text:span text:style-name="T32"><text:s text:c="2"/></text:span><text:span text:style-name="T31">struct</text:span><text:span text:style-name="T32"> dpu_set_t dpu;</text:span></text:p>
            <text:p text:style-name="P7"><text:span text:style-name="T32"><text:s text:c="2"/></text:span><text:span text:style-name="T32">uint32_t each_dpu;</text:span></text:p>
            <text:p text:style-name="P7"><text:span text:style-name="T32"><text:s text:c="2"/></text:span><text:span text:style-name="T32">uint8_t *buffer = </text:span><text:span text:style-name="T31">malloc</text:span><text:span text:style-name="T32">(BUFFER_SIZE * nr_dpus);</text:span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1">for</text:span><text:span text:style-name="T32"> (</text:span><text:span text:style-name="T31">int</text:span><text:span text:style-name="T32"> byte_index = 0; byte_index &lt; BUFFER_SIZE; byte_index++) {</text:span></text:p>
            <text:p text:style-name="P7"><text:span text:style-name="T32"><text:s text:c="6"/></text:span><text:span text:style-name="T32">buffer[each_dpu * BUFFER_SIZE + byte_index] = (uint8_t)byte_index;</text:span></text:p>
            <text:p text:style-name="P7"><text:span text:style-name="T29"><text:s text:c="4"/></text:span><text:span text:style-name="T29">}</text:span></text:p>
            <text:p text:style-name="P7"><text:span text:style-name="T32"><text:s text:c="4"/></text:span><text:span text:style-name="T32">buffer[each_dpu * BUFFER_SIZE] += each_dpu; // each dpu will compute a different checksum</text:span></text:p>
            <text:p text:style-name="P7"><text:span text:style-name="T32"><text:s text:c="4"/></text:span><text:span text:style-name="T32">DPU_ASSERT(</text:span><text:span text:style-name="T31">dpu_prepare_xfer</text:span><text:span text:style-name="T32">(dpu, &amp;buffer[each_dpu * BUFFER_SIZE]));</text:span></text:p>
            <text:p text:style-name="P7"><text:span text:style-name="T29"><text:s text:c="2"/></text:span><text:span text:style-name="T29">}</text:span></text:p>
            <text:p text:style-name="P7"><text:span text:style-name="T32"><text:s text:c="2"/></text:span><text:span text:style-name="T32">DPU_ASSERT(</text:span><text:span text:style-name="T31">dpu_push_xfer</text:span><text:span text:style-name="T32">(set, </text:span><text:span text:style-name="T35">DPU_XFER_TO_DPU</text:span><text:span text:style-name="T32">, "buffer", 0, BUFFER_SIZE, </text:span><text:span text:style-name="T35">DPU_XFER_DEFAULT</text:span><text:span text:style-name="T32">));</text:span></text:p>
            <text:p text:style-name="P7"><text:span text:style-name="T32"><text:s text:c="2"/></text:span><text:span text:style-name="T31">free</text:span><text:span text:style-name="T32">(buffer);</text:span></text:p>
            <text:p text:style-name="P7"><text:span text:style-name="T29">}</text:span></text:p>
            <text:p text:style-name="P7"><text:span text:style-name="T30"/></text:p>
            <text:p text:style-name="P7"><text:span text:style-name="T31">void</text:span><text:span text:style-name="T32"> </text:span><text:span text:style-name="T31">print_checksums</text:span><text:span text:style-name="T32">(</text:span><text:span text:style-name="T31">struct</text:span><text:span text:style-name="T32"> dpu_set_t set, uint32_t nr_dpus) {</text:span></text:p>
            <text:p text:style-name="P7"><text:span text:style-name="T32"><text:s text:c="2"/></text:span><text:span text:style-name="T31">struct</text:span><text:span text:style-name="T32"> dpu_set_t dpu;</text:span></text:p>
            <text:p text:style-name="P7"><text:span text:style-name="T32"><text:s text:c="2"/></text:span><text:span text:style-name="T32">uint32_t each_dpu;</text:span></text:p>
            <text:p text:style-name="P7"><text:span text:style-name="T32"><text:s text:c="2"/></text:span><text:span text:style-name="T32">uint32_t checksums[nr_dpus];</text:span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2">DPU_ASSERT(</text:span><text:span text:style-name="T31">dpu_prepare_xfer</text:span><text:span text:style-name="T32">(dpu, &amp;checksums[each_dpu]));</text:span></text:p>
            <text:p text:style-name="P7"><text:span text:style-name="T29"><text:s text:c="2"/></text:span><text:span text:style-name="T29">}</text:span></text:p>
            <text:p text:style-name="P7"><text:span text:style-name="T32"><text:s text:c="2"/></text:span><text:span text:style-name="T32">DPU_ASSERT(</text:span><text:span text:style-name="T31">dpu_push_xfer</text:span><text:span text:style-name="T32">(set, </text:span><text:span text:style-name="T35">DPU_XFER_FROM_DPU</text:span><text:span text:style-name="T32">, "checksum", 0, </text:span><text:span text:style-name="T31">sizeof</text:span><text:span text:style-name="T32">(uint32_t), </text:span><text:span text:style-name="T35">DPU_XFER_DEFAULT</text:span><text:span text:style-name="T32">));</text:span></text:p>
            <text:p text:style-name="P7"><text:span text:style-name="T30"/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2">printf("[%u] computed checksum = 0x%08x\n", each_dpu, checksums[each_dpu]);</text:span></text:p>
            <text:p text:style-name="P7"><text:span text:style-name="T29"><text:s text:c="2"/></text:span><text:span text:style-name="T29">}</text:span></text:p>
            <text:p text:style-name="P7"><text:span text:style-name="T29">}</text:span></text:p>
            <text:p text:style-name="P7"><text:span text:style-name="T30"/></text:p>
            <text:p text:style-name="P7"><text:span text:style-name="T31">int</text:span><text:span text:style-name="T32"> </text:span><text:span text:style-name="T31">main</text:span><text:span text:style-name="T32">() {</text:span></text:p>
            <text:p text:style-name="P7"><text:span text:style-name="T32"><text:s text:c="2"/></text:span><text:span text:style-name="T31">struct</text:span><text:span text:style-name="T32"> dpu_set_t set, dpu;</text:span></text:p>
            <text:p text:style-name="P7"><text:span text:style-name="T32"><text:s text:c="2"/></text:span><text:span text:style-name="T32">uint32_t nr_dpus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1">dpu_alloc</text:span><text:span text:style-name="T32">(DPU_ALLOCATE_ALL, NULL, &amp;set));</text:span></text:p>
            <text:p text:style-name="P7"><text:span text:style-name="T32"><text:s text:c="2"/></text:span><text:span text:style-name="T32">DPU_ASSERT(</text:span><text:span text:style-name="T31">dpu_load</text:span><text:span text:style-name="T32">(set, DPU_BINARY, NULL));</text:span></text:p>
            <text:p text:style-name="P7"><text:span text:style-name="T32"><text:s text:c="2"/></text:span><text:span text:style-name="T32">DPU_ASSERT(</text:span><text:span text:style-name="T31">dpu_get_nr_dpus</text:span><text:span text:style-name="T32">(set, &amp;nr_dpus));</text:span></text:p>
            <text:p text:style-name="P7"><text:span text:style-name="T29"><text:s text:c="2"/></text:span><text:span text:style-name="T29">populate_mram(set, nr_dpus)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1">dpu_launch</text:span><text:span text:style-name="T32">(set, </text:span><text:span text:style-name="T35">DPU_SYNCHRONOUS</text:span><text:span text:style-name="T32">));</text:span></text:p>
            <text:p text:style-name="P7"><text:span text:style-name="T29"><text:s text:c="2"/></text:span><text:span text:style-name="T29">print_checksums(set, nr_dpus)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1">dpu_free</text:span><text:span text:style-name="T32">(set));</text:span></text:p>
            <text:p text:style-name="P7"><text:span text:style-name="T32"><text:s text:c="2"/></text:span><text:span text:style-name="T31">return</text:span><text:span text:style-name="T32"> 0;</text:span></text:p>
            <text:p text:style-name="P7"><text:span text:style-name="T29">}</text:span></text:p>
          </draw:text-box>
        </draw:frame>
        <draw:frame draw:style-name="gr122" draw:text-style-name="P11" draw:layer="layout" svg:width="3.045cm" svg:height="0.873cm" svg:x="10.29cm" svg:y="2.541cm">
          <draw:text-box>
            <text:p text:style-name="P10"><text:span text:style-name="T24">HOST</text:span></text:p>
          </draw:text-box>
        </draw:frame>
        <draw:frame draw:style-name="gr123" draw:text-style-name="P11" draw:layer="layout" svg:width="3.045cm" svg:height="0.875cm" svg:x="23.091cm" svg:y="2.54cm">
          <draw:text-box>
            <text:p text:style-name="P10"><text:span text:style-name="T24">DPU</text:span></text:p>
          </draw:text-box>
        </draw:frame>
        <draw:frame draw:style-name="gr124" draw:text-style-name="P20" draw:layer="layout" svg:width="9.525cm" svg:height="0.903cm" svg:x="16.606cm" svg:y="9.244cm">
          <draw:text-box>
            <text:p text:style-name="P24"><text:span text:style-name="T36">Your algorithm is there</text:span></text:p>
          </draw:text-box>
        </draw:frame>
        <draw:custom-shape draw:style-name="gr22" draw:text-style-name="P21" draw:layer="layout" svg:width="2.105cm" svg:height="1.035cm" svg:x="14.07cm" svg:y="6.1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25" draw:text-style-name="P76" draw:layer="layout" svg:width="9.525cm" svg:height="6.506cm" svg:x="16.605cm" svg:y="2.54cm">
          <draw:text-box>
            <text:p text:style-name="P7"><text:span text:style-name="T37">#include</text:span><text:span text:style-name="T38"> &lt;mram.h&gt;</text:span></text:p>
            <text:p text:style-name="P7"><text:span text:style-name="T37">#include</text:span><text:span text:style-name="T38"> &lt;stdbool.h&gt;</text:span></text:p>
            <text:p text:style-name="P7"><text:span text:style-name="T37">#include</text:span><text:span text:style-name="T38"> &lt;stdint.h&gt;</text:span></text:p>
            <text:p text:style-name="P7"><text:span text:style-name="T39"/></text:p>
            <text:p text:style-name="P7"><text:span text:style-name="T37">#define</text:span><text:span text:style-name="T38"> CACHE_SIZE 256</text:span></text:p>
            <text:p text:style-name="P7"><text:span text:style-name="T37">#define</text:span><text:span text:style-name="T38"> BUFFER_SIZE (1 &lt;&lt; 16)</text:span></text:p>
            <text:p text:style-name="P7"><text:span text:style-name="T39"/></text:p>
            <text:p text:style-name="P7"><text:span text:style-name="T38">__mram_noinit uint8_t buffer[BUFFER_SIZE];</text:span></text:p>
            <text:p text:style-name="P7"><text:span text:style-name="T38">__host uint32_t checksum;</text:span></text:p>
            <text:p text:style-name="P7"><text:span text:style-name="T39"/></text:p>
            <text:p text:style-name="P7"><text:span text:style-name="T37">int</text:span><text:span text:style-name="T38"> </text:span><text:span text:style-name="T37">main</text:span><text:span text:style-name="T38">() {</text:span></text:p>
            <text:p text:style-name="P7"><text:span text:style-name="T40"><text:s text:c="2"/></text:span><text:span text:style-name="T38">__dma_aligned</text:span><text:span text:style-name="T40"> uint8_</text:span><text:span text:style-name="T38">t</text:span><text:span text:style-name="T40"> </text:span><text:span text:style-name="T38">local_cache</text:span><text:span text:style-name="T40">[CACHE_SIZE];</text:span></text:p>
            <text:p text:style-name="P7"><text:span text:style-name="T40"><text:s text:c="2"/></text:span><text:span text:style-name="T40">checksum = 0;</text:span></text:p>
            <text:p text:style-name="P7"><text:span text:style-name="T39"/></text:p>
            <text:p text:style-name="P7"><text:span text:style-name="T38"><text:s text:c="2"/></text:span><text:span text:style-name="T37">for</text:span><text:span text:style-name="T38"> (</text:span><text:span text:style-name="T37">unsigned</text:span><text:span text:style-name="T38"> </text:span><text:span text:style-name="T37">int</text:span><text:span text:style-name="T38"> bytes_read = 0; bytes_read &lt; BUFFER_SIZE;) {</text:span></text:p>
            <text:p text:style-name="P7"><text:span text:style-name="T40"><text:s text:c="4"/></text:span><text:span text:style-name="T38">mram_read</text:span><text:span text:style-name="T40">(&amp;buffer[bytes_read], </text:span><text:span text:style-name="T38">local_cache</text:span><text:span text:style-name="T40">, CACHE_SIZE);</text:span></text:p>
            <text:p text:style-name="P7"><text:span text:style-name="T39"/></text:p>
            <text:p text:style-name="P7"><text:span text:style-name="T38"><text:s text:c="4"/></text:span><text:span text:style-name="T37">for</text:span><text:span text:style-name="T38"> (</text:span><text:span text:style-name="T37">unsigned</text:span><text:span text:style-name="T38"> </text:span><text:span text:style-name="T37">int</text:span><text:span text:style-name="T38"> byte_index = 0; (byte_index &lt; CACHE_SIZE) &amp;&amp; </text:span></text:p>
            <text:p text:style-name="P7"><text:span text:style-name="T38"><text:s text:c="10"/></text:span><text:span text:style-name="T38">(bytes_read &lt; BUFFER_SIZE); byte_index++, bytes_read++) {</text:span></text:p>
            <text:p text:style-name="P7"><text:span text:style-name="T38"><text:s text:c="6"/></text:span><text:span text:style-name="T38">checksum += (uint32_t)local_cache[byte_index];</text:span></text:p>
            <text:p text:style-name="P7"><text:span text:style-name="T40"><text:s text:c="4"/></text:span><text:span text:style-name="T40">}</text:span></text:p>
            <text:p text:style-name="P7"><text:span text:style-name="T40"><text:s text:c="2"/></text:span><text:span text:style-name="T40">}</text:span></text:p>
            <text:p text:style-name="P7"><text:span text:style-name="T39"/></text:p>
            <text:p text:style-name="P7"><text:span text:style-name="T38"><text:s text:c="2"/></text:span><text:span text:style-name="T37">return</text:span><text:span text:style-name="T38"> checksum;</text:span></text:p>
            <text:p text:style-name="P7"><text:span text:style-name="T40">}</text:span></text:p>
          </draw:text-box>
        </draw:frame>
        <draw:frame draw:style-name="gr126" draw:text-style-name="P19" draw:layer="layout" svg:width="12.43cm" svg:height="15.874cm" svg:x="0.905cm" svg:y="2.541cm">
          <draw:text-box>
            <text:p text:style-name="P7"><text:span text:style-name="T29">/* Communication with a DPU via the MRAM. */</text:span></text:p>
            <text:p text:style-name="P7"><text:span text:style-name="T29">/* Populate the MRAM with a collection of bytes and request the DPUs to */</text:span></text:p>
            <text:p text:style-name="P7"><text:span text:style-name="T29">/* compute the checksums. */</text:span></text:p>
            <text:p text:style-name="P7"><text:span text:style-name="T30"/></text:p>
            <text:p text:style-name="P7"><text:span text:style-name="T31">#include</text:span><text:span text:style-name="T32"> &lt;dpu.h&gt;</text:span></text:p>
            <text:p text:style-name="P7"><text:span text:style-name="T31">#include</text:span><text:span text:style-name="T32"> &lt;assert.h&gt;</text:span></text:p>
            <text:p text:style-name="P7"><text:span text:style-name="T31">#include</text:span><text:span text:style-name="T32"> &lt;stdint.h&gt;</text:span></text:p>
            <text:p text:style-name="P7"><text:span text:style-name="T31">#include</text:span><text:span text:style-name="T32"> &lt;stdio.h&gt;</text:span></text:p>
            <text:p text:style-name="P7"><text:span text:style-name="T30"/></text:p>
            <text:p text:style-name="P7"><text:span text:style-name="T31">#ifndef</text:span><text:span text:style-name="T32"> DPU_BINARY</text:span></text:p>
            <text:p text:style-name="P7"><text:span text:style-name="T31">#define</text:span><text:span text:style-name="T32"> DPU_BINARY "trivial_checksum_example"</text:span></text:p>
            <text:p text:style-name="P7"><text:span text:style-name="T33">#endif</text:span></text:p>
            <text:p text:style-name="P7"><text:span text:style-name="T30"/></text:p>
            <text:p text:style-name="P7"><text:span text:style-name="T29">/* Size of the buffer for which we compute the checksum: 64KBytes. */</text:span></text:p>
            <text:p text:style-name="P7"><text:span text:style-name="T31">#define</text:span><text:span text:style-name="T32"> BUFFER_SIZE (1 &lt;&lt; 16)</text:span></text:p>
            <text:p text:style-name="P7"><text:span text:style-name="T30"/></text:p>
            <text:p text:style-name="P7"><text:span text:style-name="T31">void</text:span><text:span text:style-name="T32"> </text:span><text:span text:style-name="T31">populate_mram</text:span><text:span text:style-name="T32">(</text:span><text:span text:style-name="T31">struct</text:span><text:span text:style-name="T32"> dpu_set_t set, uint32_t nr_dpus) {</text:span></text:p>
            <text:p text:style-name="P7"><text:span text:style-name="T32"><text:s text:c="2"/></text:span><text:span text:style-name="T31">struct</text:span><text:span text:style-name="T32"> dpu_set_t dpu;</text:span></text:p>
            <text:p text:style-name="P7"><text:span text:style-name="T32"><text:s text:c="2"/></text:span><text:span text:style-name="T32">uint32_t each_dpu;</text:span></text:p>
            <text:p text:style-name="P7"><text:span text:style-name="T32"><text:s text:c="2"/></text:span><text:span text:style-name="T32">uint8_t *buffer = </text:span><text:span text:style-name="T31">malloc</text:span><text:span text:style-name="T32">(BUFFER_SIZE * nr_dpus);</text:span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1">for</text:span><text:span text:style-name="T32"> (</text:span><text:span text:style-name="T31">int</text:span><text:span text:style-name="T32"> byte_index = 0; byte_index &lt; BUFFER_SIZE; byte_index++) {</text:span></text:p>
            <text:p text:style-name="P7"><text:span text:style-name="T32"><text:s text:c="6"/></text:span><text:span text:style-name="T32">buffer[each_dpu * BUFFER_SIZE + byte_index] = (uint8_t)byte_index;</text:span></text:p>
            <text:p text:style-name="P7"><text:span text:style-name="T29"><text:s text:c="4"/></text:span><text:span text:style-name="T29">}</text:span></text:p>
            <text:p text:style-name="P7"><text:span text:style-name="T32"><text:s text:c="4"/></text:span><text:span text:style-name="T32">buffer[each_dpu * BUFFER_SIZE] += each_dpu; // each dpu will compute a different checksum</text:span></text:p>
            <text:p text:style-name="P7"><text:span text:style-name="T32"><text:s text:c="4"/></text:span><text:span text:style-name="T32">DPU_ASSERT(</text:span><text:span text:style-name="T31">dpu_prepare_xfer</text:span><text:span text:style-name="T32">(dpu, &amp;buffer[each_dpu * BUFFER_SIZE]));</text:span></text:p>
            <text:p text:style-name="P7"><text:span text:style-name="T29"><text:s text:c="2"/></text:span><text:span text:style-name="T29">}</text:span></text:p>
            <text:p text:style-name="P7"><text:span text:style-name="T32"><text:s text:c="2"/></text:span><text:span text:style-name="T32">DPU_ASSERT(</text:span><text:span text:style-name="T31">dpu_push_xfer</text:span><text:span text:style-name="T32">(set, </text:span><text:span text:style-name="T35">DPU_XFER_TO_DPU</text:span><text:span text:style-name="T32">, "buffer", 0, BUFFER_SIZE, </text:span><text:span text:style-name="T35">DPU_XFER_DEFAULT</text:span><text:span text:style-name="T32">));</text:span></text:p>
            <text:p text:style-name="P7"><text:span text:style-name="T32"><text:s text:c="2"/></text:span><text:span text:style-name="T31">free</text:span><text:span text:style-name="T32">(buffer);</text:span></text:p>
            <text:p text:style-name="P7"><text:span text:style-name="T29">}</text:span></text:p>
            <text:p text:style-name="P7"><text:span text:style-name="T30"/></text:p>
            <text:p text:style-name="P7"><text:span text:style-name="T31">void</text:span><text:span text:style-name="T32"> </text:span><text:span text:style-name="T31">print_checksums</text:span><text:span text:style-name="T32">(</text:span><text:span text:style-name="T31">struct</text:span><text:span text:style-name="T32"> dpu_set_t set, uint32_t nr_dpus) {</text:span></text:p>
            <text:p text:style-name="P7"><text:span text:style-name="T32"><text:s text:c="2"/></text:span><text:span text:style-name="T31">struct</text:span><text:span text:style-name="T32"> dpu_set_t dpu;</text:span></text:p>
            <text:p text:style-name="P7"><text:span text:style-name="T32"><text:s text:c="2"/></text:span><text:span text:style-name="T32">uint32_t each_dpu;</text:span></text:p>
            <text:p text:style-name="P7"><text:span text:style-name="T32"><text:s text:c="2"/></text:span><text:span text:style-name="T32">uint32_t checksums[nr_dpus];</text:span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2">DPU_ASSERT(</text:span><text:span text:style-name="T31">dpu_prepare_xfer</text:span><text:span text:style-name="T32">(dpu, &amp;checksums[each_dpu]));</text:span></text:p>
            <text:p text:style-name="P7"><text:span text:style-name="T29"><text:s text:c="2"/></text:span><text:span text:style-name="T29">}</text:span></text:p>
            <text:p text:style-name="P7"><text:span text:style-name="T32"><text:s text:c="2"/></text:span><text:span text:style-name="T32">DPU_ASSERT(</text:span><text:span text:style-name="T31">dpu_push_xfer</text:span><text:span text:style-name="T32">(set, </text:span><text:span text:style-name="T35">DPU_XFER_FROM_DPU</text:span><text:span text:style-name="T32">, "checksum", 0, </text:span><text:span text:style-name="T31">sizeof</text:span><text:span text:style-name="T32">(uint32_t), </text:span><text:span text:style-name="T35">DPU_XFER_DEFAULT</text:span><text:span text:style-name="T32">));</text:span></text:p>
            <text:p text:style-name="P7"><text:span text:style-name="T30"/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2">printf("[%u] computed checksum = 0x%08x\n", each_dpu, checksums[each_dpu]);</text:span></text:p>
            <text:p text:style-name="P7"><text:span text:style-name="T29"><text:s text:c="2"/></text:span><text:span text:style-name="T29">}</text:span></text:p>
            <text:p text:style-name="P7"><text:span text:style-name="T29">}</text:span></text:p>
            <text:p text:style-name="P7"><text:span text:style-name="T30"/></text:p>
            <text:p text:style-name="P7"><text:span text:style-name="T31">int</text:span><text:span text:style-name="T32"> </text:span><text:span text:style-name="T31">main</text:span><text:span text:style-name="T32">() {</text:span></text:p>
            <text:p text:style-name="P7"><text:span text:style-name="T32"><text:s text:c="2"/></text:span><text:span text:style-name="T31">struct</text:span><text:span text:style-name="T32"> dpu_set_t set, dpu;</text:span></text:p>
            <text:p text:style-name="P7"><text:span text:style-name="T32"><text:s text:c="2"/></text:span><text:span text:style-name="T32">uint32_t nr_dpus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1">dpu_alloc</text:span><text:span text:style-name="T32">(DPU_ALLOCATE_ALL, NULL, &amp;set));</text:span></text:p>
            <text:p text:style-name="P7"><text:span text:style-name="T32"><text:s text:c="2"/></text:span><text:span text:style-name="T32">DPU_ASSERT(</text:span><text:span text:style-name="T31">dpu_load</text:span><text:span text:style-name="T32">(set, DPU_BINARY, NULL));</text:span></text:p>
            <text:p text:style-name="P7"><text:span text:style-name="T32"><text:s text:c="2"/></text:span><text:span text:style-name="T32">DPU_ASSERT(</text:span><text:span text:style-name="T31">dpu_get_nr_dpus</text:span><text:span text:style-name="T32">(set, &amp;nr_dpus));</text:span></text:p>
            <text:p text:style-name="P7"><text:span text:style-name="T29"><text:s text:c="2"/></text:span><text:span text:style-name="T29">populate_mram(set, nr_dpus)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1">dpu_launch</text:span><text:span text:style-name="T32">(set, </text:span><text:span text:style-name="T35">DPU_SYNCHRONOUS</text:span><text:span text:style-name="T32">));</text:span></text:p>
            <text:p text:style-name="P7"><text:span text:style-name="T29"><text:s text:c="2"/></text:span><text:span text:style-name="T29">print_checksums(set, nr_dpus)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1">dpu_free</text:span><text:span text:style-name="T32">(set));</text:span></text:p>
            <text:p text:style-name="P7"><text:span text:style-name="T32"><text:s text:c="2"/></text:span><text:span text:style-name="T31">return</text:span><text:span text:style-name="T32"> 0;</text:span></text:p>
            <text:p text:style-name="P7"><text:span text:style-name="T29">}</text:span></text:p>
          </draw:text-box>
        </draw:frame>
        <draw:frame draw:style-name="gr127" draw:text-style-name="P11" draw:layer="layout" svg:width="3.045cm" svg:height="0.873cm" svg:x="10.29cm" svg:y="2.541cm">
          <draw:text-box>
            <text:p text:style-name="P10"><text:span text:style-name="T24">HOST</text:span></text:p>
          </draw:text-box>
        </draw:frame>
        <draw:frame draw:style-name="gr128" draw:text-style-name="P11" draw:layer="layout" svg:width="3.045cm" svg:height="0.875cm" svg:x="23.091cm" svg:y="2.54cm">
          <draw:text-box>
            <text:p text:style-name="P10"><text:span text:style-name="T24">DPU</text:span></text:p>
          </draw:text-box>
        </draw:frame>
        <draw:frame draw:style-name="gr129" draw:text-style-name="P77" draw:layer="layout" svg:width="11.765cm" svg:height="7.145cm" svg:x="15.24cm" svg:y="12.44cm">
          <draw:text-box>
            <text:p text:style-name="P7"><text:span text:style-name="T78">#include</text:span><text:span text:style-name="T79"> </text:span><text:span text:style-name="T80">&lt;BPL.hpp&gt;</text:span></text:p>
            <text:p text:style-name="P7"><text:span text:style-name="T81"/></text:p>
            <text:p text:style-name="P7"><text:span text:style-name="T78">int</text:span><text:span text:style-name="T79"> </text:span><text:span text:style-name="T82">main</text:span><text:span text:style-name="T79">() </text:span></text:p>
            <text:p text:style-name="P7"><text:span text:style-name="T81">{</text:span></text:p>
            <text:p text:style-name="P7"><text:span text:style-name="T79"><text:s text:c="3"/></text:span><text:span text:style-name="T79">std::</text:span><text:span text:style-name="T83">vector</text:span><text:span text:style-name="T79">&lt;</text:span><text:span text:style-name="T78">int</text:span><text:span text:style-name="T79">&gt; buffer (1&lt;&lt;16);</text:span></text:p>
            <text:p text:style-name="P7"><text:span text:style-name="T79"><text:s text:c="3"/></text:span><text:span text:style-name="T78">for</text:span><text:span text:style-name="T79"> (</text:span><text:span text:style-name="T83">size_t</text:span><text:span text:style-name="T79"> i=0; i&lt;buffer.size(); i++) { <text:s/>buffer[i] = i; }</text:span></text:p>
            <text:p text:style-name="P7"><text:span text:style-name="T81"/></text:p>
            <text:p text:style-name="P7"><text:span text:style-name="T79"><text:s text:c="3"/></text:span><text:span text:style-name="T79">std::</text:span><text:span text:style-name="T83">vector</text:span><text:span text:style-name="T79">&lt;</text:span><text:span text:style-name="T83">size_t</text:span><text:span text:style-name="T79">&gt; results = </text:span><text:span text:style-name="T83">Launcher</text:span><text:span text:style-name="T79">&lt;PIM&gt;::run (</text:span></text:p>
            <text:p text:style-name="P7"><text:span text:style-name="T79"><text:s text:c="8"/></text:span><text:span text:style-name="T79">[] <text:s/>(</text:span><text:span text:style-name="T78">const</text:span><text:span text:style-name="T79"> std::</text:span><text:span text:style-name="T83">vector</text:span><text:span text:style-name="T79">&lt;</text:span><text:span text:style-name="T78">int</text:span><text:span text:style-name="T79">&gt;&amp; buffer)</text:span></text:p>
            <text:p text:style-name="P7"><text:span text:style-name="T81"><text:s text:c="8"/></text:span><text:span text:style-name="T81">{</text:span></text:p>
            <text:p text:style-name="P7"><text:span text:style-name="T79"><text:s text:c="11"/></text:span><text:span text:style-name="T83">size_t</text:span><text:span text:style-name="T79"> sum=0; <text:s/></text:span><text:span text:style-name="T78">for</text:span><text:span text:style-name="T79"> (</text:span><text:span text:style-name="T78">int</text:span><text:span text:style-name="T79"> x : buffer) <text:s/>{ sum+= x; }</text:span></text:p>
            <text:p text:style-name="P7"><text:span text:style-name="T79"><text:s text:c="11"/></text:span><text:span text:style-name="T79">return sum;</text:span></text:p>
            <text:p text:style-name="P7"><text:span text:style-name="T81"><text:s text:c="8"/></text:span><text:span text:style-name="T81">},</text:span></text:p>
            <text:p text:style-name="P7"><text:span text:style-name="T81"><text:s text:c="8"/></text:span><text:span text:style-name="T81">buffer</text:span></text:p>
            <text:p text:style-name="P7"><text:span text:style-name="T79"><text:s text:c="3"/></text:span><text:span text:style-name="T79">);</text:span></text:p>
            <text:p text:style-name="P7"><text:span text:style-name="T81"/></text:p>
            <text:p text:style-name="P7"><text:span text:style-name="T79"><text:s text:c="3"/></text:span><text:span text:style-name="T78">for</text:span><text:span text:style-name="T79"> (</text:span><text:span text:style-name="T78">int</text:span><text:span text:style-name="T79"> x : results) { printf (</text:span><text:span text:style-name="T80">"checksum = 0x%08x\n"</text:span><text:span text:style-name="T79">, x); }</text:span></text:p>
            <text:p text:style-name="P7"><text:span text:style-name="T81">}</text:span></text:p>
          </draw:text-box>
        </draw:frame>
        <draw:custom-shape draw:style-name="gr130" draw:text-style-name="P78" draw:layer="layout" svg:width="2.54cm" svg:height="1.27cm" draw:transform="rotate (-0.812799832653759) translate (14.834cm 8.18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1" draw:text-style-name="P11" draw:layer="layout" svg:width="3.045cm" svg:height="0.897cm" svg:x="23.984cm" svg:y="12.44cm">
          <draw:text-box>
            <text:p text:style-name="P10"><text:span text:style-name="T24">HOST</text:span></text:p>
          </draw:text-box>
        </draw:frame>
        <draw:frame draw:style-name="gr132" draw:text-style-name="P79" draw:layer="layout" svg:width="11.765cm" svg:height="1.072cm" svg:x="15.24cm" svg:y="11.265cm">
          <draw:text-box>
            <text:p text:style-name="P10"><text:span text:style-name="T84">“</text:span><text:span text:style-name="T84">What would be nice to write.”</text:span></text:p>
          </draw:text-box>
        </draw:frame>
        <draw:custom-shape draw:style-name="gr4" draw:text-style-name="P6" draw:layer="layout" svg:width="28cm" svg:height="1.905cm" svg:x="0cm" svg:y="0cm">
          <text:p text:style-name="P23"><text:span text:style-name="T5">Example of code with UPMEM API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33" draw:text-style-name="P22" draw:layer="layout" svg:width="10.16cm" svg:height="1.856cm" svg:x="16.51cm" svg:y="15.474cm">
          <text:p/>
          <draw:enhanced-geometry svg:viewBox="0 0 21600 21600" draw:type="rectangle" draw:enhanced-path="M 0 0 L 21600 0 21600 21600 0 21600 0 0 Z N"/>
        </draw:custom-shape>
        <draw:frame draw:style-name="gr134" draw:text-style-name="P76" draw:layer="layout" svg:width="9.525cm" svg:height="6.506cm" svg:x="16.605cm" svg:y="2.54cm">
          <draw:text-box>
            <text:p text:style-name="P7"><text:span text:style-name="T37">#include</text:span><text:span text:style-name="T38"> &lt;mram.h&gt;</text:span></text:p>
            <text:p text:style-name="P7"><text:span text:style-name="T37">#include</text:span><text:span text:style-name="T38"> &lt;stdbool.h&gt;</text:span></text:p>
            <text:p text:style-name="P7"><text:span text:style-name="T37">#include</text:span><text:span text:style-name="T38"> &lt;stdint.h&gt;</text:span></text:p>
            <text:p text:style-name="P7"><text:span text:style-name="T39"/></text:p>
            <text:p text:style-name="P7"><text:span text:style-name="T37">#define</text:span><text:span text:style-name="T38"> CACHE_SIZE 256</text:span></text:p>
            <text:p text:style-name="P7"><text:span text:style-name="T37">#define</text:span><text:span text:style-name="T38"> BUFFER_SIZE (1 &lt;&lt; 16)</text:span></text:p>
            <text:p text:style-name="P7"><text:span text:style-name="T39"/></text:p>
            <text:p text:style-name="P7"><text:span text:style-name="T38">__mram_noinit uint8_t buffer[BUFFER_SIZE];</text:span></text:p>
            <text:p text:style-name="P7"><text:span text:style-name="T38">__host uint32_t checksum;</text:span></text:p>
            <text:p text:style-name="P7"><text:span text:style-name="T39"/></text:p>
            <text:p text:style-name="P7"><text:span text:style-name="T37">int</text:span><text:span text:style-name="T38"> </text:span><text:span text:style-name="T37">main</text:span><text:span text:style-name="T38">() {</text:span></text:p>
            <text:p text:style-name="P7"><text:span text:style-name="T40"><text:s text:c="2"/></text:span><text:span text:style-name="T38">__dma_aligned</text:span><text:span text:style-name="T40"> uint8_</text:span><text:span text:style-name="T38">t</text:span><text:span text:style-name="T40"> </text:span><text:span text:style-name="T38">local_cache</text:span><text:span text:style-name="T40">[CACHE_SIZE];</text:span></text:p>
            <text:p text:style-name="P7"><text:span text:style-name="T40"><text:s text:c="2"/></text:span><text:span text:style-name="T40">checksum = 0;</text:span></text:p>
            <text:p text:style-name="P7"><text:span text:style-name="T39"/></text:p>
            <text:p text:style-name="P7"><text:span text:style-name="T38"><text:s text:c="2"/></text:span><text:span text:style-name="T37">for</text:span><text:span text:style-name="T38"> (</text:span><text:span text:style-name="T37">unsigned</text:span><text:span text:style-name="T38"> </text:span><text:span text:style-name="T37">int</text:span><text:span text:style-name="T38"> bytes_read = 0; bytes_read &lt; BUFFER_SIZE;) {</text:span></text:p>
            <text:p text:style-name="P7"><text:span text:style-name="T40"><text:s text:c="4"/></text:span><text:span text:style-name="T38">mram_read</text:span><text:span text:style-name="T40">(&amp;buffer[bytes_read], </text:span><text:span text:style-name="T38">local_cache</text:span><text:span text:style-name="T40">, CACHE_SIZE);</text:span></text:p>
            <text:p text:style-name="P7"><text:span text:style-name="T39"/></text:p>
            <text:p text:style-name="P7"><text:span text:style-name="T38"><text:s text:c="4"/></text:span><text:span text:style-name="T37">for</text:span><text:span text:style-name="T38"> (</text:span><text:span text:style-name="T37">unsigned</text:span><text:span text:style-name="T38"> </text:span><text:span text:style-name="T37">int</text:span><text:span text:style-name="T38"> byte_index = 0; (byte_index &lt; CACHE_SIZE) &amp;&amp; </text:span></text:p>
            <text:p text:style-name="P7"><text:span text:style-name="T38"><text:s text:c="10"/></text:span><text:span text:style-name="T38">(bytes_read &lt; BUFFER_SIZE); byte_index++, bytes_read++) {</text:span></text:p>
            <text:p text:style-name="P7"><text:span text:style-name="T38"><text:s text:c="6"/></text:span><text:span text:style-name="T38">checksum += (uint32_t)local_cache[byte_index];</text:span></text:p>
            <text:p text:style-name="P7"><text:span text:style-name="T40"><text:s text:c="4"/></text:span><text:span text:style-name="T40">}</text:span></text:p>
            <text:p text:style-name="P7"><text:span text:style-name="T40"><text:s text:c="2"/></text:span><text:span text:style-name="T40">}</text:span></text:p>
            <text:p text:style-name="P7"><text:span text:style-name="T39"/></text:p>
            <text:p text:style-name="P7"><text:span text:style-name="T38"><text:s text:c="2"/></text:span><text:span text:style-name="T37">return</text:span><text:span text:style-name="T38"> checksum;</text:span></text:p>
            <text:p text:style-name="P7"><text:span text:style-name="T40">}</text:span></text:p>
          </draw:text-box>
        </draw:frame>
        <draw:frame draw:style-name="gr135" draw:text-style-name="P19" draw:layer="layout" svg:width="12.43cm" svg:height="15.874cm" svg:x="0.905cm" svg:y="2.541cm">
          <draw:text-box>
            <text:p text:style-name="P7"><text:span text:style-name="T29">/* Communication with a DPU via the MRAM. */</text:span></text:p>
            <text:p text:style-name="P7"><text:span text:style-name="T29">/* Populate the MRAM with a collection of bytes and request the DPUs to */</text:span></text:p>
            <text:p text:style-name="P7"><text:span text:style-name="T29">/* compute the checksums. */</text:span></text:p>
            <text:p text:style-name="P7"><text:span text:style-name="T30"/></text:p>
            <text:p text:style-name="P7"><text:span text:style-name="T31">#include</text:span><text:span text:style-name="T32"> &lt;dpu.h&gt;</text:span></text:p>
            <text:p text:style-name="P7"><text:span text:style-name="T31">#include</text:span><text:span text:style-name="T32"> &lt;assert.h&gt;</text:span></text:p>
            <text:p text:style-name="P7"><text:span text:style-name="T31">#include</text:span><text:span text:style-name="T32"> &lt;stdint.h&gt;</text:span></text:p>
            <text:p text:style-name="P7"><text:span text:style-name="T31">#include</text:span><text:span text:style-name="T32"> &lt;stdio.h&gt;</text:span></text:p>
            <text:p text:style-name="P7"><text:span text:style-name="T30"/></text:p>
            <text:p text:style-name="P7"><text:span text:style-name="T31">#ifndef</text:span><text:span text:style-name="T32"> DPU_BINARY</text:span></text:p>
            <text:p text:style-name="P7"><text:span text:style-name="T31">#define</text:span><text:span text:style-name="T32"> DPU_BINARY "trivial_checksum_example"</text:span></text:p>
            <text:p text:style-name="P7"><text:span text:style-name="T33">#endif</text:span></text:p>
            <text:p text:style-name="P7"><text:span text:style-name="T30"/></text:p>
            <text:p text:style-name="P7"><text:span text:style-name="T29">/* Size of the buffer for which we compute the checksum: 64KBytes. */</text:span></text:p>
            <text:p text:style-name="P7"><text:span text:style-name="T31">#define</text:span><text:span text:style-name="T32"> BUFFER_SIZE (1 &lt;&lt; 16)</text:span></text:p>
            <text:p text:style-name="P7"><text:span text:style-name="T30"/></text:p>
            <text:p text:style-name="P7"><text:span text:style-name="T31">void</text:span><text:span text:style-name="T32"> </text:span><text:span text:style-name="T31">populate_mram</text:span><text:span text:style-name="T32">(</text:span><text:span text:style-name="T31">struct</text:span><text:span text:style-name="T32"> dpu_set_t set, uint32_t nr_dpus) {</text:span></text:p>
            <text:p text:style-name="P7"><text:span text:style-name="T32"><text:s text:c="2"/></text:span><text:span text:style-name="T31">struct</text:span><text:span text:style-name="T32"> dpu_set_t dpu;</text:span></text:p>
            <text:p text:style-name="P7"><text:span text:style-name="T32"><text:s text:c="2"/></text:span><text:span text:style-name="T32">uint32_t each_dpu;</text:span></text:p>
            <text:p text:style-name="P7"><text:span text:style-name="T32"><text:s text:c="2"/></text:span><text:span text:style-name="T32">uint8_t *buffer = </text:span><text:span text:style-name="T31">malloc</text:span><text:span text:style-name="T32">(BUFFER_SIZE * nr_dpus);</text:span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1">for</text:span><text:span text:style-name="T32"> (</text:span><text:span text:style-name="T31">int</text:span><text:span text:style-name="T32"> byte_index = 0; byte_index &lt; BUFFER_SIZE; byte_index++) {</text:span></text:p>
            <text:p text:style-name="P7"><text:span text:style-name="T32"><text:s text:c="6"/></text:span><text:span text:style-name="T32">buffer[each_dpu * BUFFER_SIZE + byte_index] = (uint8_t)byte_index;</text:span></text:p>
            <text:p text:style-name="P7"><text:span text:style-name="T29"><text:s text:c="4"/></text:span><text:span text:style-name="T29">}</text:span></text:p>
            <text:p text:style-name="P7"><text:span text:style-name="T32"><text:s text:c="4"/></text:span><text:span text:style-name="T32">buffer[each_dpu * BUFFER_SIZE] += each_dpu; // each dpu will compute a different checksum</text:span></text:p>
            <text:p text:style-name="P7"><text:span text:style-name="T32"><text:s text:c="4"/></text:span><text:span text:style-name="T32">DPU_ASSERT(</text:span><text:span text:style-name="T31">dpu_prepare_xfer</text:span><text:span text:style-name="T32">(dpu, &amp;buffer[each_dpu * BUFFER_SIZE]));</text:span></text:p>
            <text:p text:style-name="P7"><text:span text:style-name="T29"><text:s text:c="2"/></text:span><text:span text:style-name="T29">}</text:span></text:p>
            <text:p text:style-name="P7"><text:span text:style-name="T32"><text:s text:c="2"/></text:span><text:span text:style-name="T32">DPU_ASSERT(</text:span><text:span text:style-name="T31">dpu_push_xfer</text:span><text:span text:style-name="T32">(set, </text:span><text:span text:style-name="T35">DPU_XFER_TO_DPU</text:span><text:span text:style-name="T32">, "buffer", 0, BUFFER_SIZE, </text:span><text:span text:style-name="T35">DPU_XFER_DEFAULT</text:span><text:span text:style-name="T32">));</text:span></text:p>
            <text:p text:style-name="P7"><text:span text:style-name="T32"><text:s text:c="2"/></text:span><text:span text:style-name="T31">free</text:span><text:span text:style-name="T32">(buffer);</text:span></text:p>
            <text:p text:style-name="P7"><text:span text:style-name="T29">}</text:span></text:p>
            <text:p text:style-name="P7"><text:span text:style-name="T30"/></text:p>
            <text:p text:style-name="P7"><text:span text:style-name="T31">void</text:span><text:span text:style-name="T32"> </text:span><text:span text:style-name="T31">print_checksums</text:span><text:span text:style-name="T32">(</text:span><text:span text:style-name="T31">struct</text:span><text:span text:style-name="T32"> dpu_set_t set, uint32_t nr_dpus) {</text:span></text:p>
            <text:p text:style-name="P7"><text:span text:style-name="T32"><text:s text:c="2"/></text:span><text:span text:style-name="T31">struct</text:span><text:span text:style-name="T32"> dpu_set_t dpu;</text:span></text:p>
            <text:p text:style-name="P7"><text:span text:style-name="T32"><text:s text:c="2"/></text:span><text:span text:style-name="T32">uint32_t each_dpu;</text:span></text:p>
            <text:p text:style-name="P7"><text:span text:style-name="T32"><text:s text:c="2"/></text:span><text:span text:style-name="T32">uint32_t checksums[nr_dpus];</text:span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2">DPU_ASSERT(</text:span><text:span text:style-name="T31">dpu_prepare_xfer</text:span><text:span text:style-name="T32">(dpu, &amp;checksums[each_dpu]));</text:span></text:p>
            <text:p text:style-name="P7"><text:span text:style-name="T29"><text:s text:c="2"/></text:span><text:span text:style-name="T29">}</text:span></text:p>
            <text:p text:style-name="P7"><text:span text:style-name="T32"><text:s text:c="2"/></text:span><text:span text:style-name="T32">DPU_ASSERT(</text:span><text:span text:style-name="T31">dpu_push_xfer</text:span><text:span text:style-name="T32">(set, </text:span><text:span text:style-name="T35">DPU_XFER_FROM_DPU</text:span><text:span text:style-name="T32">, "checksum", 0, </text:span><text:span text:style-name="T31">sizeof</text:span><text:span text:style-name="T32">(uint32_t), </text:span><text:span text:style-name="T35">DPU_XFER_DEFAULT</text:span><text:span text:style-name="T32">));</text:span></text:p>
            <text:p text:style-name="P7"><text:span text:style-name="T30"/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2">printf("[%u] computed checksum = 0x%08x\n", each_dpu, checksums[each_dpu]);</text:span></text:p>
            <text:p text:style-name="P7"><text:span text:style-name="T29"><text:s text:c="2"/></text:span><text:span text:style-name="T29">}</text:span></text:p>
            <text:p text:style-name="P7"><text:span text:style-name="T29">}</text:span></text:p>
            <text:p text:style-name="P7"><text:span text:style-name="T30"/></text:p>
            <text:p text:style-name="P7"><text:span text:style-name="T31">int</text:span><text:span text:style-name="T32"> </text:span><text:span text:style-name="T31">main</text:span><text:span text:style-name="T32">() {</text:span></text:p>
            <text:p text:style-name="P7"><text:span text:style-name="T32"><text:s text:c="2"/></text:span><text:span text:style-name="T31">struct</text:span><text:span text:style-name="T32"> dpu_set_t set, dpu;</text:span></text:p>
            <text:p text:style-name="P7"><text:span text:style-name="T32"><text:s text:c="2"/></text:span><text:span text:style-name="T32">uint32_t nr_dpus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1">dpu_alloc</text:span><text:span text:style-name="T32">(DPU_ALLOCATE_ALL, NULL, &amp;set));</text:span></text:p>
            <text:p text:style-name="P7"><text:span text:style-name="T32"><text:s text:c="2"/></text:span><text:span text:style-name="T32">DPU_ASSERT(</text:span><text:span text:style-name="T31">dpu_load</text:span><text:span text:style-name="T32">(set, DPU_BINARY, NULL));</text:span></text:p>
            <text:p text:style-name="P7"><text:span text:style-name="T32"><text:s text:c="2"/></text:span><text:span text:style-name="T32">DPU_ASSERT(</text:span><text:span text:style-name="T31">dpu_get_nr_dpus</text:span><text:span text:style-name="T32">(set, &amp;nr_dpus));</text:span></text:p>
            <text:p text:style-name="P7"><text:span text:style-name="T29"><text:s text:c="2"/></text:span><text:span text:style-name="T29">populate_mram(set, nr_dpus)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1">dpu_launch</text:span><text:span text:style-name="T32">(set, </text:span><text:span text:style-name="T35">DPU_SYNCHRONOUS</text:span><text:span text:style-name="T32">));</text:span></text:p>
            <text:p text:style-name="P7"><text:span text:style-name="T29"><text:s text:c="2"/></text:span><text:span text:style-name="T29">print_checksums(set, nr_dpus)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1">dpu_free</text:span><text:span text:style-name="T32">(set));</text:span></text:p>
            <text:p text:style-name="P7"><text:span text:style-name="T32"><text:s text:c="2"/></text:span><text:span text:style-name="T31">return</text:span><text:span text:style-name="T32"> 0;</text:span></text:p>
            <text:p text:style-name="P7"><text:span text:style-name="T29">}</text:span></text:p>
          </draw:text-box>
        </draw:frame>
        <draw:frame draw:style-name="gr136" draw:text-style-name="P11" draw:layer="layout" svg:width="3.045cm" svg:height="0.873cm" svg:x="10.29cm" svg:y="2.541cm">
          <draw:text-box>
            <text:p text:style-name="P10"><text:span text:style-name="T24">HOST</text:span></text:p>
          </draw:text-box>
        </draw:frame>
        <draw:frame draw:style-name="gr137" draw:text-style-name="P11" draw:layer="layout" svg:width="3.045cm" svg:height="0.875cm" svg:x="23.091cm" svg:y="2.54cm">
          <draw:text-box>
            <text:p text:style-name="P10"><text:span text:style-name="T24">DPU</text:span></text:p>
          </draw:text-box>
        </draw:frame>
        <draw:frame draw:style-name="gr138" draw:text-style-name="P77" draw:layer="layout" svg:width="11.765cm" svg:height="7.145cm" svg:x="15.24cm" svg:y="12.44cm">
          <draw:text-box>
            <text:p text:style-name="P7"><text:span text:style-name="T85">#include</text:span><text:span text:style-name="T86"> &lt;BPL.hpp&gt;</text:span></text:p>
            <text:p text:style-name="P7"><text:span text:style-name="T87"/></text:p>
            <text:p text:style-name="P7"><text:span text:style-name="T85">int</text:span><text:span text:style-name="T86"> </text:span><text:span text:style-name="T85">main</text:span><text:span text:style-name="T86">() </text:span></text:p>
            <text:p text:style-name="P7"><text:span text:style-name="T87">{</text:span></text:p>
            <text:p text:style-name="P7"><text:span text:style-name="T86"><text:s text:c="3"/></text:span><text:span text:style-name="T86">std::vector&lt;</text:span><text:span text:style-name="T85">int</text:span><text:span text:style-name="T86">&gt; buffer (1&lt;&lt;16);</text:span></text:p>
            <text:p text:style-name="P7"><text:span text:style-name="T86"><text:s text:c="3"/></text:span><text:span text:style-name="T85">for</text:span><text:span text:style-name="T86"> (size_t i=0; i&lt;buffer.size(); i++) { <text:s/>buffer[i] = i; }</text:span></text:p>
            <text:p text:style-name="P7"><text:span text:style-name="T87"/></text:p>
            <text:p text:style-name="P7"><text:span text:style-name="T86"><text:s text:c="3"/></text:span><text:span text:style-name="T86">std::vector&lt;size_t&gt; results = Launcher&lt;PIM&gt;::run (</text:span></text:p>
            <text:p text:style-name="P7"><text:span text:style-name="T79"><text:s text:c="8"/></text:span><text:span text:style-name="T79">[] <text:s/>(</text:span><text:span text:style-name="T78">const</text:span><text:span text:style-name="T79"> std::</text:span><text:span text:style-name="T83">vector</text:span><text:span text:style-name="T79">&lt;</text:span><text:span text:style-name="T78">int</text:span><text:span text:style-name="T79">&gt;&amp; buffer)</text:span></text:p>
            <text:p text:style-name="P7"><text:span text:style-name="T81"><text:s text:c="8"/></text:span><text:span text:style-name="T81">{</text:span></text:p>
            <text:p text:style-name="P7"><text:span text:style-name="T79"><text:s text:c="11"/></text:span><text:span text:style-name="T83">size_t</text:span><text:span text:style-name="T79"> sum=0; <text:s/></text:span><text:span text:style-name="T78">for</text:span><text:span text:style-name="T79"> (</text:span><text:span text:style-name="T78">int</text:span><text:span text:style-name="T79"> x : buffer) <text:s/>{ sum+= x; }</text:span></text:p>
            <text:p text:style-name="P7"><text:span text:style-name="T79"><text:s text:c="11"/></text:span><text:span text:style-name="T79">return sum;</text:span></text:p>
            <text:p text:style-name="P7"><text:span text:style-name="T81"><text:s text:c="8"/></text:span><text:span text:style-name="T81">},</text:span></text:p>
            <text:p text:style-name="P7"><text:span text:style-name="T81"><text:s text:c="6"/></text:span><text:span text:style-name="T87"><text:s text:c="2"/></text:span><text:span text:style-name="T87">buffer</text:span></text:p>
            <text:p text:style-name="P7"><text:span text:style-name="T86"><text:s text:c="3"/></text:span><text:span text:style-name="T86">);</text:span></text:p>
            <text:p text:style-name="P7"><text:span text:style-name="T87"/></text:p>
            <text:p text:style-name="P7"><text:span text:style-name="T86"><text:s text:c="3"/></text:span><text:span text:style-name="T85">for</text:span><text:span text:style-name="T86"> (</text:span><text:span text:style-name="T85">int</text:span><text:span text:style-name="T86"> x : results) { printf ("checksum = 0x%08x\n", x); }</text:span></text:p>
            <text:p text:style-name="P7"><text:span text:style-name="T87">}</text:span></text:p>
          </draw:text-box>
        </draw:frame>
        <draw:custom-shape draw:style-name="gr130" draw:text-style-name="P78" draw:layer="layout" svg:width="2.54cm" svg:height="1.27cm" draw:transform="rotate (-0.812799832653759) translate (14.834cm 8.18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9" draw:text-style-name="P11" draw:layer="layout" svg:width="3.045cm" svg:height="0.897cm" svg:x="23.984cm" svg:y="12.44cm">
          <draw:text-box>
            <text:p text:style-name="P10"><text:span text:style-name="T24">HOST</text:span></text:p>
          </draw:text-box>
        </draw:frame>
        <draw:frame draw:style-name="gr140" draw:text-style-name="P79" draw:layer="layout" svg:width="11.765cm" svg:height="1.072cm" svg:x="15.24cm" svg:y="11.265cm">
          <draw:text-box>
            <text:p text:style-name="P10"><text:span text:style-name="T84">“</text:span><text:span text:style-name="T84">What would be nice to write.”</text:span></text:p>
          </draw:text-box>
        </draw:frame>
        <draw:custom-shape draw:style-name="gr4" draw:text-style-name="P6" draw:layer="layout" svg:width="28cm" svg:height="1.905cm" svg:x="0cm" svg:y="0cm">
          <text:p text:style-name="P23"><text:span text:style-name="T5">Example of code with UPMEM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1" draw:text-style-name="P20" draw:layer="layout" svg:width="11.765cm" svg:height="0.903cm" svg:x="15.24cm" svg:y="19.767cm">
          <draw:text-box>
            <text:p text:style-name="P10"><text:span text:style-name="T36">Your algorithm is the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42" draw:text-style-name="P22" draw:layer="layout" svg:width="3.322cm" svg:height="0.47cm" svg:x="20.961cm" svg:y="15.067cm">
          <text:p/>
          <draw:enhanced-geometry svg:viewBox="0 0 21600 21600" draw:type="rectangle" draw:enhanced-path="M 0 0 L 21600 0 21600 21600 0 21600 0 0 Z N"/>
        </draw:custom-shape>
        <draw:frame draw:style-name="gr143" draw:text-style-name="P76" draw:layer="layout" svg:width="9.525cm" svg:height="6.506cm" svg:x="16.605cm" svg:y="2.54cm">
          <draw:text-box>
            <text:p text:style-name="P7"><text:span text:style-name="T37">#include</text:span><text:span text:style-name="T38"> &lt;mram.h&gt;</text:span></text:p>
            <text:p text:style-name="P7"><text:span text:style-name="T37">#include</text:span><text:span text:style-name="T38"> &lt;stdbool.h&gt;</text:span></text:p>
            <text:p text:style-name="P7"><text:span text:style-name="T37">#include</text:span><text:span text:style-name="T38"> &lt;stdint.h&gt;</text:span></text:p>
            <text:p text:style-name="P7"><text:span text:style-name="T39"/></text:p>
            <text:p text:style-name="P7"><text:span text:style-name="T37">#define</text:span><text:span text:style-name="T38"> CACHE_SIZE 256</text:span></text:p>
            <text:p text:style-name="P7"><text:span text:style-name="T37">#define</text:span><text:span text:style-name="T38"> BUFFER_SIZE (1 &lt;&lt; 16)</text:span></text:p>
            <text:p text:style-name="P7"><text:span text:style-name="T39"/></text:p>
            <text:p text:style-name="P7"><text:span text:style-name="T38">__mram_noinit uint8_t buffer[BUFFER_SIZE];</text:span></text:p>
            <text:p text:style-name="P7"><text:span text:style-name="T38">__host uint32_t checksum;</text:span></text:p>
            <text:p text:style-name="P7"><text:span text:style-name="T39"/></text:p>
            <text:p text:style-name="P7"><text:span text:style-name="T37">int</text:span><text:span text:style-name="T38"> </text:span><text:span text:style-name="T37">main</text:span><text:span text:style-name="T38">() {</text:span></text:p>
            <text:p text:style-name="P7"><text:span text:style-name="T40"><text:s text:c="2"/></text:span><text:span text:style-name="T38">__dma_aligned</text:span><text:span text:style-name="T40"> uint8_</text:span><text:span text:style-name="T38">t</text:span><text:span text:style-name="T40"> </text:span><text:span text:style-name="T38">local_cache</text:span><text:span text:style-name="T40">[CACHE_SIZE];</text:span></text:p>
            <text:p text:style-name="P7"><text:span text:style-name="T40"><text:s text:c="2"/></text:span><text:span text:style-name="T40">checksum = 0;</text:span></text:p>
            <text:p text:style-name="P7"><text:span text:style-name="T39"/></text:p>
            <text:p text:style-name="P7"><text:span text:style-name="T38"><text:s text:c="2"/></text:span><text:span text:style-name="T37">for</text:span><text:span text:style-name="T38"> (</text:span><text:span text:style-name="T37">unsigned</text:span><text:span text:style-name="T38"> </text:span><text:span text:style-name="T37">int</text:span><text:span text:style-name="T38"> bytes_read = 0; bytes_read &lt; BUFFER_SIZE;) {</text:span></text:p>
            <text:p text:style-name="P7"><text:span text:style-name="T40"><text:s text:c="4"/></text:span><text:span text:style-name="T38">mram_read</text:span><text:span text:style-name="T40">(&amp;buffer[bytes_read], </text:span><text:span text:style-name="T38">local_cache</text:span><text:span text:style-name="T40">, CACHE_SIZE);</text:span></text:p>
            <text:p text:style-name="P7"><text:span text:style-name="T39"/></text:p>
            <text:p text:style-name="P7"><text:span text:style-name="T38"><text:s text:c="4"/></text:span><text:span text:style-name="T37">for</text:span><text:span text:style-name="T38"> (</text:span><text:span text:style-name="T37">unsigned</text:span><text:span text:style-name="T38"> </text:span><text:span text:style-name="T37">int</text:span><text:span text:style-name="T38"> byte_index = 0; (byte_index &lt; CACHE_SIZE) &amp;&amp; </text:span></text:p>
            <text:p text:style-name="P7"><text:span text:style-name="T38"><text:s text:c="10"/></text:span><text:span text:style-name="T38">(bytes_read &lt; BUFFER_SIZE); byte_index++, bytes_read++) {</text:span></text:p>
            <text:p text:style-name="P7"><text:span text:style-name="T38"><text:s text:c="6"/></text:span><text:span text:style-name="T38">checksum += (uint32_t)local_cache[byte_index];</text:span></text:p>
            <text:p text:style-name="P7"><text:span text:style-name="T40"><text:s text:c="4"/></text:span><text:span text:style-name="T40">}</text:span></text:p>
            <text:p text:style-name="P7"><text:span text:style-name="T40"><text:s text:c="2"/></text:span><text:span text:style-name="T40">}</text:span></text:p>
            <text:p text:style-name="P7"><text:span text:style-name="T39"/></text:p>
            <text:p text:style-name="P7"><text:span text:style-name="T38"><text:s text:c="2"/></text:span><text:span text:style-name="T37">return</text:span><text:span text:style-name="T38"> checksum;</text:span></text:p>
            <text:p text:style-name="P7"><text:span text:style-name="T40">}</text:span></text:p>
          </draw:text-box>
        </draw:frame>
        <draw:frame draw:style-name="gr144" draw:text-style-name="P19" draw:layer="layout" svg:width="12.43cm" svg:height="15.874cm" svg:x="0.905cm" svg:y="2.541cm">
          <draw:text-box>
            <text:p text:style-name="P7"><text:span text:style-name="T29">/* Communication with a DPU via the MRAM. */</text:span></text:p>
            <text:p text:style-name="P7"><text:span text:style-name="T29">/* Populate the MRAM with a collection of bytes and request the DPUs to */</text:span></text:p>
            <text:p text:style-name="P7"><text:span text:style-name="T29">/* compute the checksums. */</text:span></text:p>
            <text:p text:style-name="P7"><text:span text:style-name="T30"/></text:p>
            <text:p text:style-name="P7"><text:span text:style-name="T31">#include</text:span><text:span text:style-name="T32"> &lt;dpu.h&gt;</text:span></text:p>
            <text:p text:style-name="P7"><text:span text:style-name="T31">#include</text:span><text:span text:style-name="T32"> &lt;assert.h&gt;</text:span></text:p>
            <text:p text:style-name="P7"><text:span text:style-name="T31">#include</text:span><text:span text:style-name="T32"> &lt;stdint.h&gt;</text:span></text:p>
            <text:p text:style-name="P7"><text:span text:style-name="T31">#include</text:span><text:span text:style-name="T32"> &lt;stdio.h&gt;</text:span></text:p>
            <text:p text:style-name="P7"><text:span text:style-name="T30"/></text:p>
            <text:p text:style-name="P7"><text:span text:style-name="T31">#ifndef</text:span><text:span text:style-name="T32"> DPU_BINARY</text:span></text:p>
            <text:p text:style-name="P7"><text:span text:style-name="T31">#define</text:span><text:span text:style-name="T32"> DPU_BINARY "trivial_checksum_example"</text:span></text:p>
            <text:p text:style-name="P7"><text:span text:style-name="T33">#endif</text:span></text:p>
            <text:p text:style-name="P7"><text:span text:style-name="T30"/></text:p>
            <text:p text:style-name="P7"><text:span text:style-name="T29">/* Size of the buffer for which we compute the checksum: 64KBytes. */</text:span></text:p>
            <text:p text:style-name="P7"><text:span text:style-name="T31">#define</text:span><text:span text:style-name="T32"> BUFFER_SIZE (1 &lt;&lt; 16)</text:span></text:p>
            <text:p text:style-name="P7"><text:span text:style-name="T30"/></text:p>
            <text:p text:style-name="P7"><text:span text:style-name="T31">void</text:span><text:span text:style-name="T32"> </text:span><text:span text:style-name="T31">populate_mram</text:span><text:span text:style-name="T32">(</text:span><text:span text:style-name="T31">struct</text:span><text:span text:style-name="T32"> dpu_set_t set, uint32_t nr_dpus) {</text:span></text:p>
            <text:p text:style-name="P7"><text:span text:style-name="T32"><text:s text:c="2"/></text:span><text:span text:style-name="T31">struct</text:span><text:span text:style-name="T32"> dpu_set_t dpu;</text:span></text:p>
            <text:p text:style-name="P7"><text:span text:style-name="T32"><text:s text:c="2"/></text:span><text:span text:style-name="T32">uint32_t each_dpu;</text:span></text:p>
            <text:p text:style-name="P7"><text:span text:style-name="T32"><text:s text:c="2"/></text:span><text:span text:style-name="T32">uint8_t *buffer = </text:span><text:span text:style-name="T31">malloc</text:span><text:span text:style-name="T32">(BUFFER_SIZE * nr_dpus);</text:span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1">for</text:span><text:span text:style-name="T32"> (</text:span><text:span text:style-name="T31">int</text:span><text:span text:style-name="T32"> byte_index = 0; byte_index &lt; BUFFER_SIZE; byte_index++) {</text:span></text:p>
            <text:p text:style-name="P7"><text:span text:style-name="T32"><text:s text:c="6"/></text:span><text:span text:style-name="T32">buffer[each_dpu * BUFFER_SIZE + byte_index] = (uint8_t)byte_index;</text:span></text:p>
            <text:p text:style-name="P7"><text:span text:style-name="T29"><text:s text:c="4"/></text:span><text:span text:style-name="T29">}</text:span></text:p>
            <text:p text:style-name="P7"><text:span text:style-name="T32"><text:s text:c="4"/></text:span><text:span text:style-name="T32">buffer[each_dpu * BUFFER_SIZE] += each_dpu; // each dpu will compute a different checksum</text:span></text:p>
            <text:p text:style-name="P7"><text:span text:style-name="T32"><text:s text:c="4"/></text:span><text:span text:style-name="T32">DPU_ASSERT(</text:span><text:span text:style-name="T31">dpu_prepare_xfer</text:span><text:span text:style-name="T32">(dpu, &amp;buffer[each_dpu * BUFFER_SIZE]));</text:span></text:p>
            <text:p text:style-name="P7"><text:span text:style-name="T29"><text:s text:c="2"/></text:span><text:span text:style-name="T29">}</text:span></text:p>
            <text:p text:style-name="P7"><text:span text:style-name="T32"><text:s text:c="2"/></text:span><text:span text:style-name="T32">DPU_ASSERT(</text:span><text:span text:style-name="T31">dpu_push_xfer</text:span><text:span text:style-name="T32">(set, </text:span><text:span text:style-name="T35">DPU_XFER_TO_DPU</text:span><text:span text:style-name="T32">, "buffer", 0, BUFFER_SIZE, </text:span><text:span text:style-name="T35">DPU_XFER_DEFAULT</text:span><text:span text:style-name="T32">));</text:span></text:p>
            <text:p text:style-name="P7"><text:span text:style-name="T32"><text:s text:c="2"/></text:span><text:span text:style-name="T31">free</text:span><text:span text:style-name="T32">(buffer);</text:span></text:p>
            <text:p text:style-name="P7"><text:span text:style-name="T29">}</text:span></text:p>
            <text:p text:style-name="P7"><text:span text:style-name="T30"/></text:p>
            <text:p text:style-name="P7"><text:span text:style-name="T31">void</text:span><text:span text:style-name="T32"> </text:span><text:span text:style-name="T31">print_checksums</text:span><text:span text:style-name="T32">(</text:span><text:span text:style-name="T31">struct</text:span><text:span text:style-name="T32"> dpu_set_t set, uint32_t nr_dpus) {</text:span></text:p>
            <text:p text:style-name="P7"><text:span text:style-name="T32"><text:s text:c="2"/></text:span><text:span text:style-name="T31">struct</text:span><text:span text:style-name="T32"> dpu_set_t dpu;</text:span></text:p>
            <text:p text:style-name="P7"><text:span text:style-name="T32"><text:s text:c="2"/></text:span><text:span text:style-name="T32">uint32_t each_dpu;</text:span></text:p>
            <text:p text:style-name="P7"><text:span text:style-name="T32"><text:s text:c="2"/></text:span><text:span text:style-name="T32">uint32_t checksums[nr_dpus];</text:span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2">DPU_ASSERT(</text:span><text:span text:style-name="T31">dpu_prepare_xfer</text:span><text:span text:style-name="T32">(dpu, &amp;checksums[each_dpu]));</text:span></text:p>
            <text:p text:style-name="P7"><text:span text:style-name="T29"><text:s text:c="2"/></text:span><text:span text:style-name="T29">}</text:span></text:p>
            <text:p text:style-name="P7"><text:span text:style-name="T32"><text:s text:c="2"/></text:span><text:span text:style-name="T32">DPU_ASSERT(</text:span><text:span text:style-name="T31">dpu_push_xfer</text:span><text:span text:style-name="T32">(set, </text:span><text:span text:style-name="T35">DPU_XFER_FROM_DPU</text:span><text:span text:style-name="T32">, "checksum", 0, </text:span><text:span text:style-name="T31">sizeof</text:span><text:span text:style-name="T32">(uint32_t), </text:span><text:span text:style-name="T35">DPU_XFER_DEFAULT</text:span><text:span text:style-name="T32">));</text:span></text:p>
            <text:p text:style-name="P7"><text:span text:style-name="T30"/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2">printf("[%u] computed checksum = 0x%08x\n", each_dpu, checksums[each_dpu]);</text:span></text:p>
            <text:p text:style-name="P7"><text:span text:style-name="T29"><text:s text:c="2"/></text:span><text:span text:style-name="T29">}</text:span></text:p>
            <text:p text:style-name="P7"><text:span text:style-name="T29">}</text:span></text:p>
            <text:p text:style-name="P7"><text:span text:style-name="T30"/></text:p>
            <text:p text:style-name="P7"><text:span text:style-name="T31">int</text:span><text:span text:style-name="T32"> </text:span><text:span text:style-name="T31">main</text:span><text:span text:style-name="T32">() {</text:span></text:p>
            <text:p text:style-name="P7"><text:span text:style-name="T32"><text:s text:c="2"/></text:span><text:span text:style-name="T31">struct</text:span><text:span text:style-name="T32"> dpu_set_t set, dpu;</text:span></text:p>
            <text:p text:style-name="P7"><text:span text:style-name="T32"><text:s text:c="2"/></text:span><text:span text:style-name="T32">uint32_t nr_dpus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1">dpu_alloc</text:span><text:span text:style-name="T32">(DPU_ALLOCATE_ALL, NULL, &amp;set));</text:span></text:p>
            <text:p text:style-name="P7"><text:span text:style-name="T32"><text:s text:c="2"/></text:span><text:span text:style-name="T32">DPU_ASSERT(</text:span><text:span text:style-name="T31">dpu_load</text:span><text:span text:style-name="T32">(set, DPU_BINARY, NULL));</text:span></text:p>
            <text:p text:style-name="P7"><text:span text:style-name="T32"><text:s text:c="2"/></text:span><text:span text:style-name="T32">DPU_ASSERT(</text:span><text:span text:style-name="T31">dpu_get_nr_dpus</text:span><text:span text:style-name="T32">(set, &amp;nr_dpus));</text:span></text:p>
            <text:p text:style-name="P7"><text:span text:style-name="T29"><text:s text:c="2"/></text:span><text:span text:style-name="T29">populate_mram(set, nr_dpus)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1">dpu_launch</text:span><text:span text:style-name="T32">(set, </text:span><text:span text:style-name="T35">DPU_SYNCHRONOUS</text:span><text:span text:style-name="T32">));</text:span></text:p>
            <text:p text:style-name="P7"><text:span text:style-name="T29"><text:s text:c="2"/></text:span><text:span text:style-name="T29">print_checksums(set, nr_dpus)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1">dpu_free</text:span><text:span text:style-name="T32">(set));</text:span></text:p>
            <text:p text:style-name="P7"><text:span text:style-name="T32"><text:s text:c="2"/></text:span><text:span text:style-name="T31">return</text:span><text:span text:style-name="T32"> 0;</text:span></text:p>
            <text:p text:style-name="P7"><text:span text:style-name="T29">}</text:span></text:p>
          </draw:text-box>
        </draw:frame>
        <draw:frame draw:style-name="gr145" draw:text-style-name="P11" draw:layer="layout" svg:width="3.045cm" svg:height="0.873cm" svg:x="10.29cm" svg:y="2.541cm">
          <draw:text-box>
            <text:p text:style-name="P10"><text:span text:style-name="T24">HOST</text:span></text:p>
          </draw:text-box>
        </draw:frame>
        <draw:frame draw:style-name="gr146" draw:text-style-name="P11" draw:layer="layout" svg:width="3.045cm" svg:height="0.875cm" svg:x="23.091cm" svg:y="2.54cm">
          <draw:text-box>
            <text:p text:style-name="P10"><text:span text:style-name="T24">DPU</text:span></text:p>
          </draw:text-box>
        </draw:frame>
        <draw:custom-shape draw:style-name="gr130" draw:text-style-name="P78" draw:layer="layout" svg:width="2.54cm" svg:height="1.27cm" draw:transform="rotate (-0.812799832653759) translate (14.834cm 8.18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7" draw:text-style-name="P11" draw:layer="layout" svg:width="3.045cm" svg:height="0.897cm" svg:x="23.984cm" svg:y="12.44cm">
          <draw:text-box>
            <text:p text:style-name="P10"><text:span text:style-name="T24">HOST</text:span></text:p>
          </draw:text-box>
        </draw:frame>
        <draw:frame draw:style-name="gr148" draw:text-style-name="P79" draw:layer="layout" svg:width="11.765cm" svg:height="1.072cm" svg:x="15.24cm" svg:y="11.265cm">
          <draw:text-box>
            <text:p text:style-name="P10"><text:span text:style-name="T84">“</text:span><text:span text:style-name="T84">What would be nice to write.”</text:span></text:p>
          </draw:text-box>
        </draw:frame>
        <draw:custom-shape draw:style-name="gr4" draw:text-style-name="P6" draw:layer="layout" svg:width="28cm" svg:height="1.905cm" svg:x="0cm" svg:y="0cm">
          <text:p text:style-name="P23"><text:span text:style-name="T5">Example of code with UPMEM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9" draw:text-style-name="P77" draw:layer="layout" svg:width="11.765cm" svg:height="7.145cm" svg:x="15.241cm" svg:y="12.441cm">
          <draw:text-box>
            <text:p text:style-name="P7"><text:span text:style-name="T85">#include</text:span><text:span text:style-name="T86"> &lt;BPL.hpp&gt;</text:span></text:p>
            <text:p text:style-name="P7"><text:span text:style-name="T87"/></text:p>
            <text:p text:style-name="P7"><text:span text:style-name="T85">int</text:span><text:span text:style-name="T86"> </text:span><text:span text:style-name="T85">main</text:span><text:span text:style-name="T86">() </text:span></text:p>
            <text:p text:style-name="P7"><text:span text:style-name="T87">{</text:span></text:p>
            <text:p text:style-name="P7"><text:span text:style-name="T86"><text:s text:c="3"/></text:span><text:span text:style-name="T86">std::vector&lt;</text:span><text:span text:style-name="T85">int</text:span><text:span text:style-name="T86">&gt; buffer (1&lt;&lt;16);</text:span></text:p>
            <text:p text:style-name="P7"><text:span text:style-name="T86"><text:s text:c="3"/></text:span><text:span text:style-name="T85">for</text:span><text:span text:style-name="T86"> (size_t i=0; i&lt;buffer.size(); i++) { <text:s/>buffer[i] = i; }</text:span></text:p>
            <text:p text:style-name="P7"><text:span text:style-name="T87"/></text:p>
            <text:p text:style-name="P7"><text:span text:style-name="T86"><text:s text:c="3"/></text:span><text:span text:style-name="T86">std::vector&lt;size_t&gt; results =</text:span><text:span text:style-name="T79"> </text:span><text:span text:style-name="T83">Launcher</text:span><text:span text:style-name="T79">&lt;PIM&gt;::run </text:span><text:span text:style-name="T86">(</text:span></text:p>
            <text:p text:style-name="P7"><text:span text:style-name="T86"><text:s text:c="8"/></text:span><text:span text:style-name="T86">[] <text:s/>(</text:span><text:span text:style-name="T85">const</text:span><text:span text:style-name="T86"> std::vector&lt;</text:span><text:span text:style-name="T85">int</text:span><text:span text:style-name="T86">&gt;&amp; buffer)</text:span></text:p>
            <text:p text:style-name="P7"><text:span text:style-name="T87"><text:s text:c="8"/></text:span><text:span text:style-name="T87">{</text:span></text:p>
            <text:p text:style-name="P7"><text:span text:style-name="T86"><text:s text:c="11"/></text:span><text:span text:style-name="T86">size_t sum=0; <text:s/></text:span><text:span text:style-name="T85">for</text:span><text:span text:style-name="T86"> (</text:span><text:span text:style-name="T85">int</text:span><text:span text:style-name="T86"> x : buffer) <text:s/>{ sum+= x; }</text:span></text:p>
            <text:p text:style-name="P7"><text:span text:style-name="T86"><text:s text:c="11"/></text:span><text:span text:style-name="T86">return sum;</text:span></text:p>
            <text:p text:style-name="P7"><text:span text:style-name="T87"><text:s text:c="8"/></text:span><text:span text:style-name="T87">},</text:span></text:p>
            <text:p text:style-name="P7"><text:span text:style-name="T87"><text:s text:c="8"/></text:span><text:span text:style-name="T87">buffer</text:span></text:p>
            <text:p text:style-name="P7"><text:span text:style-name="T86"><text:s text:c="3"/></text:span><text:span text:style-name="T86">);</text:span></text:p>
            <text:p text:style-name="P7"><text:span text:style-name="T87"/></text:p>
            <text:p text:style-name="P7"><text:span text:style-name="T86"><text:s text:c="3"/></text:span><text:span text:style-name="T85">for</text:span><text:span text:style-name="T86"> (</text:span><text:span text:style-name="T85">int</text:span><text:span text:style-name="T86"> x : results) { printf ("checksum = 0x%08x\n", x); }</text:span></text:p>
            <text:p text:style-name="P7"><text:span text:style-name="T87">}</text:span></text:p>
          </draw:text-box>
        </draw:frame>
        <draw:frame draw:style-name="gr150" draw:text-style-name="P20" draw:layer="layout" svg:width="11.765cm" svg:height="0.903cm" svg:x="15.241cm" svg:y="19.768cm">
          <draw:text-box>
            <text:p text:style-name="P10"><text:span text:style-name="T36">The protocol is hidden the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51" draw:text-style-name="P22" draw:layer="layout" svg:width="10.632cm" svg:height="3.093cm" svg:x="15.875cm" svg:y="15.067cm">
          <text:p/>
          <draw:enhanced-geometry svg:viewBox="0 0 21600 21600" draw:type="rectangle" draw:enhanced-path="M 0 0 L 21600 0 21600 21600 0 21600 0 0 Z N"/>
        </draw:custom-shape>
        <draw:frame draw:style-name="gr152" draw:text-style-name="P76" draw:layer="layout" svg:width="9.525cm" svg:height="6.506cm" svg:x="16.605cm" svg:y="2.54cm">
          <draw:text-box>
            <text:p text:style-name="P7"><text:span text:style-name="T37">#include</text:span><text:span text:style-name="T38"> &lt;mram.h&gt;</text:span></text:p>
            <text:p text:style-name="P7"><text:span text:style-name="T37">#include</text:span><text:span text:style-name="T38"> &lt;stdbool.h&gt;</text:span></text:p>
            <text:p text:style-name="P7"><text:span text:style-name="T37">#include</text:span><text:span text:style-name="T38"> &lt;stdint.h&gt;</text:span></text:p>
            <text:p text:style-name="P7"><text:span text:style-name="T39"/></text:p>
            <text:p text:style-name="P7"><text:span text:style-name="T37">#define</text:span><text:span text:style-name="T38"> CACHE_SIZE 256</text:span></text:p>
            <text:p text:style-name="P7"><text:span text:style-name="T37">#define</text:span><text:span text:style-name="T38"> BUFFER_SIZE (1 &lt;&lt; 16)</text:span></text:p>
            <text:p text:style-name="P7"><text:span text:style-name="T39"/></text:p>
            <text:p text:style-name="P7"><text:span text:style-name="T38">__mram_noinit uint8_t buffer[BUFFER_SIZE];</text:span></text:p>
            <text:p text:style-name="P7"><text:span text:style-name="T38">__host uint32_t checksum;</text:span></text:p>
            <text:p text:style-name="P7"><text:span text:style-name="T39"/></text:p>
            <text:p text:style-name="P7"><text:span text:style-name="T37">int</text:span><text:span text:style-name="T38"> </text:span><text:span text:style-name="T37">main</text:span><text:span text:style-name="T38">() {</text:span></text:p>
            <text:p text:style-name="P7"><text:span text:style-name="T40"><text:s text:c="2"/></text:span><text:span text:style-name="T38">__dma_aligned</text:span><text:span text:style-name="T40"> uint8_</text:span><text:span text:style-name="T38">t</text:span><text:span text:style-name="T40"> </text:span><text:span text:style-name="T38">local_cache</text:span><text:span text:style-name="T40">[CACHE_SIZE];</text:span></text:p>
            <text:p text:style-name="P7"><text:span text:style-name="T40"><text:s text:c="2"/></text:span><text:span text:style-name="T40">checksum = 0;</text:span></text:p>
            <text:p text:style-name="P7"><text:span text:style-name="T39"/></text:p>
            <text:p text:style-name="P7"><text:span text:style-name="T38"><text:s text:c="2"/></text:span><text:span text:style-name="T37">for</text:span><text:span text:style-name="T38"> (</text:span><text:span text:style-name="T37">unsigned</text:span><text:span text:style-name="T38"> </text:span><text:span text:style-name="T37">int</text:span><text:span text:style-name="T38"> bytes_read = 0; bytes_read &lt; BUFFER_SIZE;) {</text:span></text:p>
            <text:p text:style-name="P7"><text:span text:style-name="T40"><text:s text:c="4"/></text:span><text:span text:style-name="T38">mram_read</text:span><text:span text:style-name="T40">(&amp;buffer[bytes_read], </text:span><text:span text:style-name="T38">local_cache</text:span><text:span text:style-name="T40">, CACHE_SIZE);</text:span></text:p>
            <text:p text:style-name="P7"><text:span text:style-name="T39"/></text:p>
            <text:p text:style-name="P7"><text:span text:style-name="T38"><text:s text:c="4"/></text:span><text:span text:style-name="T37">for</text:span><text:span text:style-name="T38"> (</text:span><text:span text:style-name="T37">unsigned</text:span><text:span text:style-name="T38"> </text:span><text:span text:style-name="T37">int</text:span><text:span text:style-name="T38"> byte_index = 0; (byte_index &lt; CACHE_SIZE) &amp;&amp; </text:span></text:p>
            <text:p text:style-name="P7"><text:span text:style-name="T38"><text:s text:c="10"/></text:span><text:span text:style-name="T38">(bytes_read &lt; BUFFER_SIZE); byte_index++, bytes_read++) {</text:span></text:p>
            <text:p text:style-name="P7"><text:span text:style-name="T38"><text:s text:c="6"/></text:span><text:span text:style-name="T38">checksum += (uint32_t)local_cache[byte_index];</text:span></text:p>
            <text:p text:style-name="P7"><text:span text:style-name="T40"><text:s text:c="4"/></text:span><text:span text:style-name="T40">}</text:span></text:p>
            <text:p text:style-name="P7"><text:span text:style-name="T40"><text:s text:c="2"/></text:span><text:span text:style-name="T40">}</text:span></text:p>
            <text:p text:style-name="P7"><text:span text:style-name="T39"/></text:p>
            <text:p text:style-name="P7"><text:span text:style-name="T38"><text:s text:c="2"/></text:span><text:span text:style-name="T37">return</text:span><text:span text:style-name="T38"> checksum;</text:span></text:p>
            <text:p text:style-name="P7"><text:span text:style-name="T40">}</text:span></text:p>
          </draw:text-box>
        </draw:frame>
        <draw:frame draw:style-name="gr153" draw:text-style-name="P19" draw:layer="layout" svg:width="12.43cm" svg:height="15.874cm" svg:x="0.905cm" svg:y="2.541cm">
          <draw:text-box>
            <text:p text:style-name="P7"><text:span text:style-name="T29">/* Communication with a DPU via the MRAM. */</text:span></text:p>
            <text:p text:style-name="P7"><text:span text:style-name="T29">/* Populate the MRAM with a collection of bytes and request the DPUs to */</text:span></text:p>
            <text:p text:style-name="P7"><text:span text:style-name="T29">/* compute the checksums. */</text:span></text:p>
            <text:p text:style-name="P7"><text:span text:style-name="T30"/></text:p>
            <text:p text:style-name="P7"><text:span text:style-name="T31">#include</text:span><text:span text:style-name="T32"> &lt;dpu.h&gt;</text:span></text:p>
            <text:p text:style-name="P7"><text:span text:style-name="T31">#include</text:span><text:span text:style-name="T32"> &lt;assert.h&gt;</text:span></text:p>
            <text:p text:style-name="P7"><text:span text:style-name="T31">#include</text:span><text:span text:style-name="T32"> &lt;stdint.h&gt;</text:span></text:p>
            <text:p text:style-name="P7"><text:span text:style-name="T31">#include</text:span><text:span text:style-name="T32"> &lt;stdio.h&gt;</text:span></text:p>
            <text:p text:style-name="P7"><text:span text:style-name="T30"/></text:p>
            <text:p text:style-name="P7"><text:span text:style-name="T31">#ifndef</text:span><text:span text:style-name="T32"> DPU_BINARY</text:span></text:p>
            <text:p text:style-name="P7"><text:span text:style-name="T31">#define</text:span><text:span text:style-name="T32"> DPU_BINARY "trivial_checksum_example"</text:span></text:p>
            <text:p text:style-name="P7"><text:span text:style-name="T33">#endif</text:span></text:p>
            <text:p text:style-name="P7"><text:span text:style-name="T30"/></text:p>
            <text:p text:style-name="P7"><text:span text:style-name="T29">/* Size of the buffer for which we compute the checksum: 64KBytes. */</text:span></text:p>
            <text:p text:style-name="P7"><text:span text:style-name="T31">#define</text:span><text:span text:style-name="T32"> BUFFER_SIZE (1 &lt;&lt; 16)</text:span></text:p>
            <text:p text:style-name="P7"><text:span text:style-name="T30"/></text:p>
            <text:p text:style-name="P7"><text:span text:style-name="T31">void</text:span><text:span text:style-name="T32"> </text:span><text:span text:style-name="T31">populate_mram</text:span><text:span text:style-name="T32">(</text:span><text:span text:style-name="T31">struct</text:span><text:span text:style-name="T32"> dpu_set_t set, uint32_t nr_dpus) {</text:span></text:p>
            <text:p text:style-name="P7"><text:span text:style-name="T32"><text:s text:c="2"/></text:span><text:span text:style-name="T31">struct</text:span><text:span text:style-name="T32"> dpu_set_t dpu;</text:span></text:p>
            <text:p text:style-name="P7"><text:span text:style-name="T32"><text:s text:c="2"/></text:span><text:span text:style-name="T32">uint32_t each_dpu;</text:span></text:p>
            <text:p text:style-name="P7"><text:span text:style-name="T32"><text:s text:c="2"/></text:span><text:span text:style-name="T32">uint8_t *buffer = </text:span><text:span text:style-name="T31">malloc</text:span><text:span text:style-name="T32">(BUFFER_SIZE * nr_dpus);</text:span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1">for</text:span><text:span text:style-name="T32"> (</text:span><text:span text:style-name="T31">int</text:span><text:span text:style-name="T32"> byte_index = 0; byte_index &lt; BUFFER_SIZE; byte_index++) {</text:span></text:p>
            <text:p text:style-name="P7"><text:span text:style-name="T32"><text:s text:c="6"/></text:span><text:span text:style-name="T32">buffer[each_dpu * BUFFER_SIZE + byte_index] = (uint8_t)byte_index;</text:span></text:p>
            <text:p text:style-name="P7"><text:span text:style-name="T29"><text:s text:c="4"/></text:span><text:span text:style-name="T29">}</text:span></text:p>
            <text:p text:style-name="P7"><text:span text:style-name="T32"><text:s text:c="4"/></text:span><text:span text:style-name="T32">buffer[each_dpu * BUFFER_SIZE] += each_dpu; // each dpu will compute a different checksum</text:span></text:p>
            <text:p text:style-name="P7"><text:span text:style-name="T32"><text:s text:c="4"/></text:span><text:span text:style-name="T32">DPU_ASSERT(</text:span><text:span text:style-name="T31">dpu_prepare_xfer</text:span><text:span text:style-name="T32">(dpu, &amp;buffer[each_dpu * BUFFER_SIZE]));</text:span></text:p>
            <text:p text:style-name="P7"><text:span text:style-name="T29"><text:s text:c="2"/></text:span><text:span text:style-name="T29">}</text:span></text:p>
            <text:p text:style-name="P7"><text:span text:style-name="T32"><text:s text:c="2"/></text:span><text:span text:style-name="T32">DPU_ASSERT(</text:span><text:span text:style-name="T31">dpu_push_xfer</text:span><text:span text:style-name="T32">(set, </text:span><text:span text:style-name="T35">DPU_XFER_TO_DPU</text:span><text:span text:style-name="T32">, "buffer", 0, BUFFER_SIZE, </text:span><text:span text:style-name="T35">DPU_XFER_DEFAULT</text:span><text:span text:style-name="T32">));</text:span></text:p>
            <text:p text:style-name="P7"><text:span text:style-name="T32"><text:s text:c="2"/></text:span><text:span text:style-name="T31">free</text:span><text:span text:style-name="T32">(buffer);</text:span></text:p>
            <text:p text:style-name="P7"><text:span text:style-name="T29">}</text:span></text:p>
            <text:p text:style-name="P7"><text:span text:style-name="T30"/></text:p>
            <text:p text:style-name="P7"><text:span text:style-name="T31">void</text:span><text:span text:style-name="T32"> </text:span><text:span text:style-name="T31">print_checksums</text:span><text:span text:style-name="T32">(</text:span><text:span text:style-name="T31">struct</text:span><text:span text:style-name="T32"> dpu_set_t set, uint32_t nr_dpus) {</text:span></text:p>
            <text:p text:style-name="P7"><text:span text:style-name="T32"><text:s text:c="2"/></text:span><text:span text:style-name="T31">struct</text:span><text:span text:style-name="T32"> dpu_set_t dpu;</text:span></text:p>
            <text:p text:style-name="P7"><text:span text:style-name="T32"><text:s text:c="2"/></text:span><text:span text:style-name="T32">uint32_t each_dpu;</text:span></text:p>
            <text:p text:style-name="P7"><text:span text:style-name="T32"><text:s text:c="2"/></text:span><text:span text:style-name="T32">uint32_t checksums[nr_dpus];</text:span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2">DPU_ASSERT(</text:span><text:span text:style-name="T31">dpu_prepare_xfer</text:span><text:span text:style-name="T32">(dpu, &amp;checksums[each_dpu]));</text:span></text:p>
            <text:p text:style-name="P7"><text:span text:style-name="T29"><text:s text:c="2"/></text:span><text:span text:style-name="T29">}</text:span></text:p>
            <text:p text:style-name="P7"><text:span text:style-name="T32"><text:s text:c="2"/></text:span><text:span text:style-name="T32">DPU_ASSERT(</text:span><text:span text:style-name="T31">dpu_push_xfer</text:span><text:span text:style-name="T32">(set, </text:span><text:span text:style-name="T35">DPU_XFER_FROM_DPU</text:span><text:span text:style-name="T32">, "checksum", 0, </text:span><text:span text:style-name="T31">sizeof</text:span><text:span text:style-name="T32">(uint32_t), </text:span><text:span text:style-name="T35">DPU_XFER_DEFAULT</text:span><text:span text:style-name="T32">));</text:span></text:p>
            <text:p text:style-name="P7"><text:span text:style-name="T30"/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2">printf("[%u] computed checksum = 0x%08x\n", each_dpu, checksums[each_dpu]);</text:span></text:p>
            <text:p text:style-name="P7"><text:span text:style-name="T29"><text:s text:c="2"/></text:span><text:span text:style-name="T29">}</text:span></text:p>
            <text:p text:style-name="P7"><text:span text:style-name="T29">}</text:span></text:p>
            <text:p text:style-name="P7"><text:span text:style-name="T30"/></text:p>
            <text:p text:style-name="P7"><text:span text:style-name="T31">int</text:span><text:span text:style-name="T32"> </text:span><text:span text:style-name="T31">main</text:span><text:span text:style-name="T32">() {</text:span></text:p>
            <text:p text:style-name="P7"><text:span text:style-name="T32"><text:s text:c="2"/></text:span><text:span text:style-name="T31">struct</text:span><text:span text:style-name="T32"> dpu_set_t set, dpu;</text:span></text:p>
            <text:p text:style-name="P7"><text:span text:style-name="T32"><text:s text:c="2"/></text:span><text:span text:style-name="T32">uint32_t nr_dpus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1">dpu_alloc</text:span><text:span text:style-name="T32">(DPU_ALLOCATE_ALL, NULL, &amp;set));</text:span></text:p>
            <text:p text:style-name="P7"><text:span text:style-name="T32"><text:s text:c="2"/></text:span><text:span text:style-name="T32">DPU_ASSERT(</text:span><text:span text:style-name="T31">dpu_load</text:span><text:span text:style-name="T32">(set, DPU_BINARY, NULL));</text:span></text:p>
            <text:p text:style-name="P7"><text:span text:style-name="T32"><text:s text:c="2"/></text:span><text:span text:style-name="T32">DPU_ASSERT(</text:span><text:span text:style-name="T31">dpu_get_nr_dpus</text:span><text:span text:style-name="T32">(set, &amp;nr_dpus));</text:span></text:p>
            <text:p text:style-name="P7"><text:span text:style-name="T29"><text:s text:c="2"/></text:span><text:span text:style-name="T29">populate_mram(set, nr_dpus)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1">dpu_launch</text:span><text:span text:style-name="T32">(set, </text:span><text:span text:style-name="T35">DPU_SYNCHRONOUS</text:span><text:span text:style-name="T32">));</text:span></text:p>
            <text:p text:style-name="P7"><text:span text:style-name="T29"><text:s text:c="2"/></text:span><text:span text:style-name="T29">print_checksums(set, nr_dpus)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1">dpu_free</text:span><text:span text:style-name="T32">(set));</text:span></text:p>
            <text:p text:style-name="P7"><text:span text:style-name="T32"><text:s text:c="2"/></text:span><text:span text:style-name="T31">return</text:span><text:span text:style-name="T32"> 0;</text:span></text:p>
            <text:p text:style-name="P7"><text:span text:style-name="T29">}</text:span></text:p>
          </draw:text-box>
        </draw:frame>
        <draw:frame draw:style-name="gr154" draw:text-style-name="P11" draw:layer="layout" svg:width="3.045cm" svg:height="0.873cm" svg:x="10.29cm" svg:y="2.541cm">
          <draw:text-box>
            <text:p text:style-name="P10"><text:span text:style-name="T24">HOST</text:span></text:p>
          </draw:text-box>
        </draw:frame>
        <draw:frame draw:style-name="gr155" draw:text-style-name="P11" draw:layer="layout" svg:width="3.045cm" svg:height="0.875cm" svg:x="23.091cm" svg:y="2.54cm">
          <draw:text-box>
            <text:p text:style-name="P10"><text:span text:style-name="T24">DPU</text:span></text:p>
          </draw:text-box>
        </draw:frame>
        <draw:custom-shape draw:style-name="gr130" draw:text-style-name="P78" draw:layer="layout" svg:width="2.54cm" svg:height="1.27cm" draw:transform="rotate (-0.812799832653759) translate (14.834cm 8.18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6" draw:text-style-name="P11" draw:layer="layout" svg:width="3.045cm" svg:height="0.897cm" svg:x="23.984cm" svg:y="12.44cm">
          <draw:text-box>
            <text:p text:style-name="P10"><text:span text:style-name="T24">HOST</text:span></text:p>
          </draw:text-box>
        </draw:frame>
        <draw:frame draw:style-name="gr157" draw:text-style-name="P79" draw:layer="layout" svg:width="11.765cm" svg:height="1.072cm" svg:x="15.24cm" svg:y="11.265cm">
          <draw:text-box>
            <text:p text:style-name="P10"><text:span text:style-name="T84">“</text:span><text:span text:style-name="T84">What would be nice to write.”</text:span></text:p>
          </draw:text-box>
        </draw:frame>
        <draw:custom-shape draw:style-name="gr4" draw:text-style-name="P6" draw:layer="layout" svg:width="28cm" svg:height="1.905cm" svg:x="0cm" svg:y="0cm">
          <text:p text:style-name="P23"><text:span text:style-name="T5">Example of code with UPMEM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8" draw:text-style-name="P20" draw:layer="layout" svg:width="11.765cm" svg:height="0.903cm" svg:x="15.241cm" svg:y="19.768cm">
          <draw:text-box>
            <text:p text:style-name="P10"><text:span text:style-name="T36">Looks like multi-threading code</text:span></text:p>
          </draw:text-box>
        </draw:frame>
        <draw:frame draw:style-name="gr159" draw:text-style-name="P77" draw:layer="layout" svg:width="11.765cm" svg:height="7.145cm" svg:x="15.241cm" svg:y="12.441cm">
          <draw:text-box>
            <text:p text:style-name="P7"><text:span text:style-name="T85">#include</text:span><text:span text:style-name="T86"> &lt;BPL.hpp&gt;</text:span></text:p>
            <text:p text:style-name="P7"><text:span text:style-name="T87"/></text:p>
            <text:p text:style-name="P7"><text:span text:style-name="T85">int</text:span><text:span text:style-name="T86"> </text:span><text:span text:style-name="T85">main</text:span><text:span text:style-name="T86">() </text:span></text:p>
            <text:p text:style-name="P7"><text:span text:style-name="T87">{</text:span></text:p>
            <text:p text:style-name="P7"><text:span text:style-name="T86"><text:s text:c="3"/></text:span><text:span text:style-name="T86">std::vector&lt;</text:span><text:span text:style-name="T85">int</text:span><text:span text:style-name="T86">&gt; buffer (1&lt;&lt;16);</text:span></text:p>
            <text:p text:style-name="P7"><text:span text:style-name="T86"><text:s text:c="3"/></text:span><text:span text:style-name="T85">for</text:span><text:span text:style-name="T86"> (size_t i=0; i&lt;buffer.size(); i++) { <text:s/>buffer[i] = i; }</text:span></text:p>
            <text:p text:style-name="P7"><text:span text:style-name="T81"/></text:p>
            <text:p text:style-name="P7"><text:span text:style-name="T79"><text:s text:c="3"/></text:span><text:span text:style-name="T79">std::</text:span><text:span text:style-name="T83">vector</text:span><text:span text:style-name="T79">&lt;</text:span><text:span text:style-name="T83">size_t</text:span><text:span text:style-name="T79">&gt; results = </text:span><text:span text:style-name="T83">Launcher</text:span><text:span text:style-name="T79">&lt;PIM&gt;::run (</text:span></text:p>
            <text:p text:style-name="P7"><text:span text:style-name="T79"><text:s text:c="8"/></text:span><text:span text:style-name="T79">[] <text:s/>(</text:span><text:span text:style-name="T78">const</text:span><text:span text:style-name="T79"> std::</text:span><text:span text:style-name="T83">vector</text:span><text:span text:style-name="T79">&lt;</text:span><text:span text:style-name="T78">int</text:span><text:span text:style-name="T79">&gt;&amp; buffer)</text:span></text:p>
            <text:p text:style-name="P7"><text:span text:style-name="T81"><text:s text:c="8"/></text:span><text:span text:style-name="T81">{</text:span></text:p>
            <text:p text:style-name="P7"><text:span text:style-name="T79"><text:s text:c="11"/></text:span><text:span text:style-name="T83">size_t</text:span><text:span text:style-name="T79"> sum=0; <text:s/></text:span><text:span text:style-name="T78">for</text:span><text:span text:style-name="T79"> (</text:span><text:span text:style-name="T78">int</text:span><text:span text:style-name="T79"> x : buffer) <text:s/>{ sum+= x; }</text:span></text:p>
            <text:p text:style-name="P7"><text:span text:style-name="T79"><text:s text:c="11"/></text:span><text:span text:style-name="T79">return sum;</text:span></text:p>
            <text:p text:style-name="P7"><text:span text:style-name="T81"><text:s text:c="8"/></text:span><text:span text:style-name="T81">},</text:span></text:p>
            <text:p text:style-name="P7"><text:span text:style-name="T81"><text:s text:c="8"/></text:span><text:span text:style-name="T81">buffer</text:span></text:p>
            <text:p text:style-name="P7"><text:span text:style-name="T79"><text:s text:c="3"/></text:span><text:span text:style-name="T79">);</text:span></text:p>
            <text:p text:style-name="P7"><text:span text:style-name="T81"/></text:p>
            <text:p text:style-name="P7"><text:span text:style-name="T86"><text:s text:c="3"/></text:span><text:span text:style-name="T85">for</text:span><text:span text:style-name="T86"> (</text:span><text:span text:style-name="T85">int</text:span><text:span text:style-name="T86"> x : results) { printf ("checksum = 0x%08x\n", x); }</text:span></text:p>
            <text:p text:style-name="P7"><text:span text:style-name="T8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60" draw:text-style-name="P38" draw:layer="layout" svg:width="26.969cm" svg:height="11.639cm" svg:x="0.971cm" svg:y="4.077cm">
          <draw:text-box>
            <text:p text:style-name="P30"><text:span text:style-name="T41">(1) <text:s/>Make PIM usage like a conventional function call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0"><text:span text:style-name="T71">Call the function with input arguments and get the result</text:span></text:p>
                      </text:list-item>
                      <text:list-item>
                        <text:p text:style-name="P30"><text:span text:style-name="T71">Easy to use for the end user</text:span></text:p>
                      </text:list-item>
                      <text:list-item>
                        <text:p text:style-name="P30"><text:span text:style-name="T71">In other words, don’t be bothered by the Host / DPU protocol</text:span></text:p>
                        <text:p text:style-name="P30"><text:span text:style-name="T71"/></text:p>
                      </text:list-item>
                    </text:list>
                    <text:p text:style-name="P30"><text:span text:style-name="T88"/></text:p>
                  </text:list-item>
                </text:list>
              </text:list-item>
            </text:list>
            <text:p text:style-name="P30"><text:span text:style-name="T41"/></text:p>
          </draw:text-box>
        </draw:frame>
        <draw:custom-shape draw:style-name="gr4" draw:text-style-name="P6" draw:layer="layout" svg:width="28cm" svg:height="1.905cm" svg:x="0cm" svg:y="0cm">
          <text:p text:style-name="P23"><text:span text:style-name="T5">Two challenges for the BPL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23"><text:span text:style-name="T5">Two challenges for the BPL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1" draw:text-style-name="P38" draw:layer="layout" svg:width="26.969cm" svg:height="16.243cm" svg:x="0.971cm" svg:y="4.077cm">
          <draw:text-box>
            <text:p text:style-name="P30"><text:span text:style-name="T41">(1) <text:s/>Make PIM usage like a conventional function call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0"><text:span text:style-name="T71">Call the function with input arguments and get the result</text:span></text:p>
                      </text:list-item>
                      <text:list-item>
                        <text:p text:style-name="P30"><text:span text:style-name="T71">Easy to use for the end user</text:span></text:p>
                      </text:list-item>
                      <text:list-item>
                        <text:p text:style-name="P30"><text:span text:style-name="T71">In other words, don’t be bothered by the Host / DPU protocol</text:span></text:p>
                        <text:p text:style-name="P30"><text:span text:style-name="T42"/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>(2) <text:s/>Provide means to ease the splitting of the functio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0"><text:span text:style-name="T42">In order to // the algorithm</text:span></text:p>
                      </text:list-item>
                      <text:list-item>
                        <text:p text:style-name="P30"><text:span text:style-name="T42">Close to thread programming model</text:span></text:p>
                      </text:list-item>
                      <text:list-item>
                        <text:p text:style-name="P30"><text:span text:style-name="T72">Will not automagically // your algorithm !</text:span></text:p>
                      </text:list-item>
                      <text:list-item>
                        <text:p text:style-name="P30"><text:span text:style-name="T42">You still will have to do it yourself</text:span></text:p>
                      </text:list-item>
                      <text:list-item>
                        <text:p text:style-name="P30"><text:span text:style-name="T42">But the library should provide helpers to do it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4" draw:text-style-name="P6" draw:layer="layout" svg:width="28cm" svg:height="1.905cm" svg:x="0cm" svg:y="0cm">
          <text:p text:style-name="P23"><text:span text:style-name="T5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2" draw:text-style-name="P81" draw:layer="layout" svg:width="25.874cm" svg:height="6.199cm" svg:x="1.331cm" svg:y="2.74cm">
          <draw:text-box>
            <text:p text:style-name="P80"><text:span text:style-name="T41">When using thread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80"><text:span text:style-name="T89">Setup N threads with a function ‘fct’</text:span></text:p>
                      </text:list-item>
                      <text:list-item>
                        <text:p text:style-name="P80"><text:span text:style-name="T89">Provide different input parameters for each thread</text:span></text:p>
                        <text:p text:style-name="P80"><text:span text:style-name="T89"/></text:p>
                      </text:list-item>
                    </text:list>
                  </text:list-item>
                </text:list>
              </text:list-item>
            </text:list>
            <text:p text:style-name="P80"><text:span text:style-name="T41"/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4" draw:text-style-name="P6" draw:layer="layout" svg:width="28cm" svg:height="1.905cm" svg:x="0cm" svg:y="0cm">
          <text:p text:style-name="P23"><text:span text:style-name="T5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81" draw:layer="layout" svg:width="25.874cm" svg:height="6.199cm" svg:x="1.331cm" svg:y="2.74cm">
          <draw:text-box>
            <text:p text:style-name="P80"><text:span text:style-name="T41">When using thread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80"><text:span text:style-name="T89">Setup N threads with a function ‘fct’</text:span></text:p>
                      </text:list-item>
                      <text:list-item>
                        <text:p text:style-name="P80"><text:span text:style-name="T89">Provide different input parameters for each thread</text:span></text:p>
                        <text:p text:style-name="P80"><text:span text:style-name="T89"/></text:p>
                      </text:list-item>
                    </text:list>
                  </text:list-item>
                </text:list>
              </text:list-item>
            </text:list>
            <text:p text:style-name="P80"><text:span text:style-name="T41">Example</text:span></text:p>
          </draw:text-box>
        </draw:frame>
        <draw:frame draw:style-name="gr164" draw:text-style-name="P82" draw:layer="layout" svg:width="24.13cm" svg:height="9.378cm" svg:x="1.27cm" svg:y="9.536cm">
          <draw:text-box>
            <text:p text:style-name="P66"><text:span text:style-name="T90"><text:s text:c="3"/></text:span><text:span text:style-name="T91">extern </text:span><text:span text:style-name="T90">array&lt;double,1024&gt; data;</text:span></text:p>
            <text:p text:style-name="P66"><text:span text:style-name="T92"/></text:p>
            <text:p text:style-name="P66"><text:span text:style-name="T93"><text:s text:c="3"/></text:span><text:span text:style-name="T93">size_t nbThreads = 16;</text:span></text:p>
            <text:p text:style-name="P66"><text:span text:style-name="T93"><text:s text:c="3"/></text:span><text:span text:style-name="T93">size_t blockSize = data.size() / nbThreads;</text:span></text:p>
            <text:p text:style-name="P66"><text:span text:style-name="T92"/></text:p>
            <text:p text:style-name="P66"><text:span text:style-name="T90"><text:s text:c="3"/></text:span><text:span text:style-name="T91">auto</text:span><text:span text:style-name="T94"> </text:span><text:span text:style-name="T90">fct = [&amp;] (size_t i) <text:s/></text:span></text:p>
            <text:p text:style-name="P66"><text:span text:style-name="T93"><text:s text:c="3"/></text:span><text:span text:style-name="T93">{ </text:span></text:p>
            <text:p text:style-name="P66"><text:span text:style-name="T93"><text:s text:c="6"/></text:span><text:span text:style-name="T93">double sum = 0.0;</text:span></text:p>
            <text:p text:style-name="P66"><text:span text:style-name="T90"><text:s text:c="6"/></text:span><text:span text:style-name="T90">for (size_t k=blockSize*i; k&lt;</text:span><text:span text:style-name="T93">blockSize</text:span><text:span text:style-name="T90">*(i+1); k++) <text:s/>{ sum += data[k]; } <text:s/></text:span></text:p>
            <text:p text:style-name="P66"><text:span text:style-name="T90"><text:s text:c="6"/></text:span><text:span text:style-name="T90">return sum;</text:span></text:p>
            <text:p text:style-name="P66"><text:span text:style-name="T93"><text:s text:c="3"/></text:span><text:span text:style-name="T93">};</text:span></text:p>
            <text:p text:style-name="P66"><text:span text:style-name="T92"/></text:p>
            <text:p text:style-name="P7"><text:span text:style-name="T93"><text:s text:c="3"/></text:span><text:span text:style-name="T90">vector</text:span><text:span text:style-name="T93">&lt;</text:span><text:span text:style-name="T90">thread</text:span><text:span text:style-name="T93">&gt; </text:span><text:span text:style-name="T90">threads</text:span><text:span text:style-name="T93">;</text:span></text:p>
            <text:p text:style-name="P7"><text:span text:style-name="T90"><text:s text:c="3"/></text:span><text:span text:style-name="T91">for</text:span><text:span text:style-name="T90"> (</text:span><text:span text:style-name="T95">size_t</text:span><text:span text:style-name="T90"> i=0; i&lt;nbThreads; i++) <text:s/></text:span><text:span text:style-name="T93">{ <text:s/></text:span><text:span text:style-name="T90">threads.push_back (fct</text:span><text:span text:style-name="T93">, i); }</text:span></text:p>
            <text:p text:style-name="P7"><text:span text:style-name="T93"><text:s text:c="4"/></text:span></text:p>
            <text:p text:style-name="P7"><text:span text:style-name="T90"><text:s text:c="3"/></text:span><text:span text:style-name="T91">for</text:span><text:span text:style-name="T90"> (</text:span><text:span text:style-name="T91">auto</text:span><text:span text:style-name="T90">&amp; t : threads) <text:s/>{ t.join(); 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4" draw:text-style-name="P6" draw:layer="layout" svg:width="28cm" svg:height="1.905cm" svg:x="0cm" svg:y="0cm">
          <text:p text:style-name="P23"><text:span text:style-name="T5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5" draw:text-style-name="P81" draw:layer="layout" svg:width="25.874cm" svg:height="6.199cm" svg:x="1.331cm" svg:y="2.74cm">
          <draw:text-box>
            <text:p text:style-name="P80"><text:span text:style-name="T41">When using thread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80"><text:span text:style-name="T89">Setup N threads with a function ‘fct’</text:span></text:p>
                      </text:list-item>
                      <text:list-item>
                        <text:p text:style-name="P80"><text:span text:style-name="T89">Provide different input parameters for each thread</text:span></text:p>
                        <text:p text:style-name="P80"><text:span text:style-name="T89"/></text:p>
                      </text:list-item>
                    </text:list>
                  </text:list-item>
                </text:list>
              </text:list-item>
            </text:list>
            <text:p text:style-name="P80"><text:span text:style-name="T41">Example</text:span></text:p>
          </draw:text-box>
        </draw:frame>
        <draw:frame draw:style-name="gr166" draw:text-style-name="P82" draw:layer="layout" svg:width="24.13cm" svg:height="9.378cm" svg:x="1.27cm" svg:y="9.536cm">
          <draw:text-box>
            <text:p text:style-name="P66"><text:span text:style-name="T90"><text:s text:c="3"/></text:span><text:span text:style-name="T91">extern </text:span><text:span text:style-name="T90">array&lt;double,1024&gt; data;</text:span></text:p>
            <text:p text:style-name="P66"><text:span text:style-name="T92"/></text:p>
            <text:p text:style-name="P66"><text:span text:style-name="T93"><text:s text:c="3"/></text:span><text:span text:style-name="T93">size_t nbThreads = 16;</text:span></text:p>
            <text:p text:style-name="P66"><text:span text:style-name="T93"><text:s text:c="3"/></text:span><text:span text:style-name="T93">size_t blockSize = data.size() / nbThreads;</text:span></text:p>
            <text:p text:style-name="P66"><text:span text:style-name="T92"/></text:p>
            <text:p text:style-name="P66"><text:span text:style-name="T90"><text:s text:c="3"/></text:span><text:span text:style-name="T91">auto</text:span><text:span text:style-name="T94"> </text:span><text:span text:style-name="T90">fct = [&amp;] (size_t i) <text:s/></text:span></text:p>
            <text:p text:style-name="P66"><text:span text:style-name="T93"><text:s text:c="3"/></text:span><text:span text:style-name="T93">{ </text:span></text:p>
            <text:p text:style-name="P66"><text:span text:style-name="T93"><text:s text:c="6"/></text:span><text:span text:style-name="T93">double sum = 0.0;</text:span></text:p>
            <text:p text:style-name="P66"><text:span text:style-name="T90"><text:s text:c="6"/></text:span><text:span text:style-name="T90">for (size_t k=blockSize*i; k&lt;</text:span><text:span text:style-name="T93">blockSize</text:span><text:span text:style-name="T90">*(i+1); k++) <text:s/>{ sum += data[k]; } <text:s/></text:span></text:p>
            <text:p text:style-name="P66"><text:span text:style-name="T90"><text:s text:c="6"/></text:span><text:span text:style-name="T90">return sum;</text:span></text:p>
            <text:p text:style-name="P66"><text:span text:style-name="T93"><text:s text:c="3"/></text:span><text:span text:style-name="T93">};</text:span></text:p>
            <text:p text:style-name="P66"><text:span text:style-name="T92"/></text:p>
            <text:p text:style-name="P7"><text:span text:style-name="T93"><text:s text:c="3"/></text:span><text:span text:style-name="T90">vector</text:span><text:span text:style-name="T93">&lt;</text:span><text:span text:style-name="T90">thread</text:span><text:span text:style-name="T93">&gt; </text:span><text:span text:style-name="T90">threads</text:span><text:span text:style-name="T93">;</text:span></text:p>
            <text:p text:style-name="P7"><text:span text:style-name="T90"><text:s text:c="3"/></text:span><text:span text:style-name="T91">for</text:span><text:span text:style-name="T90"> (</text:span><text:span text:style-name="T95">size_t</text:span><text:span text:style-name="T90"> i=0; i&lt;nbThreads; i++) <text:s/></text:span><text:span text:style-name="T93">{ <text:s/></text:span><text:span text:style-name="T90">threads.push_back (fct</text:span><text:span text:style-name="T93">, i); }</text:span></text:p>
            <text:p text:style-name="P7"><text:span text:style-name="T93"><text:s text:c="4"/></text:span></text:p>
            <text:p text:style-name="P7"><text:span text:style-name="T90"><text:s text:c="3"/></text:span><text:span text:style-name="T91">for</text:span><text:span text:style-name="T90"> (</text:span><text:span text:style-name="T91">auto</text:span><text:span text:style-name="T90">&amp; t : threads) <text:s/>{ t.join(); }</text:span></text:p>
          </draw:text-box>
        </draw:frame>
        <draw:custom-shape draw:style-name="gr167" draw:text-style-name="P83" draw:layer="layout" svg:width="22.933cm" svg:height="3.757cm" svg:x="1.832cm" svg:y="12.2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168" draw:text-style-name="P81" draw:layer="layout" svg:width="25.874cm" svg:height="6.199cm" svg:x="1.331cm" svg:y="2.74cm">
          <draw:text-box>
            <text:p text:style-name="P80"><text:span text:style-name="T41">When using thread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80"><text:span text:style-name="T89">Setup N threads with a function ‘fct’</text:span></text:p>
                      </text:list-item>
                      <text:list-item>
                        <text:p text:style-name="P80"><text:span text:style-name="T89">Provide different input parameters for each thread</text:span></text:p>
                        <text:p text:style-name="P80"><text:span text:style-name="T89"/></text:p>
                      </text:list-item>
                    </text:list>
                  </text:list-item>
                </text:list>
              </text:list-item>
            </text:list>
            <text:p text:style-name="P80"><text:span text:style-name="T41">Example</text:span></text:p>
          </draw:text-box>
        </draw:frame>
        <draw:custom-shape draw:style-name="gr169" draw:text-style-name="P32" xml:id="id2" draw:id="id2" draw:layer="layout" svg:width="1.27cm" svg:height="1.27cm" svg:x="5.498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85" xml:id="id1" draw:id="id1" draw:layer="layout" svg:width="14cm" svg:height="1.57cm" svg:x="12.035cm" svg:y="6.985cm">
          <text:p text:style-name="P84">‘data’ vector not provided as input parameter</text:p>
          <draw:enhanced-geometry svg:viewBox="0 0 21600 21600" draw:type="rectangle" draw:enhanced-path="M 0 0 L 21600 0 21600 21600 0 21600 0 0 Z N"/>
        </draw:custom-shape>
        <draw:connector draw:style-name="gr171" draw:text-style-name="P32" draw:layer="layout" svg:x1="12.035cm" svg:y1="7.77cm" svg:x2="6.133cm" svg:y2="12.065cm" draw:start-shape="id1" draw:start-glue-point="3" draw:end-shape="id2" draw:end-glue-point="4" svg:d="M12035 7770h-5902v4295" svg:viewBox="0 0 5903 4296">
          <text:p/>
        </draw:connector>
        <draw:frame draw:style-name="gr172" draw:text-style-name="P82" draw:layer="layout" svg:width="24.13cm" svg:height="9.378cm" svg:x="1.27cm" svg:y="9.536cm">
          <draw:text-box>
            <text:p text:style-name="P66"><text:span text:style-name="T90"><text:s text:c="3"/></text:span><text:span text:style-name="T91">extern </text:span><text:span text:style-name="T90">array&lt;double,1024&gt; data;</text:span></text:p>
            <text:p text:style-name="P66"><text:span text:style-name="T92"/></text:p>
            <text:p text:style-name="P66"><text:span text:style-name="T93"><text:s text:c="3"/></text:span><text:span text:style-name="T93">size_t nbThreads = 16;</text:span></text:p>
            <text:p text:style-name="P66"><text:span text:style-name="T93"><text:s text:c="3"/></text:span><text:span text:style-name="T93">size_t blockSize = data.size() / nbThreads;</text:span></text:p>
            <text:p text:style-name="P66"><text:span text:style-name="T92"/></text:p>
            <text:p text:style-name="P66"><text:span text:style-name="T90"><text:s text:c="3"/></text:span><text:span text:style-name="T91">auto</text:span><text:span text:style-name="T94"> </text:span><text:span text:style-name="T90">fct = [&amp;] (size_t i) <text:s/></text:span></text:p>
            <text:p text:style-name="P66"><text:span text:style-name="T93"><text:s text:c="3"/></text:span><text:span text:style-name="T93">{ </text:span></text:p>
            <text:p text:style-name="P66"><text:span text:style-name="T93"><text:s text:c="6"/></text:span><text:span text:style-name="T93">double sum = 0.0;</text:span></text:p>
            <text:p text:style-name="P66"><text:span text:style-name="T90"><text:s text:c="6"/></text:span><text:span text:style-name="T90">for (size_t k=blockSize*i; k&lt;</text:span><text:span text:style-name="T93">blockSize</text:span><text:span text:style-name="T90">*(i+1); k++) <text:s/>{ sum += data[k]; } <text:s/></text:span></text:p>
            <text:p text:style-name="P66"><text:span text:style-name="T90"><text:s text:c="6"/></text:span><text:span text:style-name="T90">return sum;</text:span></text:p>
            <text:p text:style-name="P66"><text:span text:style-name="T93"><text:s text:c="3"/></text:span><text:span text:style-name="T93">};</text:span></text:p>
            <text:p text:style-name="P66"><text:span text:style-name="T92"/></text:p>
            <text:p text:style-name="P7"><text:span text:style-name="T93"><text:s text:c="3"/></text:span><text:span text:style-name="T90">vector</text:span><text:span text:style-name="T93">&lt;</text:span><text:span text:style-name="T90">thread</text:span><text:span text:style-name="T93">&gt; </text:span><text:span text:style-name="T90">threads</text:span><text:span text:style-name="T93">;</text:span></text:p>
            <text:p text:style-name="P7"><text:span text:style-name="T90"><text:s text:c="3"/></text:span><text:span text:style-name="T91">for</text:span><text:span text:style-name="T90"> (</text:span><text:span text:style-name="T95">size_t</text:span><text:span text:style-name="T90"> i=0; i&lt;nbThreads; i++) <text:s/></text:span><text:span text:style-name="T93">{ <text:s/></text:span><text:span text:style-name="T90">threads.push_back (fct</text:span><text:span text:style-name="T93">, i); }</text:span></text:p>
            <text:p text:style-name="P7"><text:span text:style-name="T93"><text:s text:c="4"/></text:span></text:p>
            <text:p text:style-name="P7"><text:span text:style-name="T90"><text:s text:c="3"/></text:span><text:span text:style-name="T91">for</text:span><text:span text:style-name="T90"> (</text:span><text:span text:style-name="T91">auto</text:span><text:span text:style-name="T90">&amp; t : threads) <text:s/>{ t.join(); }</text:span></text:p>
          </draw:text-box>
        </draw:frame>
        <draw:custom-shape draw:style-name="gr4" draw:text-style-name="P6" draw:layer="layout" svg:width="28cm" svg:height="1.905cm" svg:x="0cm" svg:y="0cm">
          <text:p text:style-name="P23"><text:span text:style-name="T5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173" draw:text-style-name="P81" draw:layer="layout" svg:width="25.874cm" svg:height="6.199cm" svg:x="1.331cm" svg:y="2.74cm">
          <draw:text-box>
            <text:p text:style-name="P80"><text:span text:style-name="T41">When using thread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80"><text:span text:style-name="T89">Setup N threads with a function ‘fct’</text:span></text:p>
                      </text:list-item>
                      <text:list-item>
                        <text:p text:style-name="P80"><text:span text:style-name="T89">Provide different input parameters for each thread</text:span></text:p>
                        <text:p text:style-name="P80"><text:span text:style-name="T89"/></text:p>
                      </text:list-item>
                    </text:list>
                  </text:list-item>
                </text:list>
              </text:list-item>
            </text:list>
            <text:p text:style-name="P80"><text:span text:style-name="T41">Example</text:span></text:p>
          </draw:text-box>
        </draw:frame>
        <draw:custom-shape draw:style-name="gr174" draw:text-style-name="P83" xml:id="id3" draw:id="id3" draw:layer="layout" svg:width="14cm" svg:height="1.57cm" svg:x="12.035cm" svg:y="6.985cm">
          <text:p text:style-name="P84">‘data’ vector provided as input parameter</text:p>
          <draw:enhanced-geometry svg:viewBox="0 0 21600 21600" draw:type="rectangle" draw:enhanced-path="M 0 0 L 21600 0 21600 21600 0 21600 0 0 Z N"/>
        </draw:custom-shape>
        <draw:connector draw:style-name="gr171" draw:text-style-name="P32" draw:layer="layout" svg:x1="19.035cm" svg:y1="8.555cm" svg:x2="11.579cm" svg:y2="12.237cm" draw:start-shape="id3" draw:start-glue-point="2" draw:end-shape="id4" draw:end-glue-point="0" svg:d="M19035 8555v1841h-7456v1841" svg:viewBox="0 0 7457 3683">
          <text:p/>
        </draw:connector>
        <draw:custom-shape draw:style-name="gr175" draw:text-style-name="P83" xml:id="id4" draw:id="id4" draw:layer="layout" svg:width="8.963cm" svg:height="1.036cm" svg:x="7.098cm" svg:y="12.237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32" draw:layer="layout" svg:width="1.27cm" svg:height="1.27cm" svg:x="5.499cm" svg:y="12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7" draw:text-style-name="P86" draw:layer="layout" svg:width="24.13cm" svg:height="9.531cm" svg:x="1.27cm" svg:y="9.536cm">
          <draw:text-box>
            <text:p text:style-name="P66"><text:span text:style-name="T90"><text:s text:c="3"/></text:span><text:span text:style-name="T91">extern </text:span><text:span text:style-name="T90">array&lt;double,1024&gt; data;</text:span></text:p>
            <text:p text:style-name="P66"><text:span text:style-name="T93"/></text:p>
            <text:p text:style-name="P66"><text:span text:style-name="T93"><text:s text:c="3"/></text:span><text:span text:style-name="T93">size_t nbThreads = 16;</text:span></text:p>
            <text:p text:style-name="P66"><text:span text:style-name="T93"><text:s text:c="3"/></text:span><text:span text:style-name="T93">size_t blockSize = data.size() / nbThreads;</text:span></text:p>
            <text:p text:style-name="P66"><text:span text:style-name="T93"/></text:p>
            <text:p text:style-name="P66"><text:span text:style-name="T90"><text:s text:c="3"/></text:span><text:span text:style-name="T91">auto</text:span><text:span text:style-name="T94"> </text:span><text:span text:style-name="T90">fct = [&amp;] (const array&lt;double,1024&gt;&amp; data, size_t i) <text:s/></text:span></text:p>
            <text:p text:style-name="P66"><text:span text:style-name="T93"><text:s text:c="3"/></text:span><text:span text:style-name="T93">{ </text:span></text:p>
            <text:p text:style-name="P66"><text:span text:style-name="T93"><text:s text:c="6"/></text:span><text:span text:style-name="T93">double sum = 0.0;</text:span></text:p>
            <text:p text:style-name="P66"><text:span text:style-name="T90"><text:s text:c="6"/></text:span><text:span text:style-name="T90">for (size_t k=blockSize*i; k&lt;</text:span><text:span text:style-name="T93">blockSize</text:span><text:span text:style-name="T90">*(i+1); k++) <text:s/>{ sum += data[k]; } <text:s/></text:span></text:p>
            <text:p text:style-name="P66"><text:span text:style-name="T90"><text:s text:c="6"/></text:span><text:span text:style-name="T90">return sum;</text:span></text:p>
            <text:p text:style-name="P66"><text:span text:style-name="T93"><text:s text:c="3"/></text:span><text:span text:style-name="T93">};</text:span></text:p>
            <text:p text:style-name="P66"><text:span text:style-name="T93"/></text:p>
            <text:p text:style-name="P7"><text:span text:style-name="T93"><text:s text:c="3"/></text:span><text:span text:style-name="T90">vector</text:span><text:span text:style-name="T93">&lt;</text:span><text:span text:style-name="T90">thread</text:span><text:span text:style-name="T93">&gt; </text:span><text:span text:style-name="T90">threads</text:span><text:span text:style-name="T93">;</text:span></text:p>
            <text:p text:style-name="P7"><text:span text:style-name="T90"><text:s text:c="3"/></text:span><text:span text:style-name="T91">for</text:span><text:span text:style-name="T90"> (</text:span><text:span text:style-name="T95">size_t</text:span><text:span text:style-name="T90"> i=0; i&lt;nbThreads; i++) <text:s/></text:span><text:span text:style-name="T93">{ <text:s/></text:span><text:span text:style-name="T90">threads.push_back (fct</text:span><text:span text:style-name="T93">, i); }</text:span></text:p>
            <text:p text:style-name="P7"><text:span text:style-name="T93"><text:s text:c="4"/></text:span></text:p>
            <text:p text:style-name="P7"><text:span text:style-name="T90"><text:s text:c="3"/></text:span><text:span text:style-name="T91">for</text:span><text:span text:style-name="T90"> (</text:span><text:span text:style-name="T91">auto</text:span><text:span text:style-name="T90">&amp; t : threads) <text:s/>{ t.join(); }</text:span></text:p>
          </draw:text-box>
        </draw:frame>
        <draw:custom-shape draw:style-name="gr4" draw:text-style-name="P6" draw:layer="layout" svg:width="28cm" svg:height="1.905cm" svg:x="0cm" svg:y="0cm">
          <text:p text:style-name="P23"><text:span text:style-name="T5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178" draw:text-style-name="P81" draw:layer="layout" svg:width="25.874cm" svg:height="6.199cm" svg:x="1.331cm" svg:y="2.74cm">
          <draw:text-box>
            <text:p text:style-name="P80"><text:span text:style-name="T41">When using thread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80"><text:span text:style-name="T89">Setup N threads with a function ‘fct’</text:span></text:p>
                      </text:list-item>
                      <text:list-item>
                        <text:p text:style-name="P80"><text:span text:style-name="T89">Provide different input parameters for each thread</text:span></text:p>
                        <text:p text:style-name="P80"><text:span text:style-name="T89"/></text:p>
                      </text:list-item>
                    </text:list>
                  </text:list-item>
                </text:list>
              </text:list-item>
            </text:list>
            <text:p text:style-name="P80"><text:span text:style-name="T41">Example</text:span></text:p>
          </draw:text-box>
        </draw:frame>
        <draw:frame draw:style-name="gr179" draw:text-style-name="P86" draw:layer="layout" svg:width="25.265cm" svg:height="10.784cm" svg:x="2.04cm" svg:y="9.536cm">
          <draw:text-box>
            <text:p text:style-name="P66"><text:span text:style-name="T90"><text:s text:c="3"/></text:span><text:span text:style-name="T91">extern </text:span><text:span text:style-name="T90">array&lt;double,1024&gt; data;</text:span></text:p>
            <text:p text:style-name="P66"><text:span text:style-name="T93"/></text:p>
            <text:p text:style-name="P66"><text:span text:style-name="T93"><text:s text:c="3"/></text:span><text:span text:style-name="T93">size_t nbThreads = 16;</text:span></text:p>
            <text:p text:style-name="P66"><text:span text:style-name="T93"><text:s text:c="3"/></text:span><text:span text:style-name="T93">size_t blockSize = data.size() / nbThreads;</text:span></text:p>
            <text:p text:style-name="P66"><text:span text:style-name="T93"/></text:p>
            <text:p text:style-name="P66"><text:span text:style-name="T90"><text:s text:c="3"/></text:span><text:span text:style-name="T91">auto</text:span><text:span text:style-name="T94"> </text:span><text:span text:style-name="T90">fct = [ ] (const array&lt;double,1024&gt;&amp; data, size_t i0, size_t i1) <text:s/></text:span></text:p>
            <text:p text:style-name="P66"><text:span text:style-name="T93"><text:s text:c="3"/></text:span><text:span text:style-name="T93">{ </text:span></text:p>
            <text:p text:style-name="P66"><text:span text:style-name="T93"><text:s text:c="6"/></text:span><text:span text:style-name="T93">double sum = 0.0;</text:span></text:p>
            <text:p text:style-name="P66"><text:span text:style-name="T90"><text:s text:c="6"/></text:span><text:span text:style-name="T90">for (size_t k=i0; k&lt;i1; k++) <text:s/>{ sum += data[k]; }</text:span></text:p>
            <text:p text:style-name="P66"><text:span text:style-name="T90"><text:s text:c="6"/></text:span><text:span text:style-name="T90">return sum;</text:span></text:p>
            <text:p text:style-name="P66"><text:span text:style-name="T93"><text:s text:c="3"/></text:span><text:span text:style-name="T93">};</text:span></text:p>
            <text:p text:style-name="P66"><text:span text:style-name="T93"/></text:p>
            <text:p text:style-name="P7"><text:span text:style-name="T93"><text:s text:c="3"/></text:span><text:span text:style-name="T90">vector</text:span><text:span text:style-name="T93">&lt;</text:span><text:span text:style-name="T90">thread</text:span><text:span text:style-name="T93">&gt; </text:span><text:span text:style-name="T90">threads</text:span><text:span text:style-name="T93">;</text:span></text:p>
            <text:p text:style-name="P7"><text:span text:style-name="T90"><text:s text:c="3"/></text:span><text:span text:style-name="T91">for</text:span><text:span text:style-name="T90"> (</text:span><text:span text:style-name="T95">size_t</text:span><text:span text:style-name="T90"> i=0; i&lt;nbThreads; i++) <text:s/></text:span></text:p>
            <text:p text:style-name="P7"><text:span text:style-name="T90"><text:s text:c="3"/></text:span><text:span text:style-name="T93">{ <text:s/></text:span></text:p>
            <text:p text:style-name="P7"><text:span text:style-name="T93"><text:s text:c="7"/></text:span><text:span text:style-name="T90">threads.push_back (fct</text:span><text:span text:style-name="T93">, i*blockSize, (i+1)*blockSize); </text:span></text:p>
            <text:p text:style-name="P7"><text:span text:style-name="T93"><text:s text:c="3"/></text:span><text:span text:style-name="T93">} <text:s text:c="3"/></text:span></text:p>
            <text:p text:style-name="P7"><text:span text:style-name="T90"><text:s text:c="3"/></text:span><text:span text:style-name="T91">for</text:span><text:span text:style-name="T90"> (</text:span><text:span text:style-name="T91">auto</text:span><text:span text:style-name="T90">&amp; t : threads) <text:s/>{ t.join(); }</text:span></text:p>
          </draw:text-box>
        </draw:frame>
        <draw:custom-shape draw:style-name="gr174" draw:text-style-name="P83" xml:id="id5" draw:id="id5" draw:layer="layout" svg:width="14cm" svg:height="1.57cm" svg:x="12.035cm" svg:y="6.985cm">
          <text:p text:style-name="P84">The scan range is provided to the thread</text:p>
          <draw:enhanced-geometry svg:viewBox="0 0 21600 21600" draw:type="rectangle" draw:enhanced-path="M 0 0 L 21600 0 21600 21600 0 21600 0 0 Z N"/>
        </draw:custom-shape>
        <draw:custom-shape draw:style-name="gr180" draw:text-style-name="P83" xml:id="id6" draw:id="id6" draw:layer="layout" svg:width="6.219cm" svg:height="1.036cm" svg:x="17.176cm" svg:y="12.237cm">
          <text:p/>
          <draw:enhanced-geometry svg:viewBox="0 0 21600 21600" draw:type="rectangle" draw:enhanced-path="M 0 0 L 21600 0 21600 21600 0 21600 0 0 Z N"/>
        </draw:custom-shape>
        <draw:connector draw:style-name="gr181" draw:text-style-name="P32" draw:layer="layout" svg:x1="19.035cm" svg:y1="8.555cm" svg:x2="20.285cm" svg:y2="12.237cm" draw:start-shape="id5" draw:start-glue-point="2" draw:end-shape="id6" draw:end-glue-point="0" svg:d="M19035 8555v1841h1250v1841" svg:viewBox="0 0 1251 3683">
          <text:p/>
        </draw:connector>
        <draw:custom-shape draw:style-name="gr4" draw:text-style-name="P6" draw:layer="layout" svg:width="28cm" svg:height="1.905cm" svg:x="0cm" svg:y="0cm">
          <text:p text:style-name="P23"><text:span text:style-name="T5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83" draw:layer="layout" svg:width="8.568cm" svg:height="1.036cm" svg:x="11.276cm" svg:y="18.1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183" draw:text-style-name="P81" draw:layer="layout" svg:width="25.874cm" svg:height="6.199cm" svg:x="1.331cm" svg:y="2.74cm">
          <draw:text-box>
            <text:p text:style-name="P80"><text:span text:style-name="T41">When using thread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80"><text:span text:style-name="T89">Setup N threads with a function ‘fct’</text:span></text:p>
                      </text:list-item>
                      <text:list-item>
                        <text:p text:style-name="P80"><text:span text:style-name="T89">Provide different input parameters for each thread</text:span></text:p>
                        <text:p text:style-name="P80"><text:span text:style-name="T89"/></text:p>
                      </text:list-item>
                    </text:list>
                  </text:list-item>
                </text:list>
              </text:list-item>
            </text:list>
            <text:p text:style-name="P80"><text:span text:style-name="T41">Example</text:span></text:p>
          </draw:text-box>
        </draw:frame>
        <draw:frame draw:style-name="gr184" draw:text-style-name="P86" draw:layer="layout" svg:width="25.265cm" svg:height="10.784cm" svg:x="2.04cm" svg:y="9.536cm">
          <draw:text-box>
            <text:p text:style-name="P66"><text:span text:style-name="T90"><text:s text:c="3"/></text:span><text:span text:style-name="T91">extern </text:span><text:span text:style-name="T90">array&lt;double,1024&gt; data;</text:span></text:p>
            <text:p text:style-name="P66"><text:span text:style-name="T93"/></text:p>
            <text:p text:style-name="P66"><text:span text:style-name="T93"><text:s text:c="3"/></text:span><text:span text:style-name="T93">size_t nbThreads = 16;</text:span></text:p>
            <text:p text:style-name="P66"><text:span text:style-name="T93"><text:s text:c="3"/></text:span><text:span text:style-name="T93">size_t blockSize = data.size() / nbThreads;</text:span></text:p>
            <text:p text:style-name="P66"><text:span text:style-name="T93"/></text:p>
            <text:p text:style-name="P66"><text:span text:style-name="T90"><text:s text:c="3"/></text:span><text:span text:style-name="T91">auto</text:span><text:span text:style-name="T94"> </text:span><text:span text:style-name="T90">fct = [ ] (const array&lt;double,1024&gt;&amp; data, pair&lt;size_t,size_t&gt; bounds) <text:s/></text:span></text:p>
            <text:p text:style-name="P66"><text:span text:style-name="T93"><text:s text:c="3"/></text:span><text:span text:style-name="T93">{ </text:span></text:p>
            <text:p text:style-name="P66"><text:span text:style-name="T93"><text:s text:c="6"/></text:span><text:span text:style-name="T93">double sum = 0.0;</text:span></text:p>
            <text:p text:style-name="P66"><text:span text:style-name="T90"><text:s text:c="6"/></text:span><text:span text:style-name="T90">for (size_t k=bounds.first; k&lt;bounds.second; k++) <text:s/>{ sum += data[k]; }</text:span></text:p>
            <text:p text:style-name="P66"><text:span text:style-name="T90"><text:s text:c="6"/></text:span><text:span text:style-name="T90">return sum;</text:span></text:p>
            <text:p text:style-name="P66"><text:span text:style-name="T93"><text:s text:c="3"/></text:span><text:span text:style-name="T93">};</text:span></text:p>
            <text:p text:style-name="P66"><text:span text:style-name="T93"/></text:p>
            <text:p text:style-name="P7"><text:span text:style-name="T93"><text:s text:c="3"/></text:span><text:span text:style-name="T90">vector</text:span><text:span text:style-name="T93">&lt;</text:span><text:span text:style-name="T90">thread</text:span><text:span text:style-name="T93">&gt; </text:span><text:span text:style-name="T90">threads</text:span><text:span text:style-name="T93">;</text:span></text:p>
            <text:p text:style-name="P7"><text:span text:style-name="T90"><text:s text:c="3"/></text:span><text:span text:style-name="T91">for</text:span><text:span text:style-name="T90"> (</text:span><text:span text:style-name="T95">size_t</text:span><text:span text:style-name="T90"> i=0; i&lt;nbThreads; i++) <text:s/></text:span></text:p>
            <text:p text:style-name="P7"><text:span text:style-name="T90"><text:s text:c="3"/></text:span><text:span text:style-name="T93">{ <text:s/></text:span></text:p>
            <text:p text:style-name="P7"><text:span text:style-name="T93"><text:s text:c="7"/></text:span><text:span text:style-name="T90">threads.push_back (fct</text:span><text:span text:style-name="T93">, make_pair(i*blockSize, (i+1)*blockSize)); </text:span></text:p>
            <text:p text:style-name="P7"><text:span text:style-name="T93"><text:s text:c="3"/></text:span><text:span text:style-name="T93">} <text:s text:c="3"/></text:span></text:p>
            <text:p text:style-name="P7"><text:span text:style-name="T90"><text:s text:c="3"/></text:span><text:span text:style-name="T91">for</text:span><text:span text:style-name="T90"> (</text:span><text:span text:style-name="T91">auto</text:span><text:span text:style-name="T90">&amp; t : threads) <text:s/>{ t.join(); }</text:span></text:p>
          </draw:text-box>
        </draw:frame>
        <draw:custom-shape draw:style-name="gr174" draw:text-style-name="P83" xml:id="id7" draw:id="id7" draw:layer="layout" svg:width="14cm" svg:height="1.57cm" svg:x="12.035cm" svg:y="6.985cm">
          <text:p text:style-name="P84">The scan range is provided to the thread</text:p>
          <draw:enhanced-geometry svg:viewBox="0 0 21600 21600" draw:type="rectangle" draw:enhanced-path="M 0 0 L 21600 0 21600 21600 0 21600 0 0 Z N"/>
        </draw:custom-shape>
        <draw:custom-shape draw:style-name="gr185" draw:text-style-name="P83" xml:id="id8" draw:id="id8" draw:layer="layout" svg:width="8.224cm" svg:height="1.036cm" svg:x="17.15cm" svg:y="12.237cm">
          <text:p/>
          <draw:enhanced-geometry svg:viewBox="0 0 21600 21600" draw:type="rectangle" draw:enhanced-path="M 0 0 L 21600 0 21600 21600 0 21600 0 0 Z N"/>
        </draw:custom-shape>
        <draw:connector draw:style-name="gr181" draw:text-style-name="P32" draw:layer="layout" svg:x1="19.035cm" svg:y1="8.555cm" svg:x2="21.262cm" svg:y2="12.237cm" draw:start-shape="id7" draw:start-glue-point="2" draw:end-shape="id8" draw:end-glue-point="0" svg:d="M19035 8555v1841h2227v1841" svg:viewBox="0 0 2228 3683">
          <text:p/>
        </draw:connector>
        <draw:custom-shape draw:style-name="gr4" draw:text-style-name="P6" draw:layer="layout" svg:width="28cm" svg:height="1.905cm" svg:x="0cm" svg:y="0cm">
          <text:p text:style-name="P23"><text:span text:style-name="T5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83" draw:layer="layout" svg:width="11.759cm" svg:height="1.036cm" svg:x="11.276cm" svg:y="18.1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187" draw:text-style-name="P87" draw:layer="layout" svg:width="25.874cm" svg:height="1.705cm" svg:x="1.331cm" svg:y="2.74cm">
          <draw:text-box>
            <text:p text:style-name="P80"><text:span text:style-name="T41">Example</text:span></text:p>
          </draw:text-box>
        </draw:frame>
        <draw:frame draw:style-name="gr188" draw:text-style-name="P86" draw:layer="layout" svg:width="25.265cm" svg:height="10.784cm" svg:x="2.04cm" svg:y="4.436cm">
          <draw:text-box>
            <text:p text:style-name="P66"><text:span text:style-name="T90"><text:s text:c="3"/></text:span><text:span text:style-name="T91">extern </text:span><text:span text:style-name="T90">array&lt;double,1024&gt; data;</text:span></text:p>
            <text:p text:style-name="P66"><text:span text:style-name="T93"/></text:p>
            <text:p text:style-name="P66"><text:span text:style-name="T93"><text:s text:c="3"/></text:span><text:span text:style-name="T93">size_t nbThreads = 16;</text:span></text:p>
            <text:p text:style-name="P66"><text:span text:style-name="T93"><text:s text:c="3"/></text:span><text:span text:style-name="T93">size_t blockSize = data.size() / nbThreads;</text:span></text:p>
            <text:p text:style-name="P66"><text:span text:style-name="T93"/></text:p>
            <text:p text:style-name="P66"><text:span text:style-name="T90"><text:s text:c="3"/></text:span><text:span text:style-name="T91">auto</text:span><text:span text:style-name="T94"> </text:span><text:span text:style-name="T90">fct = [ ] (const array&lt;double,1024&gt;&amp; data, pair&lt;size_t,size_t&gt; bounds) <text:s/></text:span></text:p>
            <text:p text:style-name="P66"><text:span text:style-name="T93"><text:s text:c="3"/></text:span><text:span text:style-name="T93">{ </text:span></text:p>
            <text:p text:style-name="P66"><text:span text:style-name="T93"><text:s text:c="6"/></text:span><text:span text:style-name="T93">double sum = 0.0;</text:span></text:p>
            <text:p text:style-name="P66"><text:span text:style-name="T90"><text:s text:c="6"/></text:span><text:span text:style-name="T90">for (size_t k=bounds.first; k&lt;bounds.second; k++) <text:s/>{ sum += data[k]; }</text:span></text:p>
            <text:p text:style-name="P66"><text:span text:style-name="T90"><text:s text:c="6"/></text:span><text:span text:style-name="T90">return sum;</text:span></text:p>
            <text:p text:style-name="P66"><text:span text:style-name="T93"><text:s text:c="3"/></text:span><text:span text:style-name="T93">};</text:span></text:p>
            <text:p text:style-name="P66"><text:span text:style-name="T93"/></text:p>
            <text:p text:style-name="P7"><text:span text:style-name="T93"><text:s text:c="3"/></text:span><text:span text:style-name="T90">vector</text:span><text:span text:style-name="T93">&lt;</text:span><text:span text:style-name="T90">thread</text:span><text:span text:style-name="T93">&gt; </text:span><text:span text:style-name="T90">threads</text:span><text:span text:style-name="T93">;</text:span></text:p>
            <text:p text:style-name="P7"><text:span text:style-name="T90"><text:s text:c="3"/></text:span><text:span text:style-name="T91">for</text:span><text:span text:style-name="T90"> (</text:span><text:span text:style-name="T95">size_t</text:span><text:span text:style-name="T90"> i=0; i&lt;nbThreads; i++) <text:s/></text:span></text:p>
            <text:p text:style-name="P7"><text:span text:style-name="T90"><text:s text:c="3"/></text:span><text:span text:style-name="T93">{ <text:s/></text:span></text:p>
            <text:p text:style-name="P7"><text:span text:style-name="T93"><text:s text:c="7"/></text:span><text:span text:style-name="T90">threads.push_back (fct</text:span><text:span text:style-name="T93">, make_pair(i*blockSize, (i+1)*blockSize)); </text:span></text:p>
            <text:p text:style-name="P7"><text:span text:style-name="T93"><text:s text:c="3"/></text:span><text:span text:style-name="T93">} <text:s text:c="3"/></text:span></text:p>
            <text:p text:style-name="P7"><text:span text:style-name="T90"><text:s text:c="3"/></text:span><text:span text:style-name="T91">for</text:span><text:span text:style-name="T90"> (</text:span><text:span text:style-name="T91">auto</text:span><text:span text:style-name="T90">&amp; t : threads) <text:s/>{ t.join(); }</text:span></text:p>
          </draw:text-box>
        </draw:frame>
        <draw:custom-shape draw:style-name="gr189" draw:text-style-name="P83" draw:layer="layout" svg:width="23.035cm" svg:height="4.211cm" svg:x="2.671cm" svg:y="7.199cm">
          <text:p/>
          <draw:enhanced-geometry svg:viewBox="0 0 21600 21600" draw:type="rectangle" draw:enhanced-path="M 0 0 L 21600 0 21600 21600 0 21600 0 0 Z N"/>
        </draw:custom-shape>
        <draw:frame draw:style-name="gr190" draw:text-style-name="P87" draw:layer="layout" svg:width="25.874cm" svg:height="3.944cm" svg:x="1.331cm" svg:y="15.741cm">
          <draw:text-box>
            <text:p text:style-name="P88"><text:span text:style-name="T41">“</text:span><text:span text:style-name="T41">Canonical” form for the function ‘fct’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88"><text:span text:style-name="T89">Not aware of the thread/splitting information</text:span></text:p>
                      </text:list-item>
                      <text:list-item>
                        <text:p text:style-name="P88"><text:span text:style-name="T89">Multi-threading or not → only a matter of feeding ‘fct’ with input para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8cm" svg:height="1.905cm" svg:x="0cm" svg:y="0cm">
          <text:p text:style-name="P23"><text:span text:style-name="T5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191" draw:text-style-name="P87" draw:layer="layout" svg:width="25.874cm" svg:height="1.705cm" svg:x="1.331cm" svg:y="2.74cm">
          <draw:text-box>
            <text:p text:style-name="P80"><text:span text:style-name="T41">Example</text:span></text:p>
          </draw:text-box>
        </draw:frame>
        <draw:frame draw:style-name="gr192" draw:text-style-name="P87" draw:layer="layout" svg:width="25.874cm" svg:height="3.944cm" svg:x="1.331cm" svg:y="15.741cm">
          <draw:text-box>
            <text:p text:style-name="P88"><text:span text:style-name="T41">Multi-threading <text:s/>(or “multi-taskleting”)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88"><text:span text:style-name="T89">Use a “canonical” function</text:span></text:p>
                      </text:list-item>
                      <text:list-item>
                        <text:p text:style-name="P88"><text:span text:style-name="T89">Adapt one (or more) input parameter according to the // sche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8cm" svg:height="1.905cm" svg:x="0cm" svg:y="0cm">
          <text:p text:style-name="P23"><text:span text:style-name="T5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3" draw:text-style-name="P86" draw:layer="layout" svg:width="25.265cm" svg:height="10.784cm" svg:x="2.041cm" svg:y="4.436cm">
          <draw:text-box>
            <text:p text:style-name="P66"><text:span text:style-name="T90"><text:s text:c="3"/></text:span><text:span text:style-name="T91">extern </text:span><text:span text:style-name="T90">array&lt;double,1024&gt; data;</text:span></text:p>
            <text:p text:style-name="P66"><text:span text:style-name="T93"/></text:p>
            <text:p text:style-name="P66"><text:span text:style-name="T93"><text:s text:c="3"/></text:span><text:span text:style-name="T93">size_t nbThreads = 16;</text:span></text:p>
            <text:p text:style-name="P66"><text:span text:style-name="T93"><text:s text:c="3"/></text:span><text:span text:style-name="T93">size_t blockSize = data.size() / nbThreads;</text:span></text:p>
            <text:p text:style-name="P66"><text:span text:style-name="T93"/></text:p>
            <text:p text:style-name="P66"><text:span text:style-name="T90"><text:s text:c="3"/></text:span><text:span text:style-name="T91">auto</text:span><text:span text:style-name="T94"> </text:span><text:span text:style-name="T90">fct = [ ] (const array&lt;double,1024&gt;&amp; data, pair&lt;size_t,size_t&gt; bounds) <text:s/></text:span></text:p>
            <text:p text:style-name="P66"><text:span text:style-name="T93"><text:s text:c="3"/></text:span><text:span text:style-name="T93">{ </text:span></text:p>
            <text:p text:style-name="P66"><text:span text:style-name="T93"><text:s text:c="6"/></text:span><text:span text:style-name="T93">double sum = 0.0;</text:span></text:p>
            <text:p text:style-name="P66"><text:span text:style-name="T90"><text:s text:c="6"/></text:span><text:span text:style-name="T90">for (size_t k=bounds.first; k&lt;bounds.second; k++) <text:s/>{ sum += data[k]; }</text:span></text:p>
            <text:p text:style-name="P66"><text:span text:style-name="T90"><text:s text:c="6"/></text:span><text:span text:style-name="T90">return sum;</text:span></text:p>
            <text:p text:style-name="P66"><text:span text:style-name="T93"><text:s text:c="3"/></text:span><text:span text:style-name="T93">};</text:span></text:p>
            <text:p text:style-name="P66"><text:span text:style-name="T93"/></text:p>
            <text:p text:style-name="P7"><text:span text:style-name="T93"><text:s text:c="3"/></text:span><text:span text:style-name="T90">vector</text:span><text:span text:style-name="T93">&lt;</text:span><text:span text:style-name="T90">thread</text:span><text:span text:style-name="T93">&gt; </text:span><text:span text:style-name="T90">threads</text:span><text:span text:style-name="T93">;</text:span></text:p>
            <text:p text:style-name="P7"><text:span text:style-name="T90"><text:s text:c="3"/></text:span><text:span text:style-name="T91">for</text:span><text:span text:style-name="T90"> (</text:span><text:span text:style-name="T95">size_t</text:span><text:span text:style-name="T90"> i=0; i&lt;nbThreads; i++) <text:s/></text:span></text:p>
            <text:p text:style-name="P7"><text:span text:style-name="T90"><text:s text:c="3"/></text:span><text:span text:style-name="T93">{ <text:s/></text:span></text:p>
            <text:p text:style-name="P7"><text:span text:style-name="T93"><text:s text:c="7"/></text:span><text:span text:style-name="T90">threads.push_back (fct</text:span><text:span text:style-name="T93">, make_pair(i*blockSize, (i+1)*blockSize)); </text:span></text:p>
            <text:p text:style-name="P7"><text:span text:style-name="T93"><text:s text:c="3"/></text:span><text:span text:style-name="T93">} <text:s text:c="3"/></text:span></text:p>
            <text:p text:style-name="P7"><text:span text:style-name="T90"><text:s text:c="3"/></text:span><text:span text:style-name="T91">for</text:span><text:span text:style-name="T90"> (</text:span><text:span text:style-name="T91">auto</text:span><text:span text:style-name="T90">&amp; t : threads) <text:s/>{ t.join(); }</text:span></text:p>
          </draw:text-box>
        </draw:frame>
        <draw:custom-shape draw:style-name="gr189" draw:text-style-name="P83" draw:layer="layout" svg:width="23.035cm" svg:height="4.211cm" svg:x="2.672cm" svg:y="7.1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194" draw:text-style-name="P87" draw:layer="layout" svg:width="25.874cm" svg:height="1.705cm" svg:x="1.331cm" svg:y="2.74cm">
          <draw:text-box>
            <text:p text:style-name="P80"><text:span text:style-name="T41">Example</text:span></text:p>
          </draw:text-box>
        </draw:frame>
        <draw:custom-shape draw:style-name="gr4" draw:text-style-name="P6" draw:layer="layout" svg:width="28cm" svg:height="1.905cm" svg:x="0cm" svg:y="0cm">
          <text:p text:style-name="P23"><text:span text:style-name="T5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5" draw:text-style-name="P86" draw:layer="layout" svg:width="25.265cm" svg:height="12.709cm" svg:x="2.041cm" svg:y="4.436cm">
          <draw:text-box>
            <text:p text:style-name="P66"><text:span text:style-name="T90"><text:s text:c="3"/></text:span><text:span text:style-name="T91">extern </text:span><text:span text:style-name="T90">array&lt;double,1024&gt; data;</text:span></text:p>
            <text:p text:style-name="P66"><text:span text:style-name="T93"/></text:p>
            <text:p text:style-name="P66"><text:span text:style-name="T93"><text:s text:c="3"/></text:span><text:span text:style-name="T93">size_t nbThreads = 16;</text:span></text:p>
            <text:p text:style-name="P66"><text:span text:style-name="T93"/></text:p>
            <text:p text:style-name="P66"><text:span text:style-name="T93"/></text:p>
            <text:p text:style-name="P66"><text:span text:style-name="T90"><text:s text:c="3"/></text:span><text:span text:style-name="T91">auto</text:span><text:span text:style-name="T94"> </text:span><text:span text:style-name="T90">fct = [ ] (const array&lt;double,1024&gt;&amp; data, pair&lt;size_t,size_t&gt; bounds) <text:s/></text:span></text:p>
            <text:p text:style-name="P66"><text:span text:style-name="T93"><text:s text:c="3"/></text:span><text:span text:style-name="T93">{ </text:span></text:p>
            <text:p text:style-name="P66"><text:span text:style-name="T93"><text:s text:c="6"/></text:span><text:span text:style-name="T93">double sum = 0.0;</text:span></text:p>
            <text:p text:style-name="P66"><text:span text:style-name="T90"><text:s text:c="6"/></text:span><text:span text:style-name="T90">for (size_t k=bounds.first; k&lt;bounds.second; k++) <text:s/>{ sum += data[k]; }</text:span></text:p>
            <text:p text:style-name="P66"><text:span text:style-name="T90"><text:s text:c="6"/></text:span><text:span text:style-name="T90">return sum;</text:span></text:p>
            <text:p text:style-name="P66"><text:span text:style-name="T93"><text:s text:c="3"/></text:span><text:span text:style-name="T93">};</text:span></text:p>
            <text:p text:style-name="P66"><text:span text:style-name="T93"/></text:p>
            <text:p text:style-name="P7"><text:span text:style-name="T93"/></text:p>
            <text:p text:style-name="P7"><text:span text:style-name="T93"><text:s text:c="3"/></text:span><text:span text:style-name="T93">L</text:span><text:span text:style-name="T90">auncher launcher(nbThreads)</text:span><text:span text:style-name="T93">;</text:span></text:p>
            <text:p text:style-name="P7"><text:span text:style-name="T93"/></text:p>
            <text:p text:style-name="P7"><text:span text:style-name="T93"><text:s text:c="3"/></text:span><text:span text:style-name="T93">launcher.run (</text:span></text:p>
            <text:p text:style-name="P7"><text:span text:style-name="T93"><text:s text:c="6"/></text:span><text:span text:style-name="T93">fct, </text:span></text:p>
            <text:p text:style-name="P7"><text:span text:style-name="T93"><text:s text:c="6"/></text:span><text:span text:style-name="T93">data, </text:span></text:p>
            <text:p text:style-name="P7"><text:span text:style-name="T93"><text:s text:c="6"/></text:span><text:span text:style-name="T93">make_pair(0,data.size())</text:span></text:p>
            <text:p text:style-name="P7"><text:span text:style-name="T93"><text:s text:c="3"/></text:span><text:span text:style-name="T93">);</text:span></text:p>
            <text:p text:style-name="P7"><text:span text:style-name="T96"/></text:p>
          </draw:text-box>
        </draw:frame>
        <draw:custom-shape draw:style-name="gr189" draw:text-style-name="P83" draw:layer="layout" svg:width="23.035cm" svg:height="4.211cm" svg:x="2.672cm" svg:y="7.199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90" draw:layer="layout" svg:width="10.16cm" svg:height="4.445cm" svg:x="16.805cm" svg:y="12.265cm">
          <text:p text:style-name="P89"><text:span text:style-name="T97">Wrong !</text:span></text:p>
          <text:p text:style-name="P89"><text:line-break/>Each thread will see the same part of the dat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197" draw:text-style-name="P87" draw:layer="layout" svg:width="25.874cm" svg:height="1.705cm" svg:x="1.331cm" svg:y="2.74cm">
          <draw:text-box>
            <text:p text:style-name="P80"><text:span text:style-name="T41">Example</text:span></text:p>
          </draw:text-box>
        </draw:frame>
        <draw:custom-shape draw:style-name="gr4" draw:text-style-name="P6" draw:layer="layout" svg:width="28cm" svg:height="1.905cm" svg:x="0cm" svg:y="0cm">
          <text:p text:style-name="P23"><text:span text:style-name="T5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8" draw:text-style-name="P86" draw:layer="layout" svg:width="25.265cm" svg:height="12.709cm" svg:x="2.041cm" svg:y="4.436cm">
          <draw:text-box>
            <text:p text:style-name="P66"><text:span text:style-name="T90"><text:s text:c="3"/></text:span><text:span text:style-name="T91">extern </text:span><text:span text:style-name="T90">array&lt;double,1024&gt; data;</text:span></text:p>
            <text:p text:style-name="P66"><text:span text:style-name="T93"/></text:p>
            <text:p text:style-name="P66"><text:span text:style-name="T93"><text:s text:c="3"/></text:span><text:span text:style-name="T93">size_t nbThreads = 16;</text:span></text:p>
            <text:p text:style-name="P66"><text:span text:style-name="T93"/></text:p>
            <text:p text:style-name="P66"><text:span text:style-name="T93"/></text:p>
            <text:p text:style-name="P66"><text:span text:style-name="T90"><text:s text:c="3"/></text:span><text:span text:style-name="T91">auto</text:span><text:span text:style-name="T94"> </text:span><text:span text:style-name="T90">fct = [ ] (const array&lt;double,1024&gt;&amp; data, pair&lt;size_t,size_t&gt; bounds) <text:s/></text:span></text:p>
            <text:p text:style-name="P66"><text:span text:style-name="T93"><text:s text:c="3"/></text:span><text:span text:style-name="T93">{ </text:span></text:p>
            <text:p text:style-name="P66"><text:span text:style-name="T93"><text:s text:c="6"/></text:span><text:span text:style-name="T93">double sum = 0.0;</text:span></text:p>
            <text:p text:style-name="P66"><text:span text:style-name="T90"><text:s text:c="6"/></text:span><text:span text:style-name="T90">for (size_t k=bounds.first; k&lt;bounds.second; k++) <text:s/>{ sum += data[k]; }</text:span></text:p>
            <text:p text:style-name="P66"><text:span text:style-name="T90"><text:s text:c="6"/></text:span><text:span text:style-name="T90">return sum;</text:span></text:p>
            <text:p text:style-name="P66"><text:span text:style-name="T93"><text:s text:c="3"/></text:span><text:span text:style-name="T93">};</text:span></text:p>
            <text:p text:style-name="P66"><text:span text:style-name="T93"/></text:p>
            <text:p text:style-name="P7"><text:span text:style-name="T93"/></text:p>
            <text:p text:style-name="P7"><text:span text:style-name="T93"><text:s text:c="3"/></text:span><text:span text:style-name="T93">L</text:span><text:span text:style-name="T90">auncher launcher(nbThreads)</text:span><text:span text:style-name="T93">;</text:span></text:p>
            <text:p text:style-name="P7"><text:span text:style-name="T93"/></text:p>
            <text:p text:style-name="P7"><text:span text:style-name="T93"><text:s text:c="3"/></text:span><text:span text:style-name="T93">launcher.run (</text:span></text:p>
            <text:p text:style-name="P7"><text:span text:style-name="T93"><text:s text:c="6"/></text:span><text:span text:style-name="T93">fct, </text:span></text:p>
            <text:p text:style-name="P7"><text:span text:style-name="T93"><text:s text:c="6"/></text:span><text:span text:style-name="T93">data, </text:span></text:p>
            <text:p text:style-name="P7"><text:span text:style-name="T93"><text:s text:c="6"/></text:span><text:span text:style-name="T98">launcher.split</text:span><text:span text:style-name="T93"> </text:span><text:span text:style-name="T98">(</text:span><text:span text:style-name="T93">make_pair(0,data.size())</text:span><text:span text:style-name="T98">)</text:span></text:p>
            <text:p text:style-name="P7"><text:span text:style-name="T93"><text:s text:c="3"/></text:span><text:span text:style-name="T93">);</text:span></text:p>
            <text:p text:style-name="P7"><text:span text:style-name="T96"/></text:p>
          </draw:text-box>
        </draw:frame>
        <draw:custom-shape draw:style-name="gr189" draw:text-style-name="P83" draw:layer="layout" svg:width="23.035cm" svg:height="4.211cm" svg:x="2.672cm" svg:y="7.199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90" draw:layer="layout" svg:width="10.16cm" svg:height="4.445cm" svg:x="16.805cm" svg:y="12.265cm">
          <text:p text:style-name="P89"><text:span text:style-name="T97">Right !</text:span></text:p>
          <text:p text:style-name="P89"><text:line-break/>Each thread will see its specific part of the data</text:p>
          <draw:enhanced-geometry svg:viewBox="0 0 21600 21600" draw:type="rectangle" draw:enhanced-path="M 0 0 L 21600 0 21600 21600 0 21600 0 0 Z N"/>
        </draw:custom-shape>
        <draw:custom-shape draw:style-name="gr199" draw:text-style-name="P92" draw:layer="layout" svg:width="25.264cm" svg:height="2.42cm" svg:x="2.041cm" svg:y="17.665cm">
          <text:p text:style-name="P91"><text:span text:style-name="T99">The launcher abstraction should have the knowledge to “split” the data,</text:span><text:span text:style-name="T99"><text:line-break/></text:span><text:span text:style-name="T99">→ Here, how to split an object of type </text:span><text:span text:style-name="T100">pair&lt;size_t,size_t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family-generic="roma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fixed"/>
    <style:font-face style:name="Liberation Serif" svg:font-family="'Liberation Serif'" style:font-family-generic="roman" style:font-pitch="variable"/>
    <style:font-face style:name="Monospace" svg:font-family="Monospace" style:font-pitch="variable"/>
    <style:font-face style:name="Monospace1" svg:font-family="Monospac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09:18:32.975611365</meta:creation-date>
    <dc:date>2023-08-01T11:02:14.133589599</dc:date>
    <meta:editing-duration>P8DT12H43M18S</meta:editing-duration>
    <meta:editing-cycles>447</meta:editing-cycles>
    <meta:generator>LibreOffice/7.4.7.2$Linux_X86_64 LibreOffice_project/40$Build-2</meta:generator>
    <meta:document-statistic meta:object-count="383"/>
  </office:meta>
</office:document-meta>
</file>